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17.01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807cm"/>
    </style:style>
    <style:style style:name="Taula26.B" style:family="table-column">
      <style:table-column-properties style:column-width="4.542cm"/>
    </style:style>
    <style:style style:name="Taula26.C" style:family="table-column">
      <style:table-column-properties style:column-width="7.664cm"/>
    </style:style>
    <style:style style:name="Taula2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2" style:family="table-row">
      <style:table-row-properties fo:background-color="transparent" fo:keep-together="auto">
        <style:background-image/>
      </style:table-row-properties>
    </style:style>
    <style:style style:name="Taula2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B3" style:family="table-cell">
      <style:table-cell-properties fo:padding="0.101cm" fo:border-left="0.05pt solid #000000" fo:border-right="none" fo:border-top="none" fo:border-bottom="0.05pt solid #000000"/>
    </style:style>
    <style:style style:name="Taula2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" style:family="table">
      <style:table-properties style:width="17.013cm" fo:margin-left="0cm" table:align="left"/>
    </style:style>
    <style:style style:name="Taula29.A" style:family="table-column">
      <style:table-column-properties style:column-width="17.013cm"/>
    </style:style>
    <style:style style:name="Taula2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4.A" style:family="table-column">
      <style:table-column-properties style:column-width="4.807cm"/>
    </style:style>
    <style:style style:name="Taula34.B" style:family="table-column">
      <style:table-column-properties style:column-width="4.542cm"/>
    </style:style>
    <style:style style:name="Taula34.C" style:family="table-column">
      <style:table-column-properties style:column-width="7.664cm"/>
    </style:style>
    <style:style style:name="Taula3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4.2" style:family="table-row">
      <style:table-row-properties fo:background-color="transparent" fo:keep-together="auto">
        <style:background-image/>
      </style:table-row-properties>
    </style:style>
    <style:style style:name="Taula3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4.B3" style:family="table-cell">
      <style:table-cell-properties fo:padding="0.101cm" fo:border-left="0.05pt solid #000000" fo:border-right="none" fo:border-top="none" fo:border-bottom="0.05pt solid #000000"/>
    </style:style>
    <style:style style:name="Taula3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4" style:family="table-cell">
      <style:table-cell-properties fo:padding="0.101cm" fo:border-left="0.05pt solid #000000" fo:border-right="none" fo:border-top="none" fo:border-bottom="0.05pt solid #000000"/>
    </style:style>
    <style:style style:name="Taula34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5" style:family="table-cell">
      <style:table-cell-properties fo:padding="0.101cm" fo:border-left="0.05pt solid #000000" fo:border-right="none" fo:border-top="none" fo:border-bottom="0.05pt solid #000000"/>
    </style:style>
    <style:style style:name="Taula3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" style:family="table">
      <style:table-properties style:width="17.013cm" fo:margin-left="0cm" table:align="left"/>
    </style:style>
    <style:style style:name="Taula35.A" style:family="table-column">
      <style:table-column-properties style:column-width="17.013cm"/>
    </style:style>
    <style:style style:name="Taula3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4.807cm"/>
    </style:style>
    <style:style style:name="Taula36.B" style:family="table-column">
      <style:table-column-properties style:column-width="2.184cm"/>
    </style:style>
    <style:style style:name="Taula36.C" style:family="table-column">
      <style:table-column-properties style:column-width="10.022cm"/>
    </style:style>
    <style:style style:name="Taula3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2" style:family="table-row">
      <style:table-row-properties fo:background-color="transparent" fo:keep-together="auto">
        <style:background-image/>
      </style:table-row-properties>
    </style:style>
    <style:style style:name="Taula3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3" style:family="table-cell">
      <style:table-cell-properties fo:padding="0.101cm" fo:border-left="0.05pt solid #000000" fo:border-right="none" fo:border-top="none" fo:border-bottom="0.05pt solid #000000"/>
    </style:style>
    <style:style style:name="Taula3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table:align="left"/>
    </style:style>
    <style:style style:name="Taula37.A" style:family="table-column">
      <style:table-column-properties style:column-width="17.013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4.807cm"/>
    </style:style>
    <style:style style:name="Taula38.B" style:family="table-column">
      <style:table-column-properties style:column-width="2.184cm"/>
    </style:style>
    <style:style style:name="Taula38.C" style:family="table-column">
      <style:table-column-properties style:column-width="10.022cm"/>
    </style:style>
    <style:style style:name="Taula3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2" style:family="table-row">
      <style:table-row-properties fo:background-color="transparent" fo:keep-together="auto">
        <style:background-image/>
      </style:table-row-properties>
    </style:style>
    <style:style style:name="Taula38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B3" style:family="table-cell">
      <style:table-cell-properties fo:padding="0.101cm" fo:border-left="0.05pt solid #000000" fo:border-right="none" fo:border-top="none" fo:border-bottom="0.05pt solid #000000"/>
    </style:style>
    <style:style style:name="Taula38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4.807cm"/>
    </style:style>
    <style:style style:name="Taula42.B" style:family="table-column">
      <style:table-column-properties style:column-width="2.184cm"/>
    </style:style>
    <style:style style:name="Taula42.C" style:family="table-column">
      <style:table-column-properties style:column-width="10.022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9" style:family="table-cell">
      <style:table-cell-properties fo:padding="0.101cm" fo:border-left="0.05pt solid #000000" fo:border-right="none" fo:border-top="none" fo:border-bottom="0.05pt solid #000000"/>
    </style:style>
    <style:style style:name="Taula42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0" style:family="table-cell">
      <style:table-cell-properties fo:padding="0.101cm" fo:border-left="0.05pt solid #000000" fo:border-right="none" fo:border-top="none" fo:border-bottom="0.05pt solid #000000"/>
    </style:style>
    <style:style style:name="Taula42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1" style:family="table-cell">
      <style:table-cell-properties fo:padding="0.101cm" fo:border-left="0.05pt solid #000000" fo:border-right="none" fo:border-top="none" fo:border-bottom="0.05pt solid #000000"/>
    </style:style>
    <style:style style:name="Taula42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2" style:family="table-cell">
      <style:table-cell-properties fo:padding="0.101cm" fo:border-left="0.05pt solid #000000" fo:border-right="none" fo:border-top="none" fo:border-bottom="0.05pt solid #000000"/>
    </style:style>
    <style:style style:name="Taula42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3" style:family="table-cell">
      <style:table-cell-properties fo:padding="0.101cm" fo:border-left="0.05pt solid #000000" fo:border-right="none" fo:border-top="none" fo:border-bottom="0.05pt solid #000000"/>
    </style:style>
    <style:style style:name="Taula42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4" style:family="table-cell">
      <style:table-cell-properties fo:padding="0.101cm" fo:border-left="0.05pt solid #000000" fo:border-right="none" fo:border-top="none" fo:border-bottom="0.05pt solid #000000"/>
    </style:style>
    <style:style style:name="Taula42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5" style:family="table-cell">
      <style:table-cell-properties fo:padding="0.101cm" fo:border-left="0.05pt solid #000000" fo:border-right="none" fo:border-top="none" fo:border-bottom="0.05pt solid #000000"/>
    </style:style>
    <style:style style:name="Taula42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6" style:family="table-cell">
      <style:table-cell-properties fo:padding="0.101cm" fo:border-left="0.05pt solid #000000" fo:border-right="none" fo:border-top="none" fo:border-bottom="0.05pt solid #000000"/>
    </style:style>
    <style:style style:name="Taula42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7" style:family="table-cell">
      <style:table-cell-properties fo:padding="0.101cm" fo:border-left="0.05pt solid #000000" fo:border-right="none" fo:border-top="none" fo:border-bottom="0.05pt solid #000000"/>
    </style:style>
    <style:style style:name="Taula42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8" style:family="table-cell">
      <style:table-cell-properties fo:padding="0.101cm" fo:border-left="0.05pt solid #000000" fo:border-right="none" fo:border-top="none" fo:border-bottom="0.05pt solid #000000"/>
    </style:style>
    <style:style style:name="Taula42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9" style:family="table-cell">
      <style:table-cell-properties fo:padding="0.101cm" fo:border-left="0.05pt solid #000000" fo:border-right="none" fo:border-top="none" fo:border-bottom="0.05pt solid #000000"/>
    </style:style>
    <style:style style:name="Taula42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0" style:family="table-cell">
      <style:table-cell-properties fo:padding="0.101cm" fo:border-left="0.05pt solid #000000" fo:border-right="none" fo:border-top="none" fo:border-bottom="0.05pt solid #000000"/>
    </style:style>
    <style:style style:name="Taula42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1" style:family="table-cell">
      <style:table-cell-properties fo:padding="0.101cm" fo:border-left="0.05pt solid #000000" fo:border-right="none" fo:border-top="none" fo:border-bottom="0.05pt solid #000000"/>
    </style:style>
    <style:style style:name="Taula42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2" style:family="table-cell">
      <style:table-cell-properties fo:padding="0.101cm" fo:border-left="0.05pt solid #000000" fo:border-right="none" fo:border-top="none" fo:border-bottom="0.05pt solid #000000"/>
    </style:style>
    <style:style style:name="Taula42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3" style:family="table-cell">
      <style:table-cell-properties fo:padding="0.101cm" fo:border-left="0.05pt solid #000000" fo:border-right="none" fo:border-top="none" fo:border-bottom="0.05pt solid #000000"/>
    </style:style>
    <style:style style:name="Taula42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4" style:family="table-cell">
      <style:table-cell-properties fo:padding="0.101cm" fo:border-left="0.05pt solid #000000" fo:border-right="none" fo:border-top="none" fo:border-bottom="0.05pt solid #000000"/>
    </style:style>
    <style:style style:name="Taula42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5" style:family="table-cell">
      <style:table-cell-properties fo:padding="0.101cm" fo:border-left="0.05pt solid #000000" fo:border-right="none" fo:border-top="none" fo:border-bottom="0.05pt solid #000000"/>
    </style:style>
    <style:style style:name="Taula42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6" style:family="table-cell">
      <style:table-cell-properties fo:padding="0.101cm" fo:border-left="0.05pt solid #000000" fo:border-right="none" fo:border-top="none" fo:border-bottom="0.05pt solid #000000"/>
    </style:style>
    <style:style style:name="Taula42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7" style:family="table-cell">
      <style:table-cell-properties fo:padding="0.101cm" fo:border-left="0.05pt solid #000000" fo:border-right="none" fo:border-top="none" fo:border-bottom="0.05pt solid #000000"/>
    </style:style>
    <style:style style:name="Taula42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8" style:family="table-cell">
      <style:table-cell-properties fo:padding="0.101cm" fo:border-left="0.05pt solid #000000" fo:border-right="none" fo:border-top="none" fo:border-bottom="0.05pt solid #000000"/>
    </style:style>
    <style:style style:name="Taula42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9" style:family="table-cell">
      <style:table-cell-properties fo:padding="0.101cm" fo:border-left="0.05pt solid #000000" fo:border-right="none" fo:border-top="none" fo:border-bottom="0.05pt solid #000000"/>
    </style:style>
    <style:style style:name="Taula42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0" style:family="table-cell">
      <style:table-cell-properties fo:padding="0.101cm" fo:border-left="0.05pt solid #000000" fo:border-right="none" fo:border-top="none" fo:border-bottom="0.05pt solid #000000"/>
    </style:style>
    <style:style style:name="Taula42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1" style:family="table-cell">
      <style:table-cell-properties fo:padding="0.101cm" fo:border-left="0.05pt solid #000000" fo:border-right="none" fo:border-top="none" fo:border-bottom="0.05pt solid #000000"/>
    </style:style>
    <style:style style:name="Taula42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2" style:family="table-cell">
      <style:table-cell-properties fo:padding="0.101cm" fo:border-left="0.05pt solid #000000" fo:border-right="none" fo:border-top="none" fo:border-bottom="0.05pt solid #000000"/>
    </style:style>
    <style:style style:name="Taula42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3" style:family="table-cell">
      <style:table-cell-properties fo:padding="0.101cm" fo:border-left="0.05pt solid #000000" fo:border-right="none" fo:border-top="none" fo:border-bottom="0.05pt solid #000000"/>
    </style:style>
    <style:style style:name="Taula42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17.013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4.807cm"/>
    </style:style>
    <style:style style:name="Taula44.B" style:family="table-column">
      <style:table-column-properties style:column-width="2.184cm"/>
    </style:style>
    <style:style style:name="Taula44.C" style:family="table-column">
      <style:table-column-properties style:column-width="10.022cm"/>
    </style:style>
    <style:style style:name="Taula4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2" style:family="table-row">
      <style:table-row-properties fo:background-color="transparent" fo:keep-together="auto">
        <style:background-image/>
      </style:table-row-properties>
    </style:style>
    <style:style style:name="Taula4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3" style:family="table-cell">
      <style:table-cell-properties fo:padding="0.101cm" fo:border-left="0.05pt solid #000000" fo:border-right="none" fo:border-top="none" fo:border-bottom="0.05pt solid #000000"/>
    </style:style>
    <style:style style:name="Taula4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9" style:family="table-cell">
      <style:table-cell-properties fo:padding="0.101cm" fo:border-left="0.05pt solid #000000" fo:border-right="none" fo:border-top="none" fo:border-bottom="0.05pt solid #000000"/>
    </style:style>
    <style:style style:name="Taula44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0" style:family="table-cell">
      <style:table-cell-properties fo:padding="0.101cm" fo:border-left="0.05pt solid #000000" fo:border-right="none" fo:border-top="none" fo:border-bottom="0.05pt solid #000000"/>
    </style:style>
    <style:style style:name="Taula44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1" style:family="table-cell">
      <style:table-cell-properties fo:padding="0.101cm" fo:border-left="0.05pt solid #000000" fo:border-right="none" fo:border-top="none" fo:border-bottom="0.05pt solid #000000"/>
    </style:style>
    <style:style style:name="Taula44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2" style:family="table-cell">
      <style:table-cell-properties fo:padding="0.101cm" fo:border-left="0.05pt solid #000000" fo:border-right="none" fo:border-top="none" fo:border-bottom="0.05pt solid #000000"/>
    </style:style>
    <style:style style:name="Taula44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3" style:family="table-cell">
      <style:table-cell-properties fo:padding="0.101cm" fo:border-left="0.05pt solid #000000" fo:border-right="none" fo:border-top="none" fo:border-bottom="0.05pt solid #000000"/>
    </style:style>
    <style:style style:name="Taula44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4" style:family="table-cell">
      <style:table-cell-properties fo:padding="0.101cm" fo:border-left="0.05pt solid #000000" fo:border-right="none" fo:border-top="none" fo:border-bottom="0.05pt solid #000000"/>
    </style:style>
    <style:style style:name="Taula44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5" style:family="table-cell">
      <style:table-cell-properties fo:padding="0.101cm" fo:border-left="0.05pt solid #000000" fo:border-right="none" fo:border-top="none" fo:border-bottom="0.05pt solid #000000"/>
    </style:style>
    <style:style style:name="Taula44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6" style:family="table-cell">
      <style:table-cell-properties fo:padding="0.101cm" fo:border-left="0.05pt solid #000000" fo:border-right="none" fo:border-top="none" fo:border-bottom="0.05pt solid #000000"/>
    </style:style>
    <style:style style:name="Taula44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7" style:family="table-cell">
      <style:table-cell-properties fo:padding="0.101cm" fo:border-left="0.05pt solid #000000" fo:border-right="none" fo:border-top="none" fo:border-bottom="0.05pt solid #000000"/>
    </style:style>
    <style:style style:name="Taula44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8" style:family="table-cell">
      <style:table-cell-properties fo:padding="0.101cm" fo:border-left="0.05pt solid #000000" fo:border-right="none" fo:border-top="none" fo:border-bottom="0.05pt solid #000000"/>
    </style:style>
    <style:style style:name="Taula44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9" style:family="table-cell">
      <style:table-cell-properties fo:padding="0.101cm" fo:border-left="0.05pt solid #000000" fo:border-right="none" fo:border-top="none" fo:border-bottom="0.05pt solid #000000"/>
    </style:style>
    <style:style style:name="Taula44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0" style:family="table-cell">
      <style:table-cell-properties fo:padding="0.101cm" fo:border-left="0.05pt solid #000000" fo:border-right="none" fo:border-top="none" fo:border-bottom="0.05pt solid #000000"/>
    </style:style>
    <style:style style:name="Taula44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1" style:family="table-cell">
      <style:table-cell-properties fo:padding="0.101cm" fo:border-left="0.05pt solid #000000" fo:border-right="none" fo:border-top="none" fo:border-bottom="0.05pt solid #000000"/>
    </style:style>
    <style:style style:name="Taula44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2" style:family="table-cell">
      <style:table-cell-properties fo:padding="0.101cm" fo:border-left="0.05pt solid #000000" fo:border-right="none" fo:border-top="none" fo:border-bottom="0.05pt solid #000000"/>
    </style:style>
    <style:style style:name="Taula44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3" style:family="table-cell">
      <style:table-cell-properties fo:padding="0.101cm" fo:border-left="0.05pt solid #000000" fo:border-right="none" fo:border-top="none" fo:border-bottom="0.05pt solid #000000"/>
    </style:style>
    <style:style style:name="Taula44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4" style:family="table-cell">
      <style:table-cell-properties fo:padding="0.101cm" fo:border-left="0.05pt solid #000000" fo:border-right="none" fo:border-top="none" fo:border-bottom="0.05pt solid #000000"/>
    </style:style>
    <style:style style:name="Taula44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5" style:family="table-cell">
      <style:table-cell-properties fo:padding="0.101cm" fo:border-left="0.05pt solid #000000" fo:border-right="none" fo:border-top="none" fo:border-bottom="0.05pt solid #000000"/>
    </style:style>
    <style:style style:name="Taula44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6" style:family="table-cell">
      <style:table-cell-properties fo:padding="0.101cm" fo:border-left="0.05pt solid #000000" fo:border-right="none" fo:border-top="none" fo:border-bottom="0.05pt solid #000000"/>
    </style:style>
    <style:style style:name="Taula44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7" style:family="table-cell">
      <style:table-cell-properties fo:padding="0.101cm" fo:border-left="0.05pt solid #000000" fo:border-right="none" fo:border-top="none" fo:border-bottom="0.05pt solid #000000"/>
    </style:style>
    <style:style style:name="Taula44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8" style:family="table-cell">
      <style:table-cell-properties fo:padding="0.101cm" fo:border-left="0.05pt solid #000000" fo:border-right="none" fo:border-top="none" fo:border-bottom="0.05pt solid #000000"/>
    </style:style>
    <style:style style:name="Taula44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2.184cm"/>
    </style:style>
    <style:style style:name="Taula47.C" style:family="table-column">
      <style:table-column-properties style:column-width="10.022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5" style:family="table-cell">
      <style:table-cell-properties fo:padding="0.101cm" fo:border-left="0.05pt solid #000000" fo:border-right="none" fo:border-top="none" fo:border-bottom="0.05pt solid #000000"/>
    </style:style>
    <style:style style:name="Taula4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6" style:family="table-cell">
      <style:table-cell-properties fo:padding="0.101cm" fo:border-left="0.05pt solid #000000" fo:border-right="none" fo:border-top="none" fo:border-bottom="0.05pt solid #000000"/>
    </style:style>
    <style:style style:name="Taula4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7" style:family="table-cell">
      <style:table-cell-properties fo:padding="0.101cm" fo:border-left="0.05pt solid #000000" fo:border-right="none" fo:border-top="none" fo:border-bottom="0.05pt solid #000000"/>
    </style:style>
    <style:style style:name="Taula4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8" style:family="table-cell">
      <style:table-cell-properties fo:padding="0.101cm" fo:border-left="0.05pt solid #000000" fo:border-right="none" fo:border-top="none" fo:border-bottom="0.05pt solid #000000"/>
    </style:style>
    <style:style style:name="Taula4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9" style:family="table-cell">
      <style:table-cell-properties fo:padding="0.101cm" fo:border-left="0.05pt solid #000000" fo:border-right="none" fo:border-top="none" fo:border-bottom="0.05pt solid #000000"/>
    </style:style>
    <style:style style:name="Taula4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0" style:family="table-cell">
      <style:table-cell-properties fo:padding="0.101cm" fo:border-left="0.05pt solid #000000" fo:border-right="none" fo:border-top="none" fo:border-bottom="0.05pt solid #000000"/>
    </style:style>
    <style:style style:name="Taula4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1" style:family="table-cell">
      <style:table-cell-properties fo:padding="0.101cm" fo:border-left="0.05pt solid #000000" fo:border-right="none" fo:border-top="none" fo:border-bottom="0.05pt solid #000000"/>
    </style:style>
    <style:style style:name="Taula4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2" style:family="table-cell">
      <style:table-cell-properties fo:padding="0.101cm" fo:border-left="0.05pt solid #000000" fo:border-right="none" fo:border-top="none" fo:border-bottom="0.05pt solid #000000"/>
    </style:style>
    <style:style style:name="Taula47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3" style:family="table-cell">
      <style:table-cell-properties fo:padding="0.101cm" fo:border-left="0.05pt solid #000000" fo:border-right="none" fo:border-top="none" fo:border-bottom="0.05pt solid #000000"/>
    </style:style>
    <style:style style:name="Taula47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4" style:family="table-cell">
      <style:table-cell-properties fo:padding="0.101cm" fo:border-left="0.05pt solid #000000" fo:border-right="none" fo:border-top="none" fo:border-bottom="0.05pt solid #000000"/>
    </style:style>
    <style:style style:name="Taula47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5" style:family="table-cell">
      <style:table-cell-properties fo:padding="0.101cm" fo:border-left="0.05pt solid #000000" fo:border-right="none" fo:border-top="none" fo:border-bottom="0.05pt solid #000000"/>
    </style:style>
    <style:style style:name="Taula47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6" style:family="table-cell">
      <style:table-cell-properties fo:padding="0.101cm" fo:border-left="0.05pt solid #000000" fo:border-right="none" fo:border-top="none" fo:border-bottom="0.05pt solid #000000"/>
    </style:style>
    <style:style style:name="Taula47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7" style:family="table-cell">
      <style:table-cell-properties fo:padding="0.101cm" fo:border-left="0.05pt solid #000000" fo:border-right="none" fo:border-top="none" fo:border-bottom="0.05pt solid #000000"/>
    </style:style>
    <style:style style:name="Taula47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8" style:family="table-cell">
      <style:table-cell-properties fo:padding="0.101cm" fo:border-left="0.05pt solid #000000" fo:border-right="none" fo:border-top="none" fo:border-bottom="0.05pt solid #000000"/>
    </style:style>
    <style:style style:name="Taula47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9" style:family="table-cell">
      <style:table-cell-properties fo:padding="0.101cm" fo:border-left="0.05pt solid #000000" fo:border-right="none" fo:border-top="none" fo:border-bottom="0.05pt solid #000000"/>
    </style:style>
    <style:style style:name="Taula47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0" style:family="table-cell">
      <style:table-cell-properties fo:padding="0.101cm" fo:border-left="0.05pt solid #000000" fo:border-right="none" fo:border-top="none" fo:border-bottom="0.05pt solid #000000"/>
    </style:style>
    <style:style style:name="Taula47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1" style:family="table-cell">
      <style:table-cell-properties fo:padding="0.101cm" fo:border-left="0.05pt solid #000000" fo:border-right="none" fo:border-top="none" fo:border-bottom="0.05pt solid #000000"/>
    </style:style>
    <style:style style:name="Taula47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2" style:family="table-cell">
      <style:table-cell-properties fo:padding="0.101cm" fo:border-left="0.05pt solid #000000" fo:border-right="none" fo:border-top="none" fo:border-bottom="0.05pt solid #000000"/>
    </style:style>
    <style:style style:name="Taula47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3" style:family="table-cell">
      <style:table-cell-properties fo:padding="0.101cm" fo:border-left="0.05pt solid #000000" fo:border-right="none" fo:border-top="none" fo:border-bottom="0.05pt solid #000000"/>
    </style:style>
    <style:style style:name="Taula47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2.184cm"/>
    </style:style>
    <style:style style:name="Taula49.C" style:family="table-column">
      <style:table-column-properties style:column-width="10.022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5" style:family="table-cell">
      <style:table-cell-properties fo:padding="0.101cm" fo:border-left="0.05pt solid #000000" fo:border-right="none" fo:border-top="none" fo:border-bottom="0.05pt solid #000000"/>
    </style:style>
    <style:style style:name="Taula5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6" style:family="table-cell">
      <style:table-cell-properties fo:padding="0.101cm" fo:border-left="0.05pt solid #000000" fo:border-right="none" fo:border-top="none" fo:border-bottom="0.05pt solid #000000"/>
    </style:style>
    <style:style style:name="Taula5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7" style:family="table-cell">
      <style:table-cell-properties fo:padding="0.101cm" fo:border-left="0.05pt solid #000000" fo:border-right="none" fo:border-top="none" fo:border-bottom="0.05pt solid #000000"/>
    </style:style>
    <style:style style:name="Taula5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8" style:family="table-cell">
      <style:table-cell-properties fo:padding="0.101cm" fo:border-left="0.05pt solid #000000" fo:border-right="none" fo:border-top="none" fo:border-bottom="0.05pt solid #000000"/>
    </style:style>
    <style:style style:name="Taula5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9" style:family="table-cell">
      <style:table-cell-properties fo:padding="0.101cm" fo:border-left="0.05pt solid #000000" fo:border-right="none" fo:border-top="none" fo:border-bottom="0.05pt solid #000000"/>
    </style:style>
    <style:style style:name="Taula51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10" style:family="table-cell">
      <style:table-cell-properties fo:padding="0.101cm" fo:border-left="0.05pt solid #000000" fo:border-right="none" fo:border-top="none" fo:border-bottom="0.05pt solid #000000"/>
    </style:style>
    <style:style style:name="Taula51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8" style:family="table-cell">
      <style:table-cell-properties fo:padding="0.101cm" fo:border-left="0.05pt solid #000000" fo:border-right="none" fo:border-top="none" fo:border-bottom="0.05pt solid #000000"/>
    </style:style>
    <style:style style:name="Taula53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9" style:family="table-cell">
      <style:table-cell-properties fo:padding="0.101cm" fo:border-left="0.05pt solid #000000" fo:border-right="none" fo:border-top="none" fo:border-bottom="0.05pt solid #000000"/>
    </style:style>
    <style:style style:name="Taula53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0" style:family="table-cell">
      <style:table-cell-properties fo:padding="0.101cm" fo:border-left="0.05pt solid #000000" fo:border-right="none" fo:border-top="none" fo:border-bottom="0.05pt solid #000000"/>
    </style:style>
    <style:style style:name="Taula53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1" style:family="table-cell">
      <style:table-cell-properties fo:padding="0.101cm" fo:border-left="0.05pt solid #000000" fo:border-right="none" fo:border-top="none" fo:border-bottom="0.05pt solid #000000"/>
    </style:style>
    <style:style style:name="Taula53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" style:family="table">
      <style:table-properties style:width="17.013cm" fo:margin-left="0cm" table:align="left"/>
    </style:style>
    <style:style style:name="Taula54.A" style:family="table-column">
      <style:table-column-properties style:column-width="2.69cm"/>
    </style:style>
    <style:style style:name="Taula54.B" style:family="table-column">
      <style:table-column-properties style:column-width="2.801cm"/>
    </style:style>
    <style:style style:name="Taula54.C" style:family="table-column">
      <style:table-column-properties style:column-width="3.219cm"/>
    </style:style>
    <style:style style:name="Taula54.D" style:family="table-column">
      <style:table-column-properties style:column-width="8.303cm"/>
    </style:style>
    <style:style style:name="Taula5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4.B2" style:family="table-cell">
      <style:table-cell-properties fo:padding="0.101cm" fo:border="0.05pt solid #000000"/>
    </style:style>
    <style:style style:name="Taula54.3" style:family="table-row">
      <style:table-row-properties fo:background-color="transparent" fo:keep-together="auto">
        <style:background-image/>
      </style:table-row-properties>
    </style:style>
    <style:style style:name="Taula5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4" style:family="table-cell">
      <style:table-cell-properties fo:padding="0.101cm" fo:border-left="0.05pt solid #000000" fo:border-right="none" fo:border-top="none" fo:border-bottom="0.05pt solid #000000"/>
    </style:style>
    <style:style style:name="Taula5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B5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5" style:family="table-cell">
      <style:table-cell-properties fo:padding="0.101cm" fo:border-left="0.05pt solid #000000" fo:border-right="none" fo:border-top="none" fo:border-bottom="0.05pt solid #000000"/>
    </style:style>
    <style:style style:name="Taula54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6" style:family="table-cell">
      <style:table-cell-properties fo:padding="0.101cm" fo:border-left="0.05pt solid #000000" fo:border-right="none" fo:border-top="none" fo:border-bottom="0.05pt solid #000000"/>
    </style:style>
    <style:style style:name="Taula54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P1" style:family="paragraph" style:parent-style-name="Title">
      <style:text-properties officeooo:rsid="005244b2" officeooo:paragraph-rsid="003e990f"/>
    </style:style>
    <style:style style:name="P2" style:family="paragraph" style:parent-style-name="Text_20_body">
      <style:text-properties officeooo:paragraph-rsid="00bf0cf0"/>
    </style:style>
    <style:style style:name="P3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4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6" style:family="paragraph" style:parent-style-name="Standard">
      <style:text-properties officeooo:rsid="0062d4a5" officeooo:paragraph-rsid="00bf0cf0"/>
    </style:style>
    <style:style style:name="P7" style:family="paragraph" style:parent-style-name="Standard">
      <style:text-properties officeooo:rsid="0053cec3" officeooo:paragraph-rsid="00bf0cf0"/>
    </style:style>
    <style:style style:name="P8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9" style:family="paragraph" style:parent-style-name="Standard">
      <style:text-properties officeooo:rsid="0053cec3"/>
    </style:style>
    <style:style style:name="P10" style:family="paragraph" style:parent-style-name="Text_20_body">
      <style:text-properties officeooo:paragraph-rsid="00d75fd4"/>
    </style:style>
    <style:style style:name="P11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2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3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4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15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16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7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9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0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21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2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23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4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5" style:family="paragraph" style:parent-style-name="Text_20_body">
      <style:text-properties officeooo:paragraph-rsid="0094aa74"/>
    </style:style>
    <style:style style:name="P26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28" style:family="paragraph" style:parent-style-name="Text_20_body">
      <style:text-properties officeooo:paragraph-rsid="00a88e9a"/>
    </style:style>
    <style:style style:name="P29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30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31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32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33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35" style:family="paragraph" style:parent-style-name="Heading_20_2">
      <style:text-properties officeooo:paragraph-rsid="01106c62"/>
    </style:style>
    <style:style style:name="P36" style:family="paragraph" style:parent-style-name="Text_20_body">
      <style:text-properties officeooo:paragraph-rsid="01106c62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8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39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40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41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42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43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44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45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46" style:family="paragraph" style:parent-style-name="Heading_20_2">
      <style:text-properties officeooo:rsid="00715846"/>
    </style:style>
    <style:style style:name="P47" style:family="paragraph" style:parent-style-name="Heading_20_2">
      <style:text-properties officeooo:rsid="00715846" officeooo:paragraph-rsid="00a9bbde"/>
    </style:style>
    <style:style style:name="P48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49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51" style:family="paragraph" style:parent-style-name="Standard">
      <style:text-properties officeooo:rsid="0053cec3" officeooo:paragraph-rsid="00a32433"/>
    </style:style>
    <style:style style:name="P52" style:family="paragraph" style:parent-style-name="Text_20_body">
      <style:text-properties officeooo:paragraph-rsid="00a9bbde"/>
    </style:style>
    <style:style style:name="P53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4" style:family="paragraph" style:parent-style-name="Heading_20_2">
      <style:text-properties officeooo:paragraph-rsid="013832a3"/>
    </style:style>
    <style:style style:name="P55" style:family="paragraph" style:parent-style-name="Text_20_body">
      <style:text-properties officeooo:paragraph-rsid="013832a3"/>
    </style:style>
    <style:style style:name="P56" style:family="paragraph" style:parent-style-name="Text_20_body" style:list-style-name="L3">
      <style:text-properties officeooo:rsid="00a9b4aa" officeooo:paragraph-rsid="00975210"/>
    </style:style>
    <style:style style:name="P57" style:family="paragraph" style:parent-style-name="Text_20_body">
      <style:text-properties officeooo:rsid="0137582b" officeooo:paragraph-rsid="0137582b"/>
    </style:style>
    <style:style style:name="P58" style:family="paragraph" style:parent-style-name="Text_20_body" style:list-style-name="L3">
      <style:text-properties officeooo:rsid="00aa33b4" officeooo:paragraph-rsid="00975210"/>
    </style:style>
    <style:style style:name="P59" style:family="paragraph" style:parent-style-name="Text_20_body" style:list-style-name="L3">
      <style:text-properties officeooo:rsid="00aa641c" officeooo:paragraph-rsid="00975210"/>
    </style:style>
    <style:style style:name="P60" style:family="paragraph" style:parent-style-name="Text_20_body" style:list-style-name="L3">
      <style:text-properties officeooo:rsid="0062d4a5" officeooo:paragraph-rsid="00975210"/>
    </style:style>
    <style:style style:name="P61" style:family="paragraph" style:parent-style-name="Text_20_body">
      <style:text-properties officeooo:paragraph-rsid="01127e6a"/>
    </style:style>
    <style:style style:name="P62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63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65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66" style:family="paragraph" style:parent-style-name="Standard">
      <style:text-properties officeooo:paragraph-rsid="0062d4a5"/>
    </style:style>
    <style:style style:name="P67" style:family="paragraph" style:parent-style-name="Text_20_body">
      <style:text-properties officeooo:paragraph-rsid="00c0b5b5"/>
    </style:style>
    <style:style style:name="P68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69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70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71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72" style:family="paragraph" style:parent-style-name="Standard">
      <style:text-properties officeooo:paragraph-rsid="00649ebd"/>
    </style:style>
    <style:style style:name="P73" style:family="paragraph" style:parent-style-name="Text_20_body">
      <style:text-properties officeooo:paragraph-rsid="0064b1c0"/>
    </style:style>
    <style:style style:name="P74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75" style:family="paragraph" style:parent-style-name="Text_20_body">
      <style:text-properties officeooo:paragraph-rsid="00663ab8"/>
    </style:style>
    <style:style style:name="P76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77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78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79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80" style:family="paragraph" style:parent-style-name="Heading_20_2">
      <style:text-properties officeooo:paragraph-rsid="014819f6"/>
    </style:style>
    <style:style style:name="P81" style:family="paragraph" style:parent-style-name="Standard">
      <style:text-properties officeooo:paragraph-rsid="01127e6a"/>
    </style:style>
    <style:style style:name="P82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83" style:family="paragraph" style:parent-style-name="Standard">
      <style:text-properties officeooo:paragraph-rsid="007b1b00"/>
    </style:style>
    <style:style style:name="P84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85" style:family="paragraph" style:parent-style-name="Heading_20_2" style:list-style-name="">
      <style:text-properties officeooo:paragraph-rsid="00663ab8"/>
    </style:style>
    <style:style style:name="P86" style:family="paragraph" style:parent-style-name="Heading_20_2">
      <style:text-properties officeooo:rsid="00663ab8" officeooo:paragraph-rsid="0113824e" fo:background-color="transparent"/>
    </style:style>
    <style:style style:name="P87" style:family="paragraph" style:parent-style-name="Text_20_body">
      <style:text-properties officeooo:paragraph-rsid="0113824e"/>
    </style:style>
    <style:style style:name="P88" style:family="paragraph" style:parent-style-name="Standard">
      <style:text-properties officeooo:paragraph-rsid="00663ab8"/>
    </style:style>
    <style:style style:name="P89" style:family="paragraph" style:parent-style-name="Text_20_body">
      <style:text-properties officeooo:paragraph-rsid="0067cbb5"/>
    </style:style>
    <style:style style:name="P90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91" style:family="paragraph" style:parent-style-name="Text_20_body">
      <style:text-properties officeooo:paragraph-rsid="007ee7b8"/>
    </style:style>
    <style:style style:name="P92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93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94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5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6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7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8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9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0" style:family="paragraph" style:parent-style-name="Text_20_body">
      <style:text-properties officeooo:paragraph-rsid="00874f80"/>
    </style:style>
    <style:style style:name="P101" style:family="paragraph" style:parent-style-name="Heading_20_2">
      <style:text-properties officeooo:rsid="00681035" officeooo:paragraph-rsid="00681035" fo:background-color="transparent"/>
    </style:style>
    <style:style style:name="P102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03" style:family="paragraph" style:parent-style-name="Text_20_body">
      <style:text-properties officeooo:paragraph-rsid="007eb74a"/>
    </style:style>
    <style:style style:name="P104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105" style:family="paragraph" style:parent-style-name="Text_20_body">
      <style:text-properties officeooo:paragraph-rsid="00848713"/>
    </style:style>
    <style:style style:name="P106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07" style:family="paragraph" style:parent-style-name="Standard">
      <style:text-properties officeooo:rsid="00861320" officeooo:paragraph-rsid="00848713" fo:background-color="transparent"/>
    </style:style>
    <style:style style:name="P108" style:family="paragraph" style:parent-style-name="Heading_20_2">
      <style:text-properties officeooo:paragraph-rsid="012cc52b"/>
    </style:style>
    <style:style style:name="P109" style:family="paragraph" style:parent-style-name="Heading_20_2">
      <style:text-properties officeooo:rsid="00861320" officeooo:paragraph-rsid="00848713" fo:background-color="transparent"/>
    </style:style>
    <style:style style:name="P110" style:family="paragraph" style:parent-style-name="Heading_20_2">
      <style:text-properties officeooo:rsid="00861320" fo:background-color="transparent"/>
    </style:style>
    <style:style style:name="P111" style:family="paragraph" style:parent-style-name="Text_20_body">
      <style:text-properties officeooo:rsid="00861320" officeooo:paragraph-rsid="00848713" fo:background-color="transparent"/>
    </style:style>
    <style:style style:name="P112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13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114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115" style:family="paragraph" style:parent-style-name="Heading_20_2">
      <style:text-properties officeooo:paragraph-rsid="011d32c4"/>
    </style:style>
    <style:style style:name="P116" style:family="paragraph" style:parent-style-name="Standard">
      <style:text-properties officeooo:paragraph-rsid="011d32c4"/>
    </style:style>
    <style:style style:name="P117" style:family="paragraph" style:parent-style-name="Standard">
      <style:text-properties officeooo:rsid="00a67137" officeooo:paragraph-rsid="00874f80"/>
    </style:style>
    <style:style style:name="P118" style:family="paragraph" style:parent-style-name="Text_20_body">
      <style:text-properties officeooo:paragraph-rsid="00861320"/>
    </style:style>
    <style:style style:name="P119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20" style:family="paragraph" style:parent-style-name="Standard">
      <style:text-properties officeooo:paragraph-rsid="00861320"/>
    </style:style>
    <style:style style:name="P121" style:family="paragraph" style:parent-style-name="Text_20_body">
      <style:text-properties officeooo:paragraph-rsid="0091007b"/>
    </style:style>
    <style:style style:name="P122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23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124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25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126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127" style:family="paragraph" style:parent-style-name="Standard">
      <style:text-properties officeooo:rsid="0091007b" officeooo:paragraph-rsid="0092c2be" fo:background-color="transparent"/>
    </style:style>
    <style:style style:name="P128" style:family="paragraph" style:parent-style-name="Text_20_body">
      <style:text-properties officeooo:paragraph-rsid="0092c2be"/>
    </style:style>
    <style:style style:name="P129" style:family="paragraph" style:parent-style-name="Standard">
      <style:text-properties officeooo:paragraph-rsid="0092c2be"/>
    </style:style>
    <style:style style:name="P130" style:family="paragraph" style:parent-style-name="Standard">
      <style:text-properties officeooo:paragraph-rsid="0099ea68" fo:background-color="transparent"/>
    </style:style>
    <style:style style:name="P131" style:family="paragraph" style:parent-style-name="Text_20_body">
      <style:text-properties officeooo:paragraph-rsid="0099ea68"/>
    </style:style>
    <style:style style:name="P132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33" style:family="paragraph" style:parent-style-name="Heading_20_2">
      <style:text-properties officeooo:paragraph-rsid="012eb63f"/>
    </style:style>
    <style:style style:name="P134" style:family="paragraph" style:parent-style-name="Standard">
      <style:text-properties officeooo:paragraph-rsid="012eb63f"/>
    </style:style>
    <style:style style:name="P135" style:family="paragraph" style:parent-style-name="Standard">
      <style:text-properties officeooo:rsid="00a67137" officeooo:paragraph-rsid="0099ea68"/>
    </style:style>
    <style:style style:name="P136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37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138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139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140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141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142" style:family="paragraph" style:parent-style-name="Title">
      <style:text-properties officeooo:rsid="005244b2" officeooo:paragraph-rsid="003e990f"/>
    </style:style>
    <style:style style:name="P143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144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145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146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47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148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49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150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51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52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53" style:family="paragraph" style:parent-style-name="Text_20_body">
      <style:text-properties style:font-name="Arial" fo:font-size="9pt" officeooo:rsid="0092c2be" officeooo:paragraph-rsid="0092c2be" style:font-size-asian="9pt" style:font-size-complex="9pt"/>
    </style:style>
    <style:style style:name="P154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155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56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57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58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59" style:family="paragraph" style:parent-style-name="Text_20_body">
      <style:text-properties style:font-name="Arial" fo:font-size="9pt" officeooo:rsid="007b1b00" officeooo:paragraph-rsid="007b1b00" style:font-size-asian="9pt" style:font-size-complex="9pt"/>
    </style:style>
    <style:style style:name="P160" style:family="paragraph" style:parent-style-name="Text_20_body">
      <style:text-properties style:font-name="Arial" fo:font-size="9pt" officeooo:rsid="007b1b00" officeooo:paragraph-rsid="00848713" style:font-size-asian="9pt" style:font-size-complex="9pt"/>
    </style:style>
    <style:style style:name="P161" style:family="paragraph" style:parent-style-name="Text_20_body">
      <style:text-properties officeooo:rsid="00a67137" officeooo:paragraph-rsid="0060ea9d"/>
    </style:style>
    <style:style style:name="P162" style:family="paragraph" style:parent-style-name="Text_20_body">
      <style:text-properties officeooo:paragraph-rsid="003e990f"/>
    </style:style>
    <style:style style:name="P163" style:family="paragraph" style:parent-style-name="Text_20_body">
      <style:text-properties officeooo:rsid="00a46b03" officeooo:paragraph-rsid="009befc8"/>
    </style:style>
    <style:style style:name="P164" style:family="paragraph" style:parent-style-name="Text_20_body">
      <style:text-properties officeooo:rsid="009befc8" officeooo:paragraph-rsid="009befc8"/>
    </style:style>
    <style:style style:name="P165" style:family="paragraph" style:parent-style-name="Text_20_body">
      <style:text-properties officeooo:rsid="0139cd57" officeooo:paragraph-rsid="0139cd57"/>
    </style:style>
    <style:style style:name="P166" style:family="paragraph" style:parent-style-name="Text_20_body">
      <style:text-properties officeooo:rsid="0139cd57" officeooo:paragraph-rsid="01409ea6"/>
    </style:style>
    <style:style style:name="P167" style:family="paragraph" style:parent-style-name="Text_20_body">
      <style:text-properties officeooo:paragraph-rsid="013d512e"/>
    </style:style>
    <style:style style:name="P168" style:family="paragraph" style:parent-style-name="Text_20_body">
      <style:text-properties officeooo:paragraph-rsid="01409ea6"/>
    </style:style>
    <style:style style:name="P169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170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71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72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173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174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175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176" style:family="paragraph" style:parent-style-name="Table_20_Contents">
      <style:text-properties style:font-name="Arial" fo:font-size="9pt" officeooo:rsid="0095f247" officeooo:paragraph-rsid="00a32433" style:font-size-asian="9pt" style:font-size-complex="9pt"/>
    </style:style>
    <style:style style:name="P177" style:family="paragraph" style:parent-style-name="Table_20_Contents">
      <style:text-properties style:font-name="Arial" fo:font-size="9pt" officeooo:rsid="0095f247" officeooo:paragraph-rsid="00bf0cf0" style:font-size-asian="9pt" style:font-size-complex="9pt"/>
    </style:style>
    <style:style style:name="P178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179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180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81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182" style:family="paragraph" style:parent-style-name="Table_20_Contents">
      <style:text-properties style:font-name="Arial" fo:font-size="9pt" officeooo:rsid="00b02fb8" officeooo:paragraph-rsid="00e327d2" style:font-size-asian="9pt" style:font-size-complex="9pt"/>
    </style:style>
    <style:style style:name="P183" style:family="paragraph" style:parent-style-name="Table_20_Contents">
      <style:text-properties style:font-name="Arial" fo:font-size="9pt" officeooo:rsid="00b02fb8" officeooo:paragraph-rsid="00eb4152" style:font-size-asian="9pt" style:font-size-complex="9pt"/>
    </style:style>
    <style:style style:name="P18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85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86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187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188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89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190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191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192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193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194" style:family="paragraph" style:parent-style-name="Table_20_Contents">
      <style:text-properties style:font-name="Arial" fo:font-size="9pt" officeooo:rsid="0094aa74" officeooo:paragraph-rsid="00a2e09d" style:font-size-asian="9pt" style:font-size-complex="9pt"/>
    </style:style>
    <style:style style:name="P195" style:family="paragraph" style:parent-style-name="Table_20_Contents">
      <style:text-properties style:font-name="Arial" fo:font-size="9pt" officeooo:rsid="0094aa74" officeooo:paragraph-rsid="00b006b7" style:font-size-asian="9pt" style:font-size-complex="9pt"/>
    </style:style>
    <style:style style:name="P196" style:family="paragraph" style:parent-style-name="Table_20_Contents">
      <style:text-properties style:font-name="Arial" fo:font-size="9pt" officeooo:rsid="0094aa74" officeooo:paragraph-rsid="0094aa74" style:font-size-asian="9pt" style:font-size-complex="9pt"/>
    </style:style>
    <style:style style:name="P197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198" style:family="paragraph" style:parent-style-name="Table_20_Contents">
      <style:text-properties style:font-name="Arial" fo:font-size="9pt" officeooo:rsid="0094aa74" officeooo:paragraph-rsid="00bf0cf0" style:font-size-asian="9pt" style:font-size-complex="9pt"/>
    </style:style>
    <style:style style:name="P199" style:family="paragraph" style:parent-style-name="Table_20_Contents">
      <style:text-properties style:font-name="Arial" fo:font-size="9pt" officeooo:rsid="0094aa74" officeooo:paragraph-rsid="00c42eeb" style:font-size-asian="9pt" style:font-size-complex="9pt"/>
    </style:style>
    <style:style style:name="P200" style:family="paragraph" style:parent-style-name="Table_20_Contents">
      <style:text-properties style:font-name="Arial" fo:font-size="9pt" officeooo:rsid="0094aa74" officeooo:paragraph-rsid="00c4dea4" style:font-size-asian="9pt" style:font-size-complex="9pt"/>
    </style:style>
    <style:style style:name="P201" style:family="paragraph" style:parent-style-name="Table_20_Contents">
      <style:text-properties style:font-name="Arial" fo:font-size="9pt" officeooo:rsid="0094aa74" officeooo:paragraph-rsid="00c6bffe" style:font-size-asian="9pt" style:font-size-complex="9pt"/>
    </style:style>
    <style:style style:name="P202" style:family="paragraph" style:parent-style-name="Table_20_Contents">
      <style:text-properties style:font-name="Arial" fo:font-size="9pt" officeooo:rsid="0094aa74" officeooo:paragraph-rsid="00c6c8c8" style:font-size-asian="9pt" style:font-size-complex="9pt"/>
    </style:style>
    <style:style style:name="P203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204" style:family="paragraph" style:parent-style-name="Table_20_Contents">
      <style:text-properties style:font-name="Arial" fo:font-size="9pt" officeooo:rsid="0094aa74" officeooo:paragraph-rsid="00ce17bd" style:font-size-asian="9pt" style:font-size-complex="9pt"/>
    </style:style>
    <style:style style:name="P205" style:family="paragraph" style:parent-style-name="Table_20_Contents">
      <style:text-properties style:font-name="Arial" fo:font-size="9pt" officeooo:rsid="0094aa74" officeooo:paragraph-rsid="00cedd60" style:font-size-asian="9pt" style:font-size-complex="9pt"/>
    </style:style>
    <style:style style:name="P206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207" style:family="paragraph" style:parent-style-name="Table_20_Contents">
      <style:text-properties style:font-name="Arial" fo:font-size="9pt" officeooo:rsid="0094aa74" officeooo:paragraph-rsid="011b1460" style:font-size-asian="9pt" style:font-size-complex="9pt"/>
    </style:style>
    <style:style style:name="P208" style:family="paragraph" style:parent-style-name="Table_20_Contents">
      <style:text-properties style:font-name="Arial" fo:font-size="9pt" officeooo:rsid="0094aa74" officeooo:paragraph-rsid="011b2176" style:font-size-asian="9pt" style:font-size-complex="9pt"/>
    </style:style>
    <style:style style:name="P209" style:family="paragraph" style:parent-style-name="Table_20_Contents">
      <style:text-properties style:font-name="Arial" fo:font-size="9pt" officeooo:rsid="0094aa74" officeooo:paragraph-rsid="013d512e" style:font-size-asian="9pt" style:font-size-complex="9pt"/>
    </style:style>
    <style:style style:name="P210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11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12" style:family="paragraph" style:parent-style-name="Table_20_Contents">
      <style:text-properties style:font-name="Arial" fo:font-size="9pt" officeooo:rsid="00b18b75" officeooo:paragraph-rsid="00b18b75" style:font-size-asian="9pt" style:font-size-complex="9pt"/>
    </style:style>
    <style:style style:name="P213" style:family="paragraph" style:parent-style-name="Table_20_Contents">
      <style:text-properties style:font-name="Arial" fo:font-size="9pt" officeooo:rsid="00b0e101" officeooo:paragraph-rsid="00e327d2" style:font-size-asian="9pt" style:font-size-complex="9pt"/>
    </style:style>
    <style:style style:name="P214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215" style:family="paragraph" style:parent-style-name="Table_20_Contents">
      <style:text-properties style:font-name="Arial" fo:font-size="9pt" officeooo:rsid="00a86f1b" officeooo:paragraph-rsid="00d7cf1a" style:font-size-asian="9pt" style:font-size-complex="9pt"/>
    </style:style>
    <style:style style:name="P216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217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218" style:family="paragraph" style:parent-style-name="Table_20_Contents">
      <style:text-properties style:font-name="Arial" fo:font-size="9pt" officeooo:rsid="00ec12fc" officeooo:paragraph-rsid="013b5251" style:font-size-asian="9pt" style:font-size-complex="9pt"/>
    </style:style>
    <style:style style:name="P219" style:family="paragraph" style:parent-style-name="Table_20_Contents">
      <style:text-properties style:font-name="Arial" fo:font-size="9pt" officeooo:rsid="00ec12fc" officeooo:paragraph-rsid="013d512e" style:font-size-asian="9pt" style:font-size-complex="9pt"/>
    </style:style>
    <style:style style:name="P220" style:family="paragraph" style:parent-style-name="Table_20_Contents">
      <style:text-properties style:font-name="Arial" fo:font-size="9pt" officeooo:rsid="00ec12fc" officeooo:paragraph-rsid="00b02fb8" style:font-size-asian="9pt" style:font-size-complex="9pt"/>
    </style:style>
    <style:style style:name="P221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222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223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224" style:family="paragraph" style:parent-style-name="Table_20_Contents">
      <style:text-properties style:font-name="Arial" fo:font-size="9pt" officeooo:rsid="00be8221" officeooo:paragraph-rsid="013b5251" style:font-size-asian="9pt" style:font-size-complex="9pt"/>
    </style:style>
    <style:style style:name="P225" style:family="paragraph" style:parent-style-name="Table_20_Contents">
      <style:text-properties style:font-name="Arial" fo:font-size="9pt" officeooo:rsid="00be8221" officeooo:paragraph-rsid="013d512e" style:font-size-asian="9pt" style:font-size-complex="9pt"/>
    </style:style>
    <style:style style:name="P226" style:family="paragraph" style:parent-style-name="Table_20_Contents">
      <style:text-properties style:font-name="Arial" fo:font-size="9pt" officeooo:rsid="00975210" officeooo:paragraph-rsid="00cedd60" style:font-size-asian="9pt" style:font-size-complex="9pt"/>
    </style:style>
    <style:style style:name="P227" style:family="paragraph" style:parent-style-name="Table_20_Contents">
      <style:text-properties style:font-name="Arial" fo:font-size="9pt" officeooo:rsid="00dce997" officeooo:paragraph-rsid="00dce997" style:font-size-asian="9pt" style:font-size-complex="9pt"/>
    </style:style>
    <style:style style:name="P228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229" style:family="paragraph" style:parent-style-name="Table_20_Contents">
      <style:text-properties style:font-name="Arial" fo:font-size="9pt" officeooo:rsid="00c6bffe" officeooo:paragraph-rsid="00c6bffe" style:font-size-asian="9pt" style:font-size-complex="9pt"/>
    </style:style>
    <style:style style:name="P230" style:family="paragraph" style:parent-style-name="Table_20_Contents">
      <style:text-properties style:font-name="Arial" fo:font-size="9pt" officeooo:rsid="00c6bffe" officeooo:paragraph-rsid="00c880b9" style:font-size-asian="9pt" style:font-size-complex="9pt"/>
    </style:style>
    <style:style style:name="P231" style:family="paragraph" style:parent-style-name="Table_20_Contents">
      <style:text-properties style:font-name="Arial" fo:font-size="9pt" officeooo:rsid="00c6bffe" officeooo:paragraph-rsid="00cad9bc" style:font-size-asian="9pt" style:font-size-complex="9pt"/>
    </style:style>
    <style:style style:name="P232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233" style:family="paragraph" style:parent-style-name="Table_20_Contents">
      <style:text-properties style:font-name="Arial" fo:font-size="9pt" officeooo:rsid="00c6bffe" officeooo:paragraph-rsid="011b1460" style:font-size-asian="9pt" style:font-size-complex="9pt"/>
    </style:style>
    <style:style style:name="P234" style:family="paragraph" style:parent-style-name="Table_20_Contents">
      <style:text-properties style:font-name="Arial" fo:font-size="9pt" officeooo:rsid="00c4dea4" officeooo:paragraph-rsid="00c4dea4" style:font-size-asian="9pt" style:font-size-complex="9pt"/>
    </style:style>
    <style:style style:name="P235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236" style:family="paragraph" style:parent-style-name="Table_20_Contents">
      <style:text-properties style:font-name="Arial" fo:font-size="9pt" officeooo:rsid="00649ebd" officeooo:paragraph-rsid="00649ebd" style:font-size-asian="9pt" style:font-size-complex="9pt"/>
    </style:style>
    <style:style style:name="P237" style:family="paragraph" style:parent-style-name="Table_20_Contents">
      <style:text-properties style:font-name="Arial" fo:font-size="9pt" officeooo:rsid="00649ebd" officeooo:paragraph-rsid="00663ab8" style:font-size-asian="9pt" style:font-size-complex="9pt"/>
    </style:style>
    <style:style style:name="P238" style:family="paragraph" style:parent-style-name="Table_20_Contents">
      <style:text-properties style:font-name="Arial" fo:font-size="9pt" officeooo:rsid="00649ebd" officeooo:paragraph-rsid="00874f80" style:font-size-asian="9pt" style:font-size-complex="9pt"/>
    </style:style>
    <style:style style:name="P239" style:family="paragraph" style:parent-style-name="Table_20_Contents">
      <style:text-properties style:font-name="Arial" fo:font-size="9pt" officeooo:rsid="00649ebd" officeooo:paragraph-rsid="0092c2be" style:font-size-asian="9pt" style:font-size-complex="9pt"/>
    </style:style>
    <style:style style:name="P240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241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242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243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244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245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246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247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248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249" style:family="paragraph" style:parent-style-name="Table_20_Contents">
      <style:text-properties style:font-name="Arial" fo:font-size="9pt" officeooo:rsid="007b1b00" officeooo:paragraph-rsid="007b1b00" style:font-size-asian="9pt" style:font-size-complex="9pt"/>
    </style:style>
    <style:style style:name="P250" style:family="paragraph" style:parent-style-name="Table_20_Contents">
      <style:text-properties style:font-name="Arial" fo:font-size="9pt" officeooo:rsid="007b1b00" officeooo:paragraph-rsid="00861320" style:font-size-asian="9pt" style:font-size-complex="9pt"/>
    </style:style>
    <style:style style:name="P251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252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253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254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255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256" style:family="paragraph" style:parent-style-name="Table_20_Contents">
      <style:text-properties style:font-name="Arial" fo:font-size="9pt" officeooo:rsid="00b02550" officeooo:paragraph-rsid="00b02550" style:font-size-asian="9pt" style:font-size-complex="9pt"/>
    </style:style>
    <style:style style:name="P257" style:family="paragraph" style:parent-style-name="Table_20_Contents">
      <style:text-properties style:font-name="Arial" fo:font-size="9pt" officeooo:rsid="00b02550" officeooo:paragraph-rsid="00b02fb8" style:font-size-asian="9pt" style:font-size-complex="9pt"/>
    </style:style>
    <style:style style:name="P258" style:family="paragraph" style:parent-style-name="Table_20_Contents">
      <style:text-properties style:font-name="Arial" fo:font-size="9pt" officeooo:rsid="00b02550" officeooo:paragraph-rsid="00d75fd4" style:font-size-asian="9pt" style:font-size-complex="9pt"/>
    </style:style>
    <style:style style:name="P259" style:family="paragraph" style:parent-style-name="Table_20_Contents">
      <style:text-properties style:font-name="Arial" fo:font-size="9pt" officeooo:rsid="00b02550" officeooo:paragraph-rsid="00ee27f0" style:font-size-asian="9pt" style:font-size-complex="9pt"/>
    </style:style>
    <style:style style:name="P260" style:family="paragraph" style:parent-style-name="Table_20_Contents">
      <style:text-properties style:font-name="Arial" fo:font-size="9pt" officeooo:rsid="00b02550" officeooo:paragraph-rsid="01093a20" style:font-size-asian="9pt" style:font-size-complex="9pt"/>
    </style:style>
    <style:style style:name="P261" style:family="paragraph" style:parent-style-name="Table_20_Contents">
      <style:text-properties style:font-name="Arial" fo:font-size="9pt" officeooo:rsid="00b482a4" officeooo:paragraph-rsid="00b482a4" style:font-size-asian="9pt" style:font-size-complex="9pt"/>
    </style:style>
    <style:style style:name="P262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263" style:family="paragraph" style:parent-style-name="Table_20_Contents">
      <style:text-properties style:font-name="Arial" fo:font-size="9pt" officeooo:rsid="00b482a4" officeooo:paragraph-rsid="00d75fd4" style:font-size-asian="9pt" style:font-size-complex="9pt"/>
    </style:style>
    <style:style style:name="P264" style:family="paragraph" style:parent-style-name="Table_20_Contents">
      <style:text-properties style:font-name="Arial" fo:font-size="9pt" officeooo:rsid="00b78255" officeooo:paragraph-rsid="00b78255" style:font-size-asian="9pt" style:font-size-complex="9pt"/>
    </style:style>
    <style:style style:name="P265" style:family="paragraph" style:parent-style-name="Table_20_Contents">
      <style:text-properties style:font-name="Arial" fo:font-size="9pt" officeooo:rsid="00bf0cf0" officeooo:paragraph-rsid="00bf0cf0" style:font-size-asian="9pt" style:font-size-complex="9pt"/>
    </style:style>
    <style:style style:name="P266" style:family="paragraph" style:parent-style-name="Table_20_Contents">
      <style:text-properties style:font-name="Arial" fo:font-size="9pt" officeooo:rsid="00a88e9a" officeooo:paragraph-rsid="00a88e9a" style:font-size-asian="9pt" style:font-size-complex="9pt"/>
    </style:style>
    <style:style style:name="P267" style:family="paragraph" style:parent-style-name="Table_20_Contents">
      <style:text-properties style:font-name="Arial" fo:font-size="9pt" officeooo:rsid="00c09d1a" officeooo:paragraph-rsid="00c09d1a" style:font-size-asian="9pt" style:font-size-complex="9pt"/>
    </style:style>
    <style:style style:name="P268" style:family="paragraph" style:parent-style-name="Table_20_Contents">
      <style:text-properties style:font-name="Arial" fo:font-size="9pt" officeooo:rsid="0062d4a5" officeooo:paragraph-rsid="00c4dea4" style:font-size-asian="9pt" style:font-size-complex="9pt"/>
    </style:style>
    <style:style style:name="P269" style:family="paragraph" style:parent-style-name="Table_20_Contents">
      <style:text-properties style:font-name="Arial" fo:font-size="9pt" officeooo:rsid="0029c379" officeooo:paragraph-rsid="0062d4a5" style:font-size-asian="9pt" style:font-size-complex="9pt"/>
    </style:style>
    <style:style style:name="P270" style:family="paragraph" style:parent-style-name="Table_20_Contents">
      <style:text-properties style:font-name="Arial" fo:font-size="9pt" officeooo:rsid="0029c379" officeooo:paragraph-rsid="00c42eeb" style:font-size-asian="9pt" style:font-size-complex="9pt"/>
    </style:style>
    <style:style style:name="P271" style:family="paragraph" style:parent-style-name="Table_20_Contents">
      <style:text-properties style:font-name="Arial" fo:font-size="9pt" officeooo:rsid="0029c379" officeooo:paragraph-rsid="00c4dea4" style:font-size-asian="9pt" style:font-size-complex="9pt"/>
    </style:style>
    <style:style style:name="P272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273" style:family="paragraph" style:parent-style-name="Table_20_Contents">
      <style:text-properties style:font-name="Arial" fo:font-size="9pt" officeooo:rsid="0029c379" officeooo:paragraph-rsid="011b1460" style:font-size-asian="9pt" style:font-size-complex="9pt"/>
    </style:style>
    <style:style style:name="P274" style:family="paragraph" style:parent-style-name="Table_20_Contents">
      <style:text-properties style:font-name="Arial" fo:font-size="9pt" officeooo:rsid="006d954b" officeooo:paragraph-rsid="006d954b" style:font-size-asian="9pt" style:font-size-complex="9pt"/>
    </style:style>
    <style:style style:name="P275" style:family="paragraph" style:parent-style-name="Table_20_Contents">
      <style:text-properties style:font-name="Arial" fo:font-size="9pt" officeooo:rsid="0076ecd0" officeooo:paragraph-rsid="0076ecd0" style:font-size-asian="9pt" style:font-size-complex="9pt"/>
    </style:style>
    <style:style style:name="P276" style:family="paragraph" style:parent-style-name="Table_20_Contents">
      <style:text-properties style:font-name="Arial" fo:font-size="9pt" officeooo:rsid="0076ecd0" officeooo:paragraph-rsid="00848713" style:font-size-asian="9pt" style:font-size-complex="9pt"/>
    </style:style>
    <style:style style:name="P277" style:family="paragraph" style:parent-style-name="Table_20_Contents">
      <style:text-properties style:font-name="Arial" fo:font-size="9pt" officeooo:rsid="0099ea68" officeooo:paragraph-rsid="0099ea68" style:font-size-asian="9pt" style:font-size-complex="9pt"/>
    </style:style>
    <style:style style:name="P278" style:family="paragraph" style:parent-style-name="Table_20_Contents">
      <style:text-properties style:font-name="Arial" fo:font-size="9pt" officeooo:rsid="00cedd60" officeooo:paragraph-rsid="00cedd60" style:font-size-asian="9pt" style:font-size-complex="9pt"/>
    </style:style>
    <style:style style:name="P279" style:family="paragraph" style:parent-style-name="Table_20_Contents">
      <style:text-properties style:font-name="Arial" fo:font-size="9pt" officeooo:rsid="00d75fd4" officeooo:paragraph-rsid="00d75fd4" style:font-size-asian="9pt" style:font-size-complex="9pt"/>
    </style:style>
    <style:style style:name="P280" style:family="paragraph" style:parent-style-name="Table_20_Contents">
      <style:text-properties style:font-name="Arial" fo:font-size="9pt" officeooo:rsid="00da29ed" officeooo:paragraph-rsid="00da29ed" style:font-size-asian="9pt" style:font-size-complex="9pt"/>
    </style:style>
    <style:style style:name="P281" style:family="paragraph" style:parent-style-name="Table_20_Contents">
      <style:text-properties style:font-name="Arial" fo:font-size="9pt" officeooo:rsid="00ee27f0" officeooo:paragraph-rsid="00ee27f0" style:font-size-asian="9pt" style:font-size-complex="9pt"/>
    </style:style>
    <style:style style:name="P282" style:family="paragraph" style:parent-style-name="Table_20_Contents">
      <style:text-properties style:font-name="Arial" fo:font-size="9pt" officeooo:rsid="01093a20" officeooo:paragraph-rsid="01093a20" style:font-size-asian="9pt" style:font-size-complex="9pt"/>
    </style:style>
    <style:style style:name="P283" style:family="paragraph" style:parent-style-name="Table_20_Contents">
      <style:text-properties style:font-name="Arial" fo:font-size="9pt" officeooo:rsid="0119bc39" officeooo:paragraph-rsid="0119bc39" style:font-size-asian="9pt" style:font-size-complex="9pt"/>
    </style:style>
    <style:style style:name="P284" style:family="paragraph" style:parent-style-name="Table_20_Contents">
      <style:text-properties style:font-name="Arial" fo:font-size="9pt" officeooo:rsid="011b2176" officeooo:paragraph-rsid="011b2176" style:font-size-asian="9pt" style:font-size-complex="9pt"/>
    </style:style>
    <style:style style:name="P285" style:family="paragraph" style:parent-style-name="Table_20_Contents">
      <style:text-properties style:font-name="Arial" fo:font-size="9pt" officeooo:rsid="011c1ff1" officeooo:paragraph-rsid="011c1ff1" style:font-size-asian="9pt" style:font-size-complex="9pt"/>
    </style:style>
    <style:style style:name="P286" style:family="paragraph" style:parent-style-name="Table_20_Contents">
      <style:text-properties style:font-name="Arial" fo:font-size="9pt" officeooo:rsid="013b5251" officeooo:paragraph-rsid="013b5251" style:font-size-asian="9pt" style:font-size-complex="9pt"/>
    </style:style>
    <style:style style:name="P287" style:family="paragraph" style:parent-style-name="Table_20_Contents">
      <style:text-properties style:font-name="Arial" fo:font-size="9pt" officeooo:rsid="013b5251" officeooo:paragraph-rsid="013d512e" style:font-size-asian="9pt" style:font-size-complex="9pt"/>
    </style:style>
    <style:style style:name="P288" style:family="paragraph" style:parent-style-name="Table_20_Contents">
      <style:text-properties style:font-name="Arial" fo:font-size="9pt" officeooo:rsid="013b5251" officeooo:paragraph-rsid="013e8e14" style:font-size-asian="9pt" style:font-size-complex="9pt"/>
    </style:style>
    <style:style style:name="P289" style:family="paragraph" style:parent-style-name="Table_20_Contents">
      <style:text-properties style:font-name="Arial" fo:font-size="9pt" officeooo:rsid="013b5251" officeooo:paragraph-rsid="01407b3a" style:font-size-asian="9pt" style:font-size-complex="9pt"/>
    </style:style>
    <style:style style:name="P290" style:family="paragraph" style:parent-style-name="Table_20_Contents">
      <style:text-properties style:font-name="Arial" fo:font-size="9pt" officeooo:rsid="013d512e" officeooo:paragraph-rsid="013d512e" style:font-size-asian="9pt" style:font-size-complex="9pt"/>
    </style:style>
    <style:style style:name="P291" style:family="paragraph" style:parent-style-name="Table_20_Contents">
      <style:text-properties style:font-name="Arial" fo:font-size="9pt" officeooo:rsid="013d512e" officeooo:paragraph-rsid="01409ea6" style:font-size-asian="9pt" style:font-size-complex="9pt"/>
    </style:style>
    <style:style style:name="P292" style:family="paragraph" style:parent-style-name="Table_20_Contents">
      <style:text-properties style:font-name="Arial" fo:font-size="9pt" officeooo:rsid="013d512e" officeooo:paragraph-rsid="013b5251" style:font-size-asian="9pt" style:font-size-complex="9pt"/>
    </style:style>
    <style:style style:name="P293" style:family="paragraph" style:parent-style-name="Table_20_Contents">
      <style:text-properties style:font-name="Arial" fo:font-size="9pt" officeooo:rsid="013e8e14" officeooo:paragraph-rsid="013e8e14" style:font-size-asian="9pt" style:font-size-complex="9pt"/>
    </style:style>
    <style:style style:name="P294" style:family="paragraph" style:parent-style-name="Table_20_Contents">
      <style:text-properties style:font-name="Arial" fo:font-size="9pt" officeooo:rsid="01409ea6" officeooo:paragraph-rsid="01409ea6" style:font-size-asian="9pt" style:font-size-complex="9pt"/>
    </style:style>
    <style:style style:name="P295" style:family="paragraph" style:parent-style-name="Table_20_Contents">
      <style:text-properties style:font-name="Arial" fo:font-size="9pt" officeooo:rsid="0140a252" officeooo:paragraph-rsid="0140a252" style:font-size-asian="9pt" style:font-size-complex="9pt"/>
    </style:style>
    <style:style style:name="P296" style:family="paragraph" style:parent-style-name="Table_20_Contents">
      <style:text-properties style:font-name="Arial" fo:font-size="9pt" officeooo:rsid="01424694" officeooo:paragraph-rsid="01424694" style:font-size-asian="9pt" style:font-size-complex="9pt"/>
    </style:style>
    <style:style style:name="P297" style:family="paragraph" style:parent-style-name="Table_20_Contents">
      <style:text-properties style:font-name="Arial" fo:font-size="9pt" officeooo:rsid="01431d62" officeooo:paragraph-rsid="01431d62" style:font-size-asian="9pt" style:font-size-complex="9pt"/>
    </style:style>
    <style:style style:name="P298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9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300" style:family="paragraph" style:parent-style-name="Table_20_Contents"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30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302" style:family="paragraph" style:parent-style-name="Table_20_Contents">
      <style:text-properties style:font-name="Arial" fo:font-size="9pt" fo:font-weight="bold" officeooo:rsid="0094aa74" officeooo:paragraph-rsid="00a1ef69" style:font-size-asian="9pt" style:font-weight-asian="bold" style:font-size-complex="9pt" style:font-weight-complex="bold"/>
    </style:style>
    <style:style style:name="P303" style:family="paragraph" style:parent-style-name="Table_20_Contents"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0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05" style:family="paragraph" style:parent-style-name="Table_20_Contents">
      <style:text-properties style:font-name="Arial" fo:font-size="9pt" fo:font-weight="bold" officeooo:rsid="0094aa74" officeooo:paragraph-rsid="00a47a01" style:font-size-asian="9pt" style:font-weight-asian="bold" style:font-size-complex="9pt" style:font-weight-complex="bold"/>
    </style:style>
    <style:style style:name="P306" style:family="paragraph" style:parent-style-name="Table_20_Contents"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0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08" style:family="paragraph" style:parent-style-name="Table_20_Contents"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0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10" style:family="paragraph" style:parent-style-name="Table_20_Contents"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1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12" style:family="paragraph" style:parent-style-name="Table_20_Contents"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1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14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1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16" style:family="paragraph" style:parent-style-name="Table_20_Contents"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1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18" style:family="paragraph" style:parent-style-name="Table_20_Contents"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1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20" style:family="paragraph" style:parent-style-name="Table_20_Contents">
      <style:text-properties style:font-name="Arial" fo:font-size="9pt" fo:font-weight="bold" officeooo:rsid="0094aa74" officeooo:paragraph-rsid="013b5251" style:font-size-asian="9pt" style:font-weight-asian="bold" style:font-size-complex="9pt" style:font-weight-complex="bold"/>
    </style:style>
    <style:style style:name="P321" style:family="paragraph" style:parent-style-name="Table_20_Contents">
      <style:text-properties style:font-name="Arial" fo:font-size="9pt" fo:font-weight="bold" officeooo:rsid="0094aa74" officeooo:paragraph-rsid="013d512e" style:font-size-asian="9pt" style:font-weight-asian="bold" style:font-size-complex="9pt" style:font-weight-complex="bold"/>
    </style:style>
    <style:style style:name="P322" style:family="paragraph" style:parent-style-name="Table_20_Contents">
      <style:text-properties style:font-name="Arial" fo:font-size="9pt" fo:font-weight="bold" officeooo:rsid="0094aa74" officeooo:paragraph-rsid="01409ea6" style:font-size-asian="9pt" style:font-weight-asian="bold" style:font-size-complex="9pt" style:font-weight-complex="bold"/>
    </style:style>
    <style:style style:name="P323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24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325" style:family="paragraph" style:parent-style-name="Table_20_Contents">
      <style:text-properties style:font-name="Arial" fo:font-size="9pt" fo:font-weight="bold" officeooo:rsid="00975210" officeooo:paragraph-rsid="00cedd60" style:font-size-asian="9pt" style:font-weight-asian="bold" style:font-size-complex="9pt" style:font-weight-complex="bold"/>
    </style:style>
    <style:style style:name="P326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327" style:family="paragraph" style:parent-style-name="Table_20_Contents">
      <style:text-properties style:font-name="Arial" fo:font-size="9pt" fo:font-weight="bold" officeooo:rsid="006d954b" officeooo:paragraph-rsid="00c42eeb" style:font-size-asian="9pt" style:font-weight-asian="bold" style:font-size-complex="9pt" style:font-weight-complex="bold"/>
    </style:style>
    <style:style style:name="P328" style:family="paragraph" style:parent-style-name="Table_20_Contents">
      <style:text-properties style:font-name="Arial" fo:font-size="9pt" fo:font-weight="bold" officeooo:rsid="006d954b" officeooo:paragraph-rsid="00c4dea4" style:font-size-asian="9pt" style:font-weight-asian="bold" style:font-size-complex="9pt" style:font-weight-complex="bold"/>
    </style:style>
    <style:style style:name="P329" style:family="paragraph" style:parent-style-name="Table_20_Contents">
      <style:text-properties style:font-name="Arial" fo:font-size="9pt" fo:font-weight="bold" officeooo:rsid="006d954b" officeooo:paragraph-rsid="00c6bffe" style:font-size-asian="9pt" style:font-weight-asian="bold" style:font-size-complex="9pt" style:font-weight-complex="bold"/>
    </style:style>
    <style:style style:name="P330" style:family="paragraph" style:parent-style-name="Table_20_Contents">
      <style:text-properties style:font-name="Arial" fo:font-size="9pt" fo:font-weight="bold" officeooo:rsid="006d954b" officeooo:paragraph-rsid="00c6c8c8" style:font-size-asian="9pt" style:font-weight-asian="bold" style:font-size-complex="9pt" style:font-weight-complex="bold"/>
    </style:style>
    <style:style style:name="P331" style:family="paragraph" style:parent-style-name="Table_20_Contents">
      <style:text-properties style:font-name="Arial" fo:font-size="9pt" fo:font-weight="bold" officeooo:rsid="006d954b" officeooo:paragraph-rsid="00ce17bd" style:font-size-asian="9pt" style:font-weight-asian="bold" style:font-size-complex="9pt" style:font-weight-complex="bold"/>
    </style:style>
    <style:style style:name="P332" style:family="paragraph" style:parent-style-name="Table_20_Contents">
      <style:text-properties style:font-name="Arial" fo:font-size="9pt" fo:font-weight="bold" officeooo:rsid="006d954b" officeooo:paragraph-rsid="00cedd60" style:font-size-asian="9pt" style:font-weight-asian="bold" style:font-size-complex="9pt" style:font-weight-complex="bold"/>
    </style:style>
    <style:style style:name="P333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334" style:family="paragraph" style:parent-style-name="Table_20_Contents">
      <style:text-properties style:font-name="Arial" fo:font-size="9pt" fo:font-weight="bold" officeooo:rsid="006d954b" officeooo:paragraph-rsid="00d321f3" style:font-size-asian="9pt" style:font-weight-asian="bold" style:font-size-complex="9pt" style:font-weight-complex="bold"/>
    </style:style>
    <style:style style:name="P335" style:family="paragraph" style:parent-style-name="Table_20_Contents">
      <style:text-properties style:font-name="Arial" fo:font-size="9pt" fo:font-weight="bold" officeooo:rsid="006d954b" officeooo:paragraph-rsid="011b1460" style:font-size-asian="9pt" style:font-weight-asian="bold" style:font-size-complex="9pt" style:font-weight-complex="bold"/>
    </style:style>
    <style:style style:name="P336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337" style:family="paragraph" style:parent-style-name="Table_20_Contents"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38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39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1db9a" style:font-size-asian="9pt" style:font-weight-asian="bold" style:font-size-complex="9pt" style:font-weight-complex="bold"/>
    </style:style>
    <style:style style:name="P340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2f196" style:font-size-asian="9pt" style:font-weight-asian="bold" style:font-size-complex="9pt" style:font-weight-complex="bold"/>
    </style:style>
    <style:style style:name="P341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42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43" style:family="paragraph" style:parent-style-name="Table_20_Contents">
      <style:text-properties style:font-name="Arial" fo:font-size="9pt" fo:font-weight="bold" officeooo:rsid="00201e9f" officeooo:paragraph-rsid="00663ab8" style:font-size-asian="9pt" style:font-weight-asian="bold" style:font-size-complex="9pt" style:font-weight-complex="bold"/>
    </style:style>
    <style:style style:name="P344" style:family="paragraph" style:parent-style-name="Table_20_Contents">
      <style:text-properties style:font-name="Arial" fo:font-size="9pt" fo:font-weight="bold" officeooo:rsid="00201e9f" officeooo:paragraph-rsid="007b1b00" style:font-size-asian="9pt" style:font-weight-asian="bold" style:font-size-complex="9pt" style:font-weight-complex="bold"/>
    </style:style>
    <style:style style:name="P345" style:family="paragraph" style:parent-style-name="Table_20_Contents">
      <style:text-properties style:font-name="Arial" fo:font-size="9pt" fo:font-weight="bold" officeooo:rsid="00201e9f" officeooo:paragraph-rsid="00c42eeb" style:font-size-asian="9pt" style:font-weight-asian="bold" style:font-size-complex="9pt" style:font-weight-complex="bold"/>
    </style:style>
    <style:style style:name="P346" style:family="paragraph" style:parent-style-name="Table_20_Contents">
      <style:text-properties style:font-name="Arial" fo:font-size="9pt" fo:font-weight="bold" officeooo:rsid="00201e9f" officeooo:paragraph-rsid="00c4dea4" style:font-size-asian="9pt" style:font-weight-asian="bold" style:font-size-complex="9pt" style:font-weight-complex="bold"/>
    </style:style>
    <style:style style:name="P347" style:family="paragraph" style:parent-style-name="Table_20_Contents">
      <style:text-properties style:font-name="Arial" fo:font-size="9pt" fo:font-weight="bold" officeooo:rsid="00201e9f" officeooo:paragraph-rsid="007ee7b8" style:font-size-asian="9pt" style:font-weight-asian="bold" style:font-size-complex="9pt" style:font-weight-complex="bold"/>
    </style:style>
    <style:style style:name="P348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349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350" style:family="paragraph" style:parent-style-name="Table_20_Contents">
      <style:text-properties style:font-name="Arial" fo:font-size="9pt" fo:font-weight="bold" officeooo:rsid="00201e9f" officeooo:paragraph-rsid="00861320" style:font-size-asian="9pt" style:font-weight-asian="bold" style:font-size-complex="9pt" style:font-weight-complex="bold"/>
    </style:style>
    <style:style style:name="P351" style:family="paragraph" style:parent-style-name="Table_20_Contents">
      <style:text-properties style:font-name="Arial" fo:font-size="9pt" fo:font-weight="bold" officeooo:rsid="00201e9f" officeooo:paragraph-rsid="0091007b" style:font-size-asian="9pt" style:font-weight-asian="bold" style:font-size-complex="9pt" style:font-weight-complex="bold"/>
    </style:style>
    <style:style style:name="P352" style:family="paragraph" style:parent-style-name="Table_20_Contents">
      <style:text-properties style:font-name="Arial" fo:font-size="9pt" fo:font-weight="bold" officeooo:rsid="00201e9f" officeooo:paragraph-rsid="0092c2be" style:font-size-asian="9pt" style:font-weight-asian="bold" style:font-size-complex="9pt" style:font-weight-complex="bold"/>
    </style:style>
    <style:style style:name="P353" style:family="paragraph" style:parent-style-name="Table_20_Contents">
      <style:text-properties style:font-name="Arial" fo:font-size="9pt" fo:font-weight="bold" officeooo:rsid="00201e9f" officeooo:paragraph-rsid="0099ea68" style:font-size-asian="9pt" style:font-weight-asian="bold" style:font-size-complex="9pt" style:font-weight-complex="bold"/>
    </style:style>
    <style:style style:name="P354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55" style:family="paragraph" style:parent-style-name="Table_20_Contents"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56" style:family="paragraph" style:parent-style-name="Table_20_Contents">
      <style:text-properties style:font-name="Arial" fo:font-size="9pt" fo:font-weight="bold" officeooo:rsid="0091967e" officeooo:paragraph-rsid="00d321f3" style:font-size-asian="9pt" style:font-weight-asian="bold" style:font-size-complex="9pt" style:font-weight-complex="bold"/>
    </style:style>
    <style:style style:name="P357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358" style:family="paragraph" style:parent-style-name="Table_20_Contents">
      <style:text-properties style:font-name="Arial" fo:font-size="9pt" fo:font-weight="bold" officeooo:rsid="00958fe7" officeooo:paragraph-rsid="00a47a01" style:font-size-asian="9pt" style:font-weight-asian="bold" style:font-size-complex="9pt" style:font-weight-complex="bold"/>
    </style:style>
    <style:style style:name="P359" style:family="paragraph" style:parent-style-name="Table_20_Contents">
      <style:text-properties style:font-name="Arial" fo:font-size="9pt" fo:font-weight="bold" officeooo:rsid="00958fe7" officeooo:paragraph-rsid="00a4611d" style:font-size-asian="9pt" style:font-weight-asian="bold" style:font-size-complex="9pt" style:font-weight-complex="bold"/>
    </style:style>
    <style:style style:name="P360" style:family="paragraph" style:parent-style-name="Table_20_Contents">
      <style:text-properties style:font-name="Arial" fo:font-size="9pt" fo:font-weight="bold" officeooo:rsid="00958fe7" officeooo:paragraph-rsid="00b006b7" style:font-size-asian="9pt" style:font-weight-asian="bold" style:font-size-complex="9pt" style:font-weight-complex="bold"/>
    </style:style>
    <style:style style:name="P361" style:family="paragraph" style:parent-style-name="Table_20_Contents">
      <style:text-properties style:font-name="Arial" fo:font-size="9pt" fo:font-weight="bold" officeooo:rsid="0095f247" officeooo:paragraph-rsid="00a32433" style:font-size-asian="9pt" style:font-weight-asian="bold" style:font-size-complex="9pt" style:font-weight-complex="bold"/>
    </style:style>
    <style:style style:name="P362" style:family="paragraph" style:parent-style-name="Table_20_Contents">
      <style:text-properties style:font-name="Arial" fo:font-size="9pt" fo:font-weight="bold" officeooo:rsid="0095f247" officeooo:paragraph-rsid="00bf0cf0" style:font-size-asian="9pt" style:font-weight-asian="bold" style:font-size-complex="9pt" style:font-weight-complex="bold"/>
    </style:style>
    <style:style style:name="P363" style:family="paragraph" style:parent-style-name="Table_20_Contents">
      <style:text-properties style:font-name="Arial" fo:font-size="9pt" fo:font-weight="bold" officeooo:rsid="0095f247" officeooo:paragraph-rsid="00c2f196" style:font-size-asian="9pt" style:font-weight-asian="bold" style:font-size-complex="9pt" style:font-weight-complex="bold"/>
    </style:style>
    <style:style style:name="P364" style:family="paragraph" style:parent-style-name="Table_20_Contents">
      <style:text-properties style:font-name="Arial" fo:font-size="9pt" fo:font-weight="bold" officeooo:rsid="0096e237" officeooo:paragraph-rsid="00bf0cf0" style:font-size-asian="9pt" style:font-weight-asian="bold" style:font-size-complex="9pt" style:font-weight-complex="bold"/>
    </style:style>
    <style:style style:name="P365" style:family="paragraph" style:parent-style-name="Table_20_Contents">
      <style:text-properties style:font-name="Arial" fo:font-size="9pt" fo:font-weight="bold" officeooo:rsid="00a86f1b" officeooo:paragraph-rsid="00a86f1b" style:font-size-asian="9pt" style:font-weight-asian="bold" style:font-size-complex="9pt" style:font-weight-complex="bold"/>
    </style:style>
    <style:style style:name="P366" style:family="paragraph" style:parent-style-name="Table_20_Contents">
      <style:text-properties style:font-name="Arial" fo:font-size="9pt" fo:font-weight="bold" officeooo:rsid="0062d4a5" officeooo:paragraph-rsid="00c4dea4" style:font-size-asian="9pt" style:font-weight-asian="bold" style:font-size-complex="9pt" style:font-weight-complex="bold"/>
    </style:style>
    <style:style style:name="P367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368" style:family="paragraph" style:parent-style-name="Table_20_Contents">
      <style:text-properties style:font-name="Arial" fo:font-size="9pt" fo:font-weight="bold" officeooo:rsid="008a74da" officeooo:paragraph-rsid="00d321f3" style:font-size-asian="9pt" style:font-weight-asian="bold" style:font-size-complex="9pt" style:font-weight-complex="bold"/>
    </style:style>
    <style:style style:name="P369" style:family="paragraph" style:parent-style-name="Table_20_Contents">
      <style:text-properties style:font-name="Arial" fo:font-size="9pt" fo:font-weight="bold" officeooo:rsid="00c4dea4" officeooo:paragraph-rsid="00c2f196" style:font-size-asian="9pt" style:font-weight-asian="bold" style:font-size-complex="9pt" style:font-weight-complex="bold"/>
    </style:style>
    <style:style style:name="P370" style:family="paragraph" style:parent-style-name="Table_20_Contents">
      <style:text-properties style:font-name="Arial" fo:font-size="9pt" fo:font-weight="bold" officeooo:rsid="00d75fd4" officeooo:paragraph-rsid="00d75fd4" style:font-size-asian="9pt" style:font-weight-asian="bold" style:font-size-complex="9pt" style:font-weight-complex="bold"/>
    </style:style>
    <style:style style:name="P371" style:family="paragraph" style:parent-style-name="Table_20_Contents">
      <style:text-properties style:font-name="Arial" fo:font-size="9pt" fo:font-weight="bold" officeooo:rsid="00db6ca5" officeooo:paragraph-rsid="00db6ca5" style:font-size-asian="9pt" style:font-weight-asian="bold" style:font-size-complex="9pt" style:font-weight-complex="bold"/>
    </style:style>
    <style:style style:name="P372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373" style:family="paragraph" style:parent-style-name="Table_20_Contents">
      <style:text-properties style:font-name="Arial" fo:font-size="9pt" fo:font-weight="bold" officeooo:rsid="0105731e" officeooo:paragraph-rsid="0105731e" style:font-size-asian="9pt" style:font-weight-asian="bold" style:font-size-complex="9pt" style:font-weight-complex="bold"/>
    </style:style>
    <style:style style:name="P374" style:family="paragraph" style:parent-style-name="Table_20_Contents">
      <style:text-properties style:font-name="Arial" fo:font-size="9pt" fo:font-weight="bold" officeooo:rsid="01093a20" officeooo:paragraph-rsid="01093a20" style:font-size-asian="9pt" style:font-weight-asian="bold" style:font-size-complex="9pt" style:font-weight-complex="bold"/>
    </style:style>
    <style:style style:name="P375" style:family="paragraph" style:parent-style-name="Table_20_Contents">
      <style:text-properties style:font-name="Arial" fo:font-size="9pt" fo:font-weight="bold" officeooo:rsid="0119bc39" officeooo:paragraph-rsid="0119bc39" style:font-size-asian="9pt" style:font-weight-asian="bold" style:font-size-complex="9pt" style:font-weight-complex="bold"/>
    </style:style>
    <style:style style:name="P376" style:family="paragraph" style:parent-style-name="Table_20_Contents">
      <style:text-properties style:font-name="Arial" fo:font-size="9pt" fo:font-weight="bold" officeooo:rsid="01215f2d" officeooo:paragraph-rsid="01215f2d" style:font-size-asian="9pt" style:font-weight-asian="bold" style:font-size-complex="9pt" style:font-weight-complex="bold"/>
    </style:style>
    <style:style style:name="P377" style:family="paragraph" style:parent-style-name="Table_20_Contents"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378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379" style:family="paragraph" style:parent-style-name="Table_20_Contents"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380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381" style:family="paragraph" style:parent-style-name="Table_20_Contents"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38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383" style:family="paragraph" style:parent-style-name="Table_20_Contents">
      <style:text-properties style:font-name="Arial" fo:font-size="9pt" fo:font-weight="bold" officeooo:rsid="013d512e" officeooo:paragraph-rsid="013d512e" style:font-size-asian="9pt" style:font-weight-asian="bold" style:font-size-complex="9pt" style:font-weight-complex="bold"/>
    </style:style>
    <style:style style:name="P384" style:family="paragraph" style:parent-style-name="Table_20_Contents">
      <style:text-properties style:font-name="Arial" fo:font-size="9pt" fo:font-weight="bold" officeooo:rsid="013e8e14" officeooo:paragraph-rsid="013e8e14" style:font-size-asian="9pt" style:font-weight-asian="bold" style:font-size-complex="9pt" style:font-weight-complex="bold"/>
    </style:style>
    <style:style style:name="P385" style:family="paragraph" style:parent-style-name="Table_20_Contents">
      <style:text-properties style:font-name="Arial" fo:font-size="9pt" fo:font-weight="bold" officeooo:rsid="01409ea6" officeooo:paragraph-rsid="01409ea6" style:font-size-asian="9pt" style:font-weight-asian="bold" style:font-size-complex="9pt" style:font-weight-complex="bold"/>
    </style:style>
    <style:style style:name="P386" style:family="paragraph" style:parent-style-name="Table_20_Contents">
      <style:text-properties style:font-name="Arial" fo:font-size="9pt" fo:font-weight="bold" officeooo:rsid="01424694" officeooo:paragraph-rsid="01424694" style:font-size-asian="9pt" style:font-weight-asian="bold" style:font-size-complex="9pt" style:font-weight-complex="bold"/>
    </style:style>
    <style:style style:name="P387" style:family="paragraph" style:parent-style-name="Table_20_Contents">
      <style:text-properties style:font-name="Arial" fo:font-size="9pt" fo:font-weight="bold" officeooo:rsid="01431d62" officeooo:paragraph-rsid="01431d62" style:font-size-asian="9pt" style:font-weight-asian="bold" style:font-size-complex="9pt" style:font-weight-complex="bold"/>
    </style:style>
    <style:style style:name="P388" style:family="paragraph" style:parent-style-name="Table_20_Contents">
      <style:text-properties style:font-name="Arial" fo:font-size="9pt" fo:font-weight="bold" officeooo:rsid="00bbdf96" officeooo:paragraph-rsid="00bf0cf0" fo:background-color="transparent" style:font-size-asian="9pt" style:font-weight-asian="bold" style:font-size-complex="9pt" style:font-weight-complex="bold"/>
    </style:style>
    <style:style style:name="P389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390" style:family="paragraph" style:parent-style-name="Table_20_Contents">
      <style:text-properties style:font-name="Arial" fo:font-size="9pt" fo:font-weight="normal" officeooo:rsid="013e8e14" officeooo:paragraph-rsid="013e8e14" style:font-size-asian="9pt" style:font-weight-asian="normal" style:font-size-complex="9pt" style:font-weight-complex="normal"/>
    </style:style>
    <style:style style:name="P391" style:family="paragraph" style:parent-style-name="Table_20_Contents">
      <style:text-properties style:font-name="Arial" fo:font-size="9pt" officeooo:rsid="00bbdf96" officeooo:paragraph-rsid="00bbdf96" fo:background-color="transparent" style:font-size-asian="9pt" style:font-size-complex="9pt"/>
    </style:style>
    <style:style style:name="P39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94aa74" style:font-size-asian="14pt" style:font-weight-asian="bold" style:font-size-complex="14pt" style:font-weight-complex="bold"/>
    </style:style>
    <style:style style:name="P39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a9bbde" style:font-size-asian="14pt" style:font-weight-asian="bold" style:font-size-complex="14pt" style:font-weight-complex="bold"/>
    </style:style>
    <style:style style:name="P39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1e65d" style:font-size-asian="14pt" style:font-weight-asian="bold" style:font-size-complex="14pt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f0cf0" style:font-size-asian="14pt" style:font-weight-asian="bold" style:font-size-complex="14pt" style:font-weight-complex="bold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d75fd4" style:font-size-asian="14pt" style:font-weight-asian="bold" style:font-size-complex="14pt" style:font-weight-complex="bold"/>
    </style:style>
    <style:style style:name="P39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b5251" style:font-size-asian="14pt" style:font-weight-asian="bold" style:font-size-complex="14pt" style:font-weight-complex="bold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d512e" style:font-size-asian="14pt" style:font-weight-asian="bold" style:font-size-complex="14pt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e8e14" style:font-size-asian="14pt" style:font-weight-asian="bold" style:font-size-complex="14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7b3a" style:font-size-asian="14pt" style:font-weight-asian="bold" style:font-size-complex="14pt" style:font-weight-complex="bold"/>
    </style:style>
    <style:style style:name="P40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9ea6" style:font-size-asian="14pt" style:font-weight-asian="bold" style:font-size-complex="14pt" style:font-weight-complex="bold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2d4a5" style:font-size-asian="14pt" style:font-weight-asian="bold" style:font-size-complex="14pt" style:font-weight-complex="bold"/>
    </style:style>
    <style:style style:name="P40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49ebd" style:font-size-asian="14pt" style:font-weight-asian="bold" style:font-size-complex="14pt" style:font-weight-complex="bold"/>
    </style:style>
    <style:style style:name="P40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63ab8" style:font-size-asian="14pt" style:font-weight-asian="bold" style:font-size-complex="14pt" style:font-weight-complex="bold"/>
    </style:style>
    <style:style style:name="P40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7b1b00" style:font-size-asian="14pt" style:font-weight-asian="bold" style:font-size-complex="14pt" style:font-weight-complex="bold"/>
    </style:style>
    <style:style style:name="P40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7cbb5" style:font-size-asian="14pt" style:font-weight-asian="bold" style:font-size-complex="14pt" style:font-weight-complex="bold"/>
    </style:style>
    <style:style style:name="P40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2cf0a" style:font-size-asian="14pt" style:font-weight-asian="bold" style:font-size-complex="14pt" style:font-weight-complex="bold"/>
    </style:style>
    <style:style style:name="P40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41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81035" style:font-size-asian="14pt" style:font-weight-asian="bold" style:font-size-complex="14pt" style:font-weight-complex="bold"/>
    </style:style>
    <style:style style:name="P41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41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61320" style:font-size-asian="14pt" style:font-weight-asian="bold" style:font-size-complex="14pt" style:font-weight-complex="bold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1007b" style:font-size-asian="14pt" style:font-weight-asian="bold" style:font-size-complex="14pt" style:font-weight-complex="bold"/>
    </style:style>
    <style:style style:name="P41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2c2be" style:font-size-asian="14pt" style:font-weight-asian="bold" style:font-size-complex="14pt" style:font-weight-complex="bold"/>
    </style:style>
    <style:style style:name="P41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9ea68" style:font-size-asian="14pt" style:font-weight-asian="bold" style:font-size-complex="14pt" style:font-weight-complex="bold"/>
    </style:style>
    <style:style style:name="P41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1b1460" style:font-size-asian="14pt" style:font-weight-asian="bold" style:font-size-complex="14pt" style:font-weight-complex="bold"/>
    </style:style>
    <style:style style:name="P417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418" style:family="paragraph" style:parent-style-name="Table_20_Contents">
      <style:text-properties style:text-line-through-style="none" style:text-line-through-type="none" style:font-name="Arial" fo:font-size="9pt" fo:font-weight="bold" officeooo:rsid="00bc2fc3" officeooo:paragraph-rsid="00bc2fc3" fo:background-color="transparent" style:font-size-asian="9pt" style:font-weight-asian="bold" style:font-size-complex="9pt" style:font-weight-complex="bold"/>
    </style:style>
    <style:style style:name="P419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420" style:family="paragraph" style:parent-style-name="Table_20_Contents">
      <style:text-properties style:text-line-through-style="none" style:text-line-through-type="none" style:font-name="Arial" fo:font-size="9pt" officeooo:rsid="00acc891" officeooo:paragraph-rsid="00acc891" fo:background-color="transparent" style:font-size-asian="9pt" style:font-size-complex="9pt"/>
    </style:style>
    <style:style style:name="P421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422" style:family="paragraph" style:parent-style-name="Table_20_Contents">
      <style:text-properties style:text-line-through-style="none" style:text-line-through-type="none" style:font-name="Arial" fo:font-size="9pt" officeooo:rsid="00bc2fc3" officeooo:paragraph-rsid="00bc2fc3" fo:background-color="transparent" style:font-size-asian="9pt" style:font-size-complex="9pt"/>
    </style:style>
    <style:style style:name="P423" style:family="paragraph" style:parent-style-name="Table_20_Contents">
      <style:text-properties style:text-line-through-style="none" style:text-line-through-type="none" style:font-name="Arial" fo:font-size="9pt" officeooo:rsid="00c09d1a" officeooo:paragraph-rsid="00a32433" fo:background-color="transparent" style:font-size-asian="9pt" style:font-size-complex="9pt"/>
    </style:style>
    <style:style style:name="P424" style:family="paragraph" style:parent-style-name="Table_20_Contents">
      <style:text-properties style:text-line-through-style="none" style:text-line-through-type="none" style:font-name="Arial" fo:font-size="9pt" officeooo:rsid="00c09d1a" officeooo:paragraph-rsid="00c09d1a" fo:background-color="transparent" style:font-size-asian="9pt" style:font-size-complex="9pt"/>
    </style:style>
    <style:style style:name="P425" style:family="paragraph" style:parent-style-name="Table_20_Contents">
      <style:text-properties style:text-line-through-style="none" style:text-line-through-type="none" style:font-name="Arial" fo:font-size="9pt" officeooo:rsid="0095f247" officeooo:paragraph-rsid="00bf0cf0" fo:background-color="transparent" style:font-size-asian="9pt" style:font-size-complex="9pt"/>
    </style:style>
    <style:style style:name="P426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427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d7cf1a" fo:background-color="#ffff00" style:font-size-asian="9pt" style:font-weight-asian="bold" style:font-size-complex="9pt" style:font-weight-complex="bold"/>
    </style:style>
    <style:style style:name="P428" style:family="paragraph" style:parent-style-name="Table_20_Contents">
      <style:text-properties style:text-line-through-style="solid" style:text-line-through-type="single" style:font-name="Arial" fo:font-size="9pt" fo:font-weight="bold" officeooo:rsid="011b2176" officeooo:paragraph-rsid="011b2176" fo:background-color="#ffff00" style:font-size-asian="9pt" style:font-weight-asian="bold" style:font-size-complex="9pt" style:font-weight-complex="bold"/>
    </style:style>
    <style:style style:name="P429" style:family="paragraph" style:parent-style-name="Table_20_Contents">
      <style:text-properties style:text-line-through-style="solid" style:text-line-through-type="single" style:font-name="Arial" fo:font-size="9pt" officeooo:rsid="0094aa74" officeooo:paragraph-rsid="00a32433" fo:background-color="#ffff00" style:font-size-asian="9pt" style:font-size-complex="9pt"/>
    </style:style>
    <style:style style:name="P430" style:family="paragraph" style:parent-style-name="Standard">
      <style:text-properties officeooo:rsid="0062d4a5" officeooo:paragraph-rsid="00a32433"/>
    </style:style>
    <style:style style:name="P431" style:family="paragraph" style:parent-style-name="Standard">
      <style:text-properties officeooo:rsid="0053cec3" officeooo:paragraph-rsid="013832a3"/>
    </style:style>
    <style:style style:name="P432" style:family="paragraph" style:parent-style-name="Standard">
      <style:text-properties officeooo:paragraph-rsid="00663ab8"/>
    </style:style>
    <style:style style:name="P433" style:family="paragraph" style:parent-style-name="Standard">
      <style:text-properties officeooo:rsid="00861320" officeooo:paragraph-rsid="011d32c4" fo:background-color="transparent"/>
    </style:style>
    <style:style style:name="P434" style:family="paragraph" style:parent-style-name="Standard">
      <style:text-properties officeooo:paragraph-rsid="00663ab8" fo:background-color="transparent"/>
    </style:style>
    <style:style style:name="P435" style:family="paragraph" style:parent-style-name="Standard">
      <style:text-properties officeooo:rsid="012eb63f" officeooo:paragraph-rsid="012eb63f" fo:background-color="transparent"/>
    </style:style>
    <style:style style:name="P436" style:family="paragraph" style:parent-style-name="Standard">
      <style:text-properties officeooo:rsid="00a67137" officeooo:paragraph-rsid="0092c2be"/>
    </style:style>
    <style:style style:name="P437" style:family="paragraph" style:parent-style-name="Standard">
      <style:text-properties officeooo:rsid="00a67137" officeooo:paragraph-rsid="011b1460"/>
    </style:style>
    <style:style style:name="P438" style:family="paragraph" style:parent-style-name="Standard">
      <style:text-properties officeooo:paragraph-rsid="00848713"/>
    </style:style>
    <style:style style:name="P439" style:family="paragraph" style:parent-style-name="Standard">
      <style:text-properties officeooo:paragraph-rsid="0094aa74"/>
    </style:style>
    <style:style style:name="P440" style:family="paragraph" style:parent-style-name="Standard">
      <style:text-properties officeooo:paragraph-rsid="0113824e"/>
    </style:style>
    <style:style style:name="P441" style:family="paragraph" style:parent-style-name="Standard">
      <style:text-properties style:font-name="Arial" fo:font-size="9pt" officeooo:rsid="013d512e" officeooo:paragraph-rsid="013d512e" style:font-size-asian="9pt" style:font-size-complex="9pt"/>
    </style:style>
    <style:style style:name="P442" style:family="paragraph" style:parent-style-name="Text_20_body" style:list-style-name="L3">
      <style:text-properties officeooo:rsid="00a9b4aa" officeooo:paragraph-rsid="00975210"/>
    </style:style>
    <style:style style:name="P443" style:family="paragraph" style:parent-style-name="Text_20_body" style:list-style-name="L3">
      <style:text-properties officeooo:rsid="00aa33b4" officeooo:paragraph-rsid="00975210"/>
    </style:style>
    <style:style style:name="P444" style:family="paragraph" style:parent-style-name="Text_20_body" style:list-style-name="L3">
      <style:text-properties officeooo:rsid="00aa641c" officeooo:paragraph-rsid="00975210"/>
    </style:style>
    <style:style style:name="P445" style:family="paragraph" style:parent-style-name="Text_20_body" style:list-style-name="L3">
      <style:text-properties officeooo:rsid="0062d4a5" officeooo:paragraph-rsid="00975210"/>
    </style:style>
    <style:style style:name="P446" style:family="paragraph" style:parent-style-name="Text_20_body" style:list-style-name="L3">
      <style:text-properties officeooo:rsid="00ad7f34" officeooo:paragraph-rsid="00975210"/>
    </style:style>
    <style:style style:name="P447" style:family="paragraph" style:parent-style-name="Text_20_body" style:list-style-name="L3">
      <style:text-properties officeooo:rsid="0131abf3" officeooo:paragraph-rsid="0131abf3"/>
    </style:style>
    <style:style style:name="P448" style:family="paragraph" style:parent-style-name="Text_20_body">
      <style:text-properties officeooo:paragraph-rsid="014819f6"/>
    </style:style>
    <style:style style:name="P449" style:family="paragraph" style:parent-style-name="Text_20_body">
      <style:text-properties officeooo:paragraph-rsid="00bf0cf0"/>
    </style:style>
    <style:style style:name="P450" style:family="paragraph" style:parent-style-name="Text_20_body">
      <style:text-properties officeooo:paragraph-rsid="00d75fd4"/>
    </style:style>
    <style:style style:name="P451" style:family="paragraph" style:parent-style-name="Text_20_body">
      <style:text-properties officeooo:paragraph-rsid="0094aa74"/>
    </style:style>
    <style:style style:name="P452" style:family="paragraph" style:parent-style-name="Text_20_body">
      <style:text-properties officeooo:paragraph-rsid="00a88e9a"/>
    </style:style>
    <style:style style:name="P453" style:family="paragraph" style:parent-style-name="Text_20_body">
      <style:text-properties officeooo:paragraph-rsid="01106c62"/>
    </style:style>
    <style:style style:name="P454" style:family="paragraph" style:parent-style-name="Text_20_body">
      <style:text-properties officeooo:paragraph-rsid="00a9bbde"/>
    </style:style>
    <style:style style:name="P455" style:family="paragraph" style:parent-style-name="Text_20_body">
      <style:text-properties officeooo:paragraph-rsid="013832a3"/>
    </style:style>
    <style:style style:name="P456" style:family="paragraph" style:parent-style-name="Text_20_body">
      <style:text-properties officeooo:rsid="0137582b" officeooo:paragraph-rsid="0137582b"/>
    </style:style>
    <style:style style:name="P457" style:family="paragraph" style:parent-style-name="Text_20_body">
      <style:text-properties officeooo:paragraph-rsid="01127e6a"/>
    </style:style>
    <style:style style:name="P458" style:family="paragraph" style:parent-style-name="Text_20_body">
      <style:text-properties officeooo:paragraph-rsid="00c0b5b5"/>
    </style:style>
    <style:style style:name="P459" style:family="paragraph" style:parent-style-name="Text_20_body">
      <style:text-properties officeooo:paragraph-rsid="0064b1c0"/>
    </style:style>
    <style:style style:name="P460" style:family="paragraph" style:parent-style-name="Text_20_body">
      <style:text-properties officeooo:rsid="00861320" officeooo:paragraph-rsid="00848713" fo:background-color="transparent"/>
    </style:style>
    <style:style style:name="P461" style:family="paragraph" style:parent-style-name="Text_20_body">
      <style:text-properties officeooo:paragraph-rsid="00663ab8"/>
    </style:style>
    <style:style style:name="P462" style:family="paragraph" style:parent-style-name="Text_20_body">
      <style:text-properties officeooo:paragraph-rsid="0113824e"/>
    </style:style>
    <style:style style:name="P463" style:family="paragraph" style:parent-style-name="Text_20_body">
      <style:text-properties officeooo:paragraph-rsid="0067cbb5"/>
    </style:style>
    <style:style style:name="P464" style:family="paragraph" style:parent-style-name="Text_20_body">
      <style:text-properties officeooo:paragraph-rsid="007ee7b8"/>
    </style:style>
    <style:style style:name="P465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66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67" style:family="paragraph" style:parent-style-name="Text_20_body">
      <style:text-properties officeooo:paragraph-rsid="00874f80"/>
    </style:style>
    <style:style style:name="P468" style:family="paragraph" style:parent-style-name="Text_20_body">
      <style:text-properties officeooo:paragraph-rsid="007eb74a"/>
    </style:style>
    <style:style style:name="P469" style:family="paragraph" style:parent-style-name="Text_20_body">
      <style:text-properties officeooo:paragraph-rsid="00848713"/>
    </style:style>
    <style:style style:name="P470" style:family="paragraph" style:parent-style-name="Text_20_body">
      <style:text-properties officeooo:paragraph-rsid="00861320"/>
    </style:style>
    <style:style style:name="P471" style:family="paragraph" style:parent-style-name="Text_20_body">
      <style:text-properties officeooo:paragraph-rsid="0091007b"/>
    </style:style>
    <style:style style:name="P472" style:family="paragraph" style:parent-style-name="Text_20_body">
      <style:text-properties officeooo:paragraph-rsid="0092c2be"/>
    </style:style>
    <style:style style:name="P473" style:family="paragraph" style:parent-style-name="Text_20_body">
      <style:text-properties officeooo:paragraph-rsid="0099ea68"/>
    </style:style>
    <style:style style:name="P474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475" style:family="paragraph" style:parent-style-name="Text_20_body">
      <style:text-properties style:font-name="Arial" fo:font-size="9pt" officeooo:rsid="00b867d6" officeooo:paragraph-rsid="014819f6" style:font-size-asian="9pt" style:font-size-complex="9pt"/>
    </style:style>
    <style:style style:name="P476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477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478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479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480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481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482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483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484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485" style:family="paragraph" style:parent-style-name="Text_20_body">
      <style:text-properties style:font-name="Arial" fo:font-size="9pt" officeooo:rsid="007eb74a" officeooo:paragraph-rsid="00874f80" style:font-size-asian="9pt" style:font-size-complex="9pt"/>
    </style:style>
    <style:style style:name="P486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487" style:family="paragraph" style:parent-style-name="Text_20_body">
      <style:text-properties style:font-name="Arial" fo:font-size="9pt" officeooo:rsid="00874f80" officeooo:paragraph-rsid="00874f80" style:font-size-asian="9pt" style:font-size-complex="9pt"/>
    </style:style>
    <style:style style:name="P488" style:family="paragraph" style:parent-style-name="Text_20_body">
      <style:text-properties style:font-name="Arial" fo:font-size="9pt" officeooo:rsid="00874f80" officeooo:paragraph-rsid="00848713" style:font-size-asian="9pt" style:font-size-complex="9pt"/>
    </style:style>
    <style:style style:name="P489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490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491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492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493" style:family="paragraph" style:parent-style-name="Title">
      <style:text-properties officeooo:rsid="005244b2" officeooo:paragraph-rsid="003e990f"/>
    </style:style>
    <style:style style:name="P494" style:family="paragraph" style:parent-style-name="Heading_20_1">
      <style:paragraph-properties fo:break-before="page"/>
    </style:style>
    <style:style style:name="P495" style:family="paragraph" style:parent-style-name="Heading_20_1">
      <style:paragraph-properties fo:break-before="page"/>
      <style:text-properties officeooo:rsid="005244b2" officeooo:paragraph-rsid="005244b2"/>
    </style:style>
    <style:style style:name="P496" style:family="paragraph" style:parent-style-name="Contents_20_Heading">
      <style:paragraph-properties fo:break-before="page"/>
    </style:style>
    <style:style style:name="P497" style:family="paragraph" style:parent-style-name="Heading_20_2">
      <style:text-properties officeooo:rsid="00715846"/>
    </style:style>
    <style:style style:name="P498" style:family="paragraph" style:parent-style-name="Heading_20_2">
      <style:text-properties officeooo:rsid="00715846" officeooo:paragraph-rsid="00a9bbde"/>
    </style:style>
    <style:style style:name="P499" style:family="paragraph" style:parent-style-name="Heading_20_2">
      <style:text-properties officeooo:paragraph-rsid="013832a3"/>
    </style:style>
    <style:style style:name="P500" style:family="paragraph" style:parent-style-name="Heading_20_2">
      <style:text-properties officeooo:rsid="00663ab8" officeooo:paragraph-rsid="0113824e" fo:background-color="transparent"/>
    </style:style>
    <style:style style:name="P501" style:family="paragraph" style:parent-style-name="Heading_20_2">
      <style:text-properties officeooo:rsid="00681035" officeooo:paragraph-rsid="00681035" fo:background-color="transparent"/>
    </style:style>
    <style:style style:name="P502" style:family="paragraph" style:parent-style-name="Heading_20_2">
      <style:text-properties officeooo:rsid="00861320" fo:background-color="transparent"/>
    </style:style>
    <style:style style:name="P503" style:family="paragraph" style:parent-style-name="Heading_20_2">
      <style:text-properties officeooo:rsid="00861320" officeooo:paragraph-rsid="00848713" fo:background-color="transparent"/>
    </style:style>
    <style:style style:name="P504" style:family="paragraph" style:parent-style-name="Heading_20_2" style:list-style-name="">
      <style:text-properties officeooo:paragraph-rsid="00663ab8"/>
    </style:style>
    <style:style style:name="P505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06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07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08" style:family="paragraph" style:parent-style-name="Heading_20_2">
      <style:text-properties officeooo:rsid="00a7337a" officeooo:paragraph-rsid="00975210"/>
    </style:style>
    <style:style style:name="P509" style:family="paragraph" style:parent-style-name="Heading_20_2">
      <style:text-properties officeooo:paragraph-rsid="01127e6a"/>
    </style:style>
    <style:style style:name="P510" style:family="paragraph" style:parent-style-name="Heading_20_2">
      <style:text-properties officeooo:paragraph-rsid="0113824e"/>
    </style:style>
    <style:style style:name="P511" style:family="paragraph" style:parent-style-name="Heading_20_2">
      <style:text-properties officeooo:paragraph-rsid="0067cbb5"/>
    </style:style>
    <style:style style:name="P512" style:family="paragraph" style:parent-style-name="Heading_20_2">
      <style:text-properties officeooo:paragraph-rsid="007ee7b8"/>
    </style:style>
    <style:style style:name="P513" style:family="paragraph" style:parent-style-name="Heading_20_2">
      <style:text-properties officeooo:paragraph-rsid="007eb74a"/>
    </style:style>
    <style:style style:name="P514" style:family="paragraph" style:parent-style-name="Heading_20_2">
      <style:text-properties officeooo:paragraph-rsid="00663ab8"/>
    </style:style>
    <style:style style:name="P515" style:family="paragraph" style:parent-style-name="Heading_20_2">
      <style:text-properties officeooo:paragraph-rsid="00848713"/>
    </style:style>
    <style:style style:name="P516" style:family="paragraph" style:parent-style-name="Heading_20_2">
      <style:text-properties officeooo:paragraph-rsid="012cc52b"/>
    </style:style>
    <style:style style:name="P517" style:family="paragraph" style:parent-style-name="Heading_20_2">
      <style:text-properties officeooo:paragraph-rsid="00874f80"/>
    </style:style>
    <style:style style:name="P518" style:family="paragraph" style:parent-style-name="Heading_20_2">
      <style:text-properties officeooo:paragraph-rsid="011d32c4"/>
    </style:style>
    <style:style style:name="P519" style:family="paragraph" style:parent-style-name="Heading_20_2">
      <style:text-properties officeooo:paragraph-rsid="00861320"/>
    </style:style>
    <style:style style:name="P520" style:family="paragraph" style:parent-style-name="Heading_20_2">
      <style:text-properties officeooo:paragraph-rsid="011b1460"/>
    </style:style>
    <style:style style:name="P521" style:family="paragraph" style:parent-style-name="Heading_20_2">
      <style:text-properties officeooo:paragraph-rsid="0092c2be"/>
    </style:style>
    <style:style style:name="P522" style:family="paragraph" style:parent-style-name="Heading_20_2">
      <style:text-properties officeooo:paragraph-rsid="0099ea68"/>
    </style:style>
    <style:style style:name="P523" style:family="paragraph" style:parent-style-name="Heading_20_2">
      <style:text-properties officeooo:paragraph-rsid="012eb63f"/>
    </style:style>
    <style:style style:name="P524" style:family="paragraph" style:parent-style-name="Heading_20_2">
      <style:text-properties officeooo:paragraph-rsid="014819f6"/>
    </style:style>
    <style:style style:name="P525" style:family="paragraph" style:parent-style-name="Heading_20_2">
      <style:text-properties officeooo:paragraph-rsid="00bf0cf0"/>
    </style:style>
    <style:style style:name="P526" style:family="paragraph" style:parent-style-name="Heading_20_2">
      <style:text-properties officeooo:paragraph-rsid="00d75fd4"/>
    </style:style>
    <style:style style:name="P527" style:family="paragraph" style:parent-style-name="Heading_20_2">
      <style:text-properties officeooo:paragraph-rsid="0094aa74"/>
    </style:style>
    <style:style style:name="P528" style:family="paragraph" style:parent-style-name="Heading_20_2">
      <style:text-properties officeooo:paragraph-rsid="00a88e9a"/>
    </style:style>
    <style:style style:name="P529" style:family="paragraph" style:parent-style-name="Heading_20_2">
      <style:text-properties officeooo:paragraph-rsid="01106c62"/>
    </style:style>
    <style:style style:name="P530" style:family="paragraph" style:parent-style-name="Heading_20_2">
      <style:text-properties officeooo:paragraph-rsid="00a9bbde"/>
    </style:style>
    <style:style style:name="P531" style:family="paragraph" style:parent-style-name="Heading_20_2">
      <style:text-properties officeooo:paragraph-rsid="0064b1c0"/>
    </style:style>
    <style:style style:name="P532" style:family="paragraph" style:parent-style-name="Heading_20_2">
      <style:text-properties officeooo:paragraph-rsid="0091007b"/>
    </style:style>
    <style:style style:name="P533" style:family="paragraph" style:parent-style-name="Heading_20_2">
      <style:paragraph-properties fo:break-before="page"/>
      <style:text-properties officeooo:paragraph-rsid="0092c2be"/>
    </style:style>
    <style:style style:name="P534" style:family="paragraph" style:parent-style-name="Heading_20_2">
      <style:paragraph-properties fo:break-before="page"/>
      <style:text-properties officeooo:paragraph-rsid="00d75fd4"/>
    </style:style>
    <style:style style:name="P535" style:family="paragraph" style:parent-style-name="Heading_20_2" style:master-page-name="">
      <style:paragraph-properties style:page-number="auto" fo:break-before="auto" fo:break-after="auto"/>
      <style:text-properties officeooo:paragraph-rsid="00c0b5b5"/>
    </style:style>
    <style:style style:name="P536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537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538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539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540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541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542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543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544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545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546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547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548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549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550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551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552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553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5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555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556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557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558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559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560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561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562" style:family="paragraph" style:parent-style-name="Table_20_Contents">
      <style:text-properties style:font-name="Arial" fo:font-size="9pt" officeooo:rsid="0094aa74" officeooo:paragraph-rsid="00cd256e" style:font-size-asian="9pt" style:font-size-complex="9pt"/>
    </style:style>
    <style:style style:name="P563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564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565" style:family="paragraph" style:parent-style-name="Table_20_Contents">
      <style:text-properties style:font-name="Arial" fo:font-size="9pt" officeooo:rsid="0094aa74" officeooo:paragraph-rsid="012eb63f" style:font-size-asian="9pt" style:font-size-complex="9pt"/>
    </style:style>
    <style:style style:name="P566" style:family="paragraph" style:parent-style-name="Table_20_Contents">
      <style:text-properties style:font-name="Arial" fo:font-size="9pt" officeooo:rsid="0094aa74" officeooo:paragraph-rsid="014819f6" style:font-size-asian="9pt" style:font-size-complex="9pt"/>
    </style:style>
    <style:style style:name="P567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568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569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570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571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572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573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574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575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576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577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78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579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580" style:family="paragraph" style:parent-style-name="Table_20_Contents">
      <style:text-properties style:font-name="Arial" fo:font-size="9pt" officeooo:rsid="0124d988" officeooo:paragraph-rsid="014819f6" style:font-size-asian="9pt" style:font-size-complex="9pt"/>
    </style:style>
    <style:style style:name="P581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582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583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584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585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586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587" style:family="paragraph" style:parent-style-name="Table_20_Contents">
      <style:text-properties style:font-name="Arial" fo:font-size="9pt" officeooo:rsid="0029c379" officeooo:paragraph-rsid="014819f6" style:font-size-asian="9pt" style:font-size-complex="9pt"/>
    </style:style>
    <style:style style:name="P588" style:family="paragraph" style:parent-style-name="Table_20_Contents">
      <style:text-properties style:font-name="Arial" fo:font-size="9pt" officeooo:rsid="00da943a" officeooo:paragraph-rsid="00da943a" style:font-size-asian="9pt" style:font-size-complex="9pt"/>
    </style:style>
    <style:style style:name="P589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590" style:family="paragraph" style:parent-style-name="Table_20_Contents">
      <style:text-properties style:font-name="Arial" fo:font-size="9pt" officeooo:rsid="00c091a2" officeooo:paragraph-rsid="00c091a2" style:font-size-asian="9pt" style:font-size-complex="9pt"/>
    </style:style>
    <style:style style:name="P591" style:family="paragraph" style:parent-style-name="Table_20_Contents">
      <style:text-properties style:font-name="Arial" fo:font-size="9pt" officeooo:rsid="00874f80" officeooo:paragraph-rsid="00874f80" style:font-size-asian="9pt" style:font-size-complex="9pt"/>
    </style:style>
    <style:style style:name="P592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593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594" style:family="paragraph" style:parent-style-name="Table_20_Contents">
      <style:text-properties style:font-name="Arial" fo:font-size="9pt" officeooo:rsid="012cc52b" officeooo:paragraph-rsid="012eb63f" style:font-size-asian="9pt" style:font-size-complex="9pt"/>
    </style:style>
    <style:style style:name="P595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596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597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598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599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600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4819f6" style:font-size-asian="9pt" style:font-weight-asian="bold" style:font-size-complex="9pt" style:font-weight-complex="bold"/>
    </style:style>
    <style:style style:name="P601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602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603" style:family="paragraph" style:parent-style-name="Table_20_Contents">
      <style:text-properties style:font-name="Arial" fo:font-size="9pt" fo:font-weight="bold" officeooo:rsid="00201e9f" officeooo:paragraph-rsid="0137ecdc" style:font-size-asian="9pt" style:font-weight-asian="bold" style:font-size-complex="9pt" style:font-weight-complex="bold"/>
    </style:style>
    <style:style style:name="P604" style:family="paragraph" style:parent-style-name="Table_20_Contents">
      <style:text-properties style:font-name="Arial" fo:font-size="9pt" fo:font-weight="bold" officeooo:rsid="00201e9f" officeooo:paragraph-rsid="014819f6" style:font-size-asian="9pt" style:font-weight-asian="bold" style:font-size-complex="9pt" style:font-weight-complex="bold"/>
    </style:style>
    <style:style style:name="P605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606" style:family="paragraph" style:parent-style-name="Table_20_Contents">
      <style:text-properties style:font-name="Arial" fo:font-size="9pt" fo:font-weight="bold" officeooo:rsid="012cc52b" officeooo:paragraph-rsid="012eb63f" style:font-size-asian="9pt" style:font-weight-asian="bold" style:font-size-complex="9pt" style:font-weight-complex="bold"/>
    </style:style>
    <style:style style:name="P607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08" style:family="paragraph" style:parent-style-name="Table_20_Contents">
      <style:text-properties style:font-name="Arial" fo:font-size="9pt" fo:font-weight="bold" officeooo:rsid="00975210" officeooo:paragraph-rsid="014819f6" style:font-size-asian="9pt" style:font-weight-asian="bold" style:font-size-complex="9pt" style:font-weight-complex="bold"/>
    </style:style>
    <style:style style:name="P609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610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61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612" style:family="paragraph" style:parent-style-name="Table_20_Contents">
      <style:text-properties style:font-name="Arial" fo:font-size="9pt" fo:font-weight="bold" officeooo:rsid="0094aa74" officeooo:paragraph-rsid="014819f6" style:font-size-asian="9pt" style:font-weight-asian="bold" style:font-size-complex="9pt" style:font-weight-complex="bold"/>
    </style:style>
    <style:style style:name="P61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4819f6" style:font-size-asian="9pt" style:font-weight-asian="bold" style:font-size-complex="9pt" style:font-weight-complex="bold"/>
    </style:style>
    <style:style style:name="P614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615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616" style:family="paragraph" style:parent-style-name="Table_20_Contents">
      <style:text-properties style:font-name="Arial" fo:font-size="9pt" fo:font-weight="bold" officeooo:rsid="006d954b" officeooo:paragraph-rsid="00cd256e" style:font-size-asian="9pt" style:font-weight-asian="bold" style:font-size-complex="9pt" style:font-weight-complex="bold"/>
    </style:style>
    <style:style style:name="P617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618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619" style:family="paragraph" style:parent-style-name="Table_20_Contents">
      <style:text-properties style:font-name="Arial" fo:font-size="9pt" fo:font-weight="bold" officeooo:rsid="00893428" officeooo:paragraph-rsid="00cd256e" style:font-size-asian="9pt" style:font-weight-asian="bold" style:font-size-complex="9pt" style:font-weight-complex="bold"/>
    </style:style>
    <style:style style:name="P620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621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62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62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62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4819f6" style:font-size-asian="14pt" style:font-weight-asian="bold" style:font-size-complex="14pt" style:font-weight-complex="bold"/>
    </style:style>
    <style:style style:name="P626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627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628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6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1" style:family="paragraph" style:parent-style-name="Standard">
      <style:text-properties officeooo:paragraph-rsid="00663ab8"/>
    </style:style>
    <style:style style:name="P632" style:family="paragraph" style:parent-style-name="Standard">
      <style:text-properties officeooo:rsid="0062d4a5" officeooo:paragraph-rsid="00bf0cf0"/>
    </style:style>
    <style:style style:name="P633" style:family="paragraph" style:parent-style-name="Standard">
      <style:text-properties officeooo:rsid="0053cec3"/>
    </style:style>
    <style:style style:name="P634" style:family="paragraph" style:parent-style-name="Standard">
      <style:text-properties officeooo:rsid="0053cec3" officeooo:paragraph-rsid="00bf0cf0"/>
    </style:style>
    <style:style style:name="P635" style:family="paragraph" style:parent-style-name="Standard">
      <style:text-properties officeooo:rsid="0053cec3" officeooo:paragraph-rsid="00a32433"/>
    </style:style>
    <style:style style:name="P636" style:family="paragraph" style:parent-style-name="Standard">
      <style:text-properties officeooo:paragraph-rsid="0062d4a5"/>
    </style:style>
    <style:style style:name="P637" style:family="paragraph" style:parent-style-name="Standard">
      <style:text-properties officeooo:paragraph-rsid="00649ebd"/>
    </style:style>
    <style:style style:name="P638" style:family="paragraph" style:parent-style-name="Standard">
      <style:text-properties officeooo:paragraph-rsid="014819f6"/>
    </style:style>
    <style:style style:name="P639" style:family="paragraph" style:parent-style-name="Standard">
      <style:text-properties officeooo:paragraph-rsid="007b1b00"/>
    </style:style>
    <style:style style:name="P640" style:family="paragraph" style:parent-style-name="Standard">
      <style:text-properties officeooo:paragraph-rsid="01127e6a"/>
    </style:style>
    <style:style style:name="P641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642" style:family="paragraph" style:parent-style-name="Standard">
      <style:text-properties officeooo:rsid="00861320" officeooo:paragraph-rsid="00848713" fo:background-color="transparent"/>
    </style:style>
    <style:style style:name="P643" style:family="paragraph" style:parent-style-name="Standard">
      <style:text-properties officeooo:rsid="0091007b" officeooo:paragraph-rsid="0092c2be" fo:background-color="transparent"/>
    </style:style>
    <style:style style:name="P644" style:family="paragraph" style:parent-style-name="Standard">
      <style:text-properties officeooo:paragraph-rsid="0099ea68" fo:background-color="transparent"/>
    </style:style>
    <style:style style:name="P645" style:family="paragraph" style:parent-style-name="Standard">
      <style:text-properties officeooo:paragraph-rsid="011d32c4"/>
    </style:style>
    <style:style style:name="P646" style:family="paragraph" style:parent-style-name="Standard">
      <style:text-properties officeooo:rsid="00a67137" officeooo:paragraph-rsid="00874f80"/>
    </style:style>
    <style:style style:name="P647" style:family="paragraph" style:parent-style-name="Standard">
      <style:text-properties officeooo:rsid="00a67137" officeooo:paragraph-rsid="0099ea68"/>
    </style:style>
    <style:style style:name="P648" style:family="paragraph" style:parent-style-name="Standard">
      <style:text-properties officeooo:paragraph-rsid="00861320"/>
    </style:style>
    <style:style style:name="P649" style:family="paragraph" style:parent-style-name="Standard">
      <style:text-properties officeooo:paragraph-rsid="0092c2be"/>
    </style:style>
    <style:style style:name="P650" style:family="paragraph" style:parent-style-name="Standard">
      <style:text-properties officeooo:paragraph-rsid="012eb63f"/>
    </style:style>
    <style:style style:name="P651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652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653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T1" style:family="text">
      <style:text-properties officeooo:rsid="0095f247"/>
    </style:style>
    <style:style style:name="T2" style:family="text">
      <style:text-properties officeooo:rsid="00a9bbde"/>
    </style:style>
    <style:style style:name="T3" style:family="text">
      <style:text-properties officeooo:rsid="00d75fd4"/>
    </style:style>
    <style:style style:name="T4" style:family="text">
      <style:text-properties officeooo:rsid="00b02fb8"/>
    </style:style>
    <style:style style:name="T5" style:family="text">
      <style:text-properties style:text-line-through-style="none" style:text-line-through-type="none" fo:background-color="transparent" loext:char-shading-value="0"/>
    </style:style>
    <style:style style:name="T6" style:family="text">
      <style:text-properties officeooo:rsid="00a86f1b"/>
    </style:style>
    <style:style style:name="T7" style:family="text">
      <style:text-properties officeooo:rsid="00d811b7"/>
    </style:style>
    <style:style style:name="T8" style:family="text">
      <style:text-properties officeooo:rsid="00d7cf1a"/>
    </style:style>
    <style:style style:name="T9" style:family="text">
      <style:text-properties officeooo:rsid="00bf0cf0"/>
    </style:style>
    <style:style style:name="T10" style:family="text">
      <style:text-properties officeooo:rsid="00a88e9a"/>
    </style:style>
    <style:style style:name="T11" style:family="text">
      <style:text-properties officeooo:rsid="00958fe7"/>
    </style:style>
    <style:style style:name="T12" style:family="text">
      <style:text-properties officeooo:rsid="00be8221"/>
    </style:style>
    <style:style style:name="T13" style:family="text">
      <style:text-properties officeooo:rsid="00acc891"/>
    </style:style>
    <style:style style:name="T14" style:family="text">
      <style:text-properties officeooo:rsid="00aa641c"/>
    </style:style>
    <style:style style:name="T15" style:family="text">
      <style:text-properties officeooo:rsid="00975210"/>
    </style:style>
    <style:style style:name="T16" style:family="text">
      <style:text-properties officeooo:rsid="00ca029e"/>
    </style:style>
    <style:style style:name="T17" style:family="text">
      <style:text-properties officeooo:rsid="00dce997"/>
    </style:style>
    <style:style style:name="T18" style:family="text">
      <style:text-properties officeooo:rsid="00c6bffe"/>
    </style:style>
    <style:style style:name="T19" style:family="text">
      <style:text-properties officeooo:rsid="00c091a2"/>
    </style:style>
    <style:style style:name="T20" style:family="text">
      <style:text-properties officeooo:rsid="00663ab8" fo:background-color="transparent" loext:char-shading-value="0"/>
    </style:style>
    <style:style style:name="T21" style:family="text">
      <style:text-properties officeooo:rsid="00cad9bc"/>
    </style:style>
    <style:style style:name="T22" style:family="text">
      <style:text-properties officeooo:rsid="00c4dea4"/>
    </style:style>
    <style:style style:name="T23" style:family="text">
      <style:text-properties officeooo:rsid="014819f6" fo:background-color="transparent" loext:char-shading-value="0"/>
    </style:style>
    <style:style style:name="T24" style:family="text">
      <style:text-properties officeooo:rsid="01127e6a" fo:background-color="transparent" loext:char-shading-value="0"/>
    </style:style>
    <style:style style:name="T25" style:family="text">
      <style:text-properties officeooo:rsid="007b1b00" fo:background-color="transparent" loext:char-shading-value="0"/>
    </style:style>
    <style:style style:name="T26" style:family="text">
      <style:text-properties officeooo:rsid="0070e54d"/>
    </style:style>
    <style:style style:name="T27" style:family="text">
      <style:text-properties officeooo:rsid="0113824e" fo:background-color="transparent" loext:char-shading-value="0"/>
    </style:style>
    <style:style style:name="T28" style:family="text">
      <style:text-properties officeooo:rsid="0067cbb5" fo:background-color="transparent" loext:char-shading-value="0"/>
    </style:style>
    <style:style style:name="T29" style:family="text">
      <style:text-properties officeooo:rsid="00649ebd"/>
    </style:style>
    <style:style style:name="T30" style:family="text">
      <style:text-properties officeooo:rsid="007ee7b8" fo:background-color="transparent" loext:char-shading-value="0"/>
    </style:style>
    <style:style style:name="T31" style:family="text">
      <style:text-properties officeooo:rsid="007eb74a"/>
    </style:style>
    <style:style style:name="T32" style:family="text">
      <style:text-properties officeooo:rsid="00db6ca5"/>
    </style:style>
    <style:style style:name="T33" style:family="text">
      <style:text-properties officeooo:rsid="00d3a6e9"/>
    </style:style>
    <style:style style:name="T34" style:family="text">
      <style:text-properties officeooo:rsid="00da943a"/>
    </style:style>
    <style:style style:name="T35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36" style:family="text">
      <style:text-properties officeooo:rsid="00874f80"/>
    </style:style>
    <style:style style:name="T37" style:family="text">
      <style:text-properties officeooo:rsid="007eb74a" fo:background-color="transparent" loext:char-shading-value="0"/>
    </style:style>
    <style:style style:name="T38" style:family="text">
      <style:text-properties officeooo:rsid="006d954b"/>
    </style:style>
    <style:style style:name="T39" style:family="text">
      <style:text-properties officeooo:rsid="00861320" fo:background-color="transparent" loext:char-shading-value="0"/>
    </style:style>
    <style:style style:name="T40" style:family="text">
      <style:text-properties officeooo:rsid="00874f80" fo:background-color="transparent" loext:char-shading-value="0"/>
    </style:style>
    <style:style style:name="T41" style:family="text">
      <style:text-properties officeooo:rsid="011d32c4" fo:background-color="transparent" loext:char-shading-value="0"/>
    </style:style>
    <style:style style:name="T42" style:family="text">
      <style:text-properties officeooo:rsid="0091007b" fo:background-color="transparent" loext:char-shading-value="0"/>
    </style:style>
    <style:style style:name="T43" style:family="text">
      <style:text-properties officeooo:rsid="0091967e"/>
    </style:style>
    <style:style style:name="T44" style:family="text">
      <style:text-properties officeooo:rsid="0092c2be" fo:background-color="transparent" loext:char-shading-value="0"/>
    </style:style>
    <style:style style:name="T45" style:family="text">
      <style:text-properties officeooo:rsid="0099ea68" fo:background-color="transparent" loext:char-shading-value="0"/>
    </style:style>
    <style:style style:name="T46" style:family="text">
      <style:text-properties officeooo:rsid="008a74da"/>
    </style:style>
    <style:style style:name="T47" style:family="text">
      <style:text-properties officeooo:rsid="00d75fd4"/>
    </style:style>
    <style:style style:name="T48" style:family="text">
      <style:text-properties officeooo:rsid="00bf0cf0"/>
    </style:style>
    <style:style style:name="T49" style:family="text">
      <style:text-properties officeooo:rsid="00aa641c"/>
    </style:style>
    <style:style style:name="T50" style:family="text">
      <style:text-properties officeooo:rsid="00975210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663ab8" fo:background-color="transparent" loext:char-shading-value="0"/>
    </style:style>
    <style:style style:name="T53" style:family="text">
      <style:text-properties officeooo:rsid="007b1b00" fo:background-color="transparent" loext:char-shading-value="0"/>
    </style:style>
    <style:style style:name="T54" style:family="text">
      <style:text-properties officeooo:rsid="00861320" fo:background-color="transparent" loext:char-shading-value="0"/>
    </style:style>
    <style:style style:name="T55" style:family="text">
      <style:text-properties officeooo:rsid="00874f80" fo:background-color="transparent" loext:char-shading-value="0"/>
    </style:style>
    <style:style style:name="T56" style:family="text">
      <style:text-properties officeooo:rsid="01127e6a" fo:background-color="transparent" loext:char-shading-value="0"/>
    </style:style>
    <style:style style:name="T57" style:family="text">
      <style:text-properties officeooo:rsid="0113824e" fo:background-color="transparent" loext:char-shading-value="0"/>
    </style:style>
    <style:style style:name="T58" style:family="text">
      <style:text-properties officeooo:rsid="0067cbb5" fo:background-color="transparent" loext:char-shading-value="0"/>
    </style:style>
    <style:style style:name="T59" style:family="text">
      <style:text-properties officeooo:rsid="007ee7b8" fo:background-color="transparent" loext:char-shading-value="0"/>
    </style:style>
    <style:style style:name="T60" style:family="text">
      <style:text-properties officeooo:rsid="007eb74a" fo:background-color="transparent" loext:char-shading-value="0"/>
    </style:style>
    <style:style style:name="T61" style:family="text">
      <style:text-properties officeooo:rsid="0091007b" fo:background-color="transparent" loext:char-shading-value="0"/>
    </style:style>
    <style:style style:name="T62" style:family="text">
      <style:text-properties officeooo:rsid="0092c2be" fo:background-color="transparent" loext:char-shading-value="0"/>
    </style:style>
    <style:style style:name="T63" style:family="text">
      <style:text-properties officeooo:rsid="0099ea68" fo:background-color="transparent" loext:char-shading-value="0"/>
    </style:style>
    <style:style style:name="T64" style:family="text">
      <style:text-properties officeooo:rsid="011d32c4" fo:background-color="transparent" loext:char-shading-value="0"/>
    </style:style>
    <style:style style:name="T65" style:family="text">
      <style:text-properties officeooo:rsid="00681035" fo:background-color="transparent" loext:char-shading-value="0"/>
    </style:style>
    <style:style style:name="T66" style:family="text">
      <style:text-properties officeooo:rsid="00842b17" fo:background-color="transparent" loext:char-shading-value="0"/>
    </style:style>
    <style:style style:name="T67" style:family="text">
      <style:text-properties officeooo:rsid="008602da" fo:background-color="transparent" loext:char-shading-value="0"/>
    </style:style>
    <style:style style:name="T68" style:family="text">
      <style:text-properties officeooo:rsid="011b1460" fo:background-color="transparent" loext:char-shading-value="0"/>
    </style:style>
    <style:style style:name="T69" style:family="text">
      <style:text-properties officeooo:rsid="012cc52b" fo:background-color="transparent" loext:char-shading-value="0"/>
    </style:style>
    <style:style style:name="T70" style:family="text">
      <style:text-properties officeooo:rsid="012eb63f" fo:background-color="transparent" loext:char-shading-value="0"/>
    </style:style>
    <style:style style:name="T71" style:family="text">
      <style:text-properties officeooo:rsid="014819f6" fo:background-color="transparent" loext:char-shading-value="0"/>
    </style:style>
    <style:style style:name="T72" style:family="text">
      <style:text-properties officeooo:rsid="00874f80"/>
    </style:style>
    <style:style style:name="T73" style:family="text">
      <style:text-properties officeooo:rsid="0095f247"/>
    </style:style>
    <style:style style:name="T74" style:family="text">
      <style:text-properties officeooo:rsid="00a9bbde"/>
    </style:style>
    <style:style style:name="T75" style:family="text">
      <style:text-properties style:text-line-through-style="none" style:text-line-through-type="none" fo:background-color="transparent" loext:char-shading-value="0"/>
    </style:style>
    <style:style style:name="T76" style:family="text">
      <style:text-properties style:text-line-through-style="none" style:text-line-through-type="none" officeooo:rsid="00a88e9a" fo:background-color="transparent" loext:char-shading-value="0"/>
    </style:style>
    <style:style style:name="T77" style:family="text">
      <style:text-properties style:text-line-through-style="none" style:text-line-through-type="none" officeooo:rsid="00b42bdb" fo:background-color="transparent" loext:char-shading-value="0"/>
    </style:style>
    <style:style style:name="T78" style:family="text">
      <style:text-properties style:text-line-through-style="none" style:text-line-through-type="none" officeooo:rsid="0094aa74" fo:background-color="transparent" loext:char-shading-value="0"/>
    </style:style>
    <style:style style:name="T79" style:family="text">
      <style:text-properties officeooo:rsid="00d7cf1a"/>
    </style:style>
    <style:style style:name="T80" style:family="text">
      <style:text-properties officeooo:rsid="00d811b7"/>
    </style:style>
    <style:style style:name="T81" style:family="text">
      <style:text-properties officeooo:rsid="00a88e9a"/>
    </style:style>
    <style:style style:name="T82" style:family="text">
      <style:text-properties officeooo:rsid="00958fe7"/>
    </style:style>
    <style:style style:name="T83" style:family="text">
      <style:text-properties officeooo:rsid="00be8221"/>
    </style:style>
    <style:style style:name="T84" style:family="text">
      <style:text-properties officeooo:rsid="00715846"/>
    </style:style>
    <style:style style:name="T85" style:family="text">
      <style:text-properties officeooo:rsid="00dce997"/>
    </style:style>
    <style:style style:name="T86" style:family="text">
      <style:text-properties officeooo:rsid="00c091a2"/>
    </style:style>
    <style:style style:name="T87" style:family="text">
      <style:text-properties officeooo:rsid="00c4dea4"/>
    </style:style>
    <style:style style:name="T88" style:family="text">
      <style:text-properties officeooo:rsid="00649ebd"/>
    </style:style>
    <style:style style:name="T89" style:family="text">
      <style:text-properties officeooo:rsid="00db6ca5"/>
    </style:style>
    <style:style style:name="T90" style:family="text">
      <style:text-properties officeooo:rsid="00d3a6e9"/>
    </style:style>
    <style:style style:name="T91" style:family="text">
      <style:text-properties officeooo:rsid="00da943a"/>
    </style:style>
    <style:style style:name="T92" style:family="text">
      <style:text-properties officeooo:rsid="00239d15"/>
    </style:style>
    <style:style style:name="T93" style:family="text">
      <style:text-properties fo:color="#ffffff" officeooo:rsid="002d41b1" fo:background-color="#333333" loext:char-shading-value="0"/>
    </style:style>
    <style:style style:name="T94" style:family="text">
      <style:text-properties fo:color="#ffffff" officeooo:rsid="00352db6" fo:background-color="#333333" loext:char-shading-value="0"/>
    </style:style>
    <style:style style:name="T95" style:family="text">
      <style:text-properties fo:color="#ffffff" officeooo:rsid="013b5251" fo:background-color="#333333" loext:char-shading-value="0"/>
    </style:style>
    <style:style style:name="T96" style:family="text">
      <style:text-properties officeooo:rsid="0053cec3"/>
    </style:style>
    <style:style style:name="T97" style:family="text">
      <style:text-properties officeooo:rsid="0060ea9d"/>
    </style:style>
    <style:style style:name="T98" style:family="text">
      <style:text-properties officeooo:rsid="00861320"/>
    </style:style>
    <style:style style:name="T99" style:family="text">
      <style:text-properties officeooo:rsid="00903fbf"/>
    </style:style>
    <style:style style:name="T100" style:family="text">
      <style:text-properties officeooo:rsid="0094aa74"/>
    </style:style>
    <style:style style:name="T101" style:family="text">
      <style:text-properties officeooo:rsid="0096e237"/>
    </style:style>
    <style:style style:name="T102" style:family="text">
      <style:text-properties officeooo:rsid="009befc8"/>
    </style:style>
    <style:style style:name="T103" style:family="text">
      <style:text-properties officeooo:rsid="00a2e09d"/>
    </style:style>
    <style:style style:name="T104" style:family="text">
      <style:text-properties officeooo:rsid="00a6ddb7"/>
    </style:style>
    <style:style style:name="T105" style:family="text">
      <style:text-properties officeooo:rsid="00575787"/>
    </style:style>
    <style:style style:name="T106" style:family="text">
      <style:text-properties officeooo:rsid="00b18b75"/>
    </style:style>
    <style:style style:name="T107" style:family="text">
      <style:text-properties officeooo:rsid="00b482a4"/>
    </style:style>
    <style:style style:name="T108" style:family="text">
      <style:text-properties officeooo:rsid="00b8e143"/>
    </style:style>
    <style:style style:name="T109" style:family="text">
      <style:text-properties officeooo:rsid="00c09d1a"/>
    </style:style>
    <style:style style:name="T110" style:family="text">
      <style:text-properties officeooo:rsid="00cd256e"/>
    </style:style>
    <style:style style:name="T111" style:family="text">
      <style:text-properties officeooo:rsid="00e327d2"/>
    </style:style>
    <style:style style:name="T112" style:family="text">
      <style:text-properties officeooo:rsid="00e5e93e"/>
    </style:style>
    <style:style style:name="T113" style:family="text">
      <style:text-properties officeooo:rsid="00e7e039"/>
    </style:style>
    <style:style style:name="T114" style:family="text">
      <style:text-properties officeooo:rsid="00e9df60"/>
    </style:style>
    <style:style style:name="T115" style:family="text">
      <style:text-properties officeooo:rsid="00ee34a0"/>
    </style:style>
    <style:style style:name="T116" style:family="text">
      <style:text-properties officeooo:rsid="00f01e31"/>
    </style:style>
    <style:style style:name="T117" style:family="text">
      <style:text-properties officeooo:rsid="00f18726"/>
    </style:style>
    <style:style style:name="T118" style:family="text">
      <style:text-properties officeooo:rsid="00f30ff6"/>
    </style:style>
    <style:style style:name="T119" style:family="text">
      <style:text-properties officeooo:rsid="00f633dd"/>
    </style:style>
    <style:style style:name="T120" style:family="text">
      <style:text-properties officeooo:rsid="00f7d297"/>
    </style:style>
    <style:style style:name="T121" style:family="text">
      <style:text-properties officeooo:rsid="00f82aa8"/>
    </style:style>
    <style:style style:name="T122" style:family="text">
      <style:text-properties officeooo:rsid="00f964b2"/>
    </style:style>
    <style:style style:name="T123" style:family="text">
      <style:text-properties officeooo:rsid="00fa95ef"/>
    </style:style>
    <style:style style:name="T124" style:family="text">
      <style:text-properties officeooo:rsid="00fe4ad8"/>
    </style:style>
    <style:style style:name="T125" style:family="text">
      <style:text-properties officeooo:rsid="0105238f"/>
    </style:style>
    <style:style style:name="T126" style:family="text">
      <style:text-properties officeooo:rsid="0106a9a2"/>
    </style:style>
    <style:style style:name="T127" style:family="text">
      <style:text-properties officeooo:rsid="010ad758"/>
    </style:style>
    <style:style style:name="T128" style:family="text">
      <style:text-properties officeooo:rsid="01106c62"/>
    </style:style>
    <style:style style:name="T129" style:family="text">
      <style:text-properties officeooo:rsid="01127e6a"/>
    </style:style>
    <style:style style:name="T130" style:family="text">
      <style:text-properties officeooo:rsid="012049fc"/>
    </style:style>
    <style:style style:name="T131" style:family="text">
      <style:text-properties officeooo:rsid="0124b402"/>
    </style:style>
    <style:style style:name="T132" style:family="text">
      <style:text-properties officeooo:rsid="0124d988"/>
    </style:style>
    <style:style style:name="T133" style:family="text">
      <style:text-properties officeooo:rsid="012818e5"/>
    </style:style>
    <style:style style:name="T134" style:family="text">
      <style:text-properties officeooo:rsid="012c5753"/>
    </style:style>
    <style:style style:name="T135" style:family="text">
      <style:text-properties officeooo:rsid="012c6a7d"/>
    </style:style>
    <style:style style:name="T136" style:family="text">
      <style:text-properties officeooo:rsid="012cc52b"/>
    </style:style>
    <style:style style:name="T137" style:family="text">
      <style:text-properties officeooo:rsid="012eb63f"/>
    </style:style>
    <style:style style:name="T138" style:family="text">
      <style:text-properties officeooo:rsid="01339e0f"/>
    </style:style>
    <style:style style:name="T139" style:family="text">
      <style:text-properties officeooo:rsid="0139cd57"/>
    </style:style>
    <style:style style:name="T140" style:family="text">
      <style:text-properties officeooo:rsid="013d512e"/>
    </style:style>
    <style:style style:name="T141" style:family="text">
      <style:text-properties officeooo:rsid="013e8e14"/>
    </style:style>
    <style:style style:name="T142" style:family="text">
      <style:text-properties officeooo:rsid="01407b3a"/>
    </style:style>
    <style:style style:name="T143" style:family="text">
      <style:text-properties officeooo:rsid="01431d62"/>
    </style:style>
    <style:style style:name="T144" style:family="text">
      <style:text-properties officeooo:rsid="00b1e65d"/>
    </style:style>
    <style:style style:name="T145" style:family="text">
      <style:text-properties officeooo:rsid="00b02fb8"/>
    </style:style>
    <style:style style:name="T146" style:family="text">
      <style:text-properties officeooo:rsid="0062d4a5"/>
    </style:style>
    <style:style style:name="T147" style:family="text">
      <style:text-properties officeooo:rsid="00a86f1b"/>
    </style:style>
    <style:style style:name="T148" style:family="text">
      <style:text-properties officeooo:rsid="00acc891"/>
    </style:style>
    <style:style style:name="T149" style:family="text">
      <style:text-properties officeooo:rsid="013832a3"/>
    </style:style>
    <style:style style:name="T150" style:family="text">
      <style:text-properties officeooo:rsid="00ca029e"/>
    </style:style>
    <style:style style:name="T151" style:family="text">
      <style:text-properties officeooo:rsid="00c6bffe"/>
    </style:style>
    <style:style style:name="T152" style:family="text">
      <style:text-properties officeooo:rsid="0064b1c0"/>
    </style:style>
    <style:style style:name="T153" style:family="text">
      <style:text-properties officeooo:rsid="00cad9bc"/>
    </style:style>
    <style:style style:name="T154" style:family="text">
      <style:text-properties officeooo:rsid="0070e54d"/>
    </style:style>
    <style:style style:name="T155" style:family="text">
      <style:text-properties officeooo:rsid="007eb74a"/>
    </style:style>
    <style:style style:name="T156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157" style:family="text">
      <style:text-properties officeooo:rsid="006d954b"/>
    </style:style>
    <style:style style:name="T158" style:family="text">
      <style:text-properties officeooo:rsid="0091967e"/>
    </style:style>
    <style:style style:name="T159" style:family="text">
      <style:text-properties officeooo:rsid="008a74da"/>
    </style:style>
    <style:style style:name="T160" style:family="text">
      <style:text-properties officeooo:rsid="014819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004785009136" text:id="ct94004785009136">
          <text:deletion>
            <office:change-info>
              <dc:creator>Autoria desconeguda</dc:creator>
              <dc:date>2017-10-17T15:03:31</dc:date>
            </office:change-info>
            <text:p text:style-name="P1">Anàlisi: </text:p>
          </text:deletion>
        </text:changed-region>
        <text:changed-region xml:id="ct94004785005856" text:id="ct94004785005856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P2"/>
          </text:deletion>
        </text:changed-region>
        <text:changed-region xml:id="ct94004785001568" text:id="ct94004785001568">
          <text:deletion>
            <office:change-info>
              <dc:creator>Autoria desconeguda</dc:creator>
              <dc:date>2017-10-03T10:23:19</dc:date>
            </office:change-info>
            <text:p text:style-name="P3">Objecte que representa els detalls d’un expedient de l’arxiu</text:p>
          </text:deletion>
        </text:changed-region>
        <text:changed-region xml:id="ct94004785250624" text:id="ct94004785250624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94004785253776" text:id="ct94004785253776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004785246384" text:id="ct94004785246384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004785256608" text:id="ct94004785256608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94004785258448" text:id="ct94004785258448">
          <text:deletion>
            <office:change-info>
              <dc:creator>Autoria desconeguda</dc:creator>
              <dc:date>2017-10-10T10:00:17</dc:date>
            </office:change-info>
            <text:p text:style-name="P4"><text:span text:style-name="T1">InformacioItem</text:span></text:p>
          </text:deletion>
        </text:changed-region>
        <text:changed-region xml:id="ct94004785259888" text:id="ct94004785259888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94004785260752" text:id="ct94004785260752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94004785261072" text:id="ct94004785261072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94004785261296" text:id="ct94004785261296">
          <text:deletion>
            <office:change-info>
              <dc:creator>Autoria desconeguda</dc:creator>
              <dc:date>2017-10-03T09:29:11</dc:date>
            </office:change-info>
            <text:p text:style-name="P5">d’items</text:p>
          </text:deletion>
        </text:changed-region>
        <text:changed-region xml:id="ct94004785261520" text:id="ct94004785261520">
          <text:deletion>
            <office:change-info>
              <dc:creator>Autoria desconeguda</dc:creator>
              <dc:date>2017-10-03T09:29:05</dc:date>
            </office:change-info>
            <text:p text:style-name="P5">penjen</text:p>
          </text:deletion>
        </text:changed-region>
        <text:changed-region xml:id="ct94004785262240" text:id="ct94004785262240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94004785266816" text:id="ct94004785266816">
          <text:deletion>
            <office:change-info>
              <dc:creator>Autoria desconeguda</dc:creator>
              <dc:date>2017-10-06T09:25:33</dc:date>
            </office:change-info>
            <text:p text:style-name="P6"/>
            <text:p text:style-name="P6"/>
          </text:deletion>
        </text:changed-region>
        <text:changed-region xml:id="ct94004785254480" text:id="ct94004785254480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P2"/>
          </text:deletion>
        </text:changed-region>
        <text:changed-region xml:id="ct94004757344304" text:id="ct94004757344304">
          <text:deletion>
            <office:change-info>
              <dc:creator>Autoria desconeguda</dc:creator>
              <dc:date>2017-10-03T10:23:24</dc:date>
            </office:change-info>
            <text:p text:style-name="P3">Objecte que representa els detalls d’un document de l’arxiu</text:p>
          </text:deletion>
        </text:changed-region>
        <text:changed-region xml:id="ct94004785267888" text:id="ct94004785267888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94004785271536" text:id="ct94004785271536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94004785272912" text:id="ct94004785272912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94004785274112" text:id="ct94004785274112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94004785274560" text:id="ct94004785274560">
          <text:insertion>
            <office:change-info>
              <dc:creator>Autoria desconeguda</dc:creator>
              <dc:date>2017-10-19T08:26:25</dc:date>
            </office:change-info>
          </text:insertion>
        </text:changed-region>
        <text:changed-region xml:id="ct94004785274944" text:id="ct94004785274944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94004785275376" text:id="ct94004785275376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94004785275984" text:id="ct94004785275984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94004785276288" text:id="ct94004785276288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94004785277536" text:id="ct94004785277536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94004785248160" text:id="ct94004785248160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94004785278736" text:id="ct94004785278736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94004785284304" text:id="ct94004785284304">
          <text:deletion>
            <office:change-info>
              <dc:creator>Autoria desconeguda</dc:creator>
              <dc:date>2017-10-06T09:25:29</dc:date>
            </office:change-info>
            <text:p text:style-name="P7"/>
            <text:p text:style-name="P7"/>
          </text:deletion>
        </text:changed-region>
        <text:changed-region xml:id="ct94004785284528" text:id="ct94004785284528">
          <text:deletion>
            <office:change-info>
              <dc:creator>Autoria desconeguda</dc:creator>
              <dc:date>2017-10-06T09:25:27</dc:date>
            </office:change-info>
            <text:h text:style-name="Heading_20_2" text:outline-level="2"><text:span text:style-name="T2"><text:s/></text:span></text:h>
            <text:p text:style-name="P2"/>
          </text:deletion>
        </text:changed-region>
        <text:changed-region xml:id="ct94004785285520" text:id="ct94004785285520">
          <text:deletion>
            <office:change-info>
              <dc:creator>Autoria desconeguda</dc:creator>
              <dc:date>2017-10-03T10:23:38</dc:date>
            </office:change-info>
            <text:p text:style-name="P8"><text:span text:style-name="T1">Objecte que representa els detalls d’una carpeta de l’arxiu.</text:span></text:p>
          </text:deletion>
        </text:changed-region>
        <text:changed-region xml:id="ct94004785285744" text:id="ct94004785285744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94004785288272" text:id="ct94004785288272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94004785289904" text:id="ct94004785289904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94004785291568" text:id="ct94004785291568">
          <text:deletion>
            <office:change-info>
              <dc:creator>Autoria desconeguda</dc:creator>
              <dc:date>2017-10-10T10:00:20</dc:date>
            </office:change-info>
            <text:p text:style-name="P4"><text:span text:style-name="T1">InformacioItem</text:span></text:p>
          </text:deletion>
        </text:changed-region>
        <text:changed-region xml:id="ct94004785292496" text:id="ct94004785292496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94004785293408" text:id="ct94004785293408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94004785277760" text:id="ct94004785277760">
          <text:deletion>
            <office:change-info>
              <dc:creator>Autoria desconeguda</dc:creator>
              <dc:date>2017-10-06T09:25:23</dc:date>
            </office:change-info>
            <text:p text:style-name="P9"/>
            <text:p text:style-name="P9"/>
          </text:deletion>
        </text:changed-region>
        <text:changed-region xml:id="ct94004785293152" text:id="ct94004785293152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P10"/>
          </text:deletion>
        </text:changed-region>
        <text:changed-region xml:id="ct94004784903680" text:id="ct94004784903680">
          <text:deletion>
            <office:change-info>
              <dc:creator>Autoria desconeguda</dc:creator>
              <dc:date>2017-10-03T10:27:17</dc:date>
            </office:change-info>
            <text:p text:style-name="P11">Objecte que representa les metadades per a un <text:span text:style-name="T3">expedient</text:span> de l’arxiu</text:p>
          </text:deletion>
        </text:changed-region>
        <text:changed-region xml:id="ct94004785301488" text:id="ct94004785301488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94004785304672" text:id="ct94004785304672">
          <text:deletion>
            <office:change-info>
              <dc:creator>Autoria desconeguda</dc:creator>
              <dc:date>2017-10-03T09:29:24</dc:date>
            </office:change-info>
            <text:p text:style-name="P12">Dir3</text:p>
          </text:deletion>
        </text:changed-region>
        <text:changed-region xml:id="ct94004785305808" text:id="ct94004785305808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94004785305312" text:id="ct94004785305312">
          <text:deletion>
            <office:change-info>
              <dc:creator>Autoria desconeguda</dc:creator>
              <dc:date>2017-10-19T08:25:35</dc:date>
            </office:change-info>
            <text:p text:style-name="P13">String</text:p>
          </text:deletion>
        </text:changed-region>
        <text:changed-region xml:id="ct94004785310160" text:id="ct94004785310160">
          <text:insertion>
            <office:change-info>
              <dc:creator>Autoria desconeguda</dc:creator>
              <dc:date>2017-10-19T08:25:35</dc:date>
            </office:change-info>
          </text:insertion>
        </text:changed-region>
        <text:changed-region xml:id="ct94004785310912" text:id="ct94004785310912">
          <text:deletion>
            <office:change-info>
              <dc:creator>Autoria desconeguda</dc:creator>
              <dc:date>2017-10-03T09:52:11</dc:date>
            </office:change-info>
            <text:p text:style-name="P12">:</text:p>
            <text:list xml:id="list2434579334" text:style-name="L1">
              <text:list-item>
                <text:p text:style-name="P14">E01: <text:span text:style-name="T3">Obert</text:span></text:p>
              </text:list-item>
              <text:list-item>
                <text:p text:style-name="P14">E02: <text:span text:style-name="T3">Tancat</text:span></text:p>
              </text:list-item>
            </text:list>
            <text:p text:style-name="P12">E03: <text:span text:style-name="T3">Índex per a remissió tancat</text:span></text:p>
          </text:deletion>
        </text:changed-region>
        <text:changed-region xml:id="ct94004785311936" text:id="ct94004785311936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94004785315520" text:id="ct94004785315520">
          <text:deletion>
            <office:change-info>
              <dc:creator>Autoria desconeguda</dc:creator>
              <dc:date>2017-10-09T15:09:29</dc:date>
            </office:change-info>
            <text:p text:style-name="P13">String</text:p>
          </text:deletion>
        </text:changed-region>
        <text:changed-region xml:id="ct94004785316656" text:id="ct94004785316656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94004785267616" text:id="ct94004785267616">
          <text:deletion>
            <office:change-info>
              <dc:creator>Autoria desconeguda</dc:creator>
              <dc:date>2017-10-03T10:28:36</dc:date>
            </office:change-info>
            <text:p text:style-name="P15">Altres metadades que es vulguin desar</text:p>
          </text:deletion>
        </text:changed-region>
        <text:changed-region xml:id="ct94004785317536" text:id="ct94004785317536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94004785330480" text:id="ct94004785330480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94004785330704" text:id="ct94004785330704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P10"/>
          </text:deletion>
        </text:changed-region>
        <text:changed-region xml:id="ct94004785284912" text:id="ct94004785284912">
          <text:deletion>
            <office:change-info>
              <dc:creator>Autoria desconeguda</dc:creator>
              <dc:date>2017-10-03T10:27:28</dc:date>
            </office:change-info>
            <text:p text:style-name="P16">Objecte que representa les metadades per a un document de l’arxiu</text:p>
          </text:deletion>
        </text:changed-region>
        <text:changed-region xml:id="ct94004785308336" text:id="ct94004785308336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94004785333680" text:id="ct94004785333680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04785334896" text:id="ct94004785334896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04785334112" text:id="ct94004785334112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04785335184" text:id="ct9400478533518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04785336096" text:id="ct94004785336096">
          <text:insertion>
            <office:change-info>
              <dc:creator>Autoria desconeguda</dc:creator>
              <dc:date>2017-10-19T08:25:20</dc:date>
            </office:change-info>
          </text:insertion>
        </text:changed-region>
        <text:changed-region xml:id="ct94004785336672" text:id="ct94004785336672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04785337552" text:id="ct94004785337552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94004785339680" text:id="ct94004785339680">
          <text:deletion>
            <office:change-info>
              <dc:creator>Autoria desconeguda</dc:creator>
              <dc:date>2017-10-03T10:01:50</dc:date>
            </office:change-info>
            <text:p text:style-name="P17"><text:span text:style-name="T4">Administració o ciutadà</text:span></text:p>
          </text:deletion>
        </text:changed-region>
        <text:changed-region xml:id="ct94004785339376" text:id="ct94004785339376">
          <text:deletion>
            <office:change-info>
              <dc:creator>Autoria desconeguda</dc:creator>
              <dc:date>2017-10-19T08:24:04</dc:date>
            </office:change-info>
            <text:p text:style-name="P17">String</text:p>
          </text:deletion>
        </text:changed-region>
        <text:changed-region xml:id="ct94004785340384" text:id="ct94004785340384">
          <text:deletion>
            <office:change-info>
              <dc:creator>Autoria desconeguda</dc:creator>
              <dc:date>2017-10-03T09:48:54</dc:date>
            </office:change-info>
            <text:p text:style-name="P18">String</text:p>
          </text:deletion>
        </text:changed-region>
        <text:changed-region xml:id="ct94004785341072" text:id="ct94004785341072">
          <text:insertion>
            <office:change-info>
              <dc:creator>Autoria desconeguda</dc:creator>
              <dc:date>2017-10-19T08:24:00</dc:date>
            </office:change-info>
          </text:insertion>
        </text:changed-region>
        <text:changed-region xml:id="ct94004785341952" text:id="ct94004785341952">
          <text:insertion>
            <office:change-info>
              <dc:creator>Autoria desconeguda</dc:creator>
              <dc:date>2017-10-19T08:23:54</dc:date>
            </office:change-info>
          </text:insertion>
        </text:changed-region>
        <text:changed-region xml:id="ct94004785342432" text:id="ct94004785342432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94004785342752" text:id="ct94004785342752">
          <text:deletion>
            <office:change-info>
              <dc:creator>Autoria desconeguda</dc:creator>
              <dc:date>2017-10-03T09:30:12</dc:date>
            </office:change-info>
            <text:p text:style-name="P19">:</text:p>
            <text:list xml:id="list152602928627551" text:continue-numbering="true" text:style-name="L1">
              <text:list-item>
                <text:p text:style-name="P20">EE01: Original</text:p>
              </text:list-item>
              <text:list-item>
                <text:p text:style-name="P20">EE02: Còpia electrònica autèntica amb canvi de format</text:p>
              </text:list-item>
              <text:list-item>
                <text:p text:style-name="P20">EE03: Còpia electrònica autèntica de document paper</text:p>
              </text:list-item>
            </text:list>
            <text:p text:style-name="P19">EE04: Còpia electrònica parcial autèntica</text:p>
          </text:deletion>
        </text:changed-region>
        <text:changed-region xml:id="ct94004785343056" text:id="ct94004785343056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94004784935952" text:id="ct94004784935952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94004784933200" text:id="ct94004784933200">
          <text:deletion>
            <office:change-info>
              <dc:creator>Autoria desconeguda</dc:creator>
              <dc:date>2017-10-19T08:23:48</dc:date>
            </office:change-info>
            <text:p text:style-name="P18">String</text:p>
          </text:deletion>
        </text:changed-region>
        <text:changed-region xml:id="ct94004785343472" text:id="ct94004785343472">
          <text:insertion>
            <office:change-info>
              <dc:creator>Autoria desconeguda</dc:creator>
              <dc:date>2017-10-19T08:23:48</dc:date>
            </office:change-info>
          </text:insertion>
        </text:changed-region>
        <text:changed-region xml:id="ct94004785344048" text:id="ct94004785344048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94004785344352" text:id="ct94004785344352">
          <text:deletion>
            <office:change-info>
              <dc:creator>Autoria desconeguda</dc:creator>
              <dc:date>2017-10-03T09:30:21</dc:date>
            </office:change-info>
            <text:p text:style-name="P21">TD01 - Resolución.</text:p>
            <text:list xml:id="list152603239603704" text:continue-numbering="true" text:style-name="L1">
              <text:list-item>
                <text:p text:style-name="P22">TD02 - Acuerdo.</text:p>
              </text:list-item>
              <text:list-item>
                <text:p text:style-name="P22">TD03 - Contrato.</text:p>
              </text:list-item>
              <text:list-item>
                <text:p text:style-name="P22">TD04 - Convenio.</text:p>
              </text:list-item>
              <text:list-item>
                <text:p text:style-name="P22">TD05 - Declaración.</text:p>
              </text:list-item>
              <text:list-item>
                <text:p text:style-name="P22">TD06 - Comunicación.</text:p>
              </text:list-item>
              <text:list-item>
                <text:p text:style-name="P22">TD07 - Notificación.</text:p>
              </text:list-item>
              <text:list-item>
                <text:p text:style-name="P22">TD08 - Publicación.</text:p>
              </text:list-item>
              <text:list-item>
                <text:p text:style-name="P22">TD09 - Acuse de recibo.</text:p>
              </text:list-item>
              <text:list-item>
                <text:p text:style-name="P22">TD10 - Acta.</text:p>
              </text:list-item>
              <text:list-item>
                <text:p text:style-name="P22">TD11 - Certificado.</text:p>
              </text:list-item>
              <text:list-item>
                <text:p text:style-name="P22">TD12 - Diligencia.</text:p>
              </text:list-item>
              <text:list-item>
                <text:p text:style-name="P22">TD13 - Informe.</text:p>
              </text:list-item>
              <text:list-item>
                <text:p text:style-name="P22">TD14 - Solicitud.</text:p>
              </text:list-item>
              <text:list-item>
                <text:p text:style-name="P22">TD15 - Denuncia.</text:p>
              </text:list-item>
              <text:list-item>
                <text:p text:style-name="P22">TD16 - Alegación.</text:p>
              </text:list-item>
              <text:list-item>
                <text:p text:style-name="P22">TD17 - Recursos.</text:p>
              </text:list-item>
              <text:list-item>
                <text:p text:style-name="P22">TD18 - Comunicación ciudadano.</text:p>
              </text:list-item>
              <text:list-item>
                <text:p text:style-name="P22">TD19 - Factura.</text:p>
              </text:list-item>
              <text:list-item>
                <text:p text:style-name="P22">TD20 - Otros incautados.</text:p>
              </text:list-item>
            </text:list>
            <text:p text:style-name="P21">TD99 - Otros</text:p>
          </text:deletion>
        </text:changed-region>
        <text:changed-region xml:id="ct94004785345664" text:id="ct94004785345664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94004785354352" text:id="ct94004785354352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94004793349456" text:id="ct94004793349456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94004785347008" text:id="ct94004785347008">
          <text:insertion>
            <office:change-info>
              <dc:creator>Autoria desconeguda</dc:creator>
              <dc:date>2017-10-19T08:23:37</dc:date>
            </office:change-info>
          </text:insertion>
        </text:changed-region>
        <text:changed-region xml:id="ct94004785348256" text:id="ct94004785348256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94004785351104" text:id="ct94004785351104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94004785352688" text:id="ct94004785352688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94004785353040" text:id="ct94004785353040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94004785353472" text:id="ct94004785353472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94004785353872" text:id="ct94004785353872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94004785354576" text:id="ct94004785354576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94004785346192" text:id="ct94004785346192">
          <text:insertion>
            <office:change-info>
              <dc:creator>Autoria desconeguda</dc:creator>
              <dc:date>2017-10-19T08:23:40</dc:date>
            </office:change-info>
          </text:insertion>
        </text:changed-region>
        <text:changed-region xml:id="ct94004785346496" text:id="ct94004785346496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94004785351792" text:id="ct94004785351792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94004785352016" text:id="ct94004785352016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94004785365104" text:id="ct94004785365104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94004784956416" text:id="ct94004784956416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94004784951936" text:id="ct94004784951936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04785229440" text:id="ct9400478522944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04785355824" text:id="ct9400478535582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04785357824" text:id="ct9400478535782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04785358592" text:id="ct9400478535859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04785361216" text:id="ct94004785361216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94004784959408" text:id="ct94004784959408">
          <text:deletion>
            <office:change-info>
              <dc:creator>Autoria desconeguda</dc:creator>
              <dc:date>2017-10-09T15:09:35</dc:date>
            </office:change-info>
            <text:p text:style-name="P23">String</text:p>
          </text:deletion>
        </text:changed-region>
        <text:changed-region xml:id="ct94004784960496" text:id="ct94004784960496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94004784961536" text:id="ct94004784961536">
          <text:deletion>
            <office:change-info>
              <dc:creator>Autoria desconeguda</dc:creator>
              <dc:date>2017-10-03T10:28:52</dc:date>
            </office:change-info>
            <text:p text:style-name="P24">Altres metadades que es vulguin desar</text:p>
          </text:deletion>
        </text:changed-region>
        <text:changed-region xml:id="ct94004785361600" text:id="ct94004785361600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94004785376112" text:id="ct94004785376112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P25"/>
          </text:deletion>
        </text:changed-region>
        <text:changed-region xml:id="ct94004785338816" text:id="ct94004785338816">
          <text:deletion>
            <office:change-info>
              <dc:creator>Autoria desconeguda</dc:creator>
              <dc:date>2017-10-03T10:31:23</dc:date>
            </office:change-info>
            <text:p text:style-name="P26">Objecte que representa el contingut d’un document de l’arxiu</text:p>
          </text:deletion>
        </text:changed-region>
        <text:changed-region xml:id="ct94004785336976" text:id="ct94004785336976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94004785335408" text:id="ct94004785335408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94004785334576" text:id="ct94004785334576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94004785375856" text:id="ct94004785375856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94004785376528" text:id="ct94004785376528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94004785379232" text:id="ct94004785379232">
          <text:deletion>
            <office:change-info>
              <dc:creator>Autoria desconeguda</dc:creator>
              <dc:date>2017-10-09T08:13:14</dc:date>
            </office:change-info>
            <text:p text:style-name="P27"><text:span text:style-name="T5"><text:s/></text:span></text:p>
          </text:deletion>
        </text:changed-region>
        <text:changed-region xml:id="ct94004785379984" text:id="ct94004785379984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P28"/>
          </text:deletion>
        </text:changed-region>
        <text:changed-region xml:id="ct94004785380592" text:id="ct94004785380592">
          <text:deletion>
            <office:change-info>
              <dc:creator>Autoria desconeguda</dc:creator>
              <dc:date>2017-10-03T10:21:21</dc:date>
            </office:change-info>
            <text:p text:style-name="P29">Objecte que representa una firma per un contingut de l’arxiu</text:p>
          </text:deletion>
        </text:changed-region>
        <text:changed-region xml:id="ct94004785385968" text:id="ct94004785385968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94004785383984" text:id="ct94004785383984">
          <text:deletion>
            <office:change-info>
              <dc:creator>Autoria desconeguda</dc:creator>
              <dc:date>2017-10-03T09:34:39</dc:date>
            </office:change-info>
            <text:p text:style-name="P30">String</text:p>
          </text:deletion>
        </text:changed-region>
        <text:changed-region xml:id="ct94004785387168" text:id="ct94004785387168">
          <text:insertion>
            <office:change-info>
              <dc:creator>Autoria desconeguda</dc:creator>
              <dc:date>2017-10-19T08:23:14</dc:date>
            </office:change-info>
          </text:insertion>
        </text:changed-region>
        <text:changed-region xml:id="ct94004785387424" text:id="ct94004785387424">
          <text:deletion>
            <office:change-info>
              <dc:creator>Autoria desconeguda</dc:creator>
              <dc:date>2017-10-04T12:48:09</dc:date>
            </office:change-info>
            <text:p text:style-name="P31"><text:span text:style-name="T6">No</text:span></text:p>
          </text:deletion>
        </text:changed-region>
        <text:changed-region xml:id="ct94004785387648" text:id="ct94004785387648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94004785389056" text:id="ct94004785389056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94004785390688" text:id="ct94004785390688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004785397840" text:id="ct94004785397840">
          <text:deletion>
            <office:change-info>
              <dc:creator>Autoria desconeguda</dc:creator>
              <dc:date>2017-10-03T09:36:00</dc:date>
            </office:change-info>
            <text:p text:style-name="P32"><text:span text:style-name="T7"><text:s/>- OOXML</text:span></text:p>
          </text:deletion>
        </text:changed-region>
        <text:changed-region xml:id="ct94004785397536" text:id="ct94004785397536">
          <text:deletion>
            <office:change-info>
              <dc:creator>Autoria desconeguda</dc:creator>
              <dc:date>2017-10-03T09:35:47</dc:date>
            </office:change-info>
            <text:p text:style-name="P32"><text:span text:style-name="T7">TF09</text:span></text:p>
          </text:deletion>
        </text:changed-region>
        <text:changed-region xml:id="ct94004785397232" text:id="ct94004785397232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004785396928" text:id="ct94004785396928">
          <text:deletion>
            <office:change-info>
              <dc:creator>Autoria desconeguda</dc:creator>
              <dc:date>2017-10-03T09:35:45</dc:date>
            </office:change-info>
            <text:p text:style-name="P32"><text:span text:style-name="T7">TF08 - ODT</text:span></text:p>
          </text:deletion>
        </text:changed-region>
        <text:changed-region xml:id="ct94004785396624" text:id="ct94004785396624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004785396320" text:id="ct94004785396320">
          <text:deletion>
            <office:change-info>
              <dc:creator>Autoria desconeguda</dc:creator>
              <dc:date>2017-10-03T09:35:39</dc:date>
            </office:change-info>
            <text:p text:style-name="P32"><text:span text:style-name="T7">TF07 - SMIME</text:span></text:p>
          </text:deletion>
        </text:changed-region>
        <text:changed-region xml:id="ct94004785396016" text:id="ct94004785396016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004785395712" text:id="ct94004785395712">
          <text:deletion>
            <office:change-info>
              <dc:creator>Autoria desconeguda</dc:creator>
              <dc:date>2017-10-03T09:35:37</dc:date>
            </office:change-info>
            <text:p text:style-name="P32"><text:span text:style-name="T8">TF06 - PadES</text:span></text:p>
          </text:deletion>
        </text:changed-region>
        <text:changed-region xml:id="ct94004784322160" text:id="ct94004784322160">
          <text:deletion>
            <office:change-info>
              <dc:creator>Autoria desconeguda</dc:creator>
              <dc:date>2017-10-03T10:00:06</dc:date>
            </office:change-info>
            <text:p text:style-name="P32"><text:span text:style-name="T8"><text:s/>- CAdES attached/implicit signature.</text:span></text:p>
            <text:p text:style-name="P32"/>
          </text:deletion>
        </text:changed-region>
        <text:changed-region xml:id="ct94004784203776" text:id="ct94004784203776">
          <text:deletion>
            <office:change-info>
              <dc:creator>Autoria desconeguda</dc:creator>
              <dc:date>2017-10-03T09:35:29</dc:date>
            </office:change-info>
            <text:p text:style-name="P32"><text:span text:style-name="T8">TF05</text:span></text:p>
          </text:deletion>
        </text:changed-region>
        <text:changed-region xml:id="ct94004785393424" text:id="ct94004785393424">
          <text:deletion>
            <office:change-info>
              <dc:creator>Autoria desconeguda</dc:creator>
              <dc:date>2017-10-03T10:00:06</dc:date>
            </office:change-info>
            <text:p text:style-name="P32"><text:span text:style-name="T8"><text:s/>- CAdES detached/explicit signature.</text:span></text:p>
            <text:p text:style-name="P32"/>
          </text:deletion>
        </text:changed-region>
        <text:changed-region xml:id="ct94004785393120" text:id="ct94004785393120">
          <text:deletion>
            <office:change-info>
              <dc:creator>Autoria desconeguda</dc:creator>
              <dc:date>2017-10-03T09:35:24</dc:date>
            </office:change-info>
            <text:p text:style-name="P32"><text:span text:style-name="T8">TF04</text:span></text:p>
          </text:deletion>
        </text:changed-region>
        <text:changed-region xml:id="ct94004785392816" text:id="ct94004785392816">
          <text:deletion>
            <office:change-info>
              <dc:creator>Autoria desconeguda</dc:creator>
              <dc:date>2017-10-03T10:00:06</dc:date>
            </office:change-info>
            <text:p text:style-name="P32"><text:span text:style-name="T8"><text:s/>- XAdES enveloped signature.</text:span></text:p>
            <text:p text:style-name="P32"/>
          </text:deletion>
        </text:changed-region>
        <text:changed-region xml:id="ct94004785392512" text:id="ct94004785392512">
          <text:deletion>
            <office:change-info>
              <dc:creator>Autoria desconeguda</dc:creator>
              <dc:date>2017-10-03T09:35:16</dc:date>
            </office:change-info>
            <text:p text:style-name="P32"><text:span text:style-name="T8">TF03</text:span></text:p>
          </text:deletion>
        </text:changed-region>
        <text:changed-region xml:id="ct94004785392208" text:id="ct94004785392208">
          <text:deletion>
            <office:change-info>
              <dc:creator>Autoria desconeguda</dc:creator>
              <dc:date>2017-10-03T10:00:06</dc:date>
            </office:change-info>
            <text:p text:style-name="P32"><text:span text:style-name="T8"><text:s/>- XAdES internally detached signature.</text:span></text:p>
            <text:p text:style-name="P32"/>
          </text:deletion>
        </text:changed-region>
        <text:changed-region xml:id="ct94004785391904" text:id="ct94004785391904">
          <text:deletion>
            <office:change-info>
              <dc:creator>Autoria desconeguda</dc:creator>
              <dc:date>2017-10-03T09:35:09</dc:date>
            </office:change-info>
            <text:p text:style-name="P32"><text:span text:style-name="T8">TF02</text:span></text:p>
          </text:deletion>
        </text:changed-region>
        <text:changed-region xml:id="ct94004785391600" text:id="ct94004785391600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004785391296" text:id="ct94004785391296">
          <text:deletion>
            <office:change-info>
              <dc:creator>Autoria desconeguda</dc:creator>
              <dc:date>2017-10-03T09:36:03</dc:date>
            </office:change-info>
            <text:p text:style-name="P32"><text:span text:style-name="T8"><text:s/>- CSV.</text:span></text:p>
          </text:deletion>
        </text:changed-region>
        <text:changed-region xml:id="ct94004785390992" text:id="ct94004785390992">
          <text:deletion>
            <office:change-info>
              <dc:creator>Autoria desconeguda</dc:creator>
              <dc:date>2017-10-03T09:35:02</dc:date>
            </office:change-info>
            <text:p text:style-name="P32"><text:span text:style-name="T8">TF01</text:span></text:p>
          </text:deletion>
        </text:changed-region>
        <text:changed-region xml:id="ct94004785398464" text:id="ct94004785398464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004785399264" text:id="ct94004785399264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94004785398064" text:id="ct94004785398064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94004785386672" text:id="ct94004785386672">
          <text:insertion>
            <office:change-info>
              <dc:creator>Autoria desconeguda</dc:creator>
              <dc:date>2017-10-19T08:23:12</dc:date>
            </office:change-info>
          </text:insertion>
        </text:changed-region>
        <text:changed-region xml:id="ct94004785230256" text:id="ct94004785230256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94004785389280" text:id="ct94004785389280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94004785400016" text:id="ct94004785400016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94004785383376" text:id="ct94004785383376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94004785365600" text:id="ct94004785365600">
          <text:deletion>
            <office:change-info>
              <dc:creator>Autoria desconeguda</dc:creator>
              <dc:date>2017-10-03T09:34:20</dc:date>
            </office:change-info>
            <text:p text:style-name="P33">n</text:p>
          </text:deletion>
        </text:changed-region>
        <text:changed-region xml:id="ct94004784966400" text:id="ct94004784966400">
          <text:deletion>
            <office:change-info>
              <dc:creator>Autoria desconeguda</dc:creator>
              <dc:date>2017-10-03T09:37:15</dc:date>
            </office:change-info>
            <text:p text:style-name="P34">e<text:span text:style-name="T9">l</text:span> contingut serà el</text:p>
          </text:deletion>
        </text:changed-region>
        <text:changed-region xml:id="ct94004785390416" text:id="ct94004785390416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94004785400784" text:id="ct94004785400784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94004785401088" text:id="ct94004785401088">
          <text:deletion>
            <office:change-info>
              <dc:creator>Autoria desconeguda</dc:creator>
              <dc:date>2017-10-03T09:38:03</dc:date>
            </office:change-info>
            <text:p text:style-name="P34">csv</text:p>
          </text:deletion>
        </text:changed-region>
        <text:changed-region xml:id="ct94004785402192" text:id="ct94004785402192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94004785402544" text:id="ct94004785402544">
          <text:deletion>
            <office:change-info>
              <dc:creator>Autoria desconeguda</dc:creator>
              <dc:date>2017-10-03T09:36:31</dc:date>
            </office:change-info>
            <text:p text:style-name="P34">en format <text:s/>un String</text:p>
          </text:deletion>
        </text:changed-region>
        <text:changed-region xml:id="ct94004785403648" text:id="ct94004785403648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94004785404176" text:id="ct94004785404176">
          <text:deletion>
            <office:change-info>
              <dc:creator>Autoria desconeguda</dc:creator>
              <dc:date>2017-10-03T09:37:25</dc:date>
            </office:change-info>
            <text:p text:style-name="P34">serà </text:p>
          </text:deletion>
        </text:changed-region>
        <text:changed-region xml:id="ct94004785404400" text:id="ct94004785404400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94004785404672" text:id="ct94004785404672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94004785386192" text:id="ct94004785386192">
          <text:deletion>
            <office:change-info>
              <dc:creator>Autoria desconeguda</dc:creator>
              <dc:date>2017-10-06T08:13:39</dc:date>
            </office:change-info>
            <text:h text:style-name="P35" text:outline-level="2"><text:span text:style-name="T10">InformacioItem</text:span></text:h>
          </text:deletion>
        </text:changed-region>
        <text:changed-region xml:id="ct94004784347712" text:id="ct94004784347712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94004785407024" text:id="ct94004785407024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P36"/>
          </text:deletion>
        </text:changed-region>
        <text:changed-region xml:id="ct94004785406544" text:id="ct94004785406544">
          <text:deletion>
            <office:change-info>
              <dc:creator>Autoria desconeguda</dc:creator>
              <dc:date>2017-10-06T08:13:26</dc:date>
            </office:change-info>
            <text:p text:style-name="P37"><text:span text:style-name="T10">InformacioItem</text:span></text:p>
          </text:deletion>
        </text:changed-region>
        <text:changed-region xml:id="ct94004785409744" text:id="ct94004785409744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94004785410304" text:id="ct94004785410304">
          <text:deletion>
            <office:change-info>
              <dc:creator>Autoria desconeguda</dc:creator>
              <dc:date>2017-10-03T10:33:04</dc:date>
            </office:change-info>
            <text:p text:style-name="P38">Objecte que representa</text:p>
          </text:deletion>
        </text:changed-region>
        <text:changed-region xml:id="ct94004785410528" text:id="ct94004785410528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94004785410752" text:id="ct94004785410752">
          <text:deletion>
            <office:change-info>
              <dc:creator>Autoria desconeguda</dc:creator>
              <dc:date>2017-10-03T10:33:11</dc:date>
            </office:change-info>
            <text:p text:style-name="P38">genèric de l’arxiu</text:p>
          </text:deletion>
        </text:changed-region>
        <text:changed-region xml:id="ct94004785410976" text:id="ct94004785410976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94004785411200" text:id="ct94004785411200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94004785412128" text:id="ct94004785412128">
          <text:deletion>
            <office:change-info>
              <dc:creator>Autoria desconeguda</dc:creator>
              <dc:date>2017-10-03T09:57:35</dc:date>
            </office:change-info>
            <text:p text:style-name="P39"><text:span text:style-name="T11">ContingutTipus</text:span></text:p>
          </text:deletion>
        </text:changed-region>
        <text:changed-region xml:id="ct94004785412752" text:id="ct94004785412752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94004785412976" text:id="ct94004785412976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94004785413248" text:id="ct94004785413248">
          <text:deletion>
            <office:change-info>
              <dc:creator>Autoria desconeguda</dc:creator>
              <dc:date>2017-10-03T09:34:33</dc:date>
            </office:change-info>
            <text:p text:style-name="P40">t</text:p>
          </text:deletion>
        </text:changed-region>
        <text:changed-region xml:id="ct94004785413920" text:id="ct94004785413920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94004785414240" text:id="ct94004785414240">
          <text:deletion>
            <office:change-info>
              <dc:creator>Autoria desconeguda</dc:creator>
              <dc:date>2017-10-03T09:33:53</dc:date>
            </office:change-info>
            <text:p text:style-name="P41">enumerat: </text:p>
            <text:p text:style-name="P42">expedient</text:p>
            <text:list xml:id="list3512997930" text:style-name="L2">
              <text:list-item>
                <text:p text:style-name="P43">carpeta</text:p>
              </text:list-item>
            </text:list>
            <text:p text:style-name="P44"><text:span text:style-name="T12">document</text:span></text:p>
          </text:deletion>
        </text:changed-region>
        <text:changed-region xml:id="ct94004785414752" text:id="ct94004785414752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94004785415648" text:id="ct94004785415648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94004783843696" text:id="ct94004783843696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94004785380208" text:id="ct94004785380208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94004785408016" text:id="ct94004785408016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94004785416464" text:id="ct94004785416464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94004785416992" text:id="ct94004785416992">
          <text:deletion>
            <office:change-info>
              <dc:creator>Autoria desconeguda</dc:creator>
              <dc:date>2017-10-06T08:14:03</dc:date>
            </office:change-info>
            <text:p text:style-name="P45"><text:s/>l’item</text:p>
          </text:deletion>
        </text:changed-region>
        <text:changed-region xml:id="ct94004785417760" text:id="ct94004785417760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94004785418768" text:id="ct94004785418768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94004785420320" text:id="ct94004785420320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94004785421680" text:id="ct94004785421680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94004785422128" text:id="ct94004785422128">
          <text:deletion>
            <office:change-info>
              <dc:creator>Autoria desconeguda</dc:creator>
              <dc:date>2017-10-06T09:24:59</dc:date>
            </office:change-info>
            <text:h text:style-name="P46" text:outline-level="2"/>
            <text:h text:style-name="P47" text:outline-level="2"/>
          </text:deletion>
        </text:changed-region>
        <text:changed-region xml:id="ct94004785421904" text:id="ct94004785421904">
          <text:deletion>
            <office:change-info>
              <dc:creator>Autoria desconeguda</dc:creator>
              <dc:date>2017-10-06T09:25:00</dc:date>
            </office:change-info>
            <text:h text:style-name="P47" text:outline-level="2"><text:s/></text:h>
          </text:deletion>
        </text:changed-region>
        <text:changed-region xml:id="ct94004785424704" text:id="ct94004785424704">
          <text:deletion>
            <office:change-info>
              <dc:creator>Autoria desconeguda</dc:creator>
              <dc:date>2017-10-03T18:01:47</dc:date>
            </office:change-info>
            <text:p text:style-name="P48"><text:span text:style-name="T1">Objecte que representa un filtre per a fer consulta de continguts a l’arxiu.</text:span></text:p>
          </text:deletion>
        </text:changed-region>
        <text:changed-region xml:id="ct94004785424928" text:id="ct94004785424928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94004785433168" text:id="ct94004785433168">
          <text:deletion>
            <office:change-info>
              <dc:creator>Autoria desconeguda</dc:creator>
              <dc:date>2017-10-04T16:15:10</dc:date>
            </office:change-info>
            <text:p text:style-name="P49">taClau</text:p>
          </text:deletion>
        </text:changed-region>
        <text:changed-region xml:id="ct94004785433792" text:id="ct94004785433792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94004785435024" text:id="ct94004785435024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94004785435888" text:id="ct94004785435888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94004785437360" text:id="ct94004785437360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94004785437584" text:id="ct94004785437584">
          <text:deletion>
            <office:change-info>
              <dc:creator>Autoria desconeguda</dc:creator>
              <dc:date>2017-10-03T10:09:04</dc:date>
            </office:change-info>
            <text:p text:style-name="P50"><text:span text:style-name="T13">Igual, conté, menor, major, entre</text:span></text:p>
          </text:deletion>
        </text:changed-region>
        <text:changed-region xml:id="ct94004785439904" text:id="ct94004785439904">
          <text:deletion>
            <office:change-info>
              <dc:creator>Autoria desconeguda</dc:creator>
              <dc:date>2017-10-06T09:18:44</dc:date>
            </office:change-info>
            <text:p text:style-name="P51"/>
            <text:p text:style-name="P51"/>
          </text:deletion>
        </text:changed-region>
        <text:changed-region xml:id="ct94004785440128" text:id="ct94004785440128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P52"/>
          </text:deletion>
        </text:changed-region>
        <text:changed-region xml:id="ct94004785423728" text:id="ct94004785423728">
          <text:deletion>
            <office:change-info>
              <dc:creator>Autoria desconeguda</dc:creator>
              <dc:date>2017-10-03T18:02:01</dc:date>
            </office:change-info>
            <text:p text:style-name="P53"><text:span text:style-name="T1">Objecte que representa el resultat d’una consulta a l’arxiu.</text:span></text:p>
          </text:deletion>
        </text:changed-region>
        <text:changed-region xml:id="ct94004785444080" text:id="ct94004785444080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94004785439264" text:id="ct94004785439264">
          <text:deletion>
            <office:change-info>
              <dc:creator>Autoria desconeguda</dc:creator>
              <dc:date>2017-10-10T09:59:16</dc:date>
            </office:change-info>
            <text:p text:style-name="P4"><text:span text:style-name="T1">InformacioItem</text:span></text:p>
          </text:deletion>
        </text:changed-region>
        <text:changed-region xml:id="ct94004785451296" text:id="ct94004785451296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94004785456768" text:id="ct94004785456768">
          <text:insertion>
            <office:change-info>
              <dc:creator>Autoria desconeguda</dc:creator>
              <dc:date>2017-10-18T16:59:59</dc:date>
            </office:change-info>
          </text:insertion>
        </text:changed-region>
        <text:changed-region xml:id="ct94004785456992" text:id="ct94004785456992">
          <text:deletion>
            <office:change-info>
              <dc:creator>Autoria desconeguda</dc:creator>
              <dc:date>2017-10-09T08:11:31</dc:date>
            </office:change-info>
            <text:h text:style-name="P54" text:outline-level="2"/>
            <text:h text:style-name="P54" text:outline-level="2"/>
          </text:deletion>
        </text:changed-region>
        <text:changed-region xml:id="ct94004785457216" text:id="ct9400478545721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04785457440" text:id="ct94004785457440">
          <text:deletion>
            <office:change-info>
              <dc:creator>Autoria desconeguda</dc:creator>
              <dc:date>2017-10-19T07:55:49</dc:date>
            </office:change-info>
            <text:h text:style-name="Heading_20_2" text:outline-level="2"/>
            <text:p text:style-name="P55"/>
          </text:deletion>
        </text:changed-region>
        <text:changed-region xml:id="ct94004785422704" text:id="ct9400478542270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04785461632" text:id="ct94004785461632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04785461856" text:id="ct9400478546185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04785462080" text:id="ct9400478546208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04785462304" text:id="ct9400478546230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04785462928" text:id="ct94004785462928">
          <text:insertion>
            <office:change-info>
              <dc:creator>Autoria desconeguda</dc:creator>
              <dc:date>2017-10-19T07:56:19</dc:date>
            </office:change-info>
          </text:insertion>
        </text:changed-region>
        <text:changed-region xml:id="ct94004785463232" text:id="ct94004785463232">
          <text:insertion>
            <office:change-info>
              <dc:creator>Autoria desconeguda</dc:creator>
              <dc:date>2017-10-19T07:56:37</dc:date>
            </office:change-info>
          </text:insertion>
        </text:changed-region>
        <text:changed-region xml:id="ct94004785463936" text:id="ct94004785463936">
          <text:insertion>
            <office:change-info>
              <dc:creator>Autoria desconeguda</dc:creator>
              <dc:date>2017-10-19T07:56:24</dc:date>
            </office:change-info>
          </text:insertion>
        </text:changed-region>
        <text:changed-region xml:id="ct94004785464320" text:id="ct94004785464320">
          <text:insertion>
            <office:change-info>
              <dc:creator>Autoria desconeguda</dc:creator>
              <dc:date>2017-10-19T07:56:38</dc:date>
            </office:change-info>
          </text:insertion>
        </text:changed-region>
        <text:changed-region xml:id="ct94004785469888" text:id="ct9400478546988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04784338224" text:id="ct9400478433822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04785458112" text:id="ct94004785458112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04785440352" text:id="ct94004785440352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04785445040" text:id="ct9400478544504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04785461184" text:id="ct94004785461184">
          <text:insertion>
            <office:change-info>
              <dc:creator>Autoria desconeguda</dc:creator>
              <dc:date>2017-10-19T07:57:34</dc:date>
            </office:change-info>
          </text:insertion>
        </text:changed-region>
        <text:changed-region xml:id="ct94004785470480" text:id="ct9400478547048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04785471472" text:id="ct94004785471472">
          <text:insertion>
            <office:change-info>
              <dc:creator>Autoria desconeguda</dc:creator>
              <dc:date>2017-10-19T07:57:36</dc:date>
            </office:change-info>
          </text:insertion>
        </text:changed-region>
        <text:changed-region xml:id="ct94004785472528" text:id="ct94004785472528">
          <text:insertion>
            <office:change-info>
              <dc:creator>Autoria desconeguda</dc:creator>
              <dc:date>2017-10-19T07:57:42</dc:date>
            </office:change-info>
          </text:insertion>
        </text:changed-region>
        <text:changed-region xml:id="ct94004785475232" text:id="ct9400478547523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76112" text:id="ct9400478547611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76336" text:id="ct9400478547633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76560" text:id="ct9400478547656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76784" text:id="ct9400478547678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77664" text:id="ct9400478547766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78592" text:id="ct9400478547859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04785485968" text:id="ct9400478548596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494848" text:id="ct9400478549484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495552" text:id="ct94004785495552">
          <text:insertion>
            <office:change-info>
              <dc:creator>Autoria desconeguda</dc:creator>
              <dc:date>2017-10-19T08:03:07</dc:date>
            </office:change-info>
          </text:insertion>
        </text:changed-region>
        <text:changed-region xml:id="ct94004785495776" text:id="ct9400478549577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496000" text:id="ct9400478549600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496224" text:id="ct940047854962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496448" text:id="ct9400478549644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497088" text:id="ct94004785497088">
          <text:insertion>
            <office:change-info>
              <dc:creator>Autoria desconeguda</dc:creator>
              <dc:date>2017-10-19T08:03:41</dc:date>
            </office:change-info>
          </text:insertion>
        </text:changed-region>
        <text:changed-region xml:id="ct94004785497472" text:id="ct94004785497472">
          <text:insertion>
            <office:change-info>
              <dc:creator>Autoria desconeguda</dc:creator>
              <dc:date>2017-10-19T08:03:55</dc:date>
            </office:change-info>
          </text:insertion>
        </text:changed-region>
        <text:changed-region xml:id="ct94004785498320" text:id="ct94004785498320">
          <text:insertion>
            <office:change-info>
              <dc:creator>Autoria desconeguda</dc:creator>
              <dc:date>2017-10-19T08:03:44</dc:date>
            </office:change-info>
          </text:insertion>
        </text:changed-region>
        <text:changed-region xml:id="ct94004785498752" text:id="ct94004785498752">
          <text:insertion>
            <office:change-info>
              <dc:creator>Autoria desconeguda</dc:creator>
              <dc:date>2017-10-19T08:03:50</dc:date>
            </office:change-info>
          </text:insertion>
        </text:changed-region>
        <text:changed-region xml:id="ct94004785499632" text:id="ct94004785499632">
          <text:insertion>
            <office:change-info>
              <dc:creator>Autoria desconeguda</dc:creator>
              <dc:date>2017-10-19T08:04:31</dc:date>
            </office:change-info>
          </text:insertion>
        </text:changed-region>
        <text:changed-region xml:id="ct94004785500064" text:id="ct94004785500064">
          <text:insertion>
            <office:change-info>
              <dc:creator>Autoria desconeguda</dc:creator>
              <dc:date>2017-10-19T08:04:23</dc:date>
            </office:change-info>
          </text:insertion>
        </text:changed-region>
        <text:changed-region xml:id="ct94004785484784" text:id="ct94004785484784">
          <text:insertion>
            <office:change-info>
              <dc:creator>Autoria desconeguda</dc:creator>
              <dc:date>2017-10-19T08:04:33</dc:date>
            </office:change-info>
          </text:insertion>
        </text:changed-region>
        <text:changed-region xml:id="ct94004784215232" text:id="ct94004784215232">
          <text:insertion>
            <office:change-info>
              <dc:creator>Autoria desconeguda</dc:creator>
              <dc:date>2017-10-19T08:04:26</dc:date>
            </office:change-info>
          </text:insertion>
        </text:changed-region>
        <text:changed-region xml:id="ct94004785473856" text:id="ct94004785473856">
          <text:insertion>
            <office:change-info>
              <dc:creator>Autoria desconeguda</dc:creator>
              <dc:date>2017-10-19T08:04:36</dc:date>
            </office:change-info>
          </text:insertion>
        </text:changed-region>
        <text:changed-region xml:id="ct94004785481248" text:id="ct94004785481248">
          <text:insertion>
            <office:change-info>
              <dc:creator>Autoria desconeguda</dc:creator>
              <dc:date>2017-10-19T08:04:39</dc:date>
            </office:change-info>
          </text:insertion>
        </text:changed-region>
        <text:changed-region xml:id="ct94004785494288" text:id="ct94004785494288">
          <text:insertion>
            <office:change-info>
              <dc:creator>Autoria desconeguda</dc:creator>
              <dc:date>2017-10-19T08:04:45</dc:date>
            </office:change-info>
          </text:insertion>
        </text:changed-region>
        <text:changed-region xml:id="ct94004785492672" text:id="ct94004785492672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004785482912" text:id="ct94004785482912">
          <text:insertion>
            <office:change-info>
              <dc:creator>Autoria desconeguda</dc:creator>
              <dc:date>2017-10-19T08:04:48</dc:date>
            </office:change-info>
          </text:insertion>
        </text:changed-region>
        <text:changed-region xml:id="ct94004785472944" text:id="ct94004785472944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004785492032" text:id="ct94004785492032">
          <text:insertion>
            <office:change-info>
              <dc:creator>Autoria desconeguda</dc:creator>
              <dc:date>2017-10-19T08:04:55</dc:date>
            </office:change-info>
          </text:insertion>
        </text:changed-region>
        <text:changed-region xml:id="ct94004785500784" text:id="ct94004785500784">
          <text:insertion>
            <office:change-info>
              <dc:creator>Autoria desconeguda</dc:creator>
              <dc:date>2017-10-19T08:04:58</dc:date>
            </office:change-info>
          </text:insertion>
        </text:changed-region>
        <text:changed-region xml:id="ct94004785501728" text:id="ct94004785501728">
          <text:insertion>
            <office:change-info>
              <dc:creator>Autoria desconeguda</dc:creator>
              <dc:date>2017-10-19T08:05:00</dc:date>
            </office:change-info>
          </text:insertion>
        </text:changed-region>
        <text:changed-region xml:id="ct94004785502160" text:id="ct94004785502160">
          <text:insertion>
            <office:change-info>
              <dc:creator>Autoria desconeguda</dc:creator>
              <dc:date>2017-10-19T08:05:03</dc:date>
            </office:change-info>
          </text:insertion>
        </text:changed-region>
        <text:changed-region xml:id="ct94004785503008" text:id="ct94004785503008">
          <text:insertion>
            <office:change-info>
              <dc:creator>Autoria desconeguda</dc:creator>
              <dc:date>2017-10-19T08:05:06</dc:date>
            </office:change-info>
          </text:insertion>
        </text:changed-region>
        <text:changed-region xml:id="ct94004785503440" text:id="ct94004785503440">
          <text:insertion>
            <office:change-info>
              <dc:creator>Autoria desconeguda</dc:creator>
              <dc:date>2017-10-19T08:05:10</dc:date>
            </office:change-info>
          </text:insertion>
        </text:changed-region>
        <text:changed-region xml:id="ct94004784471696" text:id="ct94004784471696">
          <text:insertion>
            <office:change-info>
              <dc:creator>Autoria desconeguda</dc:creator>
              <dc:date>2017-10-19T08:05:15</dc:date>
            </office:change-info>
          </text:insertion>
        </text:changed-region>
        <text:changed-region xml:id="ct94004784461312" text:id="ct94004784461312">
          <text:insertion>
            <office:change-info>
              <dc:creator>Autoria desconeguda</dc:creator>
              <dc:date>2017-10-19T08:05:48</dc:date>
            </office:change-info>
          </text:insertion>
        </text:changed-region>
        <text:changed-region xml:id="ct94004784461984" text:id="ct94004784461984">
          <text:insertion>
            <office:change-info>
              <dc:creator>Autoria desconeguda</dc:creator>
              <dc:date>2017-10-19T08:05:17</dc:date>
            </office:change-info>
          </text:insertion>
        </text:changed-region>
        <text:changed-region xml:id="ct94004784537328" text:id="ct94004784537328">
          <text:insertion>
            <office:change-info>
              <dc:creator>Autoria desconeguda</dc:creator>
              <dc:date>2017-10-19T08:05:44</dc:date>
            </office:change-info>
          </text:insertion>
        </text:changed-region>
        <text:changed-region xml:id="ct94004785394064" text:id="ct94004785394064">
          <text:insertion>
            <office:change-info>
              <dc:creator>Autoria desconeguda</dc:creator>
              <dc:date>2017-10-19T08:05:19</dc:date>
            </office:change-info>
          </text:insertion>
        </text:changed-region>
        <text:changed-region xml:id="ct94004785394640" text:id="ct94004785394640">
          <text:insertion>
            <office:change-info>
              <dc:creator>Autoria desconeguda</dc:creator>
              <dc:date>2017-10-19T08:05:40</dc:date>
            </office:change-info>
          </text:insertion>
        </text:changed-region>
        <text:changed-region xml:id="ct94004785507776" text:id="ct94004785507776">
          <text:insertion>
            <office:change-info>
              <dc:creator>Autoria desconeguda</dc:creator>
              <dc:date>2017-10-19T08:05:21</dc:date>
            </office:change-info>
          </text:insertion>
        </text:changed-region>
        <text:changed-region xml:id="ct94004785508240" text:id="ct94004785508240">
          <text:insertion>
            <office:change-info>
              <dc:creator>Autoria desconeguda</dc:creator>
              <dc:date>2017-10-19T08:05:38</dc:date>
            </office:change-info>
          </text:insertion>
        </text:changed-region>
        <text:changed-region xml:id="ct94004785509120" text:id="ct94004785509120">
          <text:insertion>
            <office:change-info>
              <dc:creator>Autoria desconeguda</dc:creator>
              <dc:date>2017-10-19T08:05:23</dc:date>
            </office:change-info>
          </text:insertion>
        </text:changed-region>
        <text:changed-region xml:id="ct94004785509584" text:id="ct94004785509584">
          <text:insertion>
            <office:change-info>
              <dc:creator>Autoria desconeguda</dc:creator>
              <dc:date>2017-10-19T08:05:35</dc:date>
            </office:change-info>
          </text:insertion>
        </text:changed-region>
        <text:changed-region xml:id="ct94004784483600" text:id="ct94004784483600">
          <text:insertion>
            <office:change-info>
              <dc:creator>Autoria desconeguda</dc:creator>
              <dc:date>2017-10-19T08:05:25</dc:date>
            </office:change-info>
          </text:insertion>
        </text:changed-region>
        <text:changed-region xml:id="ct94004784479232" text:id="ct94004784479232">
          <text:insertion>
            <office:change-info>
              <dc:creator>Autoria desconeguda</dc:creator>
              <dc:date>2017-10-19T08:05:33</dc:date>
            </office:change-info>
          </text:insertion>
        </text:changed-region>
        <text:changed-region xml:id="ct94004784538064" text:id="ct94004784538064">
          <text:insertion>
            <office:change-info>
              <dc:creator>Autoria desconeguda</dc:creator>
              <dc:date>2017-10-19T08:05:28</dc:date>
            </office:change-info>
          </text:insertion>
        </text:changed-region>
        <text:changed-region xml:id="ct94004785510320" text:id="ct94004785510320">
          <text:insertion>
            <office:change-info>
              <dc:creator>Autoria desconeguda</dc:creator>
              <dc:date>2017-10-19T08:05:32</dc:date>
            </office:change-info>
          </text:insertion>
        </text:changed-region>
        <text:changed-region xml:id="ct94004785511200" text:id="ct94004785511200">
          <text:insertion>
            <office:change-info>
              <dc:creator>Autoria desconeguda</dc:creator>
              <dc:date>2017-10-19T08:05:58</dc:date>
            </office:change-info>
          </text:insertion>
        </text:changed-region>
        <text:changed-region xml:id="ct94004785511664" text:id="ct94004785511664">
          <text:insertion>
            <office:change-info>
              <dc:creator>Autoria desconeguda</dc:creator>
              <dc:date>2017-10-19T08:06:45</dc:date>
            </office:change-info>
          </text:insertion>
        </text:changed-region>
        <text:changed-region xml:id="ct94004785512544" text:id="ct94004785512544">
          <text:insertion>
            <office:change-info>
              <dc:creator>Autoria desconeguda</dc:creator>
              <dc:date>2017-10-19T08:06:03</dc:date>
            </office:change-info>
          </text:insertion>
        </text:changed-region>
        <text:changed-region xml:id="ct94004785513008" text:id="ct94004785513008">
          <text:insertion>
            <office:change-info>
              <dc:creator>Autoria desconeguda</dc:creator>
              <dc:date>2017-10-19T08:06:46</dc:date>
            </office:change-info>
          </text:insertion>
        </text:changed-region>
        <text:changed-region xml:id="ct94004785513888" text:id="ct94004785513888">
          <text:insertion>
            <office:change-info>
              <dc:creator>Autoria desconeguda</dc:creator>
              <dc:date>2017-10-19T08:06:04</dc:date>
            </office:change-info>
          </text:insertion>
        </text:changed-region>
        <text:changed-region xml:id="ct94004784469184" text:id="ct94004784469184">
          <text:insertion>
            <office:change-info>
              <dc:creator>Autoria desconeguda</dc:creator>
              <dc:date>2017-10-19T08:06:48</dc:date>
            </office:change-info>
          </text:insertion>
        </text:changed-region>
        <text:changed-region xml:id="ct94004785514384" text:id="ct94004785514384">
          <text:insertion>
            <office:change-info>
              <dc:creator>Autoria desconeguda</dc:creator>
              <dc:date>2017-10-19T08:06:06</dc:date>
            </office:change-info>
          </text:insertion>
        </text:changed-region>
        <text:changed-region xml:id="ct94004785515168" text:id="ct94004785515168">
          <text:insertion>
            <office:change-info>
              <dc:creator>Autoria desconeguda</dc:creator>
              <dc:date>2017-10-19T08:06:50</dc:date>
            </office:change-info>
          </text:insertion>
        </text:changed-region>
        <text:changed-region xml:id="ct94004785515968" text:id="ct94004785515968">
          <text:insertion>
            <office:change-info>
              <dc:creator>Autoria desconeguda</dc:creator>
              <dc:date>2017-10-19T08:06:09</dc:date>
            </office:change-info>
          </text:insertion>
        </text:changed-region>
        <text:changed-region xml:id="ct94004785516432" text:id="ct94004785516432">
          <text:insertion>
            <office:change-info>
              <dc:creator>Autoria desconeguda</dc:creator>
              <dc:date>2017-10-19T08:06:53</dc:date>
            </office:change-info>
          </text:insertion>
        </text:changed-region>
        <text:changed-region xml:id="ct94004785517312" text:id="ct94004785517312">
          <text:insertion>
            <office:change-info>
              <dc:creator>Autoria desconeguda</dc:creator>
              <dc:date>2017-10-19T08:06:11</dc:date>
            </office:change-info>
          </text:insertion>
        </text:changed-region>
        <text:changed-region xml:id="ct94004785517776" text:id="ct94004785517776">
          <text:insertion>
            <office:change-info>
              <dc:creator>Autoria desconeguda</dc:creator>
              <dc:date>2017-10-19T08:06:55</dc:date>
            </office:change-info>
          </text:insertion>
        </text:changed-region>
        <text:changed-region xml:id="ct94004785518656" text:id="ct94004785518656">
          <text:insertion>
            <office:change-info>
              <dc:creator>Autoria desconeguda</dc:creator>
              <dc:date>2017-10-19T08:06:16</dc:date>
            </office:change-info>
          </text:insertion>
        </text:changed-region>
        <text:changed-region xml:id="ct94004785519120" text:id="ct94004785519120">
          <text:insertion>
            <office:change-info>
              <dc:creator>Autoria desconeguda</dc:creator>
              <dc:date>2017-10-19T08:06:58</dc:date>
            </office:change-info>
          </text:insertion>
        </text:changed-region>
        <text:changed-region xml:id="ct94004784469920" text:id="ct94004784469920">
          <text:insertion>
            <office:change-info>
              <dc:creator>Autoria desconeguda</dc:creator>
              <dc:date>2017-10-19T08:06:18</dc:date>
            </office:change-info>
          </text:insertion>
        </text:changed-region>
        <text:changed-region xml:id="ct94004784467536" text:id="ct94004784467536">
          <text:insertion>
            <office:change-info>
              <dc:creator>Autoria desconeguda</dc:creator>
              <dc:date>2017-10-19T08:07:02</dc:date>
            </office:change-info>
          </text:insertion>
        </text:changed-region>
        <text:changed-region xml:id="ct94004785519712" text:id="ct94004785519712">
          <text:insertion>
            <office:change-info>
              <dc:creator>Autoria desconeguda</dc:creator>
              <dc:date>2017-10-19T08:06:20</dc:date>
            </office:change-info>
          </text:insertion>
        </text:changed-region>
        <text:changed-region xml:id="ct94004785520096" text:id="ct94004785520096">
          <text:insertion>
            <office:change-info>
              <dc:creator>Autoria desconeguda</dc:creator>
              <dc:date>2017-10-19T08:07:32</dc:date>
            </office:change-info>
          </text:insertion>
        </text:changed-region>
        <text:changed-region xml:id="ct94004785520800" text:id="ct94004785520800">
          <text:insertion>
            <office:change-info>
              <dc:creator>Autoria desconeguda</dc:creator>
              <dc:date>2017-10-19T08:06:23</dc:date>
            </office:change-info>
          </text:insertion>
        </text:changed-region>
        <text:changed-region xml:id="ct94004784464432" text:id="ct94004784464432">
          <text:insertion>
            <office:change-info>
              <dc:creator>Autoria desconeguda</dc:creator>
              <dc:date>2017-10-19T08:07:28</dc:date>
            </office:change-info>
          </text:insertion>
        </text:changed-region>
        <text:changed-region xml:id="ct94004785521216" text:id="ct94004785521216">
          <text:insertion>
            <office:change-info>
              <dc:creator>Autoria desconeguda</dc:creator>
              <dc:date>2017-10-19T08:06:28</dc:date>
            </office:change-info>
          </text:insertion>
        </text:changed-region>
        <text:changed-region xml:id="ct94004785521680" text:id="ct94004785521680">
          <text:insertion>
            <office:change-info>
              <dc:creator>Autoria desconeguda</dc:creator>
              <dc:date>2017-10-19T08:07:25</dc:date>
            </office:change-info>
          </text:insertion>
        </text:changed-region>
        <text:changed-region xml:id="ct94004785522432" text:id="ct94004785522432">
          <text:insertion>
            <office:change-info>
              <dc:creator>Autoria desconeguda</dc:creator>
              <dc:date>2017-10-19T08:06:31</dc:date>
            </office:change-info>
          </text:insertion>
        </text:changed-region>
        <text:changed-region xml:id="ct94004785522864" text:id="ct94004785522864">
          <text:insertion>
            <office:change-info>
              <dc:creator>Autoria desconeguda</dc:creator>
              <dc:date>2017-10-19T08:07:22</dc:date>
            </office:change-info>
          </text:insertion>
        </text:changed-region>
        <text:changed-region xml:id="ct94004785523744" text:id="ct94004785523744">
          <text:insertion>
            <office:change-info>
              <dc:creator>Autoria desconeguda</dc:creator>
              <dc:date>2017-10-19T08:07:14</dc:date>
            </office:change-info>
          </text:insertion>
        </text:changed-region>
        <text:changed-region xml:id="ct94004785524208" text:id="ct94004785524208">
          <text:insertion>
            <office:change-info>
              <dc:creator>Autoria desconeguda</dc:creator>
              <dc:date>2017-10-19T08:07:19</dc:date>
            </office:change-info>
          </text:insertion>
        </text:changed-region>
        <text:changed-region xml:id="ct94004785525088" text:id="ct94004785525088">
          <text:insertion>
            <office:change-info>
              <dc:creator>Autoria desconeguda</dc:creator>
              <dc:date>2017-10-19T08:07:16</dc:date>
            </office:change-info>
          </text:insertion>
        </text:changed-region>
        <text:changed-region xml:id="ct94004785525552" text:id="ct94004785525552">
          <text:insertion>
            <office:change-info>
              <dc:creator>Autoria desconeguda</dc:creator>
              <dc:date>2017-10-19T08:07:17</dc:date>
            </office:change-info>
          </text:insertion>
        </text:changed-region>
        <text:changed-region xml:id="ct94004784216272" text:id="ct9400478421627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4350800" text:id="ct94004784350800">
          <text:insertion>
            <office:change-info>
              <dc:creator>Autoria desconeguda</dc:creator>
              <dc:date>2017-10-19T08:08:34</dc:date>
            </office:change-info>
          </text:insertion>
        </text:changed-region>
        <text:changed-region xml:id="ct94004785514144" text:id="ct9400478551414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09840" text:id="ct9400478550984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11920" text:id="ct9400478551192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10576" text:id="ct94004785510576">
          <text:insertion>
            <office:change-info>
              <dc:creator>Autoria desconeguda</dc:creator>
              <dc:date>2017-10-19T08:09:00</dc:date>
            </office:change-info>
          </text:insertion>
        </text:changed-region>
        <text:changed-region xml:id="ct94004785508496" text:id="ct94004785508496">
          <text:insertion>
            <office:change-info>
              <dc:creator>Autoria desconeguda</dc:creator>
              <dc:date>2017-10-19T08:09:02</dc:date>
            </office:change-info>
          </text:insertion>
        </text:changed-region>
        <text:changed-region xml:id="ct94004785502384" text:id="ct94004785502384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004785394288" text:id="ct94004785394288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004785519376" text:id="ct94004785519376">
          <text:insertion>
            <office:change-info>
              <dc:creator>Autoria desconeguda</dc:creator>
              <dc:date>2017-10-19T08:09:09</dc:date>
            </office:change-info>
          </text:insertion>
        </text:changed-region>
        <text:changed-region xml:id="ct94004785518000" text:id="ct94004785518000">
          <text:insertion>
            <office:change-info>
              <dc:creator>Autoria desconeguda</dc:creator>
              <dc:date>2017-10-19T08:09:10</dc:date>
            </office:change-info>
          </text:insertion>
        </text:changed-region>
        <text:changed-region xml:id="ct94004784453568" text:id="ct94004784453568">
          <text:insertion>
            <office:change-info>
              <dc:creator>Autoria desconeguda</dc:creator>
              <dc:date>2017-10-19T08:09:11</dc:date>
            </office:change-info>
          </text:insertion>
        </text:changed-region>
        <text:changed-region xml:id="ct94004785516656" text:id="ct94004785516656">
          <text:insertion>
            <office:change-info>
              <dc:creator>Autoria desconeguda</dc:creator>
              <dc:date>2017-10-19T08:09:12</dc:date>
            </office:change-info>
          </text:insertion>
        </text:changed-region>
        <text:changed-region xml:id="ct94004785498976" text:id="ct94004785498976">
          <text:insertion>
            <office:change-info>
              <dc:creator>Autoria desconeguda</dc:creator>
              <dc:date>2017-10-19T08:09:14</dc:date>
            </office:change-info>
          </text:insertion>
        </text:changed-region>
        <text:changed-region xml:id="ct94004784467904" text:id="ct94004784467904">
          <text:insertion>
            <office:change-info>
              <dc:creator>Autoria desconeguda</dc:creator>
              <dc:date>2017-10-19T08:09:15</dc:date>
            </office:change-info>
          </text:insertion>
        </text:changed-region>
        <text:changed-region xml:id="ct94004784470656" text:id="ct94004784470656">
          <text:insertion>
            <office:change-info>
              <dc:creator>Autoria desconeguda</dc:creator>
              <dc:date>2017-10-19T08:09:17</dc:date>
            </office:change-info>
          </text:insertion>
        </text:changed-region>
        <text:changed-region xml:id="ct94004784469552" text:id="ct94004784469552">
          <text:insertion>
            <office:change-info>
              <dc:creator>Autoria desconeguda</dc:creator>
              <dc:date>2017-10-19T08:09:18</dc:date>
            </office:change-info>
          </text:insertion>
        </text:changed-region>
        <text:changed-region xml:id="ct94004784480336" text:id="ct94004784480336">
          <text:insertion>
            <office:change-info>
              <dc:creator>Autoria desconeguda</dc:creator>
              <dc:date>2017-10-19T08:09:21</dc:date>
            </office:change-info>
          </text:insertion>
        </text:changed-region>
        <text:changed-region xml:id="ct94004784479600" text:id="ct94004784479600">
          <text:insertion>
            <office:change-info>
              <dc:creator>Autoria desconeguda</dc:creator>
              <dc:date>2017-10-19T08:10:10</dc:date>
            </office:change-info>
          </text:insertion>
        </text:changed-region>
        <text:changed-region xml:id="ct94004784465168" text:id="ct94004784465168">
          <text:insertion>
            <office:change-info>
              <dc:creator>Autoria desconeguda</dc:creator>
              <dc:date>2017-10-19T08:09:34</dc:date>
            </office:change-info>
          </text:insertion>
        </text:changed-region>
        <text:changed-region xml:id="ct94004784467168" text:id="ct94004784467168">
          <text:insertion>
            <office:change-info>
              <dc:creator>Autoria desconeguda</dc:creator>
              <dc:date>2017-10-19T08:09:23</dc:date>
            </office:change-info>
          </text:insertion>
        </text:changed-region>
        <text:changed-region xml:id="ct94004784441792" text:id="ct94004784441792">
          <text:insertion>
            <office:change-info>
              <dc:creator>Autoria desconeguda</dc:creator>
              <dc:date>2017-10-19T08:10:20</dc:date>
            </office:change-info>
          </text:insertion>
        </text:changed-region>
        <text:changed-region xml:id="ct94004784461616" text:id="ct94004784461616">
          <text:insertion>
            <office:change-info>
              <dc:creator>Autoria desconeguda</dc:creator>
              <dc:date>2017-10-19T08:09:37</dc:date>
            </office:change-info>
          </text:insertion>
        </text:changed-region>
        <text:changed-region xml:id="ct94004784351456" text:id="ct94004784351456">
          <text:insertion>
            <office:change-info>
              <dc:creator>Autoria desconeguda</dc:creator>
              <dc:date>2017-10-19T08:09:49</dc:date>
            </office:change-info>
          </text:insertion>
        </text:changed-region>
        <text:changed-region xml:id="ct94004784482864" text:id="ct94004784482864">
          <text:insertion>
            <office:change-info>
              <dc:creator>Autoria desconeguda</dc:creator>
              <dc:date>2017-10-19T08:09:55</dc:date>
            </office:change-info>
          </text:insertion>
        </text:changed-region>
        <text:changed-region xml:id="ct94004784465536" text:id="ct94004784465536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004784444544" text:id="ct94004784444544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004784435392" text:id="ct94004784435392">
          <text:insertion>
            <office:change-info>
              <dc:creator>Autoria desconeguda</dc:creator>
              <dc:date>2017-10-19T08:10:44</dc:date>
            </office:change-info>
          </text:insertion>
        </text:changed-region>
        <text:changed-region xml:id="ct94004785500288" text:id="ct94004785500288">
          <text:insertion>
            <office:change-info>
              <dc:creator>Autoria desconeguda</dc:creator>
              <dc:date>2017-10-19T08:10:45</dc:date>
            </office:change-info>
          </text:insertion>
        </text:changed-region>
        <text:changed-region xml:id="ct94004785539024" text:id="ct94004785539024">
          <text:insertion>
            <office:change-info>
              <dc:creator>Autoria desconeguda</dc:creator>
              <dc:date>2017-10-19T08:10:47</dc:date>
            </office:change-info>
          </text:insertion>
        </text:changed-region>
        <text:changed-region xml:id="ct94004785539440" text:id="ct94004785539440">
          <text:insertion>
            <office:change-info>
              <dc:creator>Autoria desconeguda</dc:creator>
              <dc:date>2017-10-19T08:10:48</dc:date>
            </office:change-info>
          </text:insertion>
        </text:changed-region>
        <text:changed-region xml:id="ct94004784433376" text:id="ct94004784433376">
          <text:insertion>
            <office:change-info>
              <dc:creator>Autoria desconeguda</dc:creator>
              <dc:date>2017-10-19T08:10:50</dc:date>
            </office:change-info>
          </text:insertion>
        </text:changed-region>
        <text:changed-region xml:id="ct94004784422080" text:id="ct94004784422080">
          <text:insertion>
            <office:change-info>
              <dc:creator>Autoria desconeguda</dc:creator>
              <dc:date>2017-10-19T08:10:51</dc:date>
            </office:change-info>
          </text:insertion>
        </text:changed-region>
        <text:changed-region xml:id="ct94004784434112" text:id="ct94004784434112">
          <text:insertion>
            <office:change-info>
              <dc:creator>Autoria desconeguda</dc:creator>
              <dc:date>2017-10-19T08:10:55</dc:date>
            </office:change-info>
          </text:insertion>
        </text:changed-region>
        <text:changed-region xml:id="ct94004785539696" text:id="ct94004785539696">
          <text:insertion>
            <office:change-info>
              <dc:creator>Autoria desconeguda</dc:creator>
              <dc:date>2017-10-19T08:10:58</dc:date>
            </office:change-info>
          </text:insertion>
        </text:changed-region>
        <text:changed-region xml:id="ct94004785540080" text:id="ct94004785540080">
          <text:insertion>
            <office:change-info>
              <dc:creator>Autoria desconeguda</dc:creator>
              <dc:date>2017-10-19T08:10:59</dc:date>
            </office:change-info>
          </text:insertion>
        </text:changed-region>
        <text:changed-region xml:id="ct94004785540464" text:id="ct94004785540464">
          <text:insertion>
            <office:change-info>
              <dc:creator>Autoria desconeguda</dc:creator>
              <dc:date>2017-10-19T08:11:03</dc:date>
            </office:change-info>
          </text:insertion>
        </text:changed-region>
        <text:changed-region xml:id="ct94004785541088" text:id="ct94004785541088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004784419392" text:id="ct94004784419392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004784420800" text:id="ct94004784420800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004784422816" text:id="ct94004784422816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004785541312" text:id="ct94004785541312">
          <text:insertion>
            <office:change-info>
              <dc:creator>Autoria desconeguda</dc:creator>
              <dc:date>2017-10-19T08:11:22</dc:date>
            </office:change-info>
          </text:insertion>
        </text:changed-region>
        <text:changed-region xml:id="ct94004785542864" text:id="ct94004785542864">
          <text:insertion>
            <office:change-info>
              <dc:creator>Autoria desconeguda</dc:creator>
              <dc:date>2017-10-19T08:11:30</dc:date>
            </office:change-info>
          </text:insertion>
        </text:changed-region>
        <text:changed-region xml:id="ct94004785543440" text:id="ct94004785543440">
          <text:insertion>
            <office:change-info>
              <dc:creator>Autoria desconeguda</dc:creator>
              <dc:date>2017-10-19T08:11:31</dc:date>
            </office:change-info>
          </text:insertion>
        </text:changed-region>
        <text:changed-region xml:id="ct94004785544176" text:id="ct94004785544176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004785544592" text:id="ct94004785544592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004785545328" text:id="ct94004785545328">
          <text:insertion>
            <office:change-info>
              <dc:creator>Autoria desconeguda</dc:creator>
              <dc:date>2017-10-19T08:11:36</dc:date>
            </office:change-info>
          </text:insertion>
        </text:changed-region>
        <text:changed-region xml:id="ct94004785545792" text:id="ct94004785545792">
          <text:insertion>
            <office:change-info>
              <dc:creator>Autoria desconeguda</dc:creator>
              <dc:date>2017-10-19T08:11:37</dc:date>
            </office:change-info>
          </text:insertion>
        </text:changed-region>
        <text:changed-region xml:id="ct94004784417984" text:id="ct94004784417984">
          <text:insertion>
            <office:change-info>
              <dc:creator>Autoria desconeguda</dc:creator>
              <dc:date>2017-10-19T08:11:39</dc:date>
            </office:change-info>
          </text:insertion>
        </text:changed-region>
        <text:changed-region xml:id="ct94004784411568" text:id="ct94004784411568">
          <text:insertion>
            <office:change-info>
              <dc:creator>Autoria desconeguda</dc:creator>
              <dc:date>2017-10-19T08:11:40</dc:date>
            </office:change-info>
          </text:insertion>
        </text:changed-region>
        <text:changed-region xml:id="ct94004785546384" text:id="ct94004785546384">
          <text:insertion>
            <office:change-info>
              <dc:creator>Autoria desconeguda</dc:creator>
              <dc:date>2017-10-19T08:11:42</dc:date>
            </office:change-info>
          </text:insertion>
        </text:changed-region>
        <text:changed-region xml:id="ct94004785546928" text:id="ct94004785546928">
          <text:insertion>
            <office:change-info>
              <dc:creator>Autoria desconeguda</dc:creator>
              <dc:date>2017-10-19T08:11:43</dc:date>
            </office:change-info>
          </text:insertion>
        </text:changed-region>
        <text:changed-region xml:id="ct94004785547680" text:id="ct94004785547680">
          <text:insertion>
            <office:change-info>
              <dc:creator>Autoria desconeguda</dc:creator>
              <dc:date>2017-10-19T08:11:46</dc:date>
            </office:change-info>
          </text:insertion>
        </text:changed-region>
        <text:changed-region xml:id="ct94004785548144" text:id="ct94004785548144">
          <text:insertion>
            <office:change-info>
              <dc:creator>Autoria desconeguda</dc:creator>
              <dc:date>2017-10-19T08:11:47</dc:date>
            </office:change-info>
          </text:insertion>
        </text:changed-region>
        <text:changed-region xml:id="ct94004785549024" text:id="ct94004785549024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004785549488" text:id="ct94004785549488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004785550032" text:id="ct94004785550032">
          <text:insertion>
            <office:change-info>
              <dc:creator>Autoria desconeguda</dc:creator>
              <dc:date>2017-10-19T08:11:55</dc:date>
            </office:change-info>
          </text:insertion>
        </text:changed-region>
        <text:changed-region xml:id="ct94004785550752" text:id="ct94004785550752">
          <text:insertion>
            <office:change-info>
              <dc:creator>Autoria desconeguda</dc:creator>
              <dc:date>2017-10-19T08:11:57</dc:date>
            </office:change-info>
          </text:insertion>
        </text:changed-region>
        <text:changed-region xml:id="ct94004785551216" text:id="ct94004785551216">
          <text:insertion>
            <office:change-info>
              <dc:creator>Autoria desconeguda</dc:creator>
              <dc:date>2017-10-19T08:11:58</dc:date>
            </office:change-info>
          </text:insertion>
        </text:changed-region>
        <text:changed-region xml:id="ct94004784433088" text:id="ct94004784433088">
          <text:insertion>
            <office:change-info>
              <dc:creator>Autoria desconeguda</dc:creator>
              <dc:date>2017-10-19T08:12:11</dc:date>
            </office:change-info>
          </text:insertion>
        </text:changed-region>
        <text:changed-region xml:id="ct94004784410240" text:id="ct94004784410240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004784409872" text:id="ct94004784409872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004785551712" text:id="ct94004785551712">
          <text:insertion>
            <office:change-info>
              <dc:creator>Autoria desconeguda</dc:creator>
              <dc:date>2017-10-19T08:12:08</dc:date>
            </office:change-info>
          </text:insertion>
        </text:changed-region>
        <text:changed-region xml:id="ct94004785552464" text:id="ct94004785552464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004785552928" text:id="ct94004785552928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004785553392" text:id="ct94004785553392">
          <text:insertion>
            <office:change-info>
              <dc:creator>Autoria desconeguda</dc:creator>
              <dc:date>2017-10-19T08:12:05</dc:date>
            </office:change-info>
          </text:insertion>
        </text:changed-region>
        <text:changed-region xml:id="ct94004785565488" text:id="ct9400478556548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66352" text:id="ct94004785566352">
          <text:insertion>
            <office:change-info>
              <dc:creator>Autoria desconeguda</dc:creator>
              <dc:date>2017-10-19T08:13:01</dc:date>
            </office:change-info>
          </text:insertion>
        </text:changed-region>
        <text:changed-region xml:id="ct94004785566576" text:id="ct9400478556657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66800" text:id="ct9400478556680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67024" text:id="ct940047855670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67248" text:id="ct9400478556724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04785567472" text:id="ct94004785567472">
          <text:insertion>
            <office:change-info>
              <dc:creator>Autoria desconeguda</dc:creator>
              <dc:date>2017-10-19T08:15:07</dc:date>
            </office:change-info>
          </text:insertion>
        </text:changed-region>
        <text:changed-region xml:id="ct94004784433824" text:id="ct94004784433824">
          <text:insertion>
            <office:change-info>
              <dc:creator>Autoria desconeguda</dc:creator>
              <dc:date>2017-10-19T08:15:30</dc:date>
            </office:change-info>
          </text:insertion>
        </text:changed-region>
        <text:changed-region xml:id="ct94004785564944" text:id="ct94004785564944">
          <text:insertion>
            <office:change-info>
              <dc:creator>Autoria desconeguda</dc:creator>
              <dc:date>2017-10-19T08:16:59</dc:date>
            </office:change-info>
          </text:insertion>
        </text:changed-region>
        <text:changed-region xml:id="ct94004784406976" text:id="ct94004784406976">
          <text:insertion>
            <office:change-info>
              <dc:creator>Autoria desconeguda</dc:creator>
              <dc:date>2017-10-19T08:17:16</dc:date>
            </office:change-info>
          </text:insertion>
        </text:changed-region>
        <text:changed-region xml:id="ct94004785561552" text:id="ct94004785561552">
          <text:insertion>
            <office:change-info>
              <dc:creator>Autoria desconeguda</dc:creator>
              <dc:date>2017-10-19T08:15:09</dc:date>
            </office:change-info>
          </text:insertion>
        </text:changed-region>
        <text:changed-region xml:id="ct94004785564112" text:id="ct94004785564112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004785562736" text:id="ct94004785562736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004785564400" text:id="ct94004785564400">
          <text:insertion>
            <office:change-info>
              <dc:creator>Autoria desconeguda</dc:creator>
              <dc:date>2017-10-19T08:17:18</dc:date>
            </office:change-info>
          </text:insertion>
        </text:changed-region>
        <text:changed-region xml:id="ct94004785563056" text:id="ct94004785563056">
          <text:insertion>
            <office:change-info>
              <dc:creator>Autoria desconeguda</dc:creator>
              <dc:date>2017-10-19T08:15:14</dc:date>
            </office:change-info>
          </text:insertion>
        </text:changed-region>
        <text:changed-region xml:id="ct94004784405504" text:id="ct94004784405504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004785563440" text:id="ct94004785563440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004784393552" text:id="ct94004784393552">
          <text:insertion>
            <office:change-info>
              <dc:creator>Autoria desconeguda</dc:creator>
              <dc:date>2017-10-19T08:17:20</dc:date>
            </office:change-info>
          </text:insertion>
        </text:changed-region>
        <text:changed-region xml:id="ct94004784384960" text:id="ct94004784384960">
          <text:insertion>
            <office:change-info>
              <dc:creator>Autoria desconeguda</dc:creator>
              <dc:date>2017-10-19T08:15:16</dc:date>
            </office:change-info>
          </text:insertion>
        </text:changed-region>
        <text:changed-region xml:id="ct94004784393120" text:id="ct94004784393120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004784384224" text:id="ct94004784384224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004784383856" text:id="ct94004784383856">
          <text:insertion>
            <office:change-info>
              <dc:creator>Autoria desconeguda</dc:creator>
              <dc:date>2017-10-19T08:17:23</dc:date>
            </office:change-info>
          </text:insertion>
        </text:changed-region>
        <text:changed-region xml:id="ct94004785565168" text:id="ct94004785565168">
          <text:insertion>
            <office:change-info>
              <dc:creator>Autoria desconeguda</dc:creator>
              <dc:date>2017-10-19T08:15:19</dc:date>
            </office:change-info>
          </text:insertion>
        </text:changed-region>
        <text:changed-region xml:id="ct94004785564624" text:id="ct94004785564624">
          <text:insertion>
            <office:change-info>
              <dc:creator>Autoria desconeguda</dc:creator>
              <dc:date>2017-10-19T08:15:27</dc:date>
            </office:change-info>
          </text:insertion>
        </text:changed-region>
        <text:changed-region xml:id="ct94004785563664" text:id="ct94004785563664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004785567696" text:id="ct94004785567696">
          <text:insertion>
            <office:change-info>
              <dc:creator>Autoria desconeguda</dc:creator>
              <dc:date>2017-10-19T08:17:25</dc:date>
            </office:change-info>
          </text:insertion>
        </text:changed-region>
        <text:changed-region xml:id="ct94004785568320" text:id="ct94004785568320">
          <text:insertion>
            <office:change-info>
              <dc:creator>Autoria desconeguda</dc:creator>
              <dc:date>2017-10-19T08:15:21</dc:date>
            </office:change-info>
          </text:insertion>
        </text:changed-region>
        <text:changed-region xml:id="ct94004785568704" text:id="ct94004785568704">
          <text:insertion>
            <office:change-info>
              <dc:creator>Autoria desconeguda</dc:creator>
              <dc:date>2017-10-19T08:15:23</dc:date>
            </office:change-info>
          </text:insertion>
        </text:changed-region>
        <text:changed-region xml:id="ct94004785569008" text:id="ct94004785569008">
          <text:insertion>
            <office:change-info>
              <dc:creator>Autoria desconeguda</dc:creator>
              <dc:date>2017-10-19T08:16:53</dc:date>
            </office:change-info>
          </text:insertion>
        </text:changed-region>
        <text:changed-region xml:id="ct94004785569392" text:id="ct94004785569392">
          <text:insertion>
            <office:change-info>
              <dc:creator>Autoria desconeguda</dc:creator>
              <dc:date>2017-10-19T08:17:27</dc:date>
            </office:change-info>
          </text:insertion>
        </text:changed-region>
        <text:changed-region xml:id="ct94004785569936" text:id="ct94004785569936">
          <text:insertion>
            <office:change-info>
              <dc:creator>Autoria desconeguda</dc:creator>
              <dc:date>2017-10-19T08:15:46</dc:date>
            </office:change-info>
          </text:insertion>
        </text:changed-region>
        <text:changed-region xml:id="ct94004785570320" text:id="ct94004785570320">
          <text:insertion>
            <office:change-info>
              <dc:creator>Autoria desconeguda</dc:creator>
              <dc:date>2017-10-19T08:15:32</dc:date>
            </office:change-info>
          </text:insertion>
        </text:changed-region>
        <text:changed-region xml:id="ct94004785571776" text:id="ct94004785571776">
          <text:insertion>
            <office:change-info>
              <dc:creator>Autoria desconeguda</dc:creator>
              <dc:date>2017-10-19T08:16:49</dc:date>
            </office:change-info>
          </text:insertion>
        </text:changed-region>
        <text:changed-region xml:id="ct94004785572160" text:id="ct94004785572160">
          <text:insertion>
            <office:change-info>
              <dc:creator>Autoria desconeguda</dc:creator>
              <dc:date>2017-10-19T08:17:29</dc:date>
            </office:change-info>
          </text:insertion>
        </text:changed-region>
        <text:changed-region xml:id="ct94004785572784" text:id="ct94004785572784">
          <text:insertion>
            <office:change-info>
              <dc:creator>Autoria desconeguda</dc:creator>
              <dc:date>2017-10-19T08:15:48</dc:date>
            </office:change-info>
          </text:insertion>
        </text:changed-region>
        <text:changed-region xml:id="ct94004784405952" text:id="ct94004784405952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004784378784" text:id="ct94004784378784">
          <text:insertion>
            <office:change-info>
              <dc:creator>Autoria desconeguda</dc:creator>
              <dc:date>2017-10-19T08:17:30</dc:date>
            </office:change-info>
          </text:insertion>
        </text:changed-region>
        <text:changed-region xml:id="ct94004784378048" text:id="ct94004784378048">
          <text:insertion>
            <office:change-info>
              <dc:creator>Autoria desconeguda</dc:creator>
              <dc:date>2017-10-19T08:15:54</dc:date>
            </office:change-info>
          </text:insertion>
        </text:changed-region>
        <text:changed-region xml:id="ct94004784378416" text:id="ct94004784378416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004784361760" text:id="ct94004784361760">
          <text:insertion>
            <office:change-info>
              <dc:creator>Autoria desconeguda</dc:creator>
              <dc:date>2017-10-19T08:16:48</dc:date>
            </office:change-info>
          </text:insertion>
        </text:changed-region>
        <text:changed-region xml:id="ct94004784383488" text:id="ct94004784383488">
          <text:insertion>
            <office:change-info>
              <dc:creator>Autoria desconeguda</dc:creator>
              <dc:date>2017-10-19T08:17:34</dc:date>
            </office:change-info>
          </text:insertion>
        </text:changed-region>
        <text:changed-region xml:id="ct94004784370960" text:id="ct94004784370960">
          <text:insertion>
            <office:change-info>
              <dc:creator>Autoria desconeguda</dc:creator>
              <dc:date>2017-10-19T08:15:56</dc:date>
            </office:change-info>
          </text:insertion>
        </text:changed-region>
        <text:changed-region xml:id="ct94004784370224" text:id="ct94004784370224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004784369856" text:id="ct94004784369856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004784373328" text:id="ct94004784373328">
          <text:insertion>
            <office:change-info>
              <dc:creator>Autoria desconeguda</dc:creator>
              <dc:date>2017-10-19T08:17:36</dc:date>
            </office:change-info>
          </text:insertion>
        </text:changed-region>
        <text:changed-region xml:id="ct94004784372960" text:id="ct94004784372960">
          <text:insertion>
            <office:change-info>
              <dc:creator>Autoria desconeguda</dc:creator>
              <dc:date>2017-10-19T08:15:59</dc:date>
            </office:change-info>
          </text:insertion>
        </text:changed-region>
        <text:changed-region xml:id="ct94004784372592" text:id="ct94004784372592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004784379520" text:id="ct94004784379520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004785581024" text:id="ct94004785581024">
          <text:insertion>
            <office:change-info>
              <dc:creator>Autoria desconeguda</dc:creator>
              <dc:date>2017-10-19T08:17:38</dc:date>
            </office:change-info>
          </text:insertion>
        </text:changed-region>
        <text:changed-region xml:id="ct94004785581568" text:id="ct94004785581568">
          <text:insertion>
            <office:change-info>
              <dc:creator>Autoria desconeguda</dc:creator>
              <dc:date>2017-10-19T08:16:01</dc:date>
            </office:change-info>
          </text:insertion>
        </text:changed-region>
        <text:changed-region xml:id="ct94004785581952" text:id="ct94004785581952">
          <text:insertion>
            <office:change-info>
              <dc:creator>Autoria desconeguda</dc:creator>
              <dc:date>2017-10-19T08:15:35</dc:date>
            </office:change-info>
          </text:insertion>
        </text:changed-region>
        <text:changed-region xml:id="ct94004785582256" text:id="ct94004785582256">
          <text:insertion>
            <office:change-info>
              <dc:creator>Autoria desconeguda</dc:creator>
              <dc:date>2017-10-19T08:16:44</dc:date>
            </office:change-info>
          </text:insertion>
        </text:changed-region>
        <text:changed-region xml:id="ct94004785582672" text:id="ct94004785582672">
          <text:insertion>
            <office:change-info>
              <dc:creator>Autoria desconeguda</dc:creator>
              <dc:date>2017-10-19T08:17:40</dc:date>
            </office:change-info>
          </text:insertion>
        </text:changed-region>
        <text:changed-region xml:id="ct94004784360064" text:id="ct94004784360064">
          <text:insertion>
            <office:change-info>
              <dc:creator>Autoria desconeguda</dc:creator>
              <dc:date>2017-10-19T08:16:03</dc:date>
            </office:change-info>
          </text:insertion>
        </text:changed-region>
        <text:changed-region xml:id="ct94004784358960" text:id="ct94004784358960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004784362064" text:id="ct94004784362064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004784358592" text:id="ct94004784358592">
          <text:insertion>
            <office:change-info>
              <dc:creator>Autoria desconeguda</dc:creator>
              <dc:date>2017-10-19T08:17:42</dc:date>
            </office:change-info>
          </text:insertion>
        </text:changed-region>
        <text:changed-region xml:id="ct94004784353696" text:id="ct94004784353696">
          <text:insertion>
            <office:change-info>
              <dc:creator>Autoria desconeguda</dc:creator>
              <dc:date>2017-10-19T08:16:05</dc:date>
            </office:change-info>
          </text:insertion>
        </text:changed-region>
        <text:changed-region xml:id="ct94004784352960" text:id="ct94004784352960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004784359328" text:id="ct94004784359328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004784357312" text:id="ct94004784357312">
          <text:insertion>
            <office:change-info>
              <dc:creator>Autoria desconeguda</dc:creator>
              <dc:date>2017-10-19T08:17:44</dc:date>
            </office:change-info>
          </text:insertion>
        </text:changed-region>
        <text:changed-region xml:id="ct94004784356944" text:id="ct94004784356944">
          <text:insertion>
            <office:change-info>
              <dc:creator>Autoria desconeguda</dc:creator>
              <dc:date>2017-10-19T08:16:08</dc:date>
            </office:change-info>
          </text:insertion>
        </text:changed-region>
        <text:changed-region xml:id="ct94004785582896" text:id="ct94004785582896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004785583200" text:id="ct94004785583200">
          <text:insertion>
            <office:change-info>
              <dc:creator>Autoria desconeguda</dc:creator>
              <dc:date>2017-10-19T08:16:39</dc:date>
            </office:change-info>
          </text:insertion>
        </text:changed-region>
        <text:changed-region xml:id="ct94004785583584" text:id="ct94004785583584">
          <text:insertion>
            <office:change-info>
              <dc:creator>Autoria desconeguda</dc:creator>
              <dc:date>2017-10-19T08:17:46</dc:date>
            </office:change-info>
          </text:insertion>
        </text:changed-region>
        <text:changed-region xml:id="ct94004785584208" text:id="ct94004785584208">
          <text:insertion>
            <office:change-info>
              <dc:creator>Autoria desconeguda</dc:creator>
              <dc:date>2017-10-19T08:16:11</dc:date>
            </office:change-info>
          </text:insertion>
        </text:changed-region>
        <text:changed-region xml:id="ct94004785584592" text:id="ct94004785584592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004785584896" text:id="ct94004785584896">
          <text:insertion>
            <office:change-info>
              <dc:creator>Autoria desconeguda</dc:creator>
              <dc:date>2017-10-19T08:16:38</dc:date>
            </office:change-info>
          </text:insertion>
        </text:changed-region>
        <text:changed-region xml:id="ct94004785585280" text:id="ct94004785585280">
          <text:insertion>
            <office:change-info>
              <dc:creator>Autoria desconeguda</dc:creator>
              <dc:date>2017-10-19T08:17:48</dc:date>
            </office:change-info>
          </text:insertion>
        </text:changed-region>
        <text:changed-region xml:id="ct94004785585904" text:id="ct94004785585904">
          <text:insertion>
            <office:change-info>
              <dc:creator>Autoria desconeguda</dc:creator>
              <dc:date>2017-10-19T08:16:13</dc:date>
            </office:change-info>
          </text:insertion>
        </text:changed-region>
        <text:changed-region xml:id="ct94004785586320" text:id="ct94004785586320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004785586624" text:id="ct94004785586624">
          <text:insertion>
            <office:change-info>
              <dc:creator>Autoria desconeguda</dc:creator>
              <dc:date>2017-10-19T08:16:33</dc:date>
            </office:change-info>
          </text:insertion>
        </text:changed-region>
        <text:changed-region xml:id="ct94004784356576" text:id="ct94004784356576">
          <text:insertion>
            <office:change-info>
              <dc:creator>Autoria desconeguda</dc:creator>
              <dc:date>2017-10-19T08:17:50</dc:date>
            </office:change-info>
          </text:insertion>
        </text:changed-region>
        <text:changed-region xml:id="ct94004784353328" text:id="ct94004784353328">
          <text:insertion>
            <office:change-info>
              <dc:creator>Autoria desconeguda</dc:creator>
              <dc:date>2017-10-19T08:16:16</dc:date>
            </office:change-info>
          </text:insertion>
        </text:changed-region>
        <text:changed-region xml:id="ct94004784359696" text:id="ct94004784359696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004784335808" text:id="ct94004784335808">
          <text:insertion>
            <office:change-info>
              <dc:creator>Autoria desconeguda</dc:creator>
              <dc:date>2017-10-19T08:16:32</dc:date>
            </office:change-info>
          </text:insertion>
        </text:changed-region>
        <text:changed-region xml:id="ct94004784335072" text:id="ct94004784335072">
          <text:insertion>
            <office:change-info>
              <dc:creator>Autoria desconeguda</dc:creator>
              <dc:date>2017-10-19T08:17:53</dc:date>
            </office:change-info>
          </text:insertion>
        </text:changed-region>
        <text:changed-region xml:id="ct94004784334704" text:id="ct94004784334704">
          <text:insertion>
            <office:change-info>
              <dc:creator>Autoria desconeguda</dc:creator>
              <dc:date>2017-10-19T08:16:18</dc:date>
            </office:change-info>
          </text:insertion>
        </text:changed-region>
        <text:changed-region xml:id="ct94004784343312" text:id="ct94004784343312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004784342944" text:id="ct94004784342944">
          <text:insertion>
            <office:change-info>
              <dc:creator>Autoria desconeguda</dc:creator>
              <dc:date>2017-10-19T08:16:31</dc:date>
            </office:change-info>
          </text:insertion>
        </text:changed-region>
        <text:changed-region xml:id="ct94004784346560" text:id="ct94004784346560">
          <text:insertion>
            <office:change-info>
              <dc:creator>Autoria desconeguda</dc:creator>
              <dc:date>2017-10-19T08:17:56</dc:date>
            </office:change-info>
          </text:insertion>
        </text:changed-region>
        <text:changed-region xml:id="ct94004784346192" text:id="ct94004784346192">
          <text:insertion>
            <office:change-info>
              <dc:creator>Autoria desconeguda</dc:creator>
              <dc:date>2017-10-19T08:16:21</dc:date>
            </office:change-info>
          </text:insertion>
        </text:changed-region>
        <text:changed-region xml:id="ct94004784360960" text:id="ct94004784360960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004785586880" text:id="ct94004785586880">
          <text:insertion>
            <office:change-info>
              <dc:creator>Autoria desconeguda</dc:creator>
              <dc:date>2017-10-19T08:16:29</dc:date>
            </office:change-info>
          </text:insertion>
        </text:changed-region>
        <text:changed-region xml:id="ct94004784411216" text:id="ct94004784411216">
          <text:insertion>
            <office:change-info>
              <dc:creator>Autoria desconeguda</dc:creator>
              <dc:date>2017-10-19T08:18:00</dc:date>
            </office:change-info>
          </text:insertion>
        </text:changed-region>
        <text:changed-region xml:id="ct94004784331456" text:id="ct94004784331456">
          <text:insertion>
            <office:change-info>
              <dc:creator>Autoria desconeguda</dc:creator>
              <dc:date>2017-10-19T08:16:25</dc:date>
            </office:change-info>
          </text:insertion>
        </text:changed-region>
        <text:changed-region xml:id="ct94004784331824" text:id="ct94004784331824">
          <text:insertion>
            <office:change-info>
              <dc:creator>Autoria desconeguda</dc:creator>
              <dc:date>2017-10-19T08:16:26</dc:date>
            </office:change-info>
          </text:insertion>
        </text:changed-region>
        <text:changed-region xml:id="ct94004784329440" text:id="ct94004784329440">
          <text:insertion>
            <office:change-info>
              <dc:creator>Autoria desconeguda</dc:creator>
              <dc:date>2017-10-19T08:18:02</dc:date>
            </office:change-info>
          </text:insertion>
        </text:changed-region>
        <text:changed-region xml:id="ct94004785593552" text:id="ct9400478559355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4560" text:id="ct9400478559456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4784" text:id="ct9400478559478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5008" text:id="ct9400478559500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5232" text:id="ct9400478559523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5456" text:id="ct9400478559545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5680" text:id="ct94004785595680">
          <text:insertion>
            <office:change-info>
              <dc:creator>Autoria desconeguda</dc:creator>
              <dc:date>2017-10-19T08:19:27</dc:date>
            </office:change-info>
          </text:insertion>
        </text:changed-region>
        <text:changed-region xml:id="ct94004785595904" text:id="ct940047855959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6128" text:id="ct9400478559612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4384672" text:id="ct94004784384672">
          <text:insertion>
            <office:change-info>
              <dc:creator>Autoria desconeguda</dc:creator>
              <dc:date>2017-10-19T08:19:28</dc:date>
            </office:change-info>
          </text:insertion>
        </text:changed-region>
        <text:changed-region xml:id="ct94004784361408" text:id="ct9400478436140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4372304" text:id="ct940047843723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4409584" text:id="ct94004784409584">
          <text:insertion>
            <office:change-info>
              <dc:creator>Autoria desconeguda</dc:creator>
              <dc:date>2017-10-19T08:19:30</dc:date>
            </office:change-info>
          </text:insertion>
        </text:changed-region>
        <text:changed-region xml:id="ct94004785591120" text:id="ct9400478559112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1536" text:id="ct9400478559153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2144" text:id="ct94004785592144">
          <text:insertion>
            <office:change-info>
              <dc:creator>Autoria desconeguda</dc:creator>
              <dc:date>2017-10-19T08:20:28</dc:date>
            </office:change-info>
          </text:insertion>
        </text:changed-region>
        <text:changed-region xml:id="ct94004785589552" text:id="ct9400478558955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7392" text:id="ct9400478559739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7616" text:id="ct9400478559761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04785598240" text:id="ct94004785598240">
          <text:insertion>
            <office:change-info>
              <dc:creator>Autoria desconeguda</dc:creator>
              <dc:date>2017-10-19T08:20:40</dc:date>
            </office:change-info>
          </text:insertion>
        </text:changed-region>
        <text:changed-region xml:id="ct94004785598624" text:id="ct94004785598624">
          <text:insertion>
            <office:change-info>
              <dc:creator>Autoria desconeguda</dc:creator>
              <dc:date>2017-10-19T08:20:54</dc:date>
            </office:change-info>
          </text:insertion>
        </text:changed-region>
        <text:changed-region xml:id="ct94004785589776" text:id="ct94004785589776">
          <text:insertion>
            <office:change-info>
              <dc:creator>Autoria desconeguda</dc:creator>
              <dc:date>2017-10-19T08:20:42</dc:date>
            </office:change-info>
          </text:insertion>
        </text:changed-region>
        <text:changed-region xml:id="ct94004785598848" text:id="ct94004785598848">
          <text:insertion>
            <office:change-info>
              <dc:creator>Autoria desconeguda</dc:creator>
              <dc:date>2017-10-19T08:20:51</dc:date>
            </office:change-info>
          </text:insertion>
        </text:changed-region>
        <text:changed-region xml:id="ct94004785599632" text:id="ct94004785599632">
          <text:insertion>
            <office:change-info>
              <dc:creator>Autoria desconeguda</dc:creator>
              <dc:date>2017-10-19T08:20:44</dc:date>
            </office:change-info>
          </text:insertion>
        </text:changed-region>
        <text:changed-region xml:id="ct94004785600016" text:id="ct94004785600016">
          <text:insertion>
            <office:change-info>
              <dc:creator>Autoria desconeguda</dc:creator>
              <dc:date>2017-10-19T08:20:45</dc:date>
            </office:change-info>
          </text:insertion>
        </text:changed-region>
        <text:changed-region xml:id="ct94004785600720" text:id="ct94004785600720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004785601104" text:id="ct94004785601104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004785601808" text:id="ct94004785601808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004785602192" text:id="ct94004785602192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004785602896" text:id="ct94004785602896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004785603280" text:id="ct94004785603280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004784279680" text:id="ct94004784279680">
          <text:insertion>
            <office:change-info>
              <dc:creator>Autoria desconeguda</dc:creator>
              <dc:date>2017-10-19T08:21:04</dc:date>
            </office:change-info>
          </text:insertion>
        </text:changed-region>
        <text:changed-region xml:id="ct94004784258464" text:id="ct94004784258464">
          <text:insertion>
            <office:change-info>
              <dc:creator>Autoria desconeguda</dc:creator>
              <dc:date>2017-10-19T08:21:05</dc:date>
            </office:change-info>
          </text:insertion>
        </text:changed-region>
        <text:changed-region xml:id="ct94004784258096" text:id="ct94004784258096">
          <text:insertion>
            <office:change-info>
              <dc:creator>Autoria desconeguda</dc:creator>
              <dc:date>2017-10-19T08:21:08</dc:date>
            </office:change-info>
          </text:insertion>
        </text:changed-region>
        <text:changed-region xml:id="ct94004784257728" text:id="ct94004784257728">
          <text:insertion>
            <office:change-info>
              <dc:creator>Autoria desconeguda</dc:creator>
              <dc:date>2017-10-19T08:21:09</dc:date>
            </office:change-info>
          </text:insertion>
        </text:changed-region>
        <text:changed-region xml:id="ct94004785066496" text:id="ct9400478506649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8208" text:id="ct9400478506820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8432" text:id="ct9400478506843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8656" text:id="ct9400478506865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8880" text:id="ct9400478506888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9424" text:id="ct9400478506942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5568" text:id="ct94004785065568">
          <text:insertion>
            <office:change-info>
              <dc:creator>Autoria desconeguda</dc:creator>
              <dc:date>2017-10-19T08:22:17</dc:date>
            </office:change-info>
          </text:insertion>
        </text:changed-region>
        <text:changed-region xml:id="ct94004784275312" text:id="ct94004784275312">
          <text:insertion>
            <office:change-info>
              <dc:creator>Autoria desconeguda</dc:creator>
              <dc:date>2017-10-19T08:22:35</dc:date>
            </office:change-info>
          </text:insertion>
        </text:changed-region>
        <text:changed-region xml:id="ct94004784276416" text:id="ct9400478427641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66048" text:id="ct94004785066048">
          <text:insertion>
            <office:change-info>
              <dc:creator>Autoria desconeguda</dc:creator>
              <dc:date>2017-10-19T08:22:19</dc:date>
            </office:change-info>
          </text:insertion>
        </text:changed-region>
        <text:changed-region xml:id="ct94004785069648" text:id="ct94004785069648">
          <text:insertion>
            <office:change-info>
              <dc:creator>Autoria desconeguda</dc:creator>
              <dc:date>2017-10-19T08:22:37</dc:date>
            </office:change-info>
          </text:insertion>
        </text:changed-region>
        <text:changed-region xml:id="ct94004785070272" text:id="ct9400478507027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70656" text:id="ct94004785070656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004785070880" text:id="ct94004785070880">
          <text:insertion>
            <office:change-info>
              <dc:creator>Autoria desconeguda</dc:creator>
              <dc:date>2017-10-19T08:22:40</dc:date>
            </office:change-info>
          </text:insertion>
        </text:changed-region>
        <text:changed-region xml:id="ct94004785071664" text:id="ct9400478507166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72048" text:id="ct94004785072048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004785072432" text:id="ct94004785072432">
          <text:insertion>
            <office:change-info>
              <dc:creator>Autoria desconeguda</dc:creator>
              <dc:date>2017-10-19T08:22:43</dc:date>
            </office:change-info>
          </text:insertion>
        </text:changed-region>
        <text:changed-region xml:id="ct94004785073056" text:id="ct9400478507305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73440" text:id="ct9400478507344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004785073824" text:id="ct94004785073824">
          <text:insertion>
            <office:change-info>
              <dc:creator>Autoria desconeguda</dc:creator>
              <dc:date>2017-10-19T08:22:47</dc:date>
            </office:change-info>
          </text:insertion>
        </text:changed-region>
        <text:changed-region xml:id="ct94004785074048" text:id="ct9400478507404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74832" text:id="ct94004785074832">
          <text:insertion>
            <office:change-info>
              <dc:creator>Autoria desconeguda</dc:creator>
              <dc:date>2017-10-19T08:22:21</dc:date>
            </office:change-info>
          </text:insertion>
        </text:changed-region>
        <text:changed-region xml:id="ct94004785075216" text:id="ct94004785075216">
          <text:insertion>
            <office:change-info>
              <dc:creator>Autoria desconeguda</dc:creator>
              <dc:date>2017-10-19T08:22:49</dc:date>
            </office:change-info>
          </text:insertion>
        </text:changed-region>
        <text:changed-region xml:id="ct94004785075760" text:id="ct9400478507576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5076144" text:id="ct94004785076144">
          <text:insertion>
            <office:change-info>
              <dc:creator>Autoria desconeguda</dc:creator>
              <dc:date>2017-10-19T08:22:23</dc:date>
            </office:change-info>
          </text:insertion>
        </text:changed-region>
        <text:changed-region xml:id="ct94004784232560" text:id="ct9400478423256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4239040" text:id="ct94004784239040">
          <text:insertion>
            <office:change-info>
              <dc:creator>Autoria desconeguda</dc:creator>
              <dc:date>2017-10-19T08:22:24</dc:date>
            </office:change-info>
          </text:insertion>
        </text:changed-region>
        <text:changed-region xml:id="ct94004784238672" text:id="ct9400478423867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04784237936" text:id="ct94004784237936">
          <text:insertion>
            <office:change-info>
              <dc:creator>Autoria desconeguda</dc:creator>
              <dc:date>2017-10-19T08:22:25</dc:date>
            </office:change-info>
          </text:insertion>
        </text:changed-region>
        <text:changed-region xml:id="ct94004785503664" text:id="ct94004785503664">
          <text:insertion>
            <office:change-info>
              <dc:creator>Autoria desconeguda</dc:creator>
              <dc:date>2017-10-18T17:02:00</dc:date>
            </office:change-info>
          </text:insertion>
        </text:changed-region>
        <text:changed-region xml:id="ct94004784238384" text:id="ct94004784238384">
          <text:deletion>
            <office:change-info>
              <dc:creator>Autoria desconeguda</dc:creator>
              <dc:date>2017-10-11T10:23:54</dc:date>
            </office:change-info>
            <text:list xml:id="list1630809223" text:style-name="L3">
              <text:list-item>
                <text:p text:style-name="P56"/>
              </text:list-item>
              <text:list-item>
                <text:p text:style-name="P56">Els mètodes de creació i modificació tendran com a paràmetres les metadades ENI necessàries <text:span text:style-name="T14">i algun paràmetre addicional com, per exemple, la sèrie documental</text:span>.</text:p>
              </text:list-item>
            </text:list>
          </text:deletion>
        </text:changed-region>
        <text:changed-region xml:id="ct94004784233312" text:id="ct94004784233312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94004785503888" text:id="ct94004785503888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94004785505344" text:id="ct94004785505344">
          <text:deletion>
            <office:change-info>
              <dc:creator>Autoria desconeguda</dc:creator>
              <dc:date>2017-10-11T10:23:38</dc:date>
            </office:change-info>
            <text:p text:style-name="P57"/>
            <text:list xml:id="list152601845176780" text:continue-numbering="true" text:style-name="L3">
              <text:list-item>
                <text:p text:style-name="P58">Cada mètode tendrà un paràmetre addicional per <text:span text:style-name="T14">indicar la informació de context de la petició. Aquest paràmetre contendrà la següent informació:</text:span></text:p>
                <text:list>
                  <text:list-item>
                    <text:p text:style-name="P59">Dades del funcionari</text:p>
                  </text:list-item>
                  <text:list-item>
                    <text:p text:style-name="P59">Unitat organitzativa del funcionari.</text:p>
                  </text:list-item>
                  <text:list-item>
                    <text:p text:style-name="P59">Dades del procediment.</text:p>
                  </text:list-item>
                </text:list>
              </text:list-item>
              <text:list-item>
                <text:p text:style-name="P59">Dades de l’expedient.</text:p>
              </text:list-item>
            </text:list>
            <text:p text:style-name="P57"/>
          </text:deletion>
        </text:changed-region>
        <text:changed-region xml:id="ct94004785088384" text:id="ct94004785088384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94004785088608" text:id="ct94004785088608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152603635323520" text:continue-numbering="true" text:style-name="L3">
              <text:list-item>
                <text:list>
                  <text:list-item>
                    <text:p text:style-name="P60">expedientCrear<text:bookmark text:name="__RefHeading___Toc475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    </text:list-item>
                </text:list>
              </text:list-item>
            </text:list>
            <text:p text:style-name="P61"/>
          </text:deletion>
        </text:changed-region>
        <text:changed-region xml:id="ct94004785089872" text:id="ct94004785089872">
          <text:deletion>
            <office:change-info>
              <dc:creator>Autoria desconeguda</dc:creator>
              <dc:date>2017-10-11T09:01:22</dc:date>
            </office:change-info>
            <text:p text:style-name="P62">Creació d’un nou expedient a dins l’arxiu</text:p>
          </text:deletion>
        </text:changed-region>
        <text:changed-region xml:id="ct94004785087792" text:id="ct94004785087792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94004785506672" text:id="ct94004785506672">
          <text:deletion>
            <office:change-info>
              <dc:creator>Autoria desconeguda</dc:creator>
              <dc:date>2017-10-11T09:03:59</dc:date>
            </office:change-info>
            <text:p text:style-name="P63">nom</text:p>
          </text:deletion>
        </text:changed-region>
        <text:changed-region xml:id="ct94004785094560" text:id="ct94004785094560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94004785096080" text:id="ct94004785096080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94004785096464" text:id="ct94004785096464">
          <text:deletion>
            <office:change-info>
              <dc:creator>Autoria desconeguda</dc:creator>
              <dc:date>2017-10-11T09:04:12</dc:date>
            </office:change-info>
            <text:p text:style-name="P64"><text:span text:style-name="T15">String</text:span></text:p>
          </text:deletion>
        </text:changed-region>
        <text:changed-region xml:id="ct94004785096736" text:id="ct94004785096736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94004785096960" text:id="ct94004785096960">
          <text:deletion>
            <office:change-info>
              <dc:creator>Autoria desconeguda</dc:creator>
              <dc:date>2017-10-11T09:04:16</dc:date>
            </office:change-info>
            <text:p text:style-name="P65"><text:span text:style-name="T16">Nom de l’expedient</text:span></text:p>
          </text:deletion>
        </text:changed-region>
        <text:changed-region xml:id="ct94004785097280" text:id="ct94004785097280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94004785066272" text:id="ct94004785066272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94004785622256" text:id="ct94004785622256">
          <text:deletion>
            <office:change-info>
              <dc:creator>Autoria desconeguda</dc:creator>
              <dc:date>2017-10-11T09:06:40</dc:date>
            </office:change-info>
            <text:p text:style-name="P65"><text:span text:style-name="T17">String</text:span></text:p>
          </text:deletion>
        </text:changed-region>
        <text:changed-region xml:id="ct94004785622656" text:id="ct94004785622656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94004785624800" text:id="ct94004785624800">
          <text:deletion>
            <office:change-info>
              <dc:creator>Autoria desconeguda</dc:creator>
              <dc:date>2017-10-06T09:22:14</dc:date>
            </office:change-info>
            <text:p text:style-name="P66"/>
            <text:p text:style-name="P66"/>
            <text:p text:style-name="P66"/>
            <text:p text:style-name="P66"/>
            <text:p text:style-name="P66"/>
            <text:p text:style-name="P66"/>
          </text:deletion>
        </text:changed-region>
        <text:changed-region xml:id="ct94004785625024" text:id="ct94004785625024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P67"/>
          </text:deletion>
        </text:changed-region>
        <text:changed-region xml:id="ct94004785093664" text:id="ct94004785093664">
          <text:deletion>
            <office:change-info>
              <dc:creator>Autoria desconeguda</dc:creator>
              <dc:date>2017-10-11T09:01:39</dc:date>
            </office:change-info>
            <text:p text:style-name="P68">Modificació d’un expedient existent a dins l’arxiu</text:p>
          </text:deletion>
        </text:changed-region>
        <text:changed-region xml:id="ct94004785626480" text:id="ct94004785626480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94004785631232" text:id="ct94004785631232">
          <text:deletion>
            <office:change-info>
              <dc:creator>Autoria desconeguda</dc:creator>
              <dc:date>2017-10-11T09:04:28</dc:date>
            </office:change-info>
            <text:p text:style-name="P69"><text:span text:style-name="T15">i</text:span>dentificador</text:p>
          </text:deletion>
        </text:changed-region>
        <text:changed-region xml:id="ct94004785631728" text:id="ct94004785631728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94004785632192" text:id="ct94004785632192">
          <text:deletion>
            <office:change-info>
              <dc:creator>Autoria desconeguda</dc:creator>
              <dc:date>2017-10-11T09:04:33</dc:date>
            </office:change-info>
            <text:p text:style-name="P70"><text:span text:style-name="T15">String</text:span></text:p>
          </text:deletion>
        </text:changed-region>
        <text:changed-region xml:id="ct94004785632896" text:id="ct94004785632896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94004785633120" text:id="ct94004785633120">
          <text:deletion>
            <office:change-info>
              <dc:creator>Autoria desconeguda</dc:creator>
              <dc:date>2017-10-11T09:04:48</dc:date>
            </office:change-info>
            <text:p text:style-name="P65"><text:span text:style-name="T18">Identificador de l’expedient</text:span></text:p>
          </text:deletion>
        </text:changed-region>
        <text:changed-region xml:id="ct94004785633392" text:id="ct94004785633392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94004785635888" text:id="ct94004785635888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94004785636384" text:id="ct94004785636384">
          <text:deletion>
            <office:change-info>
              <dc:creator>Autoria desconeguda</dc:creator>
              <dc:date>2017-10-10T09:59:29</dc:date>
            </office:change-info>
            <text:p text:style-name="P71"><text:span text:style-name="T19">InformacioItem</text:span></text:p>
          </text:deletion>
        </text:changed-region>
        <text:changed-region xml:id="ct94004785636704" text:id="ct94004785636704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94004785632576" text:id="ct94004785632576">
          <text:deletion>
            <office:change-info>
              <dc:creator>Autoria desconeguda</dc:creator>
              <dc:date>2017-10-06T09:22:04</dc:date>
            </office:change-info>
            <text:p text:style-name="P72"/>
            <text:p text:style-name="P72"/>
          </text:deletion>
        </text:changed-region>
        <text:changed-region xml:id="ct94004784229184" text:id="ct94004784229184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P73"/>
          </text:deletion>
        </text:changed-region>
        <text:changed-region xml:id="ct94004784475136" text:id="ct94004784475136">
          <text:deletion>
            <office:change-info>
              <dc:creator>Autoria desconeguda</dc:creator>
              <dc:date>2017-10-11T09:07:29</dc:date>
            </office:change-info>
            <text:p text:style-name="P74">Eliminació d’un expedient existent a dins l’arxiu</text:p>
          </text:deletion>
        </text:changed-region>
        <text:changed-region xml:id="ct94004785641072" text:id="ct94004785641072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94004785642960" text:id="ct94004785642960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004785645408" text:id="ct94004785645408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94004785648656" text:id="ct94004785648656">
          <text:deletion>
            <office:change-info>
              <dc:creator>Autoria desconeguda</dc:creator>
              <dc:date>2017-10-06T09:21:57</dc:date>
            </office:change-info>
            <text:p text:style-name="P72"/>
            <text:p text:style-name="P72"/>
          </text:deletion>
        </text:changed-region>
        <text:changed-region xml:id="ct94004785648880" text:id="ct94004785648880">
          <text:deletion>
            <office:change-info>
              <dc:creator>Autoria desconeguda</dc:creator>
              <dc:date>2017-10-06T09:21:54</dc:date>
            </office:change-info>
            <text:h text:style-name="Heading_20_2" text:outline-level="2"><text:span text:style-name="T20"/></text:h>
            <text:p text:style-name="P75"><text:span text:style-name="T20"/></text:p>
          </text:deletion>
        </text:changed-region>
        <text:changed-region xml:id="ct94004785652464" text:id="ct94004785652464">
          <text:deletion>
            <office:change-info>
              <dc:creator>Autoria desconeguda</dc:creator>
              <dc:date>2017-10-11T09:07:49</dc:date>
            </office:change-info>
            <text:p text:style-name="P76">informació de la darrera)</text:p>
          </text:deletion>
        </text:changed-region>
        <text:changed-region xml:id="ct94004785652160" text:id="ct94004785652160">
          <text:deletion>
            <office:change-info>
              <dc:creator>Autoria desconeguda</dc:creator>
              <dc:date>2017-10-06T09:26:35</dc:date>
            </office:change-info>
            <text:p text:style-name="P76">la </text:p>
          </text:deletion>
        </text:changed-region>
        <text:changed-region xml:id="ct94004784476288" text:id="ct94004784476288">
          <text:deletion>
            <office:change-info>
              <dc:creator>Autoria desconeguda</dc:creator>
              <dc:date>2017-10-11T09:07:49</dc:date>
            </office:change-info>
            <text:p text:style-name="P76">Obtenció de la informació completa d’un expedient donat el seu identificador i versió (la versió és opcional i si no s’especifica s'entén que es sol·licita </text:p>
          </text:deletion>
        </text:changed-region>
        <text:changed-region xml:id="ct94004785653088" text:id="ct94004785653088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94004785655280" text:id="ct94004785655280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004785656320" text:id="ct94004785656320">
          <text:deletion>
            <office:change-info>
              <dc:creator>Autoria desconeguda</dc:creator>
              <dc:date>2017-10-11T09:08:36</dc:date>
            </office:change-info>
            <text:p text:style-name="P65"><text:span text:style-name="T21">Versió de l’expedient que es vol consultar. Null si es vol obtenir el detall de la darrera versió de l’expedient.</text:span></text:p>
          </text:deletion>
        </text:changed-region>
        <text:changed-region xml:id="ct94004785656864" text:id="ct94004785656864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94004785659408" text:id="ct94004785659408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94004785663056" text:id="ct94004785663056">
          <text:deletion>
            <office:change-info>
              <dc:creator>Autoria desconeguda</dc:creator>
              <dc:date>2017-10-06T09:21:51</dc:date>
            </office:change-info>
            <text:h text:style-name="Heading_20_2" text:outline-level="2"><text:span text:style-name="T20"/></text:h>
            <text:p text:style-name="P75"><text:span text:style-name="T20"/></text:p>
          </text:deletion>
        </text:changed-region>
        <text:changed-region xml:id="ct94004784230112" text:id="ct94004784230112">
          <text:deletion>
            <office:change-info>
              <dc:creator>Autoria desconeguda</dc:creator>
              <dc:date>2017-10-11T09:09:30</dc:date>
            </office:change-info>
            <text:p text:style-name="P77">Consulta d’expedients amb filtres</text:p>
          </text:deletion>
        </text:changed-region>
        <text:changed-region xml:id="ct94004784185472" text:id="ct94004784185472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94004785665072" text:id="ct94004785665072">
          <text:deletion>
            <office:change-info>
              <dc:creator>Autoria desconeguda</dc:creator>
              <dc:date>2017-10-11T09:09:57</dc:date>
            </office:change-info>
            <text:p text:style-name="P65"><text:span text:style-name="T18">Filtres a aplicar per a la realització de la consulta</text:span></text:p>
          </text:deletion>
        </text:changed-region>
        <text:changed-region xml:id="ct94004785665376" text:id="ct94004785665376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94004785666912" text:id="ct94004785666912">
          <text:deletion>
            <office:change-info>
              <dc:creator>Autoria desconeguda</dc:creator>
              <dc:date>2017-10-06T09:27:08</dc:date>
            </office:change-info>
            <text:p text:style-name="P78"><text:span text:style-name="T1">int</text:span></text:p>
          </text:deletion>
        </text:changed-region>
        <text:changed-region xml:id="ct94004785667136" text:id="ct94004785667136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94004785667360" text:id="ct94004785667360">
          <text:deletion>
            <office:change-info>
              <dc:creator>Autoria desconeguda</dc:creator>
              <dc:date>2017-10-11T09:10:17</dc:date>
            </office:change-info>
            <text:p text:style-name="P65"><text:span text:style-name="T22">Número de pàgina que es vol obtenir. Null si no es vol realitzar la consulta amb paginació</text:span></text:p>
          </text:deletion>
        </text:changed-region>
        <text:changed-region xml:id="ct94004785667584" text:id="ct94004785667584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94004785667968" text:id="ct94004785667968">
          <text:deletion>
            <office:change-info>
              <dc:creator>Autoria desconeguda</dc:creator>
              <dc:date>2017-10-06T09:27:10</dc:date>
            </office:change-info>
            <text:p text:style-name="P79">int</text:p>
          </text:deletion>
        </text:changed-region>
        <text:changed-region xml:id="ct94004785668368" text:id="ct94004785668368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94004785668752" text:id="ct94004785668752">
          <text:deletion>
            <office:change-info>
              <dc:creator>Autoria desconeguda</dc:creator>
              <dc:date>2017-10-11T09:10:40</dc:date>
            </office:change-info>
            <text:p text:style-name="P65"><text:span text:style-name="T22">Número de elements per pàgina. Null si no es vol realitzar la consulta amb paginació</text:span></text:p>
          </text:deletion>
        </text:changed-region>
        <text:changed-region xml:id="ct94004785668976" text:id="ct94004785668976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94004784252272" text:id="ct94004784252272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94004888944896" text:id="ct9400488894489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785674256" text:id="ct94004785674256">
          <text:deletion>
            <office:change-info>
              <dc:creator>Autoria desconeguda</dc:creator>
              <dc:date>2017-10-06T09:21:48</dc:date>
            </office:change-info>
            <text:h text:style-name="P80" text:outline-level="2"><text:span text:style-name="T23"/></text:h>
            <text:h text:style-name="P80" text:outline-level="2"><text:span text:style-name="T23"/></text:h>
          </text:deletion>
        </text:changed-region>
        <text:changed-region xml:id="ct94004906490400" text:id="ct9400490649040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886900256" text:id="ct9400488690025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889216384" text:id="ct9400488921638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6488816" text:id="ct94004906488816">
          <text:insertion>
            <office:change-info>
              <dc:creator>Autoria desconeguda</dc:creator>
              <dc:date>2017-11-02T15:25:09</dc:date>
            </office:change-info>
          </text:insertion>
        </text:changed-region>
        <text:changed-region xml:id="ct94004758457376" text:id="ct9400475845737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7305744" text:id="ct9400490730574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7302864" text:id="ct940049073028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7322464" text:id="ct940049073224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875161648" text:id="ct94004875161648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5834848" text:id="ct94004905834848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5529536" text:id="ct94004905529536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5693712" text:id="ct94004905693712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7802816" text:id="ct94004907802816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94004906600608" text:id="ct94004906600608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94004752868496" text:id="ct94004752868496">
          <text:insertion>
            <office:change-info>
              <dc:creator>Autoria desconeguda</dc:creator>
              <dc:date>2017-11-02T15:25:29</dc:date>
            </office:change-info>
          </text:insertion>
        </text:changed-region>
        <text:changed-region xml:id="ct94004906589024" text:id="ct9400490658902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13616064" text:id="ct9400491361606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906647152" text:id="ct94004906647152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888027600" text:id="ct94004888027600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887312784" text:id="ct94004887312784">
          <text:insertion>
            <office:change-info>
              <dc:creator>Autoria desconeguda</dc:creator>
              <dc:date>2017-11-02T15:24:02</dc:date>
            </office:change-info>
          </text:insertion>
        </text:changed-region>
        <text:changed-region xml:id="ct94004785675504" text:id="ct94004785675504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94004785675728" text:id="ct94004785675728">
          <text:deletion>
            <office:change-info>
              <dc:creator>Autoria desconeguda</dc:creator>
              <dc:date>2017-10-06T09:21:37</dc:date>
            </office:change-info>
            <text:h text:style-name="Heading_20_2" text:outline-level="2"><text:span text:style-name="T24"/></text:h>
            <text:p text:style-name="P81"><text:bookmark-start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0">expedient</text:span><text:span text:style-name="T25">Versions</text:span><text:bookmark-end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<text:p text:style-name="P61"><text:span text:style-name="T24"/></text:p>
          </text:deletion>
        </text:changed-region>
        <text:changed-region xml:id="ct94004785676528" text:id="ct94004785676528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94004785682720" text:id="ct94004785682720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94004785683216" text:id="ct94004785683216">
          <text:deletion>
            <office:change-info>
              <dc:creator>Autoria desconeguda</dc:creator>
              <dc:date>2017-10-10T10:00:00</dc:date>
            </office:change-info>
            <text:p text:style-name="P82"><text:span text:style-name="T19">InformacioItem</text:span></text:p>
          </text:deletion>
        </text:changed-region>
        <text:changed-region xml:id="ct94004785683904" text:id="ct94004785683904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94004784252944" text:id="ct94004784252944">
          <text:deletion>
            <office:change-info>
              <dc:creator>Autoria desconeguda</dc:creator>
              <dc:date>2017-10-06T09:21:45</dc:date>
            </office:change-info>
            <text:p text:style-name="P83"/>
            <text:p text:style-name="P83"/>
          </text:deletion>
        </text:changed-region>
        <text:changed-region xml:id="ct94004785686048" text:id="ct94004785686048">
          <text:deletion>
            <office:change-info>
              <dc:creator>Autoria desconeguda</dc:creator>
              <dc:date>2017-10-06T09:21:41</dc:date>
            </office:change-info>
            <text:h text:style-name="Heading_20_2" text:outline-level="2"><text:span text:style-name="T20"/></text:h>
            <text:p text:style-name="P75"><text:span text:style-name="T20"/></text:p>
          </text:deletion>
        </text:changed-region>
        <text:changed-region xml:id="ct94004785686656" text:id="ct94004785686656">
          <text:deletion>
            <office:change-info>
              <dc:creator>Autoria desconeguda</dc:creator>
              <dc:date>2017-10-11T09:13:22</dc:date>
            </office:change-info>
            <text:p text:style-name="P84"><text:span text:style-name="T26">Tancament d’un expedient amb estat obert.</text:span></text:p>
          </text:deletion>
        </text:changed-region>
        <text:changed-region xml:id="ct94004785688512" text:id="ct94004785688512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94004785690144" text:id="ct94004785690144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94004785692432" text:id="ct94004785692432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94004785696432" text:id="ct94004785696432">
          <text:deletion>
            <office:change-info>
              <dc:creator>Autoria desconeguda</dc:creator>
              <dc:date>2017-10-06T09:23:13</dc:date>
            </office:change-info>
            <text:h text:style-name="Heading_20_2" text:outline-level="2"><text:span text:style-name="T27"/></text:h>
            <text:h text:style-name="P85" text:outline-level="2"/>
            <text:h text:style-name="P86" text:outline-level="2"><text:bookmark-start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xpedientReobrir<text:bookmark-end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<text:span text:style-name="T27"/></text:p>
          </text:deletion>
        </text:changed-region>
        <text:changed-region xml:id="ct94004785696848" text:id="ct94004785696848">
          <text:deletion>
            <office:change-info>
              <dc:creator>Autoria desconeguda</dc:creator>
              <dc:date>2017-10-11T09:13:58</dc:date>
            </office:change-info>
            <text:p text:style-name="P84"><text:span text:style-name="T26">Reobertura d’un expedient amb estat tancat.</text:span></text:p>
          </text:deletion>
        </text:changed-region>
        <text:changed-region xml:id="ct94004785698992" text:id="ct94004785698992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94004785695408" text:id="ct94004785695408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94004785702928" text:id="ct94004785702928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94004785705904" text:id="ct94004785705904">
          <text:deletion>
            <office:change-info>
              <dc:creator>Autoria desconeguda</dc:creator>
              <dc:date>2017-10-06T09:19:40</dc:date>
            </office:change-info>
            <text:p text:style-name="P88"/>
            <text:p text:style-name="P88"/>
          </text:deletion>
        </text:changed-region>
        <text:changed-region xml:id="ct94004785706128" text:id="ct94004785706128">
          <text:deletion>
            <office:change-info>
              <dc:creator>Autoria desconeguda</dc:creator>
              <dc:date>2017-10-06T09:21:13</dc:date>
            </office:change-info>
            <text:h text:style-name="Heading_20_2" text:outline-level="2"><text:span text:style-name="T28"/></text:h>
            <text:p text:style-name="P89"><text:span text:style-name="T28"/></text:p>
          </text:deletion>
        </text:changed-region>
        <text:changed-region xml:id="ct94004785708448" text:id="ct94004785708448">
          <text:deletion>
            <office:change-info>
              <dc:creator>Autoria desconeguda</dc:creator>
              <dc:date>2017-10-11T09:14:53</dc:date>
            </office:change-info>
            <text:p text:style-name="P90"><text:span text:style-name="T29">Exporta un expedient al format definit per l’ENI.</text:span></text:p>
          </text:deletion>
        </text:changed-region>
        <text:changed-region xml:id="ct94004785708832" text:id="ct94004785708832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94004785713920" text:id="ct94004785713920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94004785715920" text:id="ct94004785715920">
          <text:deletion>
            <office:change-info>
              <dc:creator>Autoria desconeguda</dc:creator>
              <dc:date>2017-10-06T09:19:38</dc:date>
            </office:change-info>
            <text:p text:style-name="P88"/>
            <text:p text:style-name="P88"/>
          </text:deletion>
        </text:changed-region>
        <text:changed-region xml:id="ct94004785717168" text:id="ct94004785717168">
          <text:deletion>
            <office:change-info>
              <dc:creator>Autoria desconeguda</dc:creator>
              <dc:date>2017-10-06T09:21:10</dc:date>
            </office:change-info>
            <text:h text:style-name="Heading_20_2" text:outline-level="2"><text:span text:style-name="T30"/></text:h>
            <text:p text:style-name="P91"><text:span text:style-name="T30"/></text:p>
          </text:deletion>
        </text:changed-region>
        <text:changed-region xml:id="ct94004785722144" text:id="ct94004785722144">
          <text:deletion>
            <office:change-info>
              <dc:creator>Autoria desconeguda</dc:creator>
              <dc:date>2017-10-11T09:15:18</dc:date>
            </office:change-info>
            <text:p text:style-name="P92"><text:span text:style-name="T31">a dins l’arxiu.</text:span></text:p>
          </text:deletion>
        </text:changed-region>
        <text:changed-region xml:id="ct94004785721840" text:id="ct94004785721840">
          <text:deletion>
            <office:change-info>
              <dc:creator>Autoria desconeguda</dc:creator>
              <dc:date>2017-10-06T13:10:15</dc:date>
            </office:change-info>
            <text:p text:style-name="P92"><text:span text:style-name="T31"><text:s/></text:span></text:p>
          </text:deletion>
        </text:changed-region>
        <text:changed-region xml:id="ct94004785721536" text:id="ct94004785721536">
          <text:deletion>
            <office:change-info>
              <dc:creator>Autoria desconeguda</dc:creator>
              <dc:date>2017-10-05T16:30:03</dc:date>
            </office:change-info>
            <text:p text:style-name="P92"><text:span text:style-name="T31">final</text:span></text:p>
          </text:deletion>
        </text:changed-region>
        <text:changed-region xml:id="ct94004785721264" text:id="ct94004785721264">
          <text:deletion>
            <office:change-info>
              <dc:creator>Autoria desconeguda</dc:creator>
              <dc:date>2017-10-06T13:10:15</dc:date>
            </office:change-info>
            <text:p text:style-name="P92"><text:span text:style-name="T31">de tipus </text:span></text:p>
          </text:deletion>
        </text:changed-region>
        <text:changed-region xml:id="ct94004785717776" text:id="ct94004785717776">
          <text:deletion>
            <office:change-info>
              <dc:creator>Autoria desconeguda</dc:creator>
              <dc:date>2017-10-11T09:15:18</dc:date>
            </office:change-info>
            <text:p text:style-name="P92"><text:span text:style-name="T31">Creació d’un document </text:span></text:p>
          </text:deletion>
        </text:changed-region>
        <text:changed-region xml:id="ct94004785722448" text:id="ct94004785722448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94004785725296" text:id="ct94004785725296">
          <text:deletion>
            <office:change-info>
              <dc:creator>Autoria desconeguda</dc:creator>
              <dc:date>2017-10-11T09:16:08</dc:date>
            </office:change-info>
            <text:p text:style-name="P93"><text:span text:style-name="T32">Document a crear</text:span></text:p>
          </text:deletion>
        </text:changed-region>
        <text:changed-region xml:id="ct94004785725520" text:id="ct94004785725520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94004785715280" text:id="ct94004785715280">
          <text:deletion>
            <office:change-info>
              <dc:creator>Autoria desconeguda</dc:creator>
              <dc:date>2017-10-11T09:15:47</dc:date>
            </office:change-info>
            <text:p text:style-name="P93"><text:span text:style-name="T33">Identificador del pare (contenidor) del document</text:span></text:p>
          </text:deletion>
        </text:changed-region>
        <text:changed-region xml:id="ct94004785716400" text:id="ct94004785716400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94004785727568" text:id="ct94004785727568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94004785727936" text:id="ct94004785727936">
          <text:deletion>
            <office:change-info>
              <dc:creator>Autoria desconeguda</dc:creator>
              <dc:date>2017-10-11T09:17:36</dc:date>
            </office:change-info>
            <text:p text:style-name="P93"><text:span text:style-name="T34">String</text:span></text:p>
          </text:deletion>
        </text:changed-region>
        <text:changed-region xml:id="ct94004785728256" text:id="ct94004785728256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94004785733312" text:id="ct94004785733312">
          <text:deletion>
            <office:change-info>
              <dc:creator>Autoria desconeguda</dc:creator>
              <dc:date>2017-10-06T13:10:28</dc:date>
            </office:change-info>
            <text:p text:style-name="P94"><text:span text:style-name="T35"/></text:p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409"><text:span text:style-name="T93"><text:s/>M </text:span><text:span text:style-name="T92"><text:s/>documentEsborranyCrear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348">Descripció</text:p>
                </table:table-cell>
                <table:table-cell table:style-name="Taula27.B2" table:number-columns-spanned="3" office:value-type="string">
                  <text:p text:style-name="P485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341">Paràmetres</text:p>
                </table:table-cell>
                <table:table-cell table:style-name="Taula27.B3" office:value-type="string">
                  <text:p text:style-name="P315">Camp</text:p>
                </table:table-cell>
                <table:table-cell table:style-name="Taula27.C3" office:value-type="string">
                  <text:p text:style-name="P314">Tipus</text:p>
                </table:table-cell>
                <table:table-cell table:style-name="Taula27.B3" office:value-type="string">
                  <text:p text:style-name="P314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372">document</text:p>
                </table:table-cell>
                <table:table-cell table:style-name="Taula27.B4" office:value-type="string">
                  <text:p text:style-name="P562"><text:span text:style-name="T32">Document</text:span> </text:p>
                </table:table-cell>
                <table:table-cell table:style-name="Taula27.D4" office:value-type="string">
                  <text:p text:style-name="P235"><text:span text:style-name="T17">D</text:span>ocument <text:span text:style-name="T17">a crear</text:span>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619">identificador<text:span text:style-name="T99">Pare</text:span></text:p>
                </table:table-cell>
                <table:table-cell table:style-name="Taula27.C5" office:value-type="string">
                  <text:p text:style-name="P562"><text:span text:style-name="T15">String</text:span> </text:p>
                </table:table-cell>
                <table:table-cell table:style-name="Taula27.D5" office:value-type="string">
                  <text:p text:style-name="P235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354">Excepcions</text:p>
                </table:table-cell>
                <table:table-cell table:style-name="Taula27.B6" office:value-type="string">
                  <text:p text:style-name="P272"><text:span text:style-name="T29">Arxiu</text:span>Exception</text:p>
                </table:table-cell>
                <table:table-cell table:style-name="Taula27.C6" table:number-columns-spanned="2" office:value-type="string">
                  <text:p text:style-name="P272">Si es produeix algun problema <text:span text:style-name="T29">al realitzar l’operació amb l’arxiu</text:span></text:p>
                </table:table-cell>
                <table:covered-table-cell/>
              </table:table-row>
              <table:table-row>
                <table:table-cell table:style-name="Taula27.A7" office:value-type="string">
                  <text:p text:style-name="P348">Valor de retorn</text:p>
                </table:table-cell>
                <table:table-cell table:style-name="Taula27.B7" table:number-columns-spanned="3" office:value-type="string">
                  <text:p text:style-name="P588">String</text:p>
                </table:table-cell>
                <table:covered-table-cell/>
                <table:covered-table-cell/>
              </table:table-row>
            </table:table>
            <text:h text:style-name="P95" text:outline-level="2"/>
          </text:deletion>
        </text:changed-region>
        <text:changed-region xml:id="ct94004785733088" text:id="ct94004785733088">
          <text:deletion>
            <office:change-info>
              <dc:creator>Autoria desconeguda</dc:creator>
              <dc:date>2017-10-06T09:21:06</dc:date>
            </office:change-info>
            <text:h text:style-name="P95" text:outline-level="2">ocumentEsborranyCrear</text:h>
            <text:h text:style-name="P96" text:outline-level="2"/>
          </text:deletion>
        </text:changed-region>
        <text:changed-region xml:id="ct94004785732864" text:id="ct94004785732864">
          <text:deletion>
            <office:change-info>
              <dc:creator>Autoria desconeguda</dc:creator>
              <dc:date>2017-10-06T09:19:33</dc:date>
            </office:change-info>
            <text:h text:style-name="P96" text:outline-level="2">D</text:h>
          </text:deletion>
        </text:changed-region>
        <text:changed-region xml:id="ct94004785732640" text:id="ct94004785732640">
          <text:deletion>
            <office:change-info>
              <dc:creator>Autoria desconeguda</dc:creator>
              <dc:date>2017-10-06T09:20:20</dc:date>
            </office:change-info>
            <text:h text:style-name="P97" text:outline-level="2"><text:span text:style-name="T35"/></text:h>
            <text:p text:style-name="P98"><text:span text:style-name="T35"/></text:p>
          </text:deletion>
        </text:changed-region>
        <text:changed-region xml:id="ct94004785732416" text:id="ct94004785732416">
          <text:deletion>
            <office:change-info>
              <dc:creator>Autoria desconeguda</dc:creator>
              <dc:date>2017-10-06T09:21:08</dc:date>
            </office:change-info>
            <text:p text:style-name="P98"><text:span text:style-name="T35"/></text:p>
            <text:h text:style-name="P96" text:outline-level="2"><text:span text:style-name="T35"/></text:h>
          </text:deletion>
        </text:changed-region>
        <text:changed-region xml:id="ct94004785732192" text:id="ct94004785732192">
          <text:deletion>
            <office:change-info>
              <dc:creator>Autoria desconeguda</dc:creator>
              <dc:date>2017-10-10T09:56:53</dc:date>
            </office:change-info>
            <text:h text:style-name="P96" text:outline-level="2"><text:span text:style-name="T35"/></text:h>
            <text:h text:style-name="P95" text:outline-level="2"/>
          </text:deletion>
        </text:changed-region>
        <text:changed-region xml:id="ct94004785731968" text:id="ct94004785731968">
          <text:deletion>
            <office:change-info>
              <dc:creator>Autoria desconeguda</dc:creator>
              <dc:date>2017-10-06T09:19:30</dc:date>
            </office:change-info>
            <text:h text:style-name="P95" text:outline-level="2">D</text:h>
          </text:deletion>
        </text:changed-region>
        <text:changed-region xml:id="ct94004785731744" text:id="ct94004785731744">
          <text:deletion>
            <office:change-info>
              <dc:creator>Autoria desconeguda</dc:creator>
              <dc:date>2017-10-10T09:56:53</dc:date>
            </office:change-info>
            <text:h text:style-name="P95" text:outline-level="2">ocument<text:span text:style-name="T36">EstablirDefinitiu</text:span></text:h>
          </text:deletion>
        </text:changed-region>
        <text:changed-region xml:id="ct94004785731520" text:id="ct94004785731520">
          <text:deletion>
            <office:change-info>
              <dc:creator>Autoria desconeguda</dc:creator>
              <dc:date>2017-10-06T09:23:24</dc:date>
            </office:change-info>
            <text:h text:style-name="P97" text:outline-level="2"><text:span text:style-name="T35"/></text:h>
            <text:p text:style-name="P99"><text:span text:style-name="T35"/></text:p>
          </text:deletion>
        </text:changed-region>
        <text:changed-region xml:id="ct94004785731296" text:id="ct94004785731296">
          <text:deletion>
            <office:change-info>
              <dc:creator>Autoria desconeguda</dc:creator>
              <dc:date>2017-10-10T09:56:53</dc:date>
            </office:change-info>
            <text:p text:style-name="P99"><text:span text:style-name="T35"/></text:p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409"><text:span text:style-name="T93"><text:s/>M </text:span><text:span text:style-name="T92"><text:s/>documentEstablirDefinitiu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348">Descripció</text:p>
                </table:table-cell>
                <table:table-cell table:style-name="Taula28.B2" table:number-columns-spanned="3" office:value-type="string">
                  <text:p text:style-name="P487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341"><text:span text:style-name="T110">P</text:span>aràmetres</text:p>
                </table:table-cell>
                <table:table-cell table:style-name="Taula28.B3" office:value-type="string">
                  <text:p text:style-name="P315">Camp</text:p>
                </table:table-cell>
                <table:table-cell table:style-name="Taula28.C3" office:value-type="string">
                  <text:p text:style-name="P314">Tipus</text:p>
                </table:table-cell>
                <table:table-cell table:style-name="Taula28.B3" office:value-type="string">
                  <text:p text:style-name="P314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616">identificador</text:p>
                </table:table-cell>
                <table:table-cell table:style-name="Taula28.B4" office:value-type="string">
                  <text:p text:style-name="P562"><text:span text:style-name="T15">String</text:span> </text:p>
                </table:table-cell>
                <table:table-cell table:style-name="Taula28.D4" office:value-type="string">
                  <text:p text:style-name="P232">Identificador de<text:span text:style-name="T33">l document</text:span></text:p>
                </table:table-cell>
              </table:table-row>
              <table:table-row>
                <table:table-cell table:style-name="Taula28.A5" office:value-type="string">
                  <text:p text:style-name="P354">Excepcions</text:p>
                </table:table-cell>
                <table:table-cell table:style-name="Taula28.B5" office:value-type="string">
                  <text:p text:style-name="P272"><text:span text:style-name="T29">Arxiu</text:span>Exception</text:p>
                </table:table-cell>
                <table:table-cell table:style-name="Taula28.C5" table:number-columns-spanned="2" office:value-type="string">
                  <text:p text:style-name="P272">Si es produeix algun problema <text:span text:style-name="T29">al realitzar l’operació amb l’arxiu</text:span></text:p>
                </table:table-cell>
                <table:covered-table-cell/>
              </table:table-row>
              <table:table-row>
                <table:table-cell table:style-name="Taula28.A6" office:value-type="string">
                  <text:p text:style-name="P348">Valor de retorn</text:p>
                </table:table-cell>
                <table:table-cell table:style-name="Taula28.B6" table:number-columns-spanned="3" office:value-type="string">
                  <text:p text:style-name="P590">InformacioItem</text:p>
                </table:table-cell>
                <table:covered-table-cell/>
                <table:covered-table-cell/>
              </table:table-row>
            </table:table>
            <text:p text:style-name="P100"><text:span text:style-name="T35"/></text:p>
          </text:deletion>
        </text:changed-region>
        <text:changed-region xml:id="ct94004785733536" text:id="ct94004785733536">
          <text:deletion>
            <office:change-info>
              <dc:creator>Autoria desconeguda</dc:creator>
              <dc:date>2017-10-06T09:19:28</dc:date>
            </office:change-info>
            <text:h text:style-name="P101" text:outline-level="2">D</text:h>
          </text:deletion>
        </text:changed-region>
        <text:changed-region xml:id="ct94004785734144" text:id="ct94004785734144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94004785708192" text:id="ct94004785708192">
          <text:deletion>
            <office:change-info>
              <dc:creator>Autoria desconeguda</dc:creator>
              <dc:date>2017-10-11T09:18:27</dc:date>
            </office:change-info>
            <text:p text:style-name="P102">Modificació d’un document existent a l’arxiu</text:p>
          </text:deletion>
        </text:changed-region>
        <text:changed-region xml:id="ct94004785735632" text:id="ct94004785735632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94004784042064" text:id="ct94004784042064">
          <text:deletion>
            <office:change-info>
              <dc:creator>Autoria desconeguda</dc:creator>
              <dc:date>2017-10-11T09:16:14</dc:date>
            </office:change-info>
            <text:p text:style-name="P93"><text:span text:style-name="T17">Document a modificar</text:span></text:p>
          </text:deletion>
        </text:changed-region>
        <text:changed-region xml:id="ct94004785733760" text:id="ct94004785733760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94004785736624" text:id="ct94004785736624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94004785737072" text:id="ct94004785737072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94004785737552" text:id="ct94004785737552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94004785737856" text:id="ct94004785737856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94004785740976" text:id="ct94004785740976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94004785739824" text:id="ct94004785739824">
          <text:deletion>
            <office:change-info>
              <dc:creator>Autoria desconeguda</dc:creator>
              <dc:date>2017-10-10T10:00:04</dc:date>
            </office:change-info>
            <text:p text:style-name="P71"><text:span text:style-name="T19">InformacioItem</text:span></text:p>
          </text:deletion>
        </text:changed-region>
        <text:changed-region xml:id="ct94004785741664" text:id="ct94004785741664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94004785744560" text:id="ct94004785744560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94004785745552" text:id="ct94004785745552">
          <text:deletion>
            <office:change-info>
              <dc:creator>Autoria desconeguda</dc:creator>
              <dc:date>2017-10-06T09:23:30</dc:date>
            </office:change-info>
            <text:h text:style-name="Heading_20_2" text:outline-level="2"><text:span text:style-name="T37"/></text:h>
            <text:p text:style-name="P103"><text:span text:style-name="T37"/></text:p>
          </text:deletion>
        </text:changed-region>
        <text:changed-region xml:id="ct94004785734368" text:id="ct94004785734368">
          <text:deletion>
            <office:change-info>
              <dc:creator>Autoria desconeguda</dc:creator>
              <dc:date>2017-10-11T09:18:11</dc:date>
            </office:change-info>
            <text:p text:style-name="P92"><text:span text:style-name="T29">Eliminació d’un document existent a dins l’arxiu.</text:span></text:p>
          </text:deletion>
        </text:changed-region>
        <text:changed-region xml:id="ct94004785744784" text:id="ct94004785744784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94004785757728" text:id="ct94004785757728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94004785759296" text:id="ct94004785759296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94004785762720" text:id="ct94004785762720">
          <text:deletion>
            <office:change-info>
              <dc:creator>Autoria desconeguda</dc:creator>
              <dc:date>2017-10-06T09:23:32</dc:date>
            </office:change-info>
            <text:h text:style-name="Heading_20_2" text:outline-level="2"><text:span text:style-name="T20"/></text:h>
            <text:p text:style-name="P75"><text:span text:style-name="T20"/></text:p>
          </text:deletion>
        </text:changed-region>
        <text:changed-region xml:id="ct94004785763136" text:id="ct94004785763136">
          <text:deletion>
            <office:change-info>
              <dc:creator>Autoria desconeguda</dc:creator>
              <dc:date>2017-10-11T09:18:49</dc:date>
            </office:change-info>
            <text:p text:style-name="P92"><text:span text:style-name="T38">Obtenció de la informació completa d’un document donat el seu identificador i versió (la versió és opcional i si no s’especifica s'entén que es sol·licita la informació de la darrera).</text:span></text:p>
          </text:deletion>
        </text:changed-region>
        <text:changed-region xml:id="ct94004785761568" text:id="ct94004785761568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94004785769744" text:id="ct94004785769744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94004785770336" text:id="ct94004785770336">
          <text:deletion>
            <office:change-info>
              <dc:creator>Autoria desconeguda</dc:creator>
              <dc:date>2017-10-11T09:19:09</dc:date>
            </office:change-info>
            <text:p text:style-name="P104"><text:span text:style-name="T33">Versió del document. NO Obligatori.</text:span></text:p>
          </text:deletion>
        </text:changed-region>
        <text:changed-region xml:id="ct94004785770880" text:id="ct94004785770880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94004785761824" text:id="ct94004785761824">
          <text:deletion>
            <office:change-info>
              <dc:creator>Autoria desconeguda</dc:creator>
              <dc:date>2017-10-11T09:20:01</dc:date>
            </office:change-info>
            <text:p text:style-name="P93"><text:span text:style-name="T33">Indica si del document resultat inclou el contingut del document</text:span></text:p>
          </text:deletion>
        </text:changed-region>
        <text:changed-region xml:id="ct94004785771440" text:id="ct94004785771440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94004785773536" text:id="ct94004785773536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94004785779536" text:id="ct94004785779536">
          <text:deletion>
            <office:change-info>
              <dc:creator>Autoria desconeguda</dc:creator>
              <dc:date>2017-10-06T09:23:33</dc:date>
            </office:change-info>
            <text:h text:style-name="Heading_20_2" text:outline-level="2"><text:span text:style-name="T20"/></text:h>
            <text:p text:style-name="P105"><text:span text:style-name="T20"/></text:p>
          </text:deletion>
        </text:changed-region>
        <text:changed-region xml:id="ct94004785780144" text:id="ct94004785780144">
          <text:deletion>
            <office:change-info>
              <dc:creator>Autoria desconeguda</dc:creator>
              <dc:date>2017-10-11T09:21:36</dc:date>
            </office:change-info>
            <text:p text:style-name="P106"><text:span text:style-name="T26">Consulta de documents amb filtres.</text:span></text:p>
          </text:deletion>
        </text:changed-region>
        <text:changed-region xml:id="ct94004785780640" text:id="ct94004785780640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94004785783360" text:id="ct94004785783360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94004785789392" text:id="ct94004785789392">
          <text:deletion>
            <office:change-info>
              <dc:creator>Autoria desconeguda</dc:creator>
              <dc:date>2017-10-11T10:17:16</dc:date>
            </office:change-info>
            <text:p text:style-name="P107"/>
            <text:p text:style-name="P107"><text:bookmark-start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ocumentVersions<text:bookmark-end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004785789168" text:id="ct94004785789168">
          <text:deletion>
            <office:change-info>
              <dc:creator>Autoria desconeguda</dc:creator>
              <dc:date>2017-10-06T09:23:39</dc:date>
            </office:change-info>
            <text:p text:style-name="P107"/>
            <text:p text:style-name="P107"/>
          </text:deletion>
        </text:changed-region>
        <text:changed-region xml:id="ct94004785789872" text:id="ct94004785789872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004785790096" text:id="ct94004785790096">
          <text:deletion>
            <office:change-info>
              <dc:creator>Autoria desconeguda</dc:creator>
              <dc:date>2017-10-06T09:23:37</dc:date>
            </office:change-info>
            <text:h text:style-name="P108" text:outline-level="2"><text:span text:style-name="T39"/></text:h>
            <text:h text:style-name="P108" text:outline-level="2"><text:span text:style-name="T39"/></text:h>
          </text:deletion>
        </text:changed-region>
        <text:changed-region xml:id="ct94004785791088" text:id="ct94004785791088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004785791504" text:id="ct94004785791504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94004785798416" text:id="ct94004785798416">
          <text:deletion>
            <office:change-info>
              <dc:creator>Autoria desconeguda</dc:creator>
              <dc:date>2017-10-10T10:00:10</dc:date>
            </office:change-info>
            <text:p text:style-name="P82"><text:span text:style-name="T19">InformacioItem</text:span></text:p>
          </text:deletion>
        </text:changed-region>
        <text:changed-region xml:id="ct94004785799104" text:id="ct94004785799104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94004785802480" text:id="ct94004785802480">
          <text:deletion>
            <office:change-info>
              <dc:creator>Autoria desconeguda</dc:creator>
              <dc:date>2017-10-06T09:23:45</dc:date>
            </office:change-info>
            <text:h text:style-name="P109" text:outline-level="2"><text:span text:style-name="T39"/></text:h>
            <text:p text:style-name="P107"><text:span text:style-name="T39"/></text:p>
          </text:deletion>
        </text:changed-region>
        <text:changed-region xml:id="ct94004785802256" text:id="ct94004785802256">
          <text:deletion>
            <office:change-info>
              <dc:creator>Autoria desconeguda</dc:creator>
              <dc:date>2017-10-09T13:34:30</dc:date>
            </office:change-info>
            <text:p text:style-name="P107"><text:span text:style-name="T39"/></text:p>
            <text:h text:style-name="P109" text:outline-level="2">documentGenerarCsv</text:h>
          </text:deletion>
        </text:changed-region>
        <text:changed-region xml:id="ct94004785802032" text:id="ct94004785802032">
          <text:deletion>
            <office:change-info>
              <dc:creator>Autoria desconeguda</dc:creator>
              <dc:date>2017-10-06T09:23:46</dc:date>
            </office:change-info>
            <text:h text:style-name="P110" text:outline-level="2"><text:span text:style-name="T39"/></text:h>
            <text:p text:style-name="P111"><text:span text:style-name="T39"/></text:p>
          </text:deletion>
        </text:changed-region>
        <text:changed-region xml:id="ct94004785801808" text:id="ct94004785801808">
          <text:deletion>
            <office:change-info>
              <dc:creator>Autoria desconeguda</dc:creator>
              <dc:date>2017-10-09T13:34:29</dc:date>
            </office:change-info>
            <text:p text:style-name="P111"><text:span text:style-name="T39"/></text:p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411"><text:span text:style-name="T93"><text:s/>M </text:span><text:span text:style-name="T92"><text:s/>documentGenerarCsv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349">Descripció</text:p>
                </table:table-cell>
                <table:table-cell table:style-name="Taula60.B2" table:number-columns-spanned="3" office:value-type="string">
                  <text:p text:style-name="P488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341">Paràmetres</text:p>
                </table:table-cell>
                <table:table-cell table:style-name="Taula60.B3" office:value-type="string">
                  <text:p text:style-name="P315">Camp</text:p>
                </table:table-cell>
                <table:table-cell table:style-name="Taula60.C3" office:value-type="string">
                  <text:p text:style-name="P314">Tipus</text:p>
                </table:table-cell>
                <table:table-cell table:style-name="Taula60.B3" office:value-type="string">
                  <text:p text:style-name="P314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333">identificador</text:p>
                </table:table-cell>
                <table:table-cell table:style-name="Taula60.B4" office:value-type="string">
                  <text:p text:style-name="P206"><text:span text:style-name="T15">String</text:span> </text:p>
                </table:table-cell>
                <table:table-cell table:style-name="Taula60.D4" office:value-type="string">
                  <text:p text:style-name="P232">Identificador de<text:span text:style-name="T33">l document</text:span></text:p>
                </table:table-cell>
              </table:table-row>
              <table:table-row>
                <table:table-cell table:style-name="Taula60.A5" office:value-type="string">
                  <text:p text:style-name="P354">Excepcions</text:p>
                </table:table-cell>
                <table:table-cell table:style-name="Taula60.B5" office:value-type="string">
                  <text:p text:style-name="P272"><text:span text:style-name="T29">Arxiu</text:span>Exception</text:p>
                </table:table-cell>
                <table:table-cell table:style-name="Taula60.C5" table:number-columns-spanned="2" office:value-type="string">
                  <text:p text:style-name="P272">Si es produeix algun problema <text:span text:style-name="T29">al realitzar l’operació amb l’arxiu</text:span></text:p>
                </table:table-cell>
                <table:covered-table-cell/>
              </table:table-row>
              <table:table-row>
                <table:table-cell table:style-name="Taula60.A6" office:value-type="string">
                  <text:p text:style-name="P349">Valor de retorn</text:p>
                </table:table-cell>
                <table:table-cell table:style-name="Taula60.B6" table:number-columns-spanned="3" office:value-type="string">
                  <text:p text:style-name="P591">String</text:p>
                </table:table-cell>
                <table:covered-table-cell/>
                <table:covered-table-cell/>
              </table:table-row>
            </table:table>
            <text:p text:style-name="P107"><text:span text:style-name="T39"/></text:p>
          </text:deletion>
        </text:changed-region>
        <text:changed-region xml:id="ct94004785801584" text:id="ct94004785801584">
          <text:deletion>
            <office:change-info>
              <dc:creator>Autoria desconeguda</dc:creator>
              <dc:date>2017-10-06T09:23:49</dc:date>
            </office:change-info>
            <text:p text:style-name="P107"><text:span text:style-name="T39"/></text:p>
            <text:p text:style-name="P105"><text:span text:style-name="T39"/></text:p>
          </text:deletion>
        </text:changed-region>
        <text:changed-region xml:id="ct94004785803600" text:id="ct94004785803600">
          <text:deletion>
            <office:change-info>
              <dc:creator>Autoria desconeguda</dc:creator>
              <dc:date>2017-10-06T09:23:50</dc:date>
            </office:change-info>
            <text:h text:style-name="Heading_20_2" text:outline-level="2"><text:span text:style-name="T40"/></text:h>
            <text:p text:style-name="P100"><text:span text:style-name="T40"/></text:p>
          </text:deletion>
        </text:changed-region>
        <text:changed-region xml:id="ct94004785805056" text:id="ct94004785805056">
          <text:deletion>
            <office:change-info>
              <dc:creator>Autoria desconeguda</dc:creator>
              <dc:date>2017-10-11T10:13:52</dc:date>
            </office:change-info>
            <text:p text:style-name="P112">Copia un document</text:p>
          </text:deletion>
        </text:changed-region>
        <text:changed-region xml:id="ct94004785048720" text:id="ct94004785048720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94004785808608" text:id="ct94004785808608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94004785809200" text:id="ct94004785809200">
          <text:deletion>
            <office:change-info>
              <dc:creator>Autoria desconeguda</dc:creator>
              <dc:date>2017-10-11T10:14:46</dc:date>
            </office:change-info>
            <text:p text:style-name="P113"><text:span text:style-name="T18">Identificador del contenidor on copiar el document</text:span></text:p>
          </text:deletion>
        </text:changed-region>
        <text:changed-region xml:id="ct94004785809424" text:id="ct94004785809424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94004785808080" text:id="ct94004785808080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94004785810896" text:id="ct94004785810896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004785811200" text:id="ct94004785811200">
          <text:deletion>
            <office:change-info>
              <dc:creator>Autoria desconeguda</dc:creator>
              <dc:date>2017-10-18T12:29:07</dc:date>
            </office:change-info>
            <text:p text:style-name="P114"/>
            <table:table table:name="Taula19" table:style-name="Taula19">
              <table:table-column table:style-name="Taula19.A"/>
              <table:table-column table:style-name="Taula19.B"/>
              <table:table-row>
                <table:table-cell table:style-name="Taula19.A1" office:value-type="string">
                  <text:p text:style-name="P603">Valor de retorn</text:p>
                </table:table-cell>
                <table:table-cell table:style-name="Taula19.B1" office:value-type="string">
                  <text:p text:style-name="P138">ContingutArxiu</text:p>
                </table:table-cell>
              </table:table-row>
            </table:table>
            <text:p text:style-name="P114">Valor de retorn</text:p>
          </text:deletion>
        </text:changed-region>
        <text:changed-region xml:id="ct94004785811632" text:id="ct94004785811632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004785812240" text:id="ct94004785812240">
          <text:deletion>
            <office:change-info>
              <dc:creator>Autoria desconeguda</dc:creator>
              <dc:date>2017-10-11T10:15:09</dc:date>
            </office:change-info>
            <text:p text:style-name="P71"><text:span text:style-name="T17">String</text:span></text:p>
          </text:deletion>
        </text:changed-region>
        <text:changed-region xml:id="ct94004785811936" text:id="ct94004785811936">
          <text:deletion>
            <office:change-info>
              <dc:creator>sion </dc:creator>
              <dc:date>2017-09-22T12:34:00</dc:date>
            </office:change-info>
            <text:p text:style-name="P71"><text:span text:style-name="T17">(sense valor de retorn)</text:span></text:p>
          </text:deletion>
        </text:changed-region>
        <text:changed-region xml:id="ct94004785815648" text:id="ct94004785815648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004785815872" text:id="ct94004785815872">
          <text:deletion>
            <office:change-info>
              <dc:creator>Autoria desconeguda</dc:creator>
              <dc:date>2017-10-06T09:23:56</dc:date>
            </office:change-info>
            <text:h text:style-name="P115" text:outline-level="2"><text:span text:style-name="T39"/></text:h>
            <text:h text:style-name="P115" text:outline-level="2"><text:span text:style-name="T39"/></text:h>
          </text:deletion>
        </text:changed-region>
        <text:changed-region xml:id="ct94004785816864" text:id="ct94004785816864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004785817312" text:id="ct94004785817312">
          <text:deletion>
            <office:change-info>
              <dc:creator>Autoria desconeguda</dc:creator>
              <dc:date>2017-10-09T13:34:40</dc:date>
            </office:change-info>
            <text:h text:style-name="Heading_20_2" text:outline-level="2"><text:span text:style-name="T41"/></text:h>
            <text:p text:style-name="P116"><text:span text:style-name="T39">document</text:span><text:span text:style-name="T40">Moure</text:span></text:p>
          </text:deletion>
        </text:changed-region>
        <text:changed-region xml:id="ct94004785817088" text:id="ct94004785817088">
          <text:deletion>
            <office:change-info>
              <dc:creator>Autoria desconeguda</dc:creator>
              <dc:date>2017-10-06T09:23:53</dc:date>
            </office:change-info>
            <text:p text:style-name="P116"><text:span text:style-name="T41"/></text:p>
            <text:p text:style-name="P116"><text:span text:style-name="T41"/></text:p>
          </text:deletion>
        </text:changed-region>
        <text:changed-region xml:id="ct94004785817536" text:id="ct94004785817536">
          <text:deletion>
            <office:change-info>
              <dc:creator>Autoria desconeguda</dc:creator>
              <dc:date>2017-10-11T10:14:22</dc:date>
            </office:change-info>
            <text:p text:style-name="P112">Mou un document</text:p>
          </text:deletion>
        </text:changed-region>
        <text:changed-region xml:id="ct94004785820512" text:id="ct94004785820512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94004785817760" text:id="ct94004785817760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94004785822640" text:id="ct94004785822640">
          <text:deletion>
            <office:change-info>
              <dc:creator>Autoria desconeguda</dc:creator>
              <dc:date>2017-10-11T10:14:39</dc:date>
            </office:change-info>
            <text:p text:style-name="P113"><text:span text:style-name="T18">Identificador del contenidor on moure el document</text:span></text:p>
          </text:deletion>
        </text:changed-region>
        <text:changed-region xml:id="ct94004785822864" text:id="ct94004785822864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94004785824896" text:id="ct94004785824896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94004785826320" text:id="ct94004785826320">
          <text:deletion>
            <office:change-info>
              <dc:creator>Autoria desconeguda</dc:creator>
              <dc:date>2017-10-06T09:24:03</dc:date>
            </office:change-info>
            <text:p text:style-name="P117"/>
            <text:p text:style-name="P117"/>
          </text:deletion>
        </text:changed-region>
        <text:changed-region xml:id="ct94004785828592" text:id="ct94004785828592">
          <text:deletion>
            <office:change-info>
              <dc:creator>Autoria desconeguda</dc:creator>
              <dc:date>2017-10-06T09:24:01</dc:date>
            </office:change-info>
            <text:h text:style-name="Heading_20_2" text:outline-level="2"><text:span text:style-name="T28"/></text:h>
            <text:p text:style-name="P118"><text:span text:style-name="T28"/></text:p>
          </text:deletion>
        </text:changed-region>
        <text:changed-region xml:id="ct94004785829168" text:id="ct94004785829168">
          <text:deletion>
            <office:change-info>
              <dc:creator>Autoria desconeguda</dc:creator>
              <dc:date>2017-10-11T10:15:26</dc:date>
            </office:change-info>
            <text:p text:style-name="P119">Exporta un document al format definit per l’ENI</text:p>
          </text:deletion>
        </text:changed-region>
        <text:changed-region xml:id="ct94004785829392" text:id="ct94004785829392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94004785833600" text:id="ct94004785833600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94004785837728" text:id="ct9400478583772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38336" text:id="ct940047858383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38752" text:id="ct940047858387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0480" text:id="ct94004785840480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94004785840784" text:id="ct9400478584078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1408" text:id="ct940047858414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1792" text:id="ct9400478584179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2224" text:id="ct9400478584222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2752" text:id="ct940047858427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36448" text:id="ct9400478583644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37216" text:id="ct940047858372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3216" text:id="ct940047858432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4464" text:id="ct9400478584446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5408" text:id="ct940047858454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5856" text:id="ct940047858458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6736" text:id="ct94004785846736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94004785847184" text:id="ct9400478584718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04785847456" text:id="ct94004785847456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94004785850032" text:id="ct94004785850032">
          <text:deletion>
            <office:change-info>
              <dc:creator>Autoria desconeguda</dc:creator>
              <dc:date>2017-10-06T09:24:05</dc:date>
            </office:change-info>
            <text:p text:style-name="P120"/>
            <text:p text:style-name="P120"/>
          </text:deletion>
        </text:changed-region>
        <text:changed-region xml:id="ct94004785850256" text:id="ct94004785850256">
          <text:deletion>
            <office:change-info>
              <dc:creator>Autoria desconeguda</dc:creator>
              <dc:date>2017-10-06T09:24:06</dc:date>
            </office:change-info>
            <text:h text:style-name="Heading_20_2" text:outline-level="2"><text:span text:style-name="T42"/></text:h>
            <text:p text:style-name="P121"><text:span text:style-name="T42"/></text:p>
          </text:deletion>
        </text:changed-region>
        <text:changed-region xml:id="ct94004755990656" text:id="ct94004755990656">
          <text:deletion>
            <office:change-info>
              <dc:creator>Autoria desconeguda</dc:creator>
              <dc:date>2017-10-11T10:16:33</dc:date>
            </office:change-info>
            <text:p text:style-name="P122">Crea una nova carpeta a dins un expedient o una altra carpeta</text:p>
          </text:deletion>
        </text:changed-region>
        <text:changed-region xml:id="ct94004785099520" text:id="ct94004785099520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94004785850672" text:id="ct94004785850672">
          <text:deletion>
            <office:change-info>
              <dc:creator>Autoria desconeguda</dc:creator>
              <dc:date>2017-10-11T10:16:35</dc:date>
            </office:change-info>
            <text:p text:style-name="P123"><text:span text:style-name="T43">nom</text:span></text:p>
          </text:deletion>
        </text:changed-region>
        <text:changed-region xml:id="ct94004785851440" text:id="ct94004785851440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94004785852896" text:id="ct94004785852896">
          <text:deletion>
            <office:change-info>
              <dc:creator>Autoria desconeguda</dc:creator>
              <dc:date>2017-10-11T10:16:38</dc:date>
            </office:change-info>
            <text:p text:style-name="P124"><text:span text:style-name="T15">String</text:span></text:p>
          </text:deletion>
        </text:changed-region>
        <text:changed-region xml:id="ct94004785853664" text:id="ct94004785853664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94004785853984" text:id="ct94004785853984">
          <text:deletion>
            <office:change-info>
              <dc:creator>Autoria desconeguda</dc:creator>
              <dc:date>2017-10-11T10:16:51</dc:date>
            </office:change-info>
            <text:p text:style-name="P125"><text:span text:style-name="T33">Nom de la carpeta</text:span></text:p>
          </text:deletion>
        </text:changed-region>
        <text:changed-region xml:id="ct94004785854208" text:id="ct94004785854208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94004785857712" text:id="ct94004785857712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94004785858208" text:id="ct94004785858208">
          <text:deletion>
            <office:change-info>
              <dc:creator>Autoria desconeguda</dc:creator>
              <dc:date>2017-10-11T10:18:11</dc:date>
            </office:change-info>
            <text:p text:style-name="P126"><text:span text:style-name="T17">String</text:span></text:p>
          </text:deletion>
        </text:changed-region>
        <text:changed-region xml:id="ct94004785858528" text:id="ct94004785858528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94004785099232" text:id="ct94004785099232">
          <text:deletion>
            <office:change-info>
              <dc:creator>Autoria desconeguda</dc:creator>
              <dc:date>2017-10-06T09:24:10</dc:date>
            </office:change-info>
            <text:p text:style-name="P127"/>
            <text:p text:style-name="P127"/>
            <text:p text:style-name="P127"/>
          </text:deletion>
        </text:changed-region>
        <text:changed-region xml:id="ct94004785098416" text:id="ct94004785098416">
          <text:deletion>
            <office:change-info>
              <dc:creator>Autoria desconeguda</dc:creator>
              <dc:date>2017-10-06T09:24:15</dc:date>
            </office:change-info>
            <text:h text:style-name="Heading_20_2" text:outline-level="2"><text:span text:style-name="T44"/></text:h>
            <text:p text:style-name="P128"><text:span text:style-name="T44"/></text:p>
          </text:deletion>
        </text:changed-region>
        <text:changed-region xml:id="ct94004785861312" text:id="ct94004785861312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004785863664" text:id="ct94004785863664">
          <text:deletion>
            <office:change-info>
              <dc:creator>Autoria desconeguda</dc:creator>
              <dc:date>2017-10-11T10:18:25</dc:date>
            </office:change-info>
            <text:p text:style-name="P123"><text:span text:style-name="T15">identificador</text:span>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606">carpeta</text:p>
                </table:table-cell>
                <table:table-cell table:style-name="Taula11.A1" office:value-type="string">
                  <text:p text:style-name="P565"><text:span text:style-name="T15">Carpeta</text:span> </text:p>
                </table:table-cell>
                <table:table-cell table:style-name="Taula11.C1" office:value-type="string">
                  <text:p text:style-name="P594">Informació per a la creació de la carpeta.</text:p>
                </table:table-cell>
              </table:table-row>
            </table:table>
            <text:p text:style-name="P123"/>
          </text:deletion>
        </text:changed-region>
        <text:changed-region xml:id="ct94004785865056" text:id="ct9400478586505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004785865360" text:id="ct94004785865360">
          <text:deletion>
            <office:change-info>
              <dc:creator>Autoria desconeguda</dc:creator>
              <dc:date>2017-10-11T10:18:25</dc:date>
            </office:change-info>
            <text:p text:style-name="P124"><text:span text:style-name="T15">String</text:span> </text:p>
          </text:deletion>
        </text:changed-region>
        <text:changed-region xml:id="ct94004785865616" text:id="ct9400478586561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004785865840" text:id="ct94004785865840">
          <text:deletion>
            <office:change-info>
              <dc:creator>Autoria desconeguda</dc:creator>
              <dc:date>2017-10-11T10:18:25</dc:date>
            </office:change-info>
            <text:p text:style-name="P125"><text:span text:style-name="T33">Identificador de la carpeta</text:span></text:p>
          </text:deletion>
        </text:changed-region>
        <text:changed-region xml:id="ct94004785868592" text:id="ct94004785868592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94004785869088" text:id="ct94004785869088">
          <text:deletion>
            <office:change-info>
              <dc:creator>Autoria desconeguda</dc:creator>
              <dc:date>2017-10-10T10:00:12</dc:date>
            </office:change-info>
            <text:p text:style-name="P71"><text:span text:style-name="T19">InformacioItem</text:span></text:p>
          </text:deletion>
        </text:changed-region>
        <text:changed-region xml:id="ct94004785869408" text:id="ct94004785869408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94004785872192" text:id="ct94004785872192">
          <text:deletion>
            <office:change-info>
              <dc:creator>Autoria desconeguda</dc:creator>
              <dc:date>2017-10-06T09:24:18</dc:date>
            </office:change-info>
            <text:p text:style-name="P129"/>
            <text:p text:style-name="P129"/>
          </text:deletion>
        </text:changed-region>
        <text:changed-region xml:id="ct94004785873440" text:id="ct94004785873440">
          <text:deletion>
            <office:change-info>
              <dc:creator>Autoria desconeguda</dc:creator>
              <dc:date>2017-10-06T09:24:19</dc:date>
            </office:change-info>
            <text:h text:style-name="Heading_20_2" text:outline-level="2"><text:span text:style-name="T44"/></text:h>
            <text:p text:style-name="P128"><text:span text:style-name="T44"/></text:p>
          </text:deletion>
        </text:changed-region>
        <text:changed-region xml:id="ct94004785110800" text:id="ct94004785110800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94004785111072" text:id="ct94004785111072">
          <text:deletion>
            <office:change-info>
              <dc:creator>Autoria desconeguda</dc:creator>
              <dc:date>2017-10-06T09:24:20</dc:date>
            </office:change-info>
            <text:p text:style-name="P130"/>
            <text:p text:style-name="P130"/>
          </text:deletion>
        </text:changed-region>
        <text:changed-region xml:id="ct94004785878800" text:id="ct94004785878800">
          <text:deletion>
            <office:change-info>
              <dc:creator>Autoria desconeguda</dc:creator>
              <dc:date>2017-10-06T09:24:21</dc:date>
            </office:change-info>
            <text:h text:style-name="Heading_20_2" text:outline-level="2"><text:span text:style-name="T20"/></text:h>
            <text:p text:style-name="P131"><text:span text:style-name="T20"/></text:p>
          </text:deletion>
        </text:changed-region>
        <text:changed-region xml:id="ct94004785879408" text:id="ct94004785879408">
          <text:deletion>
            <office:change-info>
              <dc:creator>Autoria desconeguda</dc:creator>
              <dc:date>2017-10-11T10:19:10</dc:date>
            </office:change-info>
            <text:p text:style-name="P132">Obtenció de la informació completa d’una carpeta donat el seu identificador</text:p>
          </text:deletion>
        </text:changed-region>
        <text:changed-region xml:id="ct94004785882448" text:id="ct94004785882448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94004785887024" text:id="ct94004785887024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94004785889632" text:id="ct94004785889632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94004785890304" text:id="ct94004785890304">
          <text:deletion>
            <office:change-info>
              <dc:creator>Autoria desconeguda</dc:creator>
              <dc:date>2017-10-06T09:24:25</dc:date>
            </office:change-info>
            <text:h text:style-name="Heading_20_2" text:outline-level="2"><text:span text:style-name="T45"/></text:h>
            <text:h text:style-name="P133" text:outline-level="2"><text:span text:style-name="T45"/></text:h>
          </text:deletion>
        </text:changed-region>
        <text:changed-region xml:id="ct94004785890080" text:id="ct94004785890080">
          <text:deletion>
            <office:change-info>
              <dc:creator>Autoria desconeguda</dc:creator>
              <dc:date>2017-10-11T10:20:27</dc:date>
            </office:change-info>
            <text:h text:style-name="P133" text:outline-level="2"><text:span text:style-name="T45"/></text:h>
            <text:p text:style-name="P134"><text:bookmark-start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44">carpetaCopiar</text:span><text:bookmark-end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004785889856" text:id="ct94004785889856">
          <text:deletion>
            <office:change-info>
              <dc:creator>Autoria desconeguda</dc:creator>
              <dc:date>2017-10-06T09:24:28</dc:date>
            </office:change-info>
            <text:p text:style-name="P134"><text:span text:style-name="T45"/></text:p>
            <text:p text:style-name="P135"/>
            <text:p text:style-name="P134"><text:span text:style-name="T45"/></text:p>
          </text:deletion>
        </text:changed-region>
        <text:changed-region xml:id="ct94004785890784" text:id="ct94004785890784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94004785121312" text:id="ct94004785121312">
          <text:deletion>
            <office:change-info>
              <dc:creator>Autoria desconeguda</dc:creator>
              <dc:date>2017-10-11T10:19:42</dc:date>
            </office:change-info>
            <text:p text:style-name="P136"><text:span text:style-name="T46">Copia una carpeta.</text:span></text:p>
          </text:deletion>
        </text:changed-region>
        <text:changed-region xml:id="ct94004785893536" text:id="ct94004785893536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94004785896288" text:id="ct94004785896288">
          <text:deletion>
            <office:change-info>
              <dc:creator>Autoria desconeguda</dc:creator>
              <dc:date>2017-10-11T10:21:02</dc:date>
            </office:change-info>
            <text:p text:style-name="P137"><text:span text:style-name="T33">Identificador de la carpeta</text:span></text:p>
          </text:deletion>
        </text:changed-region>
        <text:changed-region xml:id="ct94004785896512" text:id="ct94004785896512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94004785879024" text:id="ct94004785879024">
          <text:deletion>
            <office:change-info>
              <dc:creator>Autoria desconeguda</dc:creator>
              <dc:date>2017-10-11T10:21:35</dc:date>
            </office:change-info>
            <text:p text:style-name="P137"><text:span text:style-name="T18">Identificador del contenidor on copiar la carpeta</text:span></text:p>
          </text:deletion>
        </text:changed-region>
        <text:changed-region xml:id="ct94004785888608" text:id="ct94004785888608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94004773494688" text:id="ct94004773494688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94004773495648" text:id="ct94004773495648">
          <text:deletion>
            <office:change-info>
              <dc:creator>Autoria desconeguda</dc:creator>
              <dc:date>2017-10-11T10:20:00</dc:date>
            </office:change-info>
            <text:p text:style-name="P138"><text:span text:style-name="T29">String</text:span></text:p>
          </text:deletion>
        </text:changed-region>
        <text:changed-region xml:id="ct94004773495344" text:id="ct94004773495344">
          <text:deletion>
            <office:change-info>
              <dc:creator>sion </dc:creator>
              <dc:date>2017-09-22T12:34:00</dc:date>
            </office:change-info>
            <text:p text:style-name="P138"><text:span text:style-name="T29">(sense valor de retorn)</text:span></text:p>
          </text:deletion>
        </text:changed-region>
        <text:changed-region xml:id="ct94004773495952" text:id="ct94004773495952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94004773496832" text:id="ct94004773496832">
          <text:deletion>
            <office:change-info>
              <dc:creator>Autoria desconeguda</dc:creator>
              <dc:date>2017-10-06T09:24:32</dc:date>
            </office:change-info>
            <text:h text:style-name="Heading_20_2" text:outline-level="2"><text:span text:style-name="T44"/></text:h>
            <text:p text:style-name="P128"><text:span text:style-name="T44"/></text:p>
          </text:deletion>
        </text:changed-region>
        <text:changed-region xml:id="ct94004785891520" text:id="ct94004785891520">
          <text:deletion>
            <office:change-info>
              <dc:creator>Autoria desconeguda</dc:creator>
              <dc:date>2017-10-11T10:19:47</dc:date>
            </office:change-info>
            <text:p text:style-name="P136"><text:span text:style-name="T46">Mou una carpeta.</text:span></text:p>
          </text:deletion>
        </text:changed-region>
        <text:changed-region xml:id="ct94004773501856" text:id="ct94004773501856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94004785898096" text:id="ct94004785898096">
          <text:deletion>
            <office:change-info>
              <dc:creator>Autoria desconeguda</dc:creator>
              <dc:date>2017-10-11T10:21:11</dc:date>
            </office:change-info>
            <text:p text:style-name="P137"><text:span text:style-name="T33">Identificador de la carpeta</text:span></text:p>
          </text:deletion>
        </text:changed-region>
        <text:changed-region xml:id="ct94004785898320" text:id="ct94004785898320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94004773499584" text:id="ct94004773499584">
          <text:deletion>
            <office:change-info>
              <dc:creator>Autoria desconeguda</dc:creator>
              <dc:date>2017-10-11T10:21:28</dc:date>
            </office:change-info>
            <text:p text:style-name="P137"><text:span text:style-name="T18">Identificador del contenidor on moure la carpeta</text:span></text:p>
          </text:deletion>
        </text:changed-region>
        <text:changed-region xml:id="ct94004773497968" text:id="ct94004773497968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94004785900864" text:id="ct94004785900864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94004785903840" text:id="ct94004785903840">
          <text:deletion>
            <office:change-info>
              <dc:creator>Autoria desconeguda</dc:creator>
              <dc:date>2017-10-06T09:24:42</dc:date>
            </office:change-info>
            <text:p text:style-name="P139"/>
            <text:p text:style-name="P140"/>
            <text:p text:style-name="P14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4004785009136"/>Interfície genèrica per a la comunicació amb l’arxiu digital</text:p>
      <text:p text:style-name="P162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496">Índex de continguts</text:p>
          </text:index-title>
          <text:p text:style-name="P629"><text:a xlink:type="simple" xlink:href="#__RefHeading___Toc4720_112191102" text:style-name="Index_20_Link" text:visited-style-name="Index_20_Link">1 Introducció<text:tab/>3</text:a></text:p>
          <text:p text:style-name="P629"><text:a xlink:type="simple" xlink:href="#__RefHeading___Toc4722_112191102" text:style-name="Index_20_Link" text:visited-style-name="Index_20_Link">2 Estructures de dades comunes<text:tab/>4</text:a></text:p>
          <text:p text:style-name="P630"><text:a xlink:type="simple" xlink:href="#__RefHeading___Toc7468_250777550" text:style-name="Index_20_Link" text:visited-style-name="Index_20_Link">2.1 Expedient<text:tab/>4</text:a></text:p>
          <text:p text:style-name="P630"><text:a xlink:type="simple" xlink:href="#__RefHeading___Toc4738_112191102" text:style-name="Index_20_Link" text:visited-style-name="Index_20_Link">2.2 Document<text:tab/>4</text:a></text:p>
          <text:p text:style-name="P630"><text:a xlink:type="simple" xlink:href="#__RefHeading___Toc4740_112191102" text:style-name="Index_20_Link" text:visited-style-name="Index_20_Link">2.3 Carpeta<text:tab/>4</text:a></text:p>
          <text:p text:style-name="P630"><text:a xlink:type="simple" xlink:href="#__RefHeading___Toc3780_928946740" text:style-name="Index_20_Link" text:visited-style-name="Index_20_Link">2.4 ExpedientMetadades<text:tab/>5</text:a></text:p>
          <text:p text:style-name="P630"><text:a xlink:type="simple" xlink:href="#__RefHeading___Toc4724_112191102" text:style-name="Index_20_Link" text:visited-style-name="Index_20_Link">2.5 DocumentMetadades<text:tab/>5</text:a></text:p>
          <text:p text:style-name="P630"><text:a xlink:type="simple" xlink:href="#__RefHeading___Toc4726_112191102" text:style-name="Index_20_Link" text:visited-style-name="Index_20_Link">2.6 DocumentContingut<text:tab/>6</text:a></text:p>
          <text:p text:style-name="P630"><text:a xlink:type="simple" xlink:href="#__RefHeading___Toc4730_112191102" text:style-name="Index_20_Link" text:visited-style-name="Index_20_Link">2.7 Firma<text:tab/>7</text:a></text:p>
          <text:p text:style-name="P630"><text:a xlink:type="simple" xlink:href="#__RefHeading___Toc4732_112191102" text:style-name="Index_20_Link" text:visited-style-name="Index_20_Link">2.8 ContingutArxiu<text:tab/>7</text:a></text:p>
          <text:p text:style-name="P630"><text:a xlink:type="simple" xlink:href="#__RefHeading___Toc4742_112191102" text:style-name="Index_20_Link" text:visited-style-name="Index_20_Link">2.9 ConsultaFiltre<text:tab/>8</text:a></text:p>
          <text:p text:style-name="P630"><text:a xlink:type="simple" xlink:href="#__RefHeading___Toc4744_112191102" text:style-name="Index_20_Link" text:visited-style-name="Index_20_Link">2.10 ConsultaResultat<text:tab/>8</text:a></text:p>
          <text:p text:style-name="P630"><text:a xlink:type="simple" xlink:href="#__RefHeading___Toc4744_1121911021" text:style-name="Index_20_Link" text:visited-style-name="Index_20_Link">2.11 Enumerats<text:tab/>8</text:a></text:p>
          <text:p text:style-name="P629"><text:a xlink:type="simple" xlink:href="#__RefHeading___Toc4746_112191102" text:style-name="Index_20_Link" text:visited-style-name="Index_20_Link">3 Mètodes de l’API<text:tab/>13</text:a></text:p>
          <text:p text:style-name="P630"><text:a xlink:type="simple" xlink:href="#__RefHeading___Toc4748_112191102" text:style-name="Index_20_Link" text:visited-style-name="Index_20_Link">3.1 Consideracions sobre els paràmetres dels mètodes<text:tab/>13</text:a></text:p>
          <text:p text:style-name="P630"><text:a xlink:type="simple" xlink:href="#__RefHeading___Toc4752_1121911021" text:style-name="Index_20_Link" text:visited-style-name="Index_20_Link">3.2 expedientCrear<text:tab/>13</text:a></text:p>
          <text:p text:style-name="P630"><text:a xlink:type="simple" xlink:href="#__RefHeading___Toc4752_112191102" text:style-name="Index_20_Link" text:visited-style-name="Index_20_Link">3.3 expedientModificar<text:tab/>13</text:a></text:p>
          <text:p text:style-name="P630"><text:a xlink:type="simple" xlink:href="#__RefHeading___Toc4754_112191102" text:style-name="Index_20_Link" text:visited-style-name="Index_20_Link">3.4 expedientEsborrar<text:tab/>14</text:a></text:p>
          <text:p text:style-name="P630"><text:a xlink:type="simple" xlink:href="#__RefHeading___Toc4756_112191102" text:style-name="Index_20_Link" text:visited-style-name="Index_20_Link">3.5 expedientDetalls<text:tab/>14</text:a></text:p>
          <text:p text:style-name="P630"><text:a xlink:type="simple" xlink:href="#__RefHeading___Toc4758_112191102" text:style-name="Index_20_Link" text:visited-style-name="Index_20_Link">3.6 expedientConsulta<text:tab/>14</text:a></text:p>
          <text:p text:style-name="P630"><text:a xlink:type="simple" xlink:href="#__RefHeading___Toc9819_786024188" text:style-name="Index_20_Link" text:visited-style-name="Index_20_Link">3.7 expedientCrearSubExpedient<text:tab/>14</text:a></text:p>
          <text:p text:style-name="P630"><text:a xlink:type="simple" xlink:href="#__RefHeading___Toc4762_1121911021" text:style-name="Index_20_Link" text:visited-style-name="Index_20_Link">3.8 expedientVersions<text:tab/>15</text:a></text:p>
          <text:p text:style-name="P630"><text:a xlink:type="simple" xlink:href="#__RefHeading___Toc4762_112191102" text:style-name="Index_20_Link" text:visited-style-name="Index_20_Link">3.9 expedientTancar<text:tab/>15</text:a></text:p>
          <text:p text:style-name="P630"><text:a xlink:type="simple" xlink:href="#__RefHeading___Toc4766_1121911022" text:style-name="Index_20_Link" text:visited-style-name="Index_20_Link">3.10 expedientReobrir<text:tab/>15</text:a></text:p>
          <text:p text:style-name="P630"><text:a xlink:type="simple" xlink:href="#__RefHeading___Toc4766_112191102" text:style-name="Index_20_Link" text:visited-style-name="Index_20_Link">3.11 expedientExportarEni<text:tab/>15</text:a></text:p>
          <text:p text:style-name="P630"><text:a xlink:type="simple" xlink:href="#__RefHeading___Toc4768_112191102" text:style-name="Index_20_Link" text:visited-style-name="Index_20_Link">3.12 documentCrear<text:tab/>16</text:a></text:p>
          <text:p text:style-name="P630"><text:a xlink:type="simple" xlink:href="#__RefHeading___Toc4774_112191102" text:style-name="Index_20_Link" text:visited-style-name="Index_20_Link">3.13 documentModificar<text:tab/>16</text:a></text:p>
          <text:p text:style-name="P630"><text:a xlink:type="simple" xlink:href="#__RefHeading___Toc4776_112191102" text:style-name="Index_20_Link" text:visited-style-name="Index_20_Link">3.14 documentEsborrar<text:tab/>16</text:a></text:p>
          <text:p text:style-name="P630"><text:a xlink:type="simple" xlink:href="#__RefHeading___Toc4778_112191102" text:style-name="Index_20_Link" text:visited-style-name="Index_20_Link">3.15 documentDetalls<text:tab/>17</text:a></text:p>
          <text:p text:style-name="P630"><text:a xlink:type="simple" xlink:href="#__RefHeading___Toc4780_112191102" text:style-name="Index_20_Link" text:visited-style-name="Index_20_Link">3.16 documentConsulta<text:tab/>17</text:a></text:p>
          <text:p text:style-name="P630"><text:a xlink:type="simple" xlink:href="#__RefHeading___Toc7464_3993651760" text:style-name="Index_20_Link" text:visited-style-name="Index_20_Link">3.17 documentVersions<text:tab/>17</text:a></text:p>
          <text:p text:style-name="P630"><text:a xlink:type="simple" xlink:href="#__RefHeading___Toc4786_112191102" text:style-name="Index_20_Link" text:visited-style-name="Index_20_Link">3.19 documentCopiar<text:tab/>17</text:a></text:p>
          <text:p text:style-name="P630"><text:a xlink:type="simple" xlink:href="#__RefHeading___Toc4786_1121911021" text:style-name="Index_20_Link" text:visited-style-name="Index_20_Link">3.20 documentMoure<text:tab/>18</text:a></text:p>
          <text:p text:style-name="P630"><text:a xlink:type="simple" xlink:href="#__RefHeading___Toc4790_112191102" text:style-name="Index_20_Link" text:visited-style-name="Index_20_Link">3.21 documentExportarEni<text:tab/>18</text:a></text:p>
          <text:p text:style-name="P630"><text:a xlink:type="simple" xlink:href="#__RefHeading___Toc4790_1121911021" text:style-name="Index_20_Link" text:visited-style-name="Index_20_Link">3.22 documentImprimible<text:tab/>18</text:a></text:p>
          <text:p text:style-name="P630"><text:a xlink:type="simple" xlink:href="#__RefHeading___Toc4792_112191102" text:style-name="Index_20_Link" text:visited-style-name="Index_20_Link">3.23 carpetaCrear<text:tab/>18</text:a></text:p>
          <text:p text:style-name="P630"><text:a xlink:type="simple" xlink:href="#__RefHeading___Toc4794_112191102" text:style-name="Index_20_Link" text:visited-style-name="Index_20_Link">3.24 carpetaModificar<text:tab/>20</text:a></text:p>
          <text:p text:style-name="P630"><text:a xlink:type="simple" xlink:href="#__RefHeading___Toc4796_112191102" text:style-name="Index_20_Link" text:visited-style-name="Index_20_Link">3.25 carpetaEsborrar<text:tab/>20</text:a></text:p>
          <text:p text:style-name="P630"><text:a xlink:type="simple" xlink:href="#__RefHeading___Toc4798_112191102" text:style-name="Index_20_Link" text:visited-style-name="Index_20_Link">3.26 carpetaDetalls<text:tab/>20</text:a></text:p>
          <text:p text:style-name="P630"><text:a xlink:type="simple" xlink:href="#__RefHeading___Toc7466_3993651760" text:style-name="Index_20_Link" text:visited-style-name="Index_20_Link">3.27 carpetaCopiar<text:tab/>20</text:a></text:p>
          <text:p text:style-name="P630"><text:a xlink:type="simple" xlink:href="#__RefHeading___Toc4910_112191102" text:style-name="Index_20_Link" text:visited-style-name="Index_20_Link">3.28 carpetaMoure<text:tab/>21</text:a></text:p>
        </text:index-body>
      </text:table-of-content>
      <text:p text:style-name="P162"/>
      <text:h text:style-name="P495" text:outline-level="1"><text:bookmark-start text:name="__RefHeading___Toc4720_112191102"/>Introducció<text:bookmark-end text:name="__RefHeading___Toc4720_112191102"/></text:h>
      <text:p text:style-name="P163"><text:span text:style-name="T102">Aquest document te com a objectiu la definició d’una API</text:span> <text:span text:style-name="T102">genèrica que permeti la comunicació de les aplicacions que formen part del Kit Aníbal amb un arxiu digital.</text:span></text:p>
      <text:p text:style-name="P164">Es te previst realitzar implementacions per a diferents arxius com, per exemple, l’arxiu digital de la CAIB o l’aplicació INSIDE. És per això que el disseny de l’API es basa en les APIs d’aquestes dues aplicacions.</text:p>
      <text:h text:style-name="P495" text:outline-level="1"><text:bookmark-start text:name="__RefHeading___Toc4722_112191102"/>Estructures de dades comunes<text:bookmark-end text:name="__RefHeading___Toc4722_112191102"/></text:h>
      <text:h text:style-name="P525" text:outline-level="2"><text:bookmark-start text:name="__RefHeading___Toc7468_250777550"/><text:span text:style-name="T105">Expedient</text:span><text:bookmark-end text:name="__RefHeading___Toc7468_250777550"/><text:change text:change-id="ct94004785005856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396"><text:span text:style-name="T93"><text:s/></text:span><text:span text:style-name="T94">C</text:span><text:span text:style-name="T93"> </text:span><text:s/><text:span text:style-name="T105">Expedi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3"><text:change text:change-id="ct94004785001568"/><text:change-start text:change-id="ct94004785250624"/><text:span text:style-name="T118">Informació d'un contingut de l'arxiu de tipus expedient</text:span><text:change-end text:change-id="ct94004785250624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307">Camp</text:p>
          </table:table-cell>
          <table:table-cell table:style-name="Taula6.A3" office:value-type="string">
            <text:p text:style-name="P306">Tipus</text:p>
          </table:table-cell>
          <table:table-cell table:style-name="Taula6.A3" office:value-type="string">
            <text:p text:style-name="P306">Ob<text:span text:style-name="T103">l</text:span></text:p>
          </table:table-cell>
          <table:table-cell table:style-name="Taula6.A3" office:value-type="string">
            <text:p text:style-name="P306">Descripció</text:p>
          </table:table-cell>
          <table:table-cell table:style-name="Taula6.E3" office:value-type="string">
            <text:p text:style-name="P306">Comentaris</text:p>
          </table:table-cell>
        </table:table-row>
        <table:table-row>
          <table:table-cell table:style-name="Taula6.A4" office:value-type="string">
            <text:p text:style-name="P388"><text:span text:style-name="T34">i</text:span>dentificador</text:p>
          </table:table-cell>
          <table:table-cell table:style-name="Taula6.B5" office:value-type="string">
            <text:p text:style-name="P265">String</text:p>
          </table:table-cell>
          <table:table-cell table:style-name="Taula6.C4" office:value-type="string">
            <text:p text:style-name="P259"><text:change-start text:change-id="ct94004785253776"/>SI<text:change-end text:change-id="ct94004785253776"/></text:p>
          </table:table-cell>
          <table:table-cell table:style-name="Taula6.D4" office:value-type="string">
            <text:p text:style-name="P265">Identificador de l’expedient</text:p>
          </table:table-cell>
          <table:table-cell table:style-name="Taula6.E5" office:value-type="string">
            <text:p text:style-name="P198"/>
          </table:table-cell>
        </table:table-row>
        <table:table-row>
          <table:table-cell table:style-name="Taula6.A2" office:value-type="string">
            <text:p text:style-name="P364">nom</text:p>
          </table:table-cell>
          <table:table-cell table:style-name="Taula6.B5" office:value-type="string">
            <text:p text:style-name="P198"><text:span text:style-name="T101">String</text:span> </text:p>
          </table:table-cell>
          <table:table-cell table:style-name="Taula6.C5" office:value-type="string">
            <text:p text:style-name="P259"><text:change-start text:change-id="ct94004785246384"/>SI<text:change-end text:change-id="ct94004785246384"/></text:p>
          </table:table-cell>
          <table:table-cell table:style-name="Taula6.D5" office:value-type="string">
            <text:p text:style-name="P5">Nom de l’expedient</text:p>
          </table:table-cell>
          <table:table-cell table:style-name="Taula6.E5" office:value-type="string">
            <text:p text:style-name="P198"/>
          </table:table-cell>
        </table:table-row>
        <table:table-row>
          <table:table-cell table:style-name="Taula6.A2" office:value-type="string">
            <text:p text:style-name="P362">metadades</text:p>
          </table:table-cell>
          <table:table-cell table:style-name="Taula6.B6" office:value-type="string">
            <text:p text:style-name="P177">ExpedientMetadades</text:p>
          </table:table-cell>
          <table:table-cell table:style-name="Taula6.C6" office:value-type="string">
            <text:p text:style-name="P259"><text:change-start text:change-id="ct94004785256608"/>SI<text:change-end text:change-id="ct94004785256608"/></text:p>
          </table:table-cell>
          <table:table-cell table:style-name="Taula6.D6" office:value-type="string">
            <text:p text:style-name="P5">Metadades de l’expedient</text:p>
          </table:table-cell>
          <table:table-cell table:style-name="Taula6.E6" office:value-type="string">
            <text:p text:style-name="P198"/>
          </table:table-cell>
        </table:table-row>
        <table:table-row>
          <table:table-cell table:style-name="Taula6.A2" office:value-type="string">
            <text:p text:style-name="P362">continguts</text:p>
          </table:table-cell>
          <table:table-cell table:style-name="Taula6.B7" office:value-type="string">
            <text:p text:style-name="P4"><text:span text:style-name="T1">List&lt;</text:span><text:change text:change-id="ct94004785258448"/><text:change-start text:change-id="ct94004785259888"/><text:span text:style-name="T1">ContingutArxiu</text:span><text:change-end text:change-id="ct94004785259888"/><text:span text:style-name="T1">&gt;</text:span> </text:p>
          </table:table-cell>
          <table:table-cell table:style-name="Taula6.C7" office:value-type="string">
            <text:p text:style-name="P281"><text:change-start text:change-id="ct94004785260752"/>NO<text:change-end text:change-id="ct94004785260752"/></text:p>
          </table:table-cell>
          <table:table-cell table:style-name="Taula6.D7" office:value-type="string">
            <text:p text:style-name="P5">Llista <text:change-start text:change-id="ct94004785261072"/><text:span text:style-name="T111">d'ítems</text:span><text:change-end text:change-id="ct94004785261072"/><text:change text:change-id="ct94004785261296"/> que <text:change text:change-id="ct94004785261520"/><text:change-start text:change-id="ct94004785262240"/><text:span text:style-name="T111">pengen</text:span><text:change-end text:change-id="ct94004785262240"/> de l’expedient</text:p>
          </table:table-cell>
          <table:table-cell table:style-name="Taula6.E7" office:value-type="string">
            <text:p text:style-name="P198"/>
          </table:table-cell>
        </table:table-row>
      </table:table>
      <text:p text:style-name="P6"><text:change text:change-id="ct94004785266816"/></text:p>
      <text:h text:style-name="P525" text:outline-level="2"><text:bookmark-start text:name="__RefHeading___Toc4738_112191102"/><text:span text:style-name="T96">Document</text:span><text:bookmark-end text:name="__RefHeading___Toc4738_112191102"/><text:change text:change-id="ct94004785254480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396"><text:span text:style-name="T93"><text:s/></text:span><text:span text:style-name="T94">C</text:span><text:span text:style-name="T93"> </text:span><text:s/><text:span text:style-name="T96">Document</text:span>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3"><text:change text:change-id="ct94004757344304"/><text:change-start text:change-id="ct94004785267888"/><text:span text:style-name="T118">Informació d'un contingut de l'arxiu de tipus document</text:span><text:change-end text:change-id="ct94004785267888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307">Camp</text:p>
          </table:table-cell>
          <table:table-cell table:style-name="Taula12.A1" office:value-type="string">
            <text:p text:style-name="P306">Tipus</text:p>
          </table:table-cell>
          <table:table-cell table:style-name="Taula12.A1" office:value-type="string">
            <text:p text:style-name="P306">Ob<text:span text:style-name="T103">l</text:span></text:p>
          </table:table-cell>
          <table:table-cell table:style-name="Taula12.A1" office:value-type="string">
            <text:p text:style-name="P306">Descripció</text:p>
          </table:table-cell>
          <table:table-cell table:style-name="Taula12.E1" office:value-type="string">
            <text:p text:style-name="P306">Comentaris</text:p>
          </table:table-cell>
        </table:table-row>
        <table:table-row>
          <table:table-cell table:style-name="Taula12.A2" office:value-type="string">
            <text:p text:style-name="P388"><text:span text:style-name="T34">i</text:span>dentificador</text:p>
          </table:table-cell>
          <table:table-cell table:style-name="Taula12.B6" office:value-type="string">
            <text:p text:style-name="P265">String</text:p>
          </table:table-cell>
          <table:table-cell table:style-name="Taula12.C2" office:value-type="string">
            <text:p text:style-name="P259"><text:change-start text:change-id="ct94004785271536"/>SI<text:change-end text:change-id="ct94004785271536"/></text:p>
          </table:table-cell>
          <table:table-cell table:style-name="Taula12.D2" office:value-type="string">
            <text:p text:style-name="P265">Identificador del document</text:p>
          </table:table-cell>
          <table:table-cell table:style-name="Taula12.E6" office:value-type="string">
            <text:p text:style-name="P198"/>
          </table:table-cell>
        </table:table-row>
        <table:table-row>
          <table:table-cell table:style-name="Taula12.A3" office:value-type="string">
            <text:p text:style-name="P364">nom</text:p>
          </table:table-cell>
          <table:table-cell table:style-name="Taula12.B6" office:value-type="string">
            <text:p text:style-name="P198"><text:span text:style-name="T101">String</text:span> </text:p>
          </table:table-cell>
          <table:table-cell table:style-name="Taula12.C3" office:value-type="string">
            <text:p text:style-name="P259"><text:change-start text:change-id="ct94004785272912"/>SI<text:change-end text:change-id="ct94004785272912"/></text:p>
          </table:table-cell>
          <table:table-cell table:style-name="Taula12.D3" office:value-type="string">
            <text:p text:style-name="P267">Nom del document</text:p>
          </table:table-cell>
          <table:table-cell table:style-name="Taula12.E6" office:value-type="string">
            <text:p text:style-name="P198"/>
          </table:table-cell>
        </table:table-row>
        <table:table-row>
          <table:table-cell table:style-name="Taula12.A5" office:value-type="string">
            <text:p text:style-name="P375"><text:change-start text:change-id="ct94004785274112"/>estat<text:change-end text:change-id="ct94004785274112"/></text:p>
          </table:table-cell>
          <table:table-cell table:style-name="Taula12.B6" office:value-type="string">
            <text:p text:style-name="P297"><text:change-start text:change-id="ct94004785274560"/>DocumentEstat<text:change-end text:change-id="ct94004785274560"/></text:p>
          </table:table-cell>
          <table:table-cell table:style-name="Taula12.C5" office:value-type="string">
            <text:p text:style-name="P283"><text:change-start text:change-id="ct94004785274944"/>SI<text:change-end text:change-id="ct94004785274944"/></text:p>
          </table:table-cell>
          <table:table-cell table:style-name="Taula12.D5" office:value-type="string">
            <text:p text:style-name="P283"><text:change-start text:change-id="ct94004785275376"/>Estat del document<text:change-end text:change-id="ct94004785275376"/></text:p>
          </table:table-cell>
          <table:table-cell table:style-name="Taula12.E6" office:value-type="string">
            <text:p text:style-name="P283"><text:change-start text:change-id="ct94004785275984"/>ESBORRANY</text:p>
            <text:p text:style-name="P283">DEFINITI<text:change-end text:change-id="ct94004785275984"/><text:change-start text:change-id="ct94004785276288"/>U<text:change-end text:change-id="ct94004785276288"/></text:p>
          </table:table-cell>
        </table:table-row>
        <table:table-row>
          <table:table-cell table:style-name="Taula12.A5" office:value-type="string">
            <text:p text:style-name="P362">metadades</text:p>
          </table:table-cell>
          <table:table-cell table:style-name="Taula12.B6" office:value-type="string">
            <text:p text:style-name="P177">DocumentMetadades</text:p>
          </table:table-cell>
          <table:table-cell table:style-name="Taula12.C5" office:value-type="string">
            <text:p text:style-name="P259"><text:change-start text:change-id="ct94004785277536"/>SI<text:change-end text:change-id="ct94004785277536"/></text:p>
          </table:table-cell>
          <table:table-cell table:style-name="Taula12.D5" office:value-type="string">
            <text:p text:style-name="P267">Metadades del document</text:p>
          </table:table-cell>
          <table:table-cell table:style-name="Taula12.E6" office:value-type="string">
            <text:p text:style-name="P198"/>
          </table:table-cell>
        </table:table-row>
        <table:table-row>
          <table:table-cell table:style-name="Taula12.A6" office:value-type="string">
            <text:p text:style-name="P362">firmes</text:p>
          </table:table-cell>
          <table:table-cell table:style-name="Taula12.B6" office:value-type="string">
            <text:p text:style-name="P177">List&lt;Firma&gt;</text:p>
          </table:table-cell>
          <table:table-cell table:style-name="Taula12.C6" office:value-type="string">
            <text:p text:style-name="P281"><text:change-start text:change-id="ct94004785248160"/>NO<text:change-end text:change-id="ct94004785248160"/></text:p>
          </table:table-cell>
          <table:table-cell table:style-name="Taula12.D6" office:value-type="string">
            <text:p text:style-name="P267">Llista de firmes del document</text:p>
          </table:table-cell>
          <table:table-cell table:style-name="Taula12.E6" office:value-type="string">
            <text:p text:style-name="P198"/>
          </table:table-cell>
        </table:table-row>
        <table:table-row>
          <table:table-cell table:style-name="Taula12.A7" office:value-type="string">
            <text:p text:style-name="P362">contingut</text:p>
          </table:table-cell>
          <table:table-cell table:style-name="Taula12.B7" office:value-type="string">
            <text:p text:style-name="P425">DocumentContingut</text:p>
          </table:table-cell>
          <table:table-cell table:style-name="Taula12.C7" office:value-type="string">
            <text:p text:style-name="P281"><text:change-start text:change-id="ct94004785278736"/>NO<text:change-end text:change-id="ct94004785278736"/></text:p>
          </table:table-cell>
          <table:table-cell table:style-name="Taula12.D7" office:value-type="string">
            <text:p text:style-name="P267">Contingut del document</text:p>
          </table:table-cell>
          <table:table-cell table:style-name="Taula12.E7" office:value-type="string">
            <text:p text:style-name="P198"/>
          </table:table-cell>
        </table:table-row>
      </table:table>
      <text:p text:style-name="P7"><text:change text:change-id="ct94004785284304"/></text:p>
      <text:h text:style-name="P525" text:outline-level="2"><text:bookmark-start text:name="__RefHeading___Toc4740_112191102"/><text:span text:style-name="T2">Carpeta</text:span><text:bookmark-end text:name="__RefHeading___Toc4740_112191102"/><text:change text:change-id="ct94004785284528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396"><text:span text:style-name="T93"><text:s/></text:span><text:span text:style-name="T94">C</text:span><text:span text:style-name="T93"> </text:span><text:s/><text:span text:style-name="T2">Carpeta</text:span>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8"><text:change text:change-id="ct94004785285520"/><text:change-start text:change-id="ct94004785285744"/>Informació d'un contingut de l'arxiu de tipus carpeta.<text:change-end text:change-id="ct94004785285744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307">Camp</text:p>
          </table:table-cell>
          <table:table-cell table:style-name="Taula16.A2" office:value-type="string">
            <text:p text:style-name="P306">Tipus</text:p>
          </table:table-cell>
          <table:table-cell table:style-name="Taula16.A2" office:value-type="string">
            <text:p text:style-name="P306">Ob<text:span text:style-name="T103">l</text:span></text:p>
          </table:table-cell>
          <table:table-cell table:style-name="Taula16.A2" office:value-type="string">
            <text:p text:style-name="P306">Descripció</text:p>
          </table:table-cell>
          <table:table-cell table:style-name="Taula16.E2" office:value-type="string">
            <text:p text:style-name="P306">Comentaris</text:p>
          </table:table-cell>
        </table:table-row>
        <table:table-row>
          <table:table-cell table:style-name="Taula16.A1" office:value-type="string">
            <text:p text:style-name="P388"><text:span text:style-name="T34">i</text:span>dentificador</text:p>
          </table:table-cell>
          <table:table-cell table:style-name="Taula16.B4" office:value-type="string">
            <text:p text:style-name="P265">String</text:p>
          </table:table-cell>
          <table:table-cell table:style-name="Taula16.C3" office:value-type="string">
            <text:p text:style-name="P259"><text:change-start text:change-id="ct94004785288272"/>SI<text:change-end text:change-id="ct94004785288272"/></text:p>
          </table:table-cell>
          <table:table-cell table:style-name="Taula16.D3" office:value-type="string">
            <text:p text:style-name="P265">Identificador de l<text:span text:style-name="T109">a carpeta</text:span></text:p>
          </table:table-cell>
          <table:table-cell table:style-name="Taula16.E4" office:value-type="string">
            <text:p text:style-name="P198"/>
          </table:table-cell>
        </table:table-row>
        <table:table-row>
          <table:table-cell table:style-name="Taula16.A4" office:value-type="string">
            <text:p text:style-name="P364">nom</text:p>
          </table:table-cell>
          <table:table-cell table:style-name="Taula16.B4" office:value-type="string">
            <text:p text:style-name="P198"><text:span text:style-name="T101">String</text:span> </text:p>
          </table:table-cell>
          <table:table-cell table:style-name="Taula16.C4" office:value-type="string">
            <text:p text:style-name="P259"><text:change-start text:change-id="ct94004785289904"/>SI<text:change-end text:change-id="ct94004785289904"/></text:p>
          </table:table-cell>
          <table:table-cell table:style-name="Taula16.D4" office:value-type="string">
            <text:p text:style-name="P267">Nom de la carpeta</text:p>
          </table:table-cell>
          <table:table-cell table:style-name="Taula16.E4" office:value-type="string">
            <text:p text:style-name="P198"/>
          </table:table-cell>
        </table:table-row>
        <table:table-row>
          <table:table-cell table:style-name="Taula16.A5" office:value-type="string">
            <text:p text:style-name="P362">continguts</text:p>
          </table:table-cell>
          <table:table-cell table:style-name="Taula16.B5" office:value-type="string">
            <text:p text:style-name="P4"><text:span text:style-name="T1">List&lt;</text:span><text:change text:change-id="ct94004785291568"/><text:change-start text:change-id="ct94004785292496"/><text:span text:style-name="T1">ContingutArxiu</text:span><text:change-end text:change-id="ct94004785292496"/><text:span text:style-name="T1">&gt;</text:span> </text:p>
          </table:table-cell>
          <table:table-cell table:style-name="Taula16.C5" office:value-type="string">
            <text:p text:style-name="P281"><text:change-start text:change-id="ct94004785293408"/>NO<text:change-end text:change-id="ct94004785293408"/></text:p>
          </table:table-cell>
          <table:table-cell table:style-name="Taula16.D5" office:value-type="string">
            <text:p text:style-name="P267">Llista d’elements que pengen de la carpeta</text:p>
          </table:table-cell>
          <table:table-cell table:style-name="Taula16.E5" office:value-type="string">
            <text:p text:style-name="P198"/>
          </table:table-cell>
        </table:table-row>
      </table:table>
      <text:p text:style-name="P9"><text:change text:change-id="ct94004785277760"/></text:p>
      <text:h text:style-name="P534" text:outline-level="2"><text:bookmark-start text:name="__RefHeading___Toc3780_928946740"/><text:span text:style-name="T3">ExpedientMetadades</text:span><text:bookmark-end text:name="__RefHeading___Toc3780_928946740"/><text:change text:change-id="ct94004785293152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397"><text:span text:style-name="T93"><text:s/></text:span><text:span text:style-name="T94">C</text:span><text:span text:style-name="T93"> </text:span><text:s/><text:span text:style-name="T3">Expedi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1"><text:change text:change-id="ct94004784903680"/><text:change-start text:change-id="ct94004785301488"/><text:span text:style-name="T119">Meta-dades associades a un expedient</text:span><text:change-end text:change-id="ct94004785301488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317">Camp</text:p>
          </table:table-cell>
          <table:table-cell table:style-name="Taula1.A3" office:value-type="string">
            <text:p text:style-name="P316">Tipus</text:p>
          </table:table-cell>
          <table:table-cell table:style-name="Taula1.A3" office:value-type="string">
            <text:p text:style-name="P316">Ob<text:span text:style-name="T103">l</text:span></text:p>
          </table:table-cell>
          <table:table-cell table:style-name="Taula1.A3" office:value-type="string">
            <text:p text:style-name="P316">Descripció</text:p>
          </table:table-cell>
          <table:table-cell table:style-name="Taula1.E3" office:value-type="string">
            <text:p text:style-name="P316">Comentaris</text:p>
          </table:table-cell>
        </table:table-row>
        <table:table-row>
          <table:table-cell table:style-name="Taula1.A2" office:value-type="string">
            <text:p text:style-name="P316">versioNti</text:p>
          </table:table-cell>
          <table:table-cell table:style-name="Taula1.B4" office:value-type="string">
            <text:p text:style-name="P13">String </text:p>
          </table:table-cell>
          <table:table-cell table:style-name="Taula1.C4" office:value-type="string">
            <text:p text:style-name="P258">SI</text:p>
          </table:table-cell>
          <table:table-cell table:style-name="Taula1.D4" office:value-type="string">
            <text:p text:style-name="P258">http://administracionelectronica.gob.es/ENI/XSD/v1.0/documento-e</text:p>
          </table:table-cell>
          <table:table-cell table:style-name="Taula1.E4" office:value-type="string">
            <text:p text:style-name="P13"/>
          </table:table-cell>
        </table:table-row>
        <table:table-row>
          <table:table-cell table:style-name="Taula1.A5" office:value-type="string">
            <text:p text:style-name="P316">identificador</text:p>
          </table:table-cell>
          <table:table-cell table:style-name="Taula1.B5" office:value-type="string">
            <text:p text:style-name="P13">String </text:p>
          </table:table-cell>
          <table:table-cell table:style-name="Taula1.C5" office:value-type="string">
            <text:p text:style-name="P258">SI</text:p>
          </table:table-cell>
          <table:table-cell table:style-name="Taula1.D5" office:value-type="string">
            <text:p text:style-name="P12">Identificador de la metadada</text:p>
          </table:table-cell>
          <table:table-cell table:style-name="Taula1.E5" office:value-type="string">
            <text:p text:style-name="P13"/>
          </table:table-cell>
        </table:table-row>
        <table:table-row>
          <table:table-cell table:style-name="Taula1.A6" office:value-type="string">
            <text:p text:style-name="P316">organs</text:p>
          </table:table-cell>
          <table:table-cell table:style-name="Taula1.B6" office:value-type="string">
            <text:p text:style-name="P13"><text:span text:style-name="T51">List</text:span>&lt;String&gt; </text:p>
          </table:table-cell>
          <table:table-cell table:style-name="Taula1.C6" office:value-type="string">
            <text:p text:style-name="P258">SI</text:p>
          </table:table-cell>
          <table:table-cell table:style-name="Taula1.D6" office:value-type="string">
            <text:p text:style-name="P12">Codi <text:change text:change-id="ct94004785304672"/><text:change-start text:change-id="ct94004785305808"/><text:span text:style-name="T111">DIR3</text:span><text:change-end text:change-id="ct94004785305808"/> de la unitat orgànica</text:p>
          </table:table-cell>
          <table:table-cell table:style-name="Taula1.E6" office:value-type="string">
            <text:p text:style-name="P13"/>
          </table:table-cell>
        </table:table-row>
        <table:table-row>
          <table:table-cell table:style-name="Taula1.A7" office:value-type="string">
            <text:p text:style-name="P316">data<text:span text:style-name="T3">Obertura</text:span></text:p>
          </table:table-cell>
          <table:table-cell table:style-name="Taula1.B7" office:value-type="string">
            <text:p text:style-name="P13">Date </text:p>
          </table:table-cell>
          <table:table-cell table:style-name="Taula1.C7" office:value-type="string">
            <text:p text:style-name="P258">SI</text:p>
          </table:table-cell>
          <table:table-cell table:style-name="Taula1.D7" office:value-type="string">
            <text:p text:style-name="P12"><text:span text:style-name="T3">D</text:span>ata d’obertura <text:span text:style-name="T3">de l’expedient</text:span></text:p>
          </table:table-cell>
          <table:table-cell table:style-name="Taula1.E7" office:value-type="string">
            <text:p text:style-name="P12"/>
          </table:table-cell>
        </table:table-row>
        <table:table-row>
          <table:table-cell table:style-name="Taula1.A8" office:value-type="string">
            <text:p text:style-name="P370">classificacio</text:p>
          </table:table-cell>
          <table:table-cell table:style-name="Taula1.B8" office:value-type="string">
            <text:p text:style-name="P13">String </text:p>
          </table:table-cell>
          <table:table-cell table:style-name="Taula1.C8" office:value-type="string">
            <text:p text:style-name="P263">SI</text:p>
          </table:table-cell>
          <table:table-cell table:style-name="Taula1.D8" office:value-type="string">
            <text:p text:style-name="P279">Codi SIA del procediment</text:p>
          </table:table-cell>
          <table:table-cell table:style-name="Taula1.E8" office:value-type="string">
            <text:p text:style-name="P12"/>
          </table:table-cell>
        </table:table-row>
        <table:table-row>
          <table:table-cell table:style-name="Taula1.A9" office:value-type="string">
            <text:p text:style-name="P316">estat</text:p>
          </table:table-cell>
          <table:table-cell table:style-name="Taula1.B9" office:value-type="string">
            <text:p text:style-name="P13"><text:change text:change-id="ct94004785305312"/><text:change-start text:change-id="ct94004785310160"/><text:span text:style-name="T143">ExpedientEstat</text:span><text:change-end text:change-id="ct94004785310160"/> </text:p>
          </table:table-cell>
          <table:table-cell table:style-name="Taula1.C9" office:value-type="string">
            <text:p text:style-name="P12">SI</text:p>
          </table:table-cell>
          <table:table-cell table:style-name="Taula1.D9" office:value-type="string">
            <text:p text:style-name="P12">Estat <text:span text:style-name="T3">de l’expedient</text:span><text:change text:change-id="ct94004785310912"/></text:p>
          </table:table-cell>
          <table:table-cell table:style-name="Taula1.E9" office:value-type="string">
            <text:p text:style-name="P183"><text:change-start text:change-id="ct94004785311936"/>E01: <text:span text:style-name="T3">Obert</text:span></text:p>
            <text:p text:style-name="P183">E02: <text:span text:style-name="T3">Tancat</text:span></text:p>
            <text:p text:style-name="P183">E03: <text:span text:style-name="T3">Índex per a remissió tancat</text:span><text:change-end text:change-id="ct94004785311936"/></text:p>
          </table:table-cell>
        </table:table-row>
        <table:table-row>
          <table:table-cell table:style-name="Taula1.A11" office:value-type="string">
            <text:p text:style-name="P370">interessats</text:p>
          </table:table-cell>
          <table:table-cell table:style-name="Taula1.B10" office:value-type="string">
            <text:p text:style-name="P13"><text:span text:style-name="T3">List&lt;</text:span>String<text:span text:style-name="T3">&gt;</text:span> </text:p>
          </table:table-cell>
          <table:table-cell table:style-name="Taula1.C10" office:value-type="string">
            <text:p text:style-name="P279">NO</text:p>
          </table:table-cell>
          <table:table-cell table:style-name="Taula1.D10" office:value-type="string">
            <text:p text:style-name="P279">NIFs dels interessats associats a l’expedient</text:p>
          </table:table-cell>
          <table:table-cell table:style-name="Taula1.E10" office:value-type="string">
            <text:p text:style-name="P12"/>
          </table:table-cell>
        </table:table-row>
        <table:table-row>
          <table:table-cell table:style-name="Taula1.A11" office:value-type="string">
            <text:p text:style-name="P316">serieDocumental</text:p>
          </table:table-cell>
          <table:table-cell table:style-name="Taula1.B11" office:value-type="string">
            <text:p text:style-name="P13">String </text:p>
          </table:table-cell>
          <table:table-cell table:style-name="Taula1.C11" office:value-type="string">
            <text:p text:style-name="P258">SI</text:p>
          </table:table-cell>
          <table:table-cell table:style-name="Taula1.D11" office:value-type="string">
            <text:p text:style-name="P15">Identificador de la sèrie documental de l’arxiu</text:p>
          </table:table-cell>
          <table:table-cell table:style-name="Taula1.E11" office:value-type="string">
            <text:p text:style-name="P13"/>
          </table:table-cell>
        </table:table-row>
        <table:table-row>
          <table:table-cell table:style-name="Taula1.A12" office:value-type="string">
            <text:p text:style-name="P316">metadadesAddicionals</text:p>
          </table:table-cell>
          <table:table-cell table:style-name="Taula1.B12" office:value-type="string">
            <text:p text:style-name="P13"><text:span text:style-name="T106">Map</text:span>&lt;String, <text:change text:change-id="ct94004785315520"/><text:change-start text:change-id="ct94004785316656"/><text:span text:style-name="T130">Object</text:span><text:change-end text:change-id="ct94004785316656"/>&gt; </text:p>
          </table:table-cell>
          <table:table-cell table:style-name="Taula1.C12" office:value-type="string">
            <text:p text:style-name="P15">No</text:p>
          </table:table-cell>
          <table:table-cell table:style-name="Taula1.D12" office:value-type="string">
            <text:p text:style-name="P15"><text:change text:change-id="ct94004785267616"/><text:change-start text:change-id="ct94004785317536"/><text:span text:style-name="T121">Altres meta-dades de l’expedient</text:span><text:change-end text:change-id="ct94004785317536"/>.</text:p>
          </table:table-cell>
          <table:table-cell table:style-name="Taula1.E12" office:value-type="string">
            <text:p text:style-name="P15">Map: &lt;nomMetadada, valorMetadada&gt;</text:p>
          </table:table-cell>
        </table:table-row>
      </table:table>
      <text:p text:style-name="Text_20_body"><text:change-start text:change-id="ct94004785330480"/></text:p>
      <text:h text:style-name="P526" text:outline-level="2"><text:bookmark-start text:name="__RefHeading___Toc4724_112191102"/><text:change-end text:change-id="ct94004785330480"/><text:span text:style-name="T144">DocumentMetadades</text:span><text:bookmark-end text:name="__RefHeading___Toc4724_112191102"/><text:change text:change-id="ct94004785330704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395"><text:span text:style-name="T93"><text:s/></text:span><text:span text:style-name="T94">C</text:span><text:span text:style-name="T93"> </text:span><text:s/><text:span text:style-name="T96">Docum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16"><text:change text:change-id="ct94004785284912"/><text:change-start text:change-id="ct94004785308336"/><text:span text:style-name="T120">Meta-dades associades a un document</text:span><text:change-end text:change-id="ct94004785308336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301">Camp</text:p>
          </table:table-cell>
          <table:table-cell table:style-name="Taula3.A3" office:value-type="string">
            <text:p text:style-name="P300">Tipus</text:p>
          </table:table-cell>
          <table:table-cell table:style-name="Taula3.A3" office:value-type="string">
            <text:p text:style-name="P300">Ob<text:span text:style-name="T103">l</text:span></text:p>
          </table:table-cell>
          <table:table-cell table:style-name="Taula3.A3" office:value-type="string">
            <text:p text:style-name="P300">Descripció</text:p>
          </table:table-cell>
          <table:table-cell table:style-name="Taula3.E3" office:value-type="string">
            <text:p text:style-name="P300">Comentaris</text:p>
          </table:table-cell>
        </table:table-row>
        <table:table-row>
          <table:table-cell table:style-name="Taula3.A2" office:value-type="string">
            <text:p text:style-name="P302">versioNti</text:p>
          </table:table-cell>
          <table:table-cell table:style-name="Taula3.B4" office:value-type="string">
            <text:p text:style-name="P197">String </text:p>
          </table:table-cell>
          <table:table-cell table:style-name="Taula3.C4" office:value-type="string">
            <text:p text:style-name="P256">SI</text:p>
          </table:table-cell>
          <table:table-cell table:style-name="Taula3.D4" office:value-type="string">
            <text:p text:style-name="P256">http://administracionelectronica.gob.es/ENI/XSD/v1.0/documento-e</text:p>
          </table:table-cell>
          <table:table-cell table:style-name="Taula3.E4" office:value-type="string">
            <text:p text:style-name="P196"/>
          </table:table-cell>
        </table:table-row>
        <table:table-row>
          <table:table-cell table:style-name="Taula3.A5" office:value-type="string">
            <text:p text:style-name="P17">identificador</text:p>
          </table:table-cell>
          <table:table-cell table:style-name="Taula3.B5" office:value-type="string">
            <text:p text:style-name="P197">String </text:p>
          </table:table-cell>
          <table:table-cell table:style-name="Taula3.C5" office:value-type="string">
            <text:p text:style-name="P257">SI</text:p>
          </table:table-cell>
          <table:table-cell table:style-name="Taula3.D5" office:value-type="string">
            <text:p text:style-name="P19">Identificador de la metadada</text:p>
          </table:table-cell>
          <table:table-cell table:style-name="Taula3.E5" office:value-type="string">
            <text:p text:style-name="P196"/>
          </table:table-cell>
        </table:table-row>
        <table:table-row>
          <table:table-cell table:style-name="Taula3.A7" office:value-type="string">
            <text:p text:style-name="P17"><text:change-start text:change-id="ct94004785333680"/>origen<text:change-end text:change-id="ct94004785333680"/></text:p>
          </table:table-cell>
          <table:table-cell table:style-name="Taula3.B7" office:value-type="string">
            <text:p text:style-name="P197"><text:change-start text:change-id="ct94004785334896"/><text:span text:style-name="T143">ContingutOrigen</text:span> <text:change-end text:change-id="ct94004785334896"/></text:p>
          </table:table-cell>
          <table:table-cell table:style-name="Taula3.C7" office:value-type="string">
            <text:p text:style-name="P262"><text:change-start text:change-id="ct94004785334112"/>SI<text:change-end text:change-id="ct94004785334112"/></text:p>
          </table:table-cell>
          <table:table-cell table:style-name="Taula3.D7" office:value-type="string">
            <text:p text:style-name="P220"><text:change-start text:change-id="ct94004785335184"/>Persona física o jurídica que origina el document.<text:change-end text:change-id="ct94004785335184"/></text:p>
          </table:table-cell>
          <table:table-cell table:style-name="Taula3.E7" office:value-type="string">
            <text:p text:style-name="P217"><text:change-start text:change-id="ct94004785336096"/><text:span text:style-name="T143">0:</text:span><text:change-end text:change-id="ct94004785336096"/><text:change-start text:change-id="ct94004785336672"/> Ciutadà</text:p>
            <text:p text:style-name="P217"><text:span text:style-name="T143">1</text:span>: Administració<text:change-end text:change-id="ct94004785336672"/></text:p>
          </table:table-cell>
        </table:table-row>
        <table:table-row>
          <table:table-cell table:style-name="Taula3.A7" office:value-type="string">
            <text:p text:style-name="P17">organs</text:p>
          </table:table-cell>
          <table:table-cell table:style-name="Taula3.B7" office:value-type="string">
            <text:p text:style-name="P197"><text:span text:style-name="T51">List</text:span>&lt;String&gt; </text:p>
          </table:table-cell>
          <table:table-cell table:style-name="Taula3.C7" office:value-type="string">
            <text:p text:style-name="P257">SI</text:p>
          </table:table-cell>
          <table:table-cell table:style-name="Taula3.D7" office:value-type="string">
            <text:p text:style-name="P19">Codi Dir3 de la unitat orgànica</text:p>
          </table:table-cell>
          <table:table-cell table:style-name="Taula3.E7" office:value-type="string">
            <text:p text:style-name="P196"/>
          </table:table-cell>
        </table:table-row>
        <table:table-row>
          <table:table-cell table:style-name="Taula3.A8" office:value-type="string">
            <text:p text:style-name="P17">data<text:change-start text:change-id="ct94004785337552"/><text:span text:style-name="T124">Captura</text:span><text:change-end text:change-id="ct94004785337552"/></text:p>
          </table:table-cell>
          <table:table-cell table:style-name="Taula3.B8" office:value-type="string">
            <text:p text:style-name="P197">Date </text:p>
          </table:table-cell>
          <table:table-cell table:style-name="Taula3.C8" office:value-type="string">
            <text:p text:style-name="P257">SI</text:p>
          </table:table-cell>
          <table:table-cell table:style-name="Taula3.D8" office:value-type="string">
            <text:p text:style-name="P19"><text:span text:style-name="T3">D</text:span>ata de captura <text:span text:style-name="T3">del document</text:span></text:p>
          </table:table-cell>
          <table:table-cell table:style-name="Taula3.E8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7"><text:change text:change-id="ct94004785339680"/><text:change text:change-id="ct94004785339376"/>estat<text:span text:style-name="T107">Elaboracio</text:span></text:p>
          </table:table-cell>
          <table:table-cell table:style-name="Taula3.B9" office:value-type="string">
            <text:p text:style-name="P18"><text:change text:change-id="ct94004785340384"/><text:change-start text:change-id="ct94004785341072"/><text:span text:style-name="T143">Document</text:span><text:change-end text:change-id="ct94004785341072"/><text:change-start text:change-id="ct94004785341952"/><text:span text:style-name="T143">EstatElaboracio</text:span><text:change-end text:change-id="ct94004785341952"/> </text:p>
          </table:table-cell>
          <table:table-cell table:style-name="Taula3.C9" office:value-type="string">
            <text:p text:style-name="P19">SI</text:p>
          </table:table-cell>
          <table:table-cell table:style-name="Taula3.D9" office:value-type="string">
            <text:p text:style-name="P19">Estat <text:change-start text:change-id="ct94004785342432"/><text:span text:style-name="T126">d’</text:span><text:change-end text:change-id="ct94004785342432"/>elaboració<text:change text:change-id="ct94004785342752"/><text:change-start text:change-id="ct94004785343056"/>.<text:change-end text:change-id="ct94004785343056"/></text:p>
          </table:table-cell>
          <table:table-cell table:style-name="Taula3.E9" office:value-type="string">
            <text:p text:style-name="P182"><text:change-start text:change-id="ct94004784935952"/>EE01: Original</text:p>
            <text:p text:style-name="P182">EE02: Còpia electrònica autèntica amb canvi de format</text:p>
            <text:p text:style-name="P182">EE03: Còpia electrònica autèntica de document paper</text:p>
            <text:p text:style-name="P182">EE04: Còpia electrònica parcial autèntica<text:change-end text:change-id="ct94004784935952"/></text:p>
          </table:table-cell>
        </table:table-row>
        <table:table-row>
          <table:table-cell table:style-name="Taula3.A14" office:value-type="string">
            <text:p text:style-name="P17">tipusDocumental</text:p>
          </table:table-cell>
          <table:table-cell table:style-name="Taula3.B10" office:value-type="string">
            <text:p text:style-name="P18"><text:change text:change-id="ct94004784933200"/><text:change-start text:change-id="ct94004785343472"/><text:span text:style-name="T143">DocumentTipus</text:span><text:change-end text:change-id="ct94004785343472"/> </text:p>
          </table:table-cell>
          <table:table-cell table:style-name="Taula3.C10" office:value-type="string">
            <text:p text:style-name="P261">SI</text:p>
          </table:table-cell>
          <table:table-cell table:style-name="Taula3.D10" office:value-type="string">
            <text:p text:style-name="P21"><text:change-start text:change-id="ct94004785344048"/><text:span text:style-name="T111">Tipus</text:span><text:change-end text:change-id="ct94004785344048"/><text:change text:change-id="ct94004785344352"/><text:change-start text:change-id="ct94004785345664"/><text:span text:style-name="T111"> de document.</text:span><text:change-end text:change-id="ct94004785345664"/></text:p>
          </table:table-cell>
          <table:table-cell table:style-name="Taula3.E10" office:value-type="string">
            <text:p text:style-name="P213"><text:change-start text:change-id="ct94004785354352"/>TD01: Resolución</text:p>
            <text:p text:style-name="P213">TD02: Acuerdo</text:p>
            <text:p text:style-name="P213">TD03: Contrato</text:p>
            <text:p text:style-name="P213">TD04: Convenio</text:p>
            <text:p text:style-name="P213">TD05: Declaración</text:p>
            <text:p text:style-name="P213">TD06: Comunicación</text:p>
            <text:p text:style-name="P213">TD07: Notificación</text:p>
            <text:p text:style-name="P213">TD08: Publicación</text:p>
            <text:p text:style-name="P213">TD09: Acuse de recibo</text:p>
            <text:p text:style-name="P213">TD10: Acta</text:p>
            <text:p text:style-name="P213">TD11: Certificado</text:p>
            <text:p text:style-name="P213"><text:soft-page-break/>TD12: Diligencia</text:p>
            <text:p text:style-name="P213">TD13: Informe</text:p>
            <text:p text:style-name="P213">TD14: Solicitud</text:p>
            <text:p text:style-name="P213">TD15: Denuncia</text:p>
            <text:p text:style-name="P213">TD16: Alegación</text:p>
            <text:p text:style-name="P213">TD17: Recursos</text:p>
            <text:p text:style-name="P213">TD18: Comunicación ciudadano</text:p>
            <text:p text:style-name="P213">TD19: Factura</text:p>
            <text:p text:style-name="P213">TD20: Otros incautados</text:p>
            <text:p text:style-name="P213">TD99: Otros<text:change-end text:change-id="ct94004785354352"/></text:p>
          </table:table-cell>
        </table:table-row>
        <table:table-row>
          <table:table-cell table:style-name="Taula3.A14" office:value-type="string">
            <text:p text:style-name="P374"><text:change-start text:change-id="ct94004793349456"/>format<text:change-end text:change-id="ct94004793349456"/></text:p>
          </table:table-cell>
          <table:table-cell table:style-name="Taula3.B14" office:value-type="string">
            <text:p text:style-name="P18"><text:change-start text:change-id="ct94004785347008"/><text:span text:style-name="T143">DocumentFormat</text:span><text:change-end text:change-id="ct94004785347008"/><text:change-start text:change-id="ct94004785348256"/> <text:change-end text:change-id="ct94004785348256"/></text:p>
          </table:table-cell>
          <table:table-cell table:style-name="Taula3.C14" office:value-type="string">
            <text:p text:style-name="P260"><text:change-start text:change-id="ct94004785351104"/>SI<text:change-end text:change-id="ct94004785351104"/></text:p>
          </table:table-cell>
          <table:table-cell table:style-name="Taula3.D14" office:value-type="string">
            <text:p text:style-name="P282"><text:change-start text:change-id="ct94004785352688"/>Nom del fo<text:change-end text:change-id="ct94004785352688"/><text:change-start text:change-id="ct94004785353040"/>rmat del fitxer.<text:change-end text:change-id="ct94004785353040"/></text:p>
          </table:table-cell>
          <table:table-cell table:style-name="Taula3.E14" office:value-type="string">
            <text:p text:style-name="P282"><text:change-start text:change-id="ct94004785353472"/>Valor extret de la l<text:change-end text:change-id="ct94004785353472"/><text:change-start text:change-id="ct94004785353872"/>lista de formats admesos per la NTI de Catálogo de estándares.<text:change-end text:change-id="ct94004785353872"/></text:p>
          </table:table-cell>
        </table:table-row>
        <table:table-row>
          <table:table-cell table:style-name="Taula3.A12" office:value-type="string">
            <text:p text:style-name="P374"><text:change-start text:change-id="ct94004785354576"/>extensio<text:change-end text:change-id="ct94004785354576"/></text:p>
          </table:table-cell>
          <table:table-cell table:style-name="Taula3.B12" office:value-type="string">
            <text:p text:style-name="P18"><text:change-start text:change-id="ct94004785346192"/><text:span text:style-name="T143">DocumentExtensio</text:span><text:change-end text:change-id="ct94004785346192"/><text:change-start text:change-id="ct94004785346496"/> <text:change-end text:change-id="ct94004785346496"/></text:p>
          </table:table-cell>
          <table:table-cell table:style-name="Taula3.C12" office:value-type="string">
            <text:p text:style-name="P260"><text:change-start text:change-id="ct94004785351792"/>SI<text:change-end text:change-id="ct94004785351792"/></text:p>
          </table:table-cell>
          <table:table-cell table:style-name="Taula3.D12" office:value-type="string">
            <text:p text:style-name="P282"><text:change-start text:change-id="ct94004785352016"/>Extensió del fitxer.<text:change-end text:change-id="ct94004785352016"/></text:p>
          </table:table-cell>
          <table:table-cell table:style-name="Taula3.E12" office:value-type="string">
            <text:p text:style-name="P282"><text:change-start text:change-id="ct94004785365104"/>.gml</text:p>
            <text:p text:style-name="P282">.gz</text:p>
            <text:p text:style-name="P282">.zip</text:p>
            <text:p text:style-name="P282">.avi</text:p>
            <text:p text:style-name="P282">.csv</text:p>
            <text:p text:style-name="P282">.html</text:p>
            <text:p text:style-name="P282">.htm</text:p>
            <text:p text:style-name="P282">.css</text:p>
            <text:p text:style-name="P282">.jpg</text:p>
            <text:p text:style-name="P282">.jpeg</text:p>
            <text:p text:style-name="P282">.mhtml</text:p>
            <text:p text:style-name="P282">.mht</text:p>
            <text:p text:style-name="P282">.odt</text:p>
            <text:p text:style-name="P282">.ods</text:p>
            <text:p text:style-name="P282">.odp</text:p>
            <text:p text:style-name="P282">.odg</text:p>
            <text:p text:style-name="P282">.docx</text:p>
            <text:p text:style-name="P282">.xlsx</text:p>
            <text:p text:style-name="P282">.pptx</text:p>
            <text:p text:style-name="P282">.pdf</text:p>
            <text:p text:style-name="P282">.png</text:p>
            <text:p text:style-name="P282">.rtf</text:p>
            <text:p text:style-name="P282">.svg</text:p>
            <text:p text:style-name="P282">.tiff</text:p>
            <text:p text:style-name="P282">.txt</text:p>
            <text:p text:style-name="P282">.mp3</text:p>
            <text:p text:style-name="P282">.ogg</text:p>
            <text:p text:style-name="P282">.oga</text:p>
            <text:p text:style-name="P282">.mpeg</text:p>
            <text:p text:style-name="P282">.mp4</text:p>
            <text:p text:style-name="P282">.webm<text:change-end text:change-id="ct94004785365104"/></text:p>
          </table:table-cell>
        </table:table-row>
        <table:table-row>
          <table:table-cell table:style-name="Taula3.A13" office:value-type="string">
            <text:p text:style-name="P17">serieDocumental</text:p>
          </table:table-cell>
          <table:table-cell table:style-name="Taula3.B13" office:value-type="string">
            <text:p text:style-name="P18">String </text:p>
          </table:table-cell>
          <table:table-cell table:style-name="Taula3.C13" office:value-type="string">
            <text:p text:style-name="P257">SI</text:p>
          </table:table-cell>
          <table:table-cell table:style-name="Taula3.D13" office:value-type="string">
            <text:p text:style-name="P212">Identificador de la sèrie documental de l’arxiu<text:change-start text:change-id="ct94004784956416"/>.<text:change-end text:change-id="ct94004784956416"/></text:p>
          </table:table-cell>
          <table:table-cell table:style-name="Taula3.E13" office:value-type="string">
            <text:p text:style-name="P196"/>
          </table:table-cell>
        </table:table-row>
        <table:table-row>
          <table:table-cell table:style-name="Taula3.A14" office:value-type="string">
            <text:p text:style-name="P17"><text:change-start text:change-id="ct94004784951936"/>identificadorOrigen<text:change-end text:change-id="ct94004784951936"/></text:p>
          </table:table-cell>
          <table:table-cell table:style-name="Taula3.B14" office:value-type="string">
            <text:p text:style-name="P194"><text:change-start text:change-id="ct94004785229440"/>String<text:change-end text:change-id="ct94004785229440"/></text:p>
          </table:table-cell>
          <table:table-cell table:style-name="Taula3.C14" office:value-type="string">
            <text:p text:style-name="P34"><text:change-start text:change-id="ct94004785355824"/>No<text:change-end text:change-id="ct94004785355824"/></text:p>
          </table:table-cell>
          <table:table-cell table:style-name="Taula3.D14" office:value-type="string">
            <text:p text:style-name="P34"><text:change-start text:change-id="ct94004785357824"/>Identificador del document <text:span text:style-name="T126">original al que correspon aquesta còpia.</text:span><text:change-end text:change-id="ct94004785357824"/></text:p>
          </table:table-cell>
          <table:table-cell table:style-name="Taula3.E14" office:value-type="string">
            <text:p text:style-name="P34"><text:change-start text:change-id="ct94004785358592"/>Només té sentit en cas de <text:span text:style-name="T126">que el document sigui una</text:span> còpia<text:change-end text:change-id="ct94004785358592"/><text:change-start text:change-id="ct94004785361216"/> <text:span text:style-name="T126">(estats d’elaboració: EE02 i EE04).</text:span><text:change-end text:change-id="ct94004785361216"/></text:p>
          </table:table-cell>
        </table:table-row>
        <table:table-row>
          <table:table-cell table:style-name="Taula3.A15" office:value-type="string">
            <text:p text:style-name="P17">metadadesAddicionals</text:p>
          </table:table-cell>
          <table:table-cell table:style-name="Taula3.B15" office:value-type="string">
            <text:p text:style-name="P23"><text:span text:style-name="T106">Map</text:span>&lt;String, <text:change text:change-id="ct94004784959408"/><text:change-start text:change-id="ct94004784960496"/><text:span text:style-name="T130">Object</text:span><text:change-end text:change-id="ct94004784960496"/>&gt; </text:p>
          </table:table-cell>
          <table:table-cell table:style-name="Taula3.C15" office:value-type="string">
            <text:p text:style-name="P212">No</text:p>
          </table:table-cell>
          <table:table-cell table:style-name="Taula3.D15" office:value-type="string">
            <text:p text:style-name="P24"><text:change text:change-id="ct94004784961536"/><text:change-start text:change-id="ct94004785361600"/><text:span text:style-name="T121">Altres meta-dades del document</text:span><text:change-end text:change-id="ct94004785361600"/>.</text:p>
          </table:table-cell>
          <table:table-cell table:style-name="Taula3.E15" office:value-type="string">
            <text:p text:style-name="P212">Map: &lt;nomMetadada, valorMetadada&gt;</text:p>
          </table:table-cell>
        </table:table-row>
      </table:table>
      <text:p text:style-name="P439"/>
      <text:h text:style-name="P527" text:outline-level="2"><text:bookmark-start text:name="__RefHeading___Toc4726_112191102"/><text:span text:style-name="T96">DocumentContingut</text:span><text:bookmark-end text:name="__RefHeading___Toc4726_112191102"/><text:change text:change-id="ct94004785376112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393"><text:span text:style-name="T93"><text:s/></text:span><text:span text:style-name="T94">C</text:span><text:span text:style-name="T93"> </text:span><text:s/><text:span text:style-name="T96">DocumentContingu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26"><text:change text:change-id="ct94004785338816"/><text:change-start text:change-id="ct94004785336976"/><text:span text:style-name="T122">Informació sobre un contingut d’un document</text:span><text:change-end text:change-id="ct94004785336976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299">Camp</text:p>
          </table:table-cell>
          <table:table-cell table:style-name="Taula58.A3" office:value-type="string">
            <text:p text:style-name="P17">Tipus</text:p>
          </table:table-cell>
          <table:table-cell table:style-name="Taula58.A3" office:value-type="string">
            <text:p text:style-name="P17">Ob<text:span text:style-name="T103">l</text:span></text:p>
          </table:table-cell>
          <table:table-cell table:style-name="Taula58.A3" office:value-type="string">
            <text:p text:style-name="P17">Descripció</text:p>
          </table:table-cell>
          <table:table-cell table:style-name="Taula58.E3" office:value-type="string">
            <text:p text:style-name="P17">Comentaris</text:p>
          </table:table-cell>
        </table:table-row>
        <table:table-row>
          <table:table-cell table:style-name="Taula58.A4" office:value-type="string">
            <text:p text:style-name="P17">contingut</text:p>
          </table:table-cell>
          <table:table-cell table:style-name="Taula58.B4" office:value-type="string">
            <text:p text:style-name="P194"><text:span text:style-name="T104">byte[]</text:span> </text:p>
          </table:table-cell>
          <table:table-cell table:style-name="Taula58.C4" office:value-type="string">
            <text:p text:style-name="P34">Si</text:p>
          </table:table-cell>
          <table:table-cell table:style-name="Taula58.D4" office:value-type="string">
            <text:p text:style-name="P34">Contingut del fitxer</text:p>
          </table:table-cell>
          <table:table-cell table:style-name="Taula58.E4" office:value-type="string">
            <text:p text:style-name="P194"/>
          </table:table-cell>
        </table:table-row>
        <text:soft-page-break/>
        <table:table-row>
          <table:table-cell table:style-name="Taula58.A2" office:value-type="string">
            <text:p text:style-name="P428"><text:change-start text:change-id="ct94004785335408"/><text:span text:style-name="T78">a</text:span><text:span text:style-name="T5">rxiuNom</text:span><text:change-end text:change-id="ct94004785335408"/></text:p>
          </table:table-cell>
          <table:table-cell table:style-name="Taula58.B5" office:value-type="string">
            <text:p text:style-name="P208"><text:change-start text:change-id="ct94004785334576"/>String<text:change-end text:change-id="ct94004785334576"/></text:p>
          </table:table-cell>
          <table:table-cell table:style-name="Taula58.C5" office:value-type="string">
            <text:p text:style-name="P284"><text:change-start text:change-id="ct94004785375856"/>No<text:change-end text:change-id="ct94004785375856"/></text:p>
          </table:table-cell>
          <table:table-cell table:style-name="Taula58.D5" office:value-type="string">
            <text:p text:style-name="P284"><text:change-start text:change-id="ct94004785376528"/>Nom de l’arxiu<text:change-end text:change-id="ct94004785376528"/></text:p>
          </table:table-cell>
          <table:table-cell table:style-name="Taula58.E5" office:value-type="string">
            <text:p text:style-name="P34"/>
          </table:table-cell>
        </table:table-row>
        <table:table-row>
          <table:table-cell table:style-name="Taula58.A2" office:value-type="string">
            <text:p text:style-name="P27"><text:span text:style-name="T77">tipusM</text:span><text:span text:style-name="T76">ime</text:span><text:change text:change-id="ct94004785379232"/></text:p>
          </table:table-cell>
          <table:table-cell table:style-name="Taula58.B6" office:value-type="string">
            <text:p text:style-name="P194">String </text:p>
          </table:table-cell>
          <table:table-cell table:style-name="Taula58.C6" office:value-type="string">
            <text:p text:style-name="P34">Si</text:p>
          </table:table-cell>
          <table:table-cell table:style-name="Taula58.D6" office:value-type="string">
            <text:p text:style-name="P34">Tipus de format del contingut</text:p>
          </table:table-cell>
          <table:table-cell table:style-name="Taula58.E6" office:value-type="string">
            <text:p text:style-name="P34">PDF, XML, ...</text:p>
          </table:table-cell>
        </table:table-row>
      </table:table>
      <text:p text:style-name="Standard"/>
      <text:h text:style-name="P528" text:outline-level="2"><text:bookmark-start text:name="__RefHeading___Toc4730_112191102"/><text:span text:style-name="T146">Firma</text:span><text:bookmark-end text:name="__RefHeading___Toc4730_112191102"/><text:change text:change-id="ct94004785379984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393"><text:span text:style-name="T93"><text:s/></text:span><text:span text:style-name="T94">C</text:span><text:span text:style-name="T93"> </text:span><text:s/><text:span text:style-name="T100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29"><text:change text:change-id="ct94004785380592"/><text:change-start text:change-id="ct94004785385968"/><text:span text:style-name="T117">Informació sobre la firma d’un expedient o document</text:span><text:change-end text:change-id="ct94004785385968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304">Camp</text:p>
          </table:table-cell>
          <table:table-cell table:style-name="Taula2.A3" office:value-type="string">
            <text:p text:style-name="P303">Tipus</text:p>
          </table:table-cell>
          <table:table-cell table:style-name="Taula2.A3" office:value-type="string">
            <text:p text:style-name="P303">Ob<text:span text:style-name="T103">l</text:span></text:p>
          </table:table-cell>
          <table:table-cell table:style-name="Taula2.A3" office:value-type="string">
            <text:p text:style-name="P303">Descripció</text:p>
          </table:table-cell>
          <table:table-cell table:style-name="Taula2.E3" office:value-type="string">
            <text:p text:style-name="P303">Comentaris</text:p>
          </table:table-cell>
        </table:table-row>
        <table:table-row>
          <table:table-cell table:style-name="Taula2.A4" office:value-type="string">
            <text:p text:style-name="P305">tipus</text:p>
          </table:table-cell>
          <table:table-cell table:style-name="Taula2.B7" office:value-type="string">
            <text:p text:style-name="P30"><text:change text:change-id="ct94004785383984"/><text:change-start text:change-id="ct94004785387168"/><text:span text:style-name="T143">FirmaTipus</text:span><text:change-end text:change-id="ct94004785387168"/> </text:p>
          </table:table-cell>
          <table:table-cell table:style-name="Taula2.C6" office:value-type="string">
            <text:p text:style-name="P31"><text:change text:change-id="ct94004785387424"/><text:change-start text:change-id="ct94004785387648"/>Si<text:change-end text:change-id="ct94004785387648"/></text:p>
          </table:table-cell>
          <table:table-cell table:style-name="Taula2.D6" office:value-type="string">
            <text:p text:style-name="P34">Tipus de firma</text:p>
          </table:table-cell>
          <table:table-cell table:style-name="Taula2.E7" office:value-type="string">
            <text:p text:style-name="P217"><text:change-start text:change-id="ct94004785389056"/>TF01: CSV</text:p>
            <text:p text:style-name="P217">TF02: <text:span text:style-name="T8">XAdES internally detached signature</text:span></text:p>
            <text:p text:style-name="P217">TF03: <text:span text:style-name="T8">XAdES enveloped signature</text:span></text:p>
            <text:p text:style-name="P217">TF04: <text:span text:style-name="T8">CAdES detached/explicit signature</text:span></text:p>
            <text:p text:style-name="P217">TF05: <text:span text:style-name="T8">CAdES attached/implicit signature</text:span></text:p>
            <text:p text:style-name="P32">TF06: P<text:span text:style-name="T125">A</text:span>dES<text:change-end text:change-id="ct94004785389056"/><text:change-start text:change-id="ct94004785390688"/></text:p>
            <text:p text:style-name="P221">TF07: SMIME</text:p>
            <text:p text:style-name="P221">TF08: ODT</text:p>
            <text:p text:style-name="P32"><text:change-end text:change-id="ct94004785390688"/><text:change text:change-id="ct94004785397840"/><text:change text:change-id="ct94004785397536"/><text:change text:change-id="ct94004785397232"/><text:change text:change-id="ct94004785396928"/><text:change text:change-id="ct94004785396624"/><text:change text:change-id="ct94004785396320"/><text:change text:change-id="ct94004785396016"/><text:change text:change-id="ct94004785395712"/><text:change text:change-id="ct94004784322160"/><text:change text:change-id="ct94004784203776"/><text:change text:change-id="ct94004785393424"/><text:change text:change-id="ct94004785393120"/><text:change text:change-id="ct94004785392816"/><text:change text:change-id="ct94004785392512"/><text:change text:change-id="ct94004785392208"/><text:change text:change-id="ct94004785391904"/><text:change text:change-id="ct94004785391600"/><text:change text:change-id="ct94004785391296"/><text:change text:change-id="ct94004785390992"/><text:change-start text:change-id="ct94004785398464"/><text:span text:style-name="T8">TF09</text:span><text:change-end text:change-id="ct94004785398464"/><text:change-start text:change-id="ct94004785399264"/><text:span text:style-name="T8">: OOXML</text:span><text:change-end text:change-id="ct94004785399264"/></text:p>
          </table:table-cell>
        </table:table-row>
        <table:table-row>
          <table:table-cell table:style-name="Taula2.A2" office:value-type="string">
            <text:p text:style-name="P373"><text:change-start text:change-id="ct94004785398064"/>perfil<text:change-end text:change-id="ct94004785398064"/></text:p>
          </table:table-cell>
          <table:table-cell table:style-name="Taula2.B7" office:value-type="string">
            <text:p text:style-name="P297"><text:change-start text:change-id="ct94004785386672"/>FirmaPerfil<text:change-end text:change-id="ct94004785386672"/></text:p>
          </table:table-cell>
          <table:table-cell table:style-name="Taula2.C6" office:value-type="string">
            <text:p text:style-name="P31"><text:change-start text:change-id="ct94004785230256"/>Si<text:change-end text:change-id="ct94004785230256"/></text:p>
          </table:table-cell>
          <table:table-cell table:style-name="Taula2.D6" office:value-type="string">
            <text:p text:style-name="P31"><text:change-start text:change-id="ct94004785389280"/>Perfil de la firma<text:change-end text:change-id="ct94004785389280"/></text:p>
          </table:table-cell>
          <table:table-cell table:style-name="Taula2.E7" office:value-type="string">
            <text:p text:style-name="P31"><text:change-start text:change-id="ct94004785400016"/>BES</text:p>
            <text:p text:style-name="P31">EPES</text:p>
            <text:p text:style-name="P31">LTV</text:p>
            <text:p text:style-name="P31">T</text:p>
            <text:p text:style-name="P31">C</text:p>
            <text:p text:style-name="P31">X</text:p>
            <text:p text:style-name="P31">XL</text:p>
            <text:p text:style-name="P31">A<text:change-end text:change-id="ct94004785400016"/></text:p>
          </table:table-cell>
        </table:table-row>
        <table:table-row>
          <table:table-cell table:style-name="Taula2.A2" office:value-type="string">
            <text:p text:style-name="P33"><text:change-start text:change-id="ct94004785383376"/><text:span text:style-name="T112">fitxerN</text:span><text:change-end text:change-id="ct94004785383376"/><text:change text:change-id="ct94004785365600"/>om</text:p>
          </table:table-cell>
          <table:table-cell table:style-name="Taula2.B7" office:value-type="string">
            <text:p text:style-name="P280">String</text:p>
          </table:table-cell>
          <table:table-cell table:style-name="Taula2.C6" office:value-type="string">
            <text:p text:style-name="P280">No</text:p>
          </table:table-cell>
          <table:table-cell table:style-name="Taula2.D6" office:value-type="string">
            <text:p text:style-name="P280">Nom del fitxer que conté la firma</text:p>
          </table:table-cell>
          <table:table-cell table:style-name="Taula2.E7" office:value-type="string">
            <text:p text:style-name="P215"/>
          </table:table-cell>
        </table:table-row>
        <table:table-row>
          <table:table-cell table:style-name="Taula2.A2" office:value-type="string">
            <text:p text:style-name="P365"><text:span text:style-name="T10">c</text:span>ontingut</text:p>
          </table:table-cell>
          <table:table-cell table:style-name="Taula2.B7" office:value-type="string">
            <text:p text:style-name="P34">byte[]</text:p>
          </table:table-cell>
          <table:table-cell table:style-name="Taula2.C7" office:value-type="string">
            <text:p text:style-name="P34">Si</text:p>
          </table:table-cell>
          <table:table-cell table:style-name="Taula2.D7" office:value-type="string">
            <text:p text:style-name="P34">Contingut de la firma</text:p>
          </table:table-cell>
          <table:table-cell table:style-name="Taula2.E7" office:value-type="string">
            <text:p text:style-name="P34">En cas de firma de tipus CSV <text:change text:change-id="ct94004784966400"/><text:change-start text:change-id="ct94004785390416"/><text:span text:style-name="T114">aquest camp contendrà</text:span><text:change-end text:change-id="ct94004785390416"/> <text:change-start text:change-id="ct94004785400784"/><text:span text:style-name="T114">el </text:span><text:change-end text:change-id="ct94004785400784"/><text:change text:change-id="ct94004785401088"/><text:change-start text:change-id="ct94004785402192"/><text:span text:style-name="T114">CSV</text:span><text:change-end text:change-id="ct94004785402192"/> <text:change text:change-id="ct94004785402544"/><text:change-start text:change-id="ct94004785403648"/><text:span text:style-name="T114">com a cadena de caràcters</text:span><text:change-end text:change-id="ct94004785403648"/>.</text:p>
            <text:p text:style-name="P34">E<text:span text:style-name="T9">n</text:span> cas contrari <text:change text:change-id="ct94004785404176"/><text:change-start text:change-id="ct94004785404400"/><text:span text:style-name="T114">aquest camp contendrà els bytes de </text:span><text:change-end text:change-id="ct94004785404400"/>la firma detached<text:change-start text:change-id="ct94004785404672"/>.<text:change-end text:change-id="ct94004785404672"/></text:p>
          </table:table-cell>
        </table:table-row>
        <table:table-row>
          <table:table-cell table:style-name="Taula2.A2" office:value-type="string">
            <text:p text:style-name="P427"><text:span text:style-name="T77">tipusM</text:span><text:span text:style-name="T76">ime</text:span></text:p>
          </table:table-cell>
          <table:table-cell table:style-name="Taula2.B8" office:value-type="string">
            <text:p text:style-name="P266">String</text:p>
          </table:table-cell>
          <table:table-cell table:style-name="Taula2.C8" office:value-type="string">
            <text:p text:style-name="P266">Si</text:p>
          </table:table-cell>
          <table:table-cell table:style-name="Taula2.D8" office:value-type="string">
            <text:p text:style-name="P266">Format del contingut de la firma</text:p>
          </table:table-cell>
          <table:table-cell table:style-name="Taula2.E8" office:value-type="string">
            <text:p text:style-name="P34"/>
          </table:table-cell>
        </table:table-row>
        <table:table-row>
          <table:table-cell table:style-name="Taula2.A2" office:value-type="string">
            <text:p text:style-name="P358">csvRegulacio</text:p>
          </table:table-cell>
          <table:table-cell table:style-name="Taula2.B9" office:value-type="string">
            <text:p text:style-name="P30">String </text:p>
          </table:table-cell>
          <table:table-cell table:style-name="Taula2.C9" office:value-type="string">
            <text:p text:style-name="P34">No</text:p>
          </table:table-cell>
          <table:table-cell table:style-name="Taula2.D9" office:value-type="string">
            <text:p text:style-name="P264">Referència a la llei que regula <text:span text:style-name="T108">l’aplicació d</text:span>el CSV</text:p>
          </table:table-cell>
          <table:table-cell table:style-name="Taula2.E9" office:value-type="string">
            <text:p text:style-name="P30"/>
          </table:table-cell>
        </table:table-row>
      </table:table>
      <text:p text:style-name="P430"/>
      <text:h text:style-name="P35" text:outline-level="2"><text:bookmark-start text:name="__RefHeading___Toc4732_112191102"/><text:change text:change-id="ct94004785386192"/><text:change-start text:change-id="ct94004784347712"/><text:span text:style-name="T10">ContingutArxiu</text:span><text:bookmark-end text:name="__RefHeading___Toc4732_112191102"/><text:change-end text:change-id="ct94004784347712"/><text:change text:change-id="ct94004785407024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37"><text:span text:style-name="T93"><text:s/></text:span><text:span text:style-name="T94">C</text:span><text:span text:style-name="T93"> </text:span><text:s/><text:change text:change-id="ct94004785406544"/><text:change-start text:change-id="ct94004785409744"/><text:span text:style-name="T10">ContingutArxiu</text:span><text:change-end text:change-id="ct94004785409744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38"><text:change text:change-id="ct94004785410304"/><text:change-start text:change-id="ct94004785410528"/><text:span text:style-name="T123">Informació sobre</text:span><text:change-end text:change-id="ct94004785410528"/> un contingut <text:change text:change-id="ct94004785410752"/><text:change-start text:change-id="ct94004785410976"/><text:span text:style-name="T128">genèric de l’arxiu</text:span><text:change-end text:change-id="ct94004785410976"/>.<text:change-start text:change-id="ct94004785411200"/> <text:span text:style-name="T128">Aquest contingut pot ser de tipus document, expedient o carpeta.</text:span><text:change-end text:change-id="ct94004785411200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304">Camp</text:p>
          </table:table-cell>
          <table:table-cell table:style-name="Taula15.A2" office:value-type="string">
            <text:p text:style-name="P303">Tipus</text:p>
          </table:table-cell>
          <table:table-cell table:style-name="Taula15.A2" office:value-type="string">
            <text:p text:style-name="P303">Ob<text:span text:style-name="T103">l</text:span></text:p>
          </table:table-cell>
          <table:table-cell table:style-name="Taula15.A2" office:value-type="string">
            <text:p text:style-name="P303">Descripció</text:p>
          </table:table-cell>
          <table:table-cell table:style-name="Taula15.E2" office:value-type="string">
            <text:p text:style-name="P303">Comentaris</text:p>
          </table:table-cell>
        </table:table-row>
        <table:table-row table:style-name="Taula15.2">
          <table:table-cell table:style-name="Taula15.A1" office:value-type="string">
            <text:p text:style-name="P359">tipus</text:p>
          </table:table-cell>
          <table:table-cell table:style-name="Taula15.B3" office:value-type="string">
            <text:p text:style-name="P39"><text:change text:change-id="ct94004785412128"/><text:change-start text:change-id="ct94004785412752"/><text:span text:style-name="T11">String</text:span><text:change-end text:change-id="ct94004785412752"/> </text:p>
          </table:table-cell>
          <table:table-cell table:style-name="Taula15.C3" office:value-type="string">
            <text:p text:style-name="P281"><text:change-start text:change-id="ct94004785412976"/>SI<text:change-end text:change-id="ct94004785412976"/></text:p>
          </table:table-cell>
          <table:table-cell table:style-name="Taula15.D3" office:value-type="string">
            <text:p text:style-name="P40"><text:change text:change-id="ct94004785413248"/><text:change-start text:change-id="ct94004785413920"/><text:span text:style-name="T113">T</text:span><text:change-end text:change-id="ct94004785413920"/>ipus de contingut</text:p>
          </table:table-cell>
          <table:table-cell table:style-name="Taula15.E3" office:value-type="string">
            <text:p text:style-name="P44"><text:change text:change-id="ct94004785414240"/><text:change-start text:change-id="ct94004785414752"/><text:span text:style-name="T12">TC</text:span><text:change-end text:change-id="ct94004785414752"/><text:change-start text:change-id="ct94004785415648"/><text:span text:style-name="T12">01: Expedient</text:span><text:change-end text:change-id="ct94004785415648"/><text:change-start text:change-id="ct94004783843696"/></text:p>
            <text:p text:style-name="P217"><text:span text:style-name="T115">TC</text:span>02: Document</text:p>
            <text:p text:style-name="P217"><text:change-end text:change-id="ct94004783843696"/><text:change-start text:change-id="ct94004785380208"/><text:span text:style-name="T115">TC</text:span><text:change-end text:change-id="ct94004785380208"/><text:change-start text:change-id="ct94004785408016"/>03: Carpeta<text:change-end text:change-id="ct94004785408016"/></text:p>
          </table:table-cell>
        </table:table-row>
        <table:table-row>
          <table:table-cell table:style-name="Taula15.A4" office:value-type="string">
            <text:p text:style-name="P359">nom</text:p>
          </table:table-cell>
          <table:table-cell table:style-name="Taula15.B4" office:value-type="string">
            <text:p text:style-name="P30">String </text:p>
          </table:table-cell>
          <table:table-cell table:style-name="Taula15.C4" office:value-type="string">
            <text:p text:style-name="P281"><text:change-start text:change-id="ct94004785416464"/>SI<text:change-end text:change-id="ct94004785416464"/></text:p>
          </table:table-cell>
          <table:table-cell table:style-name="Taula15.D4" office:value-type="string">
            <text:p text:style-name="P45">Nom de<text:change text:change-id="ct94004785416992"/><text:change-start text:change-id="ct94004785417760"/><text:span text:style-name="T128">l contingut</text:span><text:change-end text:change-id="ct94004785417760"/></text:p>
          </table:table-cell>
          <table:table-cell table:style-name="Taula15.E4" office:value-type="string">
            <text:p text:style-name="P42"/>
          </table:table-cell>
        </table:table-row>
        <table:table-row>
          <table:table-cell table:style-name="Taula15.A5" office:value-type="string">
            <text:p text:style-name="P360">identificador</text:p>
          </table:table-cell>
          <table:table-cell table:style-name="Taula15.B5" office:value-type="string">
            <text:p text:style-name="P195">String </text:p>
          </table:table-cell>
          <table:table-cell table:style-name="Taula15.C5" office:value-type="string">
            <text:p text:style-name="P281"><text:change-start text:change-id="ct94004785418768"/>SI<text:change-end text:change-id="ct94004785418768"/></text:p>
          </table:table-cell>
          <table:table-cell table:style-name="Taula15.D5" office:value-type="string">
            <text:p text:style-name="P45">Identificador de l’item</text:p>
          </table:table-cell>
          <table:table-cell table:style-name="Taula15.E5" office:value-type="string">
            <text:p text:style-name="P195"/>
          </table:table-cell>
        </table:table-row>
        <table:table-row>
          <table:table-cell table:style-name="Taula15.A6" office:value-type="string">
            <text:p text:style-name="P360">versio</text:p>
          </table:table-cell>
          <table:table-cell table:style-name="Taula15.B6" office:value-type="string">
            <text:p text:style-name="P195">String </text:p>
          </table:table-cell>
          <table:table-cell table:style-name="Taula15.C6" office:value-type="string">
            <text:p text:style-name="P281"><text:change-start text:change-id="ct94004785420320"/>NO<text:change-end text:change-id="ct94004785420320"/></text:p>
          </table:table-cell>
          <table:table-cell table:style-name="Taula15.D6" office:value-type="string">
            <text:p text:style-name="P391">Versió de l’item</text:p>
          </table:table-cell>
          <table:table-cell table:style-name="Taula15.E6" office:value-type="string">
            <text:p text:style-name="P195"/>
          </table:table-cell>
        </table:table-row>
      </table:table>
      <text:p text:style-name="Text_20_body"><text:change-start text:change-id="ct94004785421680"/></text:p>
      <text:h text:style-name="P47" text:outline-level="2"><text:bookmark-start text:name="__RefHeading___Toc4742_112191102"/><text:change-end text:change-id="ct94004785421680"/><text:soft-page-break/>ConsultaFiltre<text:bookmark-end text:name="__RefHeading___Toc4742_112191102"/><text:change text:change-id="ct94004785422128"/><text:change text:change-id="ct94004785421904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394"><text:span text:style-name="T93"><text:s/></text:span><text:span text:style-name="T94">C</text:span><text:span text:style-name="T93"> </text:span><text:s/><text:span text:style-name="T84">ConsultaFilt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0.A2" table:number-columns-spanned="5" office:value-type="string">
            <text:p text:style-name="P48"><text:change text:change-id="ct94004785424704"/><text:change-start text:change-id="ct94004785424928"/>Informació sobre el filtre per a realitzar consultes.<text:change-end text:change-id="ct94004785424928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304">Camp</text:p>
          </table:table-cell>
          <table:table-cell table:style-name="Taula10.A3" office:value-type="string">
            <text:p text:style-name="P303">Tipus</text:p>
          </table:table-cell>
          <table:table-cell table:style-name="Taula10.A3" office:value-type="string">
            <text:p text:style-name="P303">Ob<text:span text:style-name="T103">l</text:span></text:p>
          </table:table-cell>
          <table:table-cell table:style-name="Taula10.A3" office:value-type="string">
            <text:p text:style-name="P303">Descripció</text:p>
          </table:table-cell>
          <table:table-cell table:style-name="Taula10.E3" office:value-type="string">
            <text:p text:style-name="P303">Comentaris</text:p>
          </table:table-cell>
        </table:table-row>
        <table:table-row>
          <table:table-cell table:style-name="Taula10.A4" office:value-type="string">
            <text:p text:style-name="P49">metada<text:change text:change-id="ct94004785433168"/><text:change-start text:change-id="ct94004785433792"/><text:span text:style-name="T127">da</text:span><text:change-end text:change-id="ct94004785433792"/></text:p>
          </table:table-cell>
          <table:table-cell table:style-name="Taula10.B5" office:value-type="string">
            <text:p text:style-name="P420">String</text:p>
          </table:table-cell>
          <table:table-cell table:style-name="Taula10.C4" office:value-type="string">
            <text:p text:style-name="P424">SI</text:p>
          </table:table-cell>
          <table:table-cell table:style-name="Taula10.D4" office:value-type="string">
            <text:p text:style-name="P422">Metadada sobre la que s’aplica el criteri de filtre</text:p>
          </table:table-cell>
          <table:table-cell table:style-name="Taula10.E5" office:value-type="string">
            <text:p text:style-name="P429"/>
          </table:table-cell>
        </table:table-row>
        <table:table-row>
          <table:table-cell table:style-name="Taula10.A2" office:value-type="string">
            <text:p text:style-name="P49">operacio</text:p>
          </table:table-cell>
          <table:table-cell table:style-name="Taula10.B5" office:value-type="string">
            <text:p text:style-name="P420"><text:change-start text:change-id="ct94004785435024"/><text:span text:style-name="T116">Consulta</text:span><text:change-end text:change-id="ct94004785435024"/>Operacio</text:p>
          </table:table-cell>
          <table:table-cell table:style-name="Taula10.C5" office:value-type="string">
            <text:p text:style-name="P423">SI</text:p>
          </table:table-cell>
          <table:table-cell table:style-name="Taula10.D5" office:value-type="string">
            <text:p text:style-name="P422">Operació a aplicar sobre la metadada</text:p>
          </table:table-cell>
          <table:table-cell table:style-name="Taula10.E5" office:value-type="string">
            <text:p text:style-name="P50"><text:change-start text:change-id="ct94004785435888"/>IGUAL</text:p>
            <text:p text:style-name="P50">CONTE</text:p>
            <text:p text:style-name="P419"><text:span text:style-name="T116">M</text:span><text:change-end text:change-id="ct94004785435888"/><text:change-start text:change-id="ct94004785437360"/><text:span text:style-name="T116">ENOR</text:span></text:p>
            <text:p text:style-name="P50">MAJOR</text:p>
            <text:p text:style-name="P50">ENTRE<text:change-end text:change-id="ct94004785437360"/><text:change text:change-id="ct94004785437584"/></text:p>
          </table:table-cell>
        </table:table-row>
        <table:table-row>
          <table:table-cell table:style-name="Taula10.A2" office:value-type="string">
            <text:p text:style-name="P418">valorOperacio</text:p>
          </table:table-cell>
          <table:table-cell table:style-name="Taula10.B6" office:value-type="string">
            <text:p text:style-name="P422">String</text:p>
          </table:table-cell>
          <table:table-cell table:style-name="Taula10.C6" office:value-type="string">
            <text:p text:style-name="P424">SI</text:p>
          </table:table-cell>
          <table:table-cell table:style-name="Taula10.D6" office:value-type="string">
            <text:p text:style-name="P422">Valor a utilitzar en el criteri</text:p>
          </table:table-cell>
          <table:table-cell table:style-name="Taula10.E6" office:value-type="string">
            <text:p text:style-name="P420"/>
          </table:table-cell>
        </table:table-row>
      </table:table>
      <text:p text:style-name="P51"><text:change text:change-id="ct94004785439904"/></text:p>
      <text:h text:style-name="P530" text:outline-level="2"><text:bookmark-start text:name="__RefHeading___Toc4744_112191102"/><text:span text:style-name="T84">ConsultaResultat </text:span><text:bookmark-end text:name="__RefHeading___Toc4744_112191102"/><text:change text:change-id="ct94004785440128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394"><text:span text:style-name="T93"><text:s/></text:span><text:span text:style-name="T94">C</text:span><text:span text:style-name="T93"> </text:span><text:s/><text:span text:style-name="T84">ConsultaResult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53"><text:change text:change-id="ct94004785423728"/><text:change-start text:change-id="ct94004785444080"/>Informació sobre el resultat d’una consulta.<text:change-end text:change-id="ct94004785444080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304">Camp</text:p>
          </table:table-cell>
          <table:table-cell table:style-name="Taula14.A3" office:value-type="string">
            <text:p text:style-name="P303">Tipus</text:p>
          </table:table-cell>
          <table:table-cell table:style-name="Taula14.A3" office:value-type="string">
            <text:p text:style-name="P303">Ob<text:span text:style-name="T103">l</text:span></text:p>
          </table:table-cell>
          <table:table-cell table:style-name="Taula14.A3" office:value-type="string">
            <text:p text:style-name="P303">Descripció</text:p>
          </table:table-cell>
          <table:table-cell table:style-name="Taula14.E3" office:value-type="string">
            <text:p text:style-name="P303">Comentaris</text:p>
          </table:table-cell>
        </table:table-row>
        <table:table-row>
          <table:table-cell table:style-name="Taula14.A4" office:value-type="string">
            <text:p text:style-name="P361">numRegistres</text:p>
          </table:table-cell>
          <table:table-cell table:style-name="Taula14.B4" office:value-type="string">
            <text:p text:style-name="P30"><text:span text:style-name="T1">int</text:span> </text:p>
          </table:table-cell>
          <table:table-cell table:style-name="Taula14.C4" office:value-type="string">
            <text:p text:style-name="P30"/>
          </table:table-cell>
          <table:table-cell table:style-name="Taula14.D4" office:value-type="string">
            <text:p text:style-name="P30"/>
          </table:table-cell>
          <table:table-cell table:style-name="Taula14.E4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61">numPagines</text:p>
          </table:table-cell>
          <table:table-cell table:style-name="Taula14.B5" office:value-type="string">
            <text:p text:style-name="P30"><text:span text:style-name="T1">int</text:span> </text:p>
          </table:table-cell>
          <table:table-cell table:style-name="Taula14.C5" office:value-type="string">
            <text:p text:style-name="P30"/>
          </table:table-cell>
          <table:table-cell table:style-name="Taula14.D5" office:value-type="string">
            <text:p text:style-name="P30"/>
          </table:table-cell>
          <table:table-cell table:style-name="Taula14.E5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61">numRetornat</text:p>
          </table:table-cell>
          <table:table-cell table:style-name="Taula14.B6" office:value-type="string">
            <text:p text:style-name="P176">int</text:p>
          </table:table-cell>
          <table:table-cell table:style-name="Taula14.C6" office:value-type="string">
            <text:p text:style-name="P30"/>
          </table:table-cell>
          <table:table-cell table:style-name="Taula14.D6" office:value-type="string">
            <text:p text:style-name="P30"/>
          </table:table-cell>
          <table:table-cell table:style-name="Taula14.E6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61">paginaActual</text:p>
          </table:table-cell>
          <table:table-cell table:style-name="Taula14.B7" office:value-type="string">
            <text:p text:style-name="P30"><text:span text:style-name="T1">int</text:span> </text:p>
          </table:table-cell>
          <table:table-cell table:style-name="Taula14.C7" office:value-type="string">
            <text:p text:style-name="P30"/>
          </table:table-cell>
          <table:table-cell table:style-name="Taula14.D7" office:value-type="string">
            <text:p text:style-name="P30"/>
          </table:table-cell>
          <table:table-cell table:style-name="Taula14.E7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61">resultats</text:p>
          </table:table-cell>
          <table:table-cell table:style-name="Taula14.B8" office:value-type="string">
            <text:p text:style-name="P4"><text:span text:style-name="T1">List&lt;</text:span><text:change text:change-id="ct94004785439264"/><text:change-start text:change-id="ct94004785451296"/><text:span text:style-name="T1">ContingutArxiu</text:span><text:change-end text:change-id="ct94004785451296"/><text:span text:style-name="T1">&gt;</text:span> </text:p>
          </table:table-cell>
          <table:table-cell table:style-name="Taula14.C8" office:value-type="string">
            <text:p text:style-name="P30"/>
          </table:table-cell>
          <table:table-cell table:style-name="Taula14.D8" office:value-type="string">
            <text:p text:style-name="P30"/>
          </table:table-cell>
          <table:table-cell table:style-name="Taula14.E8" office:value-type="string">
            <text:p text:style-name="P30"/>
          </table:table-cell>
        </table:table-row>
      </table:table>
      <text:p text:style-name="P431"><text:change-start text:change-id="ct94004785456768"/></text:p>
      <text:h text:style-name="P54" text:outline-level="2"><text:bookmark-start text:name="__RefHeading___Toc4744_1121911021"/><text:change-end text:change-id="ct94004785456768"/><text:change text:change-id="ct94004785456992"/><text:change-start text:change-id="ct94004785457216"/><text:span text:style-name="T149">Enumerats</text:span><text:bookmark-end text:name="__RefHeading___Toc4744_1121911021"/><text:change-end text:change-id="ct94004785457216"/><text:change text:change-id="ct94004785457440"/></text:h>
      <table:table table:name="Taula23" table:style-name="Taula23">
        <table:table-column table:style-name="Taula23.A"/>
        <table:table-row>
          <table:table-cell table:style-name="Taula23.A1" office:value-type="string">
            <text:p text:style-name="P398"><text:change-start text:change-id="ct94004785422704"/><text:span text:style-name="T93"><text:s/></text:span><text:span text:style-name="T95">E</text:span><text:span text:style-name="T93"> </text:span><text:s/><text:span text:style-name="T10">ContingutOrigen</text:span><text:change-end text:change-id="ct94004785422704"/></text:p>
          </table:table-cell>
        </table:table-row>
      </table:table>
      <table:table table:name="Taula26" table:style-name="Taula26">
        <table:table-column table:style-name="Taula26.A"/>
        <table:table-column table:style-name="Taula26.B"/>
        <table:table-column table:style-name="Taula26.C"/>
        <table:table-header-rows>
          <table:table-row>
            <table:table-cell table:style-name="Taula26.A1" table:number-columns-spanned="3" office:value-type="string">
              <text:p text:style-name="P286"><text:change-start text:change-id="ct94004785461632"/>Possibles orígens d’un document.<text:change-end text:change-id="ct94004785461632"/></text:p>
            </table:table-cell>
            <table:covered-table-cell/>
            <table:covered-table-cell/>
          </table:table-row>
        </table:table-header-rows>
        <table:table-row table:style-name="Taula26.2">
          <table:table-cell table:style-name="Taula26.A2" office:value-type="string">
            <text:p text:style-name="P378"><text:change-start text:change-id="ct94004785461856"/>Codi<text:change-end text:change-id="ct94004785461856"/></text:p>
          </table:table-cell>
          <table:table-cell table:style-name="Taula26.A2" office:value-type="string">
            <text:p text:style-name="P377"><text:change-start text:change-id="ct94004785462080"/>Valor<text:change-end text:change-id="ct94004785462080"/></text:p>
          </table:table-cell>
          <table:table-cell table:style-name="Taula26.C2" office:value-type="string">
            <text:p text:style-name="P320"><text:change-start text:change-id="ct94004785462304"/>Comentaris<text:change-end text:change-id="ct94004785462304"/></text:p>
          </table:table-cell>
        </table:table-row>
        <table:table-row table:style-name="Taula26.2">
          <table:table-cell table:style-name="Taula26.A3" office:value-type="string">
            <text:p text:style-name="P383"><text:change-start text:change-id="ct94004785462928"/>CIUTADA<text:change-end text:change-id="ct94004785462928"/></text:p>
          </table:table-cell>
          <table:table-cell table:style-name="Taula26.B3" office:value-type="string">
            <text:p text:style-name="P292"><text:change-start text:change-id="ct94004785463232"/>0<text:change-end text:change-id="ct94004785463232"/></text:p>
          </table:table-cell>
          <table:table-cell table:style-name="Taula26.C3" office:value-type="string">
            <text:p text:style-name="P218"/>
          </table:table-cell>
        </table:table-row>
        <table:table-row>
          <table:table-cell table:style-name="Taula26.A4" office:value-type="string">
            <text:p text:style-name="P383"><text:change-start text:change-id="ct94004785463936"/>ADMINISTRACIO<text:change-end text:change-id="ct94004785463936"/></text:p>
          </table:table-cell>
          <table:table-cell table:style-name="Taula26.B4" office:value-type="string">
            <text:p text:style-name="P292"><text:change-start text:change-id="ct94004785464320"/>1<text:change-end text:change-id="ct94004785464320"/></text:p>
          </table:table-cell>
          <table:table-cell table:style-name="Taula26.C4" office:value-type="string">
            <text:p text:style-name="P224"/>
          </table:table-cell>
        </table:table-row>
      </table:table>
      <text:p text:style-name="P167"/>
      <table:table table:name="Taula29" table:style-name="Taula29">
        <table:table-column table:style-name="Taula29.A"/>
        <table:table-row>
          <table:table-cell table:style-name="Taula29.A1" office:value-type="string">
            <text:p text:style-name="P399"><text:change-start text:change-id="ct94004785469888"/><text:span text:style-name="T93"><text:s/></text:span><text:span text:style-name="T95">E</text:span><text:span text:style-name="T93"> </text:span><text:s/><text:span text:style-name="T10">ContingutTipus</text:span><text:change-end text:change-id="ct94004785469888"/></text:p>
          </table:table-cell>
        </table:table-row>
      </table:table>
      <table:table table:name="Taula34" table:style-name="Taula34">
        <table:table-column table:style-name="Taula34.A"/>
        <table:table-column table:style-name="Taula34.B"/>
        <table:table-column table:style-name="Taula34.C"/>
        <table:table-header-rows>
          <table:table-row>
            <table:table-cell table:style-name="Taula34.A1" table:number-columns-spanned="3" office:value-type="string">
              <text:p text:style-name="P287"><text:change-start text:change-id="ct94004784338224"/>Possibles <text:span text:style-name="T140">tipus de continguts que gestiona l’arxiu</text:span>.<text:change-end text:change-id="ct94004784338224"/></text:p>
            </table:table-cell>
            <table:covered-table-cell/>
            <table:covered-table-cell/>
          </table:table-row>
        </table:table-header-rows>
        <table:table-row table:style-name="Taula34.2">
          <table:table-cell table:style-name="Taula34.A2" office:value-type="string">
            <text:p text:style-name="P380"><text:change-start text:change-id="ct94004785458112"/>Codi<text:change-end text:change-id="ct94004785458112"/></text:p>
          </table:table-cell>
          <table:table-cell table:style-name="Taula34.A2" office:value-type="string">
            <text:p text:style-name="P379"><text:change-start text:change-id="ct94004785440352"/>Valor<text:change-end text:change-id="ct94004785440352"/></text:p>
          </table:table-cell>
          <table:table-cell table:style-name="Taula34.C2" office:value-type="string">
            <text:p text:style-name="P321"><text:change-start text:change-id="ct94004785445040"/>Comentaris<text:change-end text:change-id="ct94004785445040"/></text:p>
          </table:table-cell>
        </table:table-row>
        <table:table-row table:style-name="Taula34.2">
          <table:table-cell table:style-name="Taula34.A3" office:value-type="string">
            <text:p text:style-name="P383"><text:change-start text:change-id="ct94004785461184"/>EXPEDIENT<text:change-end text:change-id="ct94004785461184"/></text:p>
          </table:table-cell>
          <table:table-cell table:style-name="Taula34.B3" office:value-type="string">
            <text:p text:style-name="P209"><text:change-start text:change-id="ct94004785470480"/><text:s/><text:change-end text:change-id="ct94004785470480"/></text:p>
          </table:table-cell>
          <table:table-cell table:style-name="Taula34.C3" office:value-type="string">
            <text:p text:style-name="P219"/>
          </table:table-cell>
        </table:table-row>
        <table:table-row>
          <table:table-cell table:style-name="Taula34.A4" office:value-type="string">
            <text:p text:style-name="P383"><text:change-start text:change-id="ct94004785471472"/>DOCUMENT<text:change-end text:change-id="ct94004785471472"/></text:p>
          </table:table-cell>
          <table:table-cell table:style-name="Taula34.B4" office:value-type="string">
            <text:p text:style-name="P209"/>
          </table:table-cell>
          <table:table-cell table:style-name="Taula34.C4" office:value-type="string">
            <text:p text:style-name="P225"/>
          </table:table-cell>
        </table:table-row>
        <table:table-row>
          <table:table-cell table:style-name="Taula34.A5" office:value-type="string">
            <text:p text:style-name="P383"><text:change-start text:change-id="ct94004785472528"/>CARPETA<text:change-end text:change-id="ct94004785472528"/></text:p>
          </table:table-cell>
          <table:table-cell table:style-name="Taula34.B5" office:value-type="string">
            <text:p text:style-name="P209"/>
          </table:table-cell>
          <table:table-cell table:style-name="Taula34.C5" office:value-type="string">
            <text:p text:style-name="P225"/>
          </table:table-cell>
        </table:table-row>
      </table:table>
      <text:p text:style-name="P167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399"><text:change-start text:change-id="ct94004785475232"/><text:span text:style-name="T93"><text:s/></text:span><text:span text:style-name="T95">E</text:span><text:span text:style-name="T93"> </text:span><text:s/><text:span text:style-name="T140">DocumentEstat</text:span><text:change-end text:change-id="ct94004785475232"/></text:p>
          </table:table-cell>
        </table:table-row>
      </table:table>
      <table:table table:name="Taula36" table:style-name="Taula36">
        <table:table-column table:style-name="Taula36.A"/>
        <table:table-column table:style-name="Taula36.B"/>
        <table:table-column table:style-name="Taula36.C"/>
        <table:table-header-rows>
          <text:soft-page-break/>
          <table:table-row>
            <table:table-cell table:style-name="Taula36.A1" table:number-columns-spanned="3" office:value-type="string">
              <text:p text:style-name="P287"><text:change-start text:change-id="ct94004785476112"/>Possibles <text:span text:style-name="T140">estats durant el cicle de vida del document.</text:span><text:change-end text:change-id="ct94004785476112"/></text:p>
            </table:table-cell>
            <table:covered-table-cell/>
            <table:covered-table-cell/>
          </table:table-row>
        </table:table-header-rows>
        <table:table-row table:style-name="Taula36.2">
          <table:table-cell table:style-name="Taula36.A2" office:value-type="string">
            <text:p text:style-name="P380"><text:change-start text:change-id="ct94004785476336"/>Codi<text:change-end text:change-id="ct94004785476336"/></text:p>
          </table:table-cell>
          <table:table-cell table:style-name="Taula36.A2" office:value-type="string">
            <text:p text:style-name="P379"><text:change-start text:change-id="ct94004785476560"/>Valor<text:change-end text:change-id="ct94004785476560"/></text:p>
          </table:table-cell>
          <table:table-cell table:style-name="Taula36.C2" office:value-type="string">
            <text:p text:style-name="P321"><text:change-start text:change-id="ct94004785476784"/>Comentaris<text:change-end text:change-id="ct94004785476784"/></text:p>
          </table:table-cell>
        </table:table-row>
        <table:table-row table:style-name="Taula36.2">
          <table:table-cell table:style-name="Taula36.A3" office:value-type="string">
            <text:p text:style-name="P383"><text:change-start text:change-id="ct94004785477664"/>ESBORRANY<text:change-end text:change-id="ct94004785477664"/></text:p>
          </table:table-cell>
          <table:table-cell table:style-name="Taula36.B3" office:value-type="string">
            <text:p text:style-name="P209"/>
          </table:table-cell>
          <table:table-cell table:style-name="Taula36.C3" office:value-type="string">
            <text:p text:style-name="P290"/>
          </table:table-cell>
        </table:table-row>
        <table:table-row>
          <table:table-cell table:style-name="Taula36.A4" office:value-type="string">
            <text:p text:style-name="P383"><text:change-start text:change-id="ct94004785478592"/>DEFINITIU<text:change-end text:change-id="ct94004785478592"/></text:p>
          </table:table-cell>
          <table:table-cell table:style-name="Taula36.B4" office:value-type="string">
            <text:p text:style-name="P209"/>
          </table:table-cell>
          <table:table-cell table:style-name="Taula36.C4" office:value-type="string">
            <text:p text:style-name="P290"/>
          </table:table-cell>
        </table:table-row>
      </table:table>
      <text:p text:style-name="P167"><text:change-start text:change-id="ct94004785485968"/></text:p>
      <table:table table:name="Taula37" table:style-name="Taula37">
        <table:table-column table:style-name="Taula37.A"/>
        <table:table-row>
          <table:table-cell table:style-name="Taula37.A1" office:value-type="string">
            <text:p text:style-name="P399"><text:span text:style-name="T93"><text:s/></text:span><text:span text:style-name="T95">E</text:span><text:span text:style-name="T93"> </text:span><text:s/><text:span text:style-name="T140">DocumentEstatElaboracio</text:span></text:p>
          </table:table-cell>
        </table:table-row>
      </table:table>
      <table:table table:name="Taula38" table:style-name="Taula38">
        <table:table-column table:style-name="Taula38.A"/>
        <table:table-column table:style-name="Taula38.B"/>
        <table:table-column table:style-name="Taula38.C"/>
        <table:table-header-rows>
          <table:table-row>
            <table:table-cell table:style-name="Taula38.A1" table:number-columns-spanned="3" office:value-type="string">
              <text:p text:style-name="P290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38.2">
          <table:table-cell table:style-name="Taula38.A2" office:value-type="string">
            <text:p text:style-name="P380">Codi</text:p>
          </table:table-cell>
          <table:table-cell table:style-name="Taula38.A2" office:value-type="string">
            <text:p text:style-name="P379">Valor</text:p>
          </table:table-cell>
          <table:table-cell table:style-name="Taula38.C2" office:value-type="string">
            <text:p text:style-name="P321">Comentaris</text:p>
          </table:table-cell>
        </table:table-row>
        <table:table-row table:style-name="Taula38.2">
          <table:table-cell table:style-name="Taula38.A3" office:value-type="string">
            <text:p text:style-name="P383">ORIGINAL</text:p>
          </table:table-cell>
          <table:table-cell table:style-name="Taula38.B3" office:value-type="string">
            <text:p text:style-name="P290">EE01</text:p>
          </table:table-cell>
          <table:table-cell table:style-name="Taula38.C3" office:value-type="string">
            <text:p text:style-name="P290">Original (Llei 11/2007 Art. 30)</text:p>
          </table:table-cell>
        </table:table-row>
        <table:table-row>
          <table:table-cell table:style-name="Taula38.A6" office:value-type="string">
            <text:p text:style-name="P383">COPIA_CF</text:p>
          </table:table-cell>
          <table:table-cell table:style-name="Taula38.B6" office:value-type="string">
            <text:p text:style-name="P290">EE02</text:p>
          </table:table-cell>
          <table:table-cell table:style-name="Taula38.C6" office:value-type="string">
            <text:p text:style-name="P441">Còpia electrònica autèntica amb canvi de format (Llei 11/2007 Art. 30.1).</text:p>
          </table:table-cell>
        </table:table-row>
        <table:table-row>
          <table:table-cell table:style-name="Taula38.A6" office:value-type="string">
            <text:p text:style-name="P383">COPIA_DP</text:p>
          </table:table-cell>
          <table:table-cell table:style-name="Taula38.B6" office:value-type="string">
            <text:p text:style-name="P290">EE03</text:p>
          </table:table-cell>
          <table:table-cell table:style-name="Taula38.C6" office:value-type="string">
            <text:p text:style-name="P441">Còpia electrònica autèntica de document en paper amb canvi de format (Llei 11/2007 Art. 30.2 i 30.3).</text:p>
          </table:table-cell>
        </table:table-row>
        <table:table-row>
          <table:table-cell table:style-name="Taula38.A6" office:value-type="string">
            <text:p text:style-name="P383">COPIA_PR</text:p>
          </table:table-cell>
          <table:table-cell table:style-name="Taula38.B6" office:value-type="string">
            <text:p text:style-name="P290">EE04</text:p>
          </table:table-cell>
          <table:table-cell table:style-name="Taula38.C6" office:value-type="string">
            <text:p text:style-name="P290">Còpia electrònica parcial autèntica.</text:p>
          </table:table-cell>
        </table:table-row>
        <table:table-row>
          <table:table-cell table:style-name="Taula38.A7" office:value-type="string">
            <text:p text:style-name="P383">ALTRES</text:p>
          </table:table-cell>
          <table:table-cell table:style-name="Taula38.B7" office:value-type="string">
            <text:p text:style-name="P290">EE99</text:p>
          </table:table-cell>
          <table:table-cell table:style-name="Taula38.C7" office:value-type="string">
            <text:p text:style-name="P290">Altres estats d'elaboració.</text:p>
          </table:table-cell>
        </table:table-row>
      </table:table>
      <text:p text:style-name="P167"><text:change-end text:change-id="ct94004785485968"/></text:p>
      <table:table table:name="Taula39" table:style-name="Taula39">
        <table:table-column table:style-name="Taula39.A"/>
        <table:table-row>
          <table:table-cell table:style-name="Taula39.A1" office:value-type="string">
            <text:p text:style-name="P399"><text:change-start text:change-id="ct94004785494848"/><text:span text:style-name="T93"><text:s/></text:span><text:span text:style-name="T95">E</text:span><text:span text:style-name="T93"> </text:span><text:s/><text:span text:style-name="T139">DocumentExtensio</text:span><text:change-end text:change-id="ct94004785494848"/>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header-rows>
          <table:table-row>
            <table:table-cell table:style-name="Taula42.A1" table:number-columns-spanned="3" office:value-type="string">
              <text:p text:style-name="P288"><text:change-start text:change-id="ct94004785495552"/><text:span text:style-name="T141">Possibles extensions d'un document</text:span><text:change-end text:change-id="ct94004785495552"/><text:change-start text:change-id="ct94004785495776"/><text:span text:style-name="T141">.</text:span><text:change-end text:change-id="ct94004785495776"/></text:p>
            </table:table-cell>
            <table:covered-table-cell/>
            <table:covered-table-cell/>
          </table:table-row>
        </table:table-header-rows>
        <table:table-row table:style-name="Taula42.2">
          <table:table-cell table:style-name="Taula42.A2" office:value-type="string">
            <text:p text:style-name="P380"><text:change-start text:change-id="ct94004785496000"/>Codi<text:change-end text:change-id="ct94004785496000"/></text:p>
          </table:table-cell>
          <table:table-cell table:style-name="Taula42.A2" office:value-type="string">
            <text:p text:style-name="P379"><text:change-start text:change-id="ct94004785496224"/>Valor<text:change-end text:change-id="ct94004785496224"/></text:p>
          </table:table-cell>
          <table:table-cell table:style-name="Taula42.C2" office:value-type="string">
            <text:p text:style-name="P321"><text:change-start text:change-id="ct94004785496448"/>Comentaris<text:change-end text:change-id="ct94004785496448"/></text:p>
          </table:table-cell>
        </table:table-row>
        <table:table-row table:style-name="Taula42.2">
          <table:table-cell table:style-name="Taula42.A3" office:value-type="string">
            <text:p text:style-name="P384"><text:change-start text:change-id="ct94004785497088"/>GML.gml<text:change-end text:change-id="ct94004785497088"/></text:p>
          </table:table-cell>
          <table:table-cell table:style-name="Taula42.B3" office:value-type="string">
            <text:p text:style-name="P293"><text:change-start text:change-id="ct94004785497472"/>.gml<text:change-end text:change-id="ct94004785497472"/></text:p>
          </table:table-cell>
          <table:table-cell table:style-name="Taula42.C3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98320"/>GZ<text:change-end text:change-id="ct94004785498320"/></text:p>
          </table:table-cell>
          <table:table-cell table:style-name="Taula42.B11" office:value-type="string">
            <text:p text:style-name="P293"><text:change-start text:change-id="ct94004785498752"/>.gz<text:change-end text:change-id="ct94004785498752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99632"/>ZIP<text:change-end text:change-id="ct94004785499632"/></text:p>
          </table:table-cell>
          <table:table-cell table:style-name="Taula42.B11" office:value-type="string">
            <text:p text:style-name="P293"><text:change-start text:change-id="ct94004785500064"/>.zip<text:change-end text:change-id="ct94004785500064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84784"/>AVI<text:change-end text:change-id="ct94004785484784"/></text:p>
          </table:table-cell>
          <table:table-cell table:style-name="Taula42.B11" office:value-type="string">
            <text:p text:style-name="P293"><text:change-start text:change-id="ct94004784215232"/>.avi<text:change-end text:change-id="ct94004784215232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73856"/>CSV<text:change-end text:change-id="ct94004785473856"/></text:p>
          </table:table-cell>
          <table:table-cell table:style-name="Taula42.B11" office:value-type="string">
            <text:p text:style-name="P293"><text:change-start text:change-id="ct94004785481248"/>.csv<text:change-end text:change-id="ct94004785481248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94288"/>HTML<text:change-end text:change-id="ct94004785494288"/></text:p>
          </table:table-cell>
          <table:table-cell table:style-name="Taula42.B11" office:value-type="string">
            <text:p text:style-name="P293"><text:change-start text:change-id="ct94004785492672"/>.html<text:change-end text:change-id="ct94004785492672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82912"/>HTM<text:change-end text:change-id="ct94004785482912"/></text:p>
          </table:table-cell>
          <table:table-cell table:style-name="Taula42.B11" office:value-type="string">
            <text:p text:style-name="P293"><text:change-start text:change-id="ct94004785472944"/>.htm<text:change-end text:change-id="ct94004785472944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492032"/>CSS<text:change-end text:change-id="ct94004785492032"/></text:p>
          </table:table-cell>
          <table:table-cell table:style-name="Taula42.B11" office:value-type="string">
            <text:p text:style-name="P293"><text:change-start text:change-id="ct94004785500784"/>.css<text:change-end text:change-id="ct94004785500784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1" office:value-type="string">
            <text:p text:style-name="P384"><text:change-start text:change-id="ct94004785501728"/>JPG<text:change-end text:change-id="ct94004785501728"/></text:p>
          </table:table-cell>
          <table:table-cell table:style-name="Taula42.B11" office:value-type="string">
            <text:p text:style-name="P293"><text:change-start text:change-id="ct94004785502160"/>.jpg<text:change-end text:change-id="ct94004785502160"/></text:p>
          </table:table-cell>
          <table:table-cell table:style-name="Taula42.C11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5503008"/>JPEG<text:change-end text:change-id="ct94004785503008"/></text:p>
          </table:table-cell>
          <table:table-cell table:style-name="Taula42.B19" office:value-type="string">
            <text:p text:style-name="P293"><text:change-start text:change-id="ct94004785503440"/>.jpeg<text:change-end text:change-id="ct94004785503440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4471696"/>MHTML<text:change-end text:change-id="ct94004784471696"/></text:p>
          </table:table-cell>
          <table:table-cell table:style-name="Taula42.B19" office:value-type="string">
            <text:p text:style-name="P293"><text:change-start text:change-id="ct94004784461312"/>.mhtml<text:change-end text:change-id="ct94004784461312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4461984"/>MHT<text:change-end text:change-id="ct94004784461984"/></text:p>
          </table:table-cell>
          <table:table-cell table:style-name="Taula42.B19" office:value-type="string">
            <text:p text:style-name="P293"><text:change-start text:change-id="ct94004784537328"/>.mht<text:change-end text:change-id="ct94004784537328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5394064"/>ODT<text:change-end text:change-id="ct94004785394064"/></text:p>
          </table:table-cell>
          <table:table-cell table:style-name="Taula42.B19" office:value-type="string">
            <text:p text:style-name="P293"><text:change-start text:change-id="ct94004785394640"/>.odt<text:change-end text:change-id="ct94004785394640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5507776"/>ODS<text:change-end text:change-id="ct94004785507776"/></text:p>
          </table:table-cell>
          <table:table-cell table:style-name="Taula42.B19" office:value-type="string">
            <text:p text:style-name="P293"><text:change-start text:change-id="ct94004785508240"/>.ods<text:change-end text:change-id="ct94004785508240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5509120"/>ODP<text:change-end text:change-id="ct94004785509120"/></text:p>
          </table:table-cell>
          <table:table-cell table:style-name="Taula42.B19" office:value-type="string">
            <text:p text:style-name="P293"><text:change-start text:change-id="ct94004785509584"/>.odp<text:change-end text:change-id="ct94004785509584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4483600"/>ODG<text:change-end text:change-id="ct94004784483600"/></text:p>
          </table:table-cell>
          <table:table-cell table:style-name="Taula42.B19" office:value-type="string">
            <text:p text:style-name="P293"><text:change-start text:change-id="ct94004784479232"/>.odg<text:change-end text:change-id="ct94004784479232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19" office:value-type="string">
            <text:p text:style-name="P384"><text:change-start text:change-id="ct94004784538064"/>DOCX<text:change-end text:change-id="ct94004784538064"/></text:p>
          </table:table-cell>
          <table:table-cell table:style-name="Taula42.B19" office:value-type="string">
            <text:p text:style-name="P293"><text:change-start text:change-id="ct94004785510320"/>.docx<text:change-end text:change-id="ct94004785510320"/></text:p>
          </table:table-cell>
          <table:table-cell table:style-name="Taula42.C19" office:value-type="string">
            <text:p text:style-name="P290"/>
          </table:table-cell>
        </table:table-row>
        <table:table-row>
          <table:table-cell table:style-name="Taula42.A25" office:value-type="string">
            <text:p text:style-name="P384"><text:change-start text:change-id="ct94004785511200"/>XLSX<text:change-end text:change-id="ct94004785511200"/></text:p>
          </table:table-cell>
          <table:table-cell table:style-name="Taula42.B25" office:value-type="string">
            <text:p text:style-name="P293"><text:change-start text:change-id="ct94004785511664"/>.xlsx<text:change-end text:change-id="ct94004785511664"/></text:p>
          </table:table-cell>
          <table:table-cell table:style-name="Taula42.C25" office:value-type="string">
            <text:p text:style-name="P290"/>
          </table:table-cell>
        </table:table-row>
        <table:table-row>
          <table:table-cell table:style-name="Taula42.A25" office:value-type="string">
            <text:p text:style-name="P384"><text:change-start text:change-id="ct94004785512544"/>PPTX<text:change-end text:change-id="ct94004785512544"/></text:p>
          </table:table-cell>
          <table:table-cell table:style-name="Taula42.B25" office:value-type="string">
            <text:p text:style-name="P293"><text:change-start text:change-id="ct94004785513008"/>.pptx<text:change-end text:change-id="ct94004785513008"/></text:p>
          </table:table-cell>
          <table:table-cell table:style-name="Taula42.C25" office:value-type="string">
            <text:p text:style-name="P290"/>
          </table:table-cell>
        </table:table-row>
        <table:table-row>
          <table:table-cell table:style-name="Taula42.A25" office:value-type="string">
            <text:p text:style-name="P384"><text:change-start text:change-id="ct94004785513888"/>PDF<text:change-end text:change-id="ct94004785513888"/></text:p>
          </table:table-cell>
          <table:table-cell table:style-name="Taula42.B25" office:value-type="string">
            <text:p text:style-name="P293"><text:change-start text:change-id="ct94004784469184"/>.pdf<text:change-end text:change-id="ct94004784469184"/></text:p>
          </table:table-cell>
          <table:table-cell table:style-name="Taula42.C25" office:value-type="string">
            <text:p text:style-name="P290"/>
          </table:table-cell>
        </table:table-row>
        <table:table-row>
          <table:table-cell table:style-name="Taula42.A25" office:value-type="string">
            <text:p text:style-name="P384"><text:change-start text:change-id="ct94004785514384"/>PNG<text:change-end text:change-id="ct94004785514384"/></text:p>
          </table:table-cell>
          <table:table-cell table:style-name="Taula42.B25" office:value-type="string">
            <text:p text:style-name="P293"><text:change-start text:change-id="ct94004785515168"/>.png<text:change-end text:change-id="ct94004785515168"/></text:p>
          </table:table-cell>
          <table:table-cell table:style-name="Taula42.C25" office:value-type="string">
            <text:p text:style-name="P290"/>
          </table:table-cell>
        </table:table-row>
        <table:table-row>
          <table:table-cell table:style-name="Taula42.A25" office:value-type="string">
            <text:p text:style-name="P384"><text:change-start text:change-id="ct94004785515968"/>RTF<text:change-end text:change-id="ct94004785515968"/></text:p>
          </table:table-cell>
          <table:table-cell table:style-name="Taula42.B25" office:value-type="string">
            <text:p text:style-name="P293"><text:change-start text:change-id="ct94004785516432"/>.rtf<text:change-end text:change-id="ct94004785516432"/></text:p>
          </table:table-cell>
          <table:table-cell table:style-name="Taula42.C25" office:value-type="string">
            <text:p text:style-name="P290"/>
          </table:table-cell>
        </table:table-row>
        <table:table-row>
          <table:table-cell table:style-name="Taula42.A25" office:value-type="string">
            <text:p text:style-name="P384"><text:change-start text:change-id="ct94004785517312"/>SVG<text:change-end text:change-id="ct94004785517312"/></text:p>
          </table:table-cell>
          <table:table-cell table:style-name="Taula42.B25" office:value-type="string">
            <text:p text:style-name="P293"><text:change-start text:change-id="ct94004785517776"/>.svg<text:change-end text:change-id="ct94004785517776"/></text:p>
          </table:table-cell>
          <table:table-cell table:style-name="Taula42.C25" office:value-type="string">
            <text:p text:style-name="P290"/>
          </table:table-cell>
        </table:table-row>
        <text:soft-page-break/>
        <table:table-row>
          <table:table-cell table:style-name="Taula42.A26" office:value-type="string">
            <text:p text:style-name="P384"><text:change-start text:change-id="ct94004785518656"/>TIFF<text:change-end text:change-id="ct94004785518656"/></text:p>
          </table:table-cell>
          <table:table-cell table:style-name="Taula42.B26" office:value-type="string">
            <text:p text:style-name="P293"><text:change-start text:change-id="ct94004785519120"/>.tiff<text:change-end text:change-id="ct94004785519120"/></text:p>
          </table:table-cell>
          <table:table-cell table:style-name="Taula42.C26" office:value-type="string">
            <text:p text:style-name="P290"/>
          </table:table-cell>
        </table:table-row>
        <table:table-row>
          <table:table-cell table:style-name="Taula42.A27" office:value-type="string">
            <text:p text:style-name="P384"><text:change-start text:change-id="ct94004784469920"/>TXT<text:change-end text:change-id="ct94004784469920"/></text:p>
          </table:table-cell>
          <table:table-cell table:style-name="Taula42.B27" office:value-type="string">
            <text:p text:style-name="P293"><text:change-start text:change-id="ct94004784467536"/>.txt<text:change-end text:change-id="ct94004784467536"/></text:p>
          </table:table-cell>
          <table:table-cell table:style-name="Taula42.C27" office:value-type="string">
            <text:p text:style-name="P290"/>
          </table:table-cell>
        </table:table-row>
        <table:table-row>
          <table:table-cell table:style-name="Taula42.A28" office:value-type="string">
            <text:p text:style-name="P384"><text:change-start text:change-id="ct94004785519712"/>MP3<text:change-end text:change-id="ct94004785519712"/></text:p>
          </table:table-cell>
          <table:table-cell table:style-name="Taula42.B28" office:value-type="string">
            <text:p text:style-name="P293"><text:change-start text:change-id="ct94004785520096"/>.mp3<text:change-end text:change-id="ct94004785520096"/></text:p>
          </table:table-cell>
          <table:table-cell table:style-name="Taula42.C28" office:value-type="string">
            <text:p text:style-name="P290"/>
          </table:table-cell>
        </table:table-row>
        <table:table-row>
          <table:table-cell table:style-name="Taula42.A29" office:value-type="string">
            <text:p text:style-name="P384"><text:change-start text:change-id="ct94004785520800"/>OGG<text:change-end text:change-id="ct94004785520800"/></text:p>
          </table:table-cell>
          <table:table-cell table:style-name="Taula42.B29" office:value-type="string">
            <text:p text:style-name="P293"><text:change-start text:change-id="ct94004784464432"/>.ogg<text:change-end text:change-id="ct94004784464432"/></text:p>
          </table:table-cell>
          <table:table-cell table:style-name="Taula42.C29" office:value-type="string">
            <text:p text:style-name="P290"/>
          </table:table-cell>
        </table:table-row>
        <table:table-row>
          <table:table-cell table:style-name="Taula42.A30" office:value-type="string">
            <text:p text:style-name="P384"><text:change-start text:change-id="ct94004785521216"/>OGA<text:change-end text:change-id="ct94004785521216"/></text:p>
          </table:table-cell>
          <table:table-cell table:style-name="Taula42.B30" office:value-type="string">
            <text:p text:style-name="P293"><text:change-start text:change-id="ct94004785521680"/>.oga<text:change-end text:change-id="ct94004785521680"/></text:p>
          </table:table-cell>
          <table:table-cell table:style-name="Taula42.C30" office:value-type="string">
            <text:p text:style-name="P290"/>
          </table:table-cell>
        </table:table-row>
        <table:table-row>
          <table:table-cell table:style-name="Taula42.A32" office:value-type="string">
            <text:p text:style-name="P384"><text:change-start text:change-id="ct94004785522432"/>MPEG<text:change-end text:change-id="ct94004785522432"/></text:p>
          </table:table-cell>
          <table:table-cell table:style-name="Taula42.B32" office:value-type="string">
            <text:p text:style-name="P293"><text:change-start text:change-id="ct94004785522864"/>.mpeg<text:change-end text:change-id="ct94004785522864"/></text:p>
          </table:table-cell>
          <table:table-cell table:style-name="Taula42.C32" office:value-type="string">
            <text:p text:style-name="P290"/>
          </table:table-cell>
        </table:table-row>
        <table:table-row>
          <table:table-cell table:style-name="Taula42.A32" office:value-type="string">
            <text:p text:style-name="P384"><text:change-start text:change-id="ct94004785523744"/>MP4<text:change-end text:change-id="ct94004785523744"/></text:p>
          </table:table-cell>
          <table:table-cell table:style-name="Taula42.B32" office:value-type="string">
            <text:p text:style-name="P293"><text:change-start text:change-id="ct94004785524208"/>.mp4<text:change-end text:change-id="ct94004785524208"/></text:p>
          </table:table-cell>
          <table:table-cell table:style-name="Taula42.C32" office:value-type="string">
            <text:p text:style-name="P290"/>
          </table:table-cell>
        </table:table-row>
        <table:table-row>
          <table:table-cell table:style-name="Taula42.A33" office:value-type="string">
            <text:p text:style-name="P384"><text:change-start text:change-id="ct94004785525088"/>WEBM<text:change-end text:change-id="ct94004785525088"/></text:p>
          </table:table-cell>
          <table:table-cell table:style-name="Taula42.B33" office:value-type="string">
            <text:p text:style-name="P293"><text:change-start text:change-id="ct94004785525552"/>.webm<text:change-end text:change-id="ct94004785525552"/></text:p>
          </table:table-cell>
          <table:table-cell table:style-name="Taula42.C33" office:value-type="string">
            <text:p text:style-name="P290"/>
          </table:table-cell>
        </table:table-row>
      </table:table>
      <text:p text:style-name="P167"/>
      <table:table table:name="Taula43" table:style-name="Taula43">
        <table:table-column table:style-name="Taula43.A"/>
        <table:table-row>
          <table:table-cell table:style-name="Taula43.A1" office:value-type="string">
            <text:p text:style-name="P400"><text:change-start text:change-id="ct94004784216272"/><text:span text:style-name="T93"><text:s/></text:span><text:span text:style-name="T95">E</text:span><text:span text:style-name="T93"> </text:span><text:s/><text:span text:style-name="T139">DocumentFormat</text:span><text:change-end text:change-id="ct94004784216272"/></text:p>
          </table:table-cell>
        </table:table-row>
      </table:table>
      <table:table table:name="Taula44" table:style-name="Taula44">
        <table:table-column table:style-name="Taula44.A"/>
        <table:table-column table:style-name="Taula44.B"/>
        <table:table-column table:style-name="Taula44.C"/>
        <table:table-header-rows>
          <table:table-row>
            <table:table-cell table:style-name="Taula44.A1" table:number-columns-spanned="3" office:value-type="string">
              <text:p text:style-name="P293"><text:change-start text:change-id="ct94004784350800"/>Possibles formats de document.<text:change-end text:change-id="ct94004784350800"/></text:p>
            </table:table-cell>
            <table:covered-table-cell/>
            <table:covered-table-cell/>
          </table:table-row>
        </table:table-header-rows>
        <table:table-row table:style-name="Taula44.2">
          <table:table-cell table:style-name="Taula44.A2" office:value-type="string">
            <text:p text:style-name="P380"><text:change-start text:change-id="ct94004785514144"/>Codi<text:change-end text:change-id="ct94004785514144"/></text:p>
          </table:table-cell>
          <table:table-cell table:style-name="Taula44.A2" office:value-type="string">
            <text:p text:style-name="P379"><text:change-start text:change-id="ct94004785509840"/>Valor<text:change-end text:change-id="ct94004785509840"/></text:p>
          </table:table-cell>
          <table:table-cell table:style-name="Taula44.C2" office:value-type="string">
            <text:p text:style-name="P321"><text:change-start text:change-id="ct94004785511920"/>Comentaris<text:change-end text:change-id="ct94004785511920"/></text:p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5510576"/>GML<text:change-end text:change-id="ct94004785510576"/></text:p>
          </table:table-cell>
          <table:table-cell table:style-name="Taula44.B9" office:value-type="string">
            <text:p text:style-name="P293"><text:change-start text:change-id="ct94004785508496"/>GML<text:change-end text:change-id="ct94004785508496"/></text:p>
          </table:table-cell>
          <table:table-cell table:style-name="Taula44.C3" office:value-type="string">
            <text:p text:style-name="P290"/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5502384"/>WFS<text:change-end text:change-id="ct94004785502384"/></text:p>
          </table:table-cell>
          <table:table-cell table:style-name="Taula44.B9" office:value-type="string">
            <text:p text:style-name="P293"><text:change-start text:change-id="ct94004785394288"/>WFS<text:change-end text:change-id="ct94004785394288"/></text:p>
          </table:table-cell>
          <table:table-cell table:style-name="Taula44.C3" office:value-type="string">
            <text:p text:style-name="P290"/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5519376"/>WMS<text:change-end text:change-id="ct94004785519376"/></text:p>
          </table:table-cell>
          <table:table-cell table:style-name="Taula44.B9" office:value-type="string">
            <text:p text:style-name="P293"><text:change-start text:change-id="ct94004785518000"/>WMS<text:change-end text:change-id="ct94004785518000"/></text:p>
          </table:table-cell>
          <table:table-cell table:style-name="Taula44.C3" office:value-type="string">
            <text:p text:style-name="P290"/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4453568"/>GZIP<text:change-end text:change-id="ct94004784453568"/></text:p>
          </table:table-cell>
          <table:table-cell table:style-name="Taula44.B9" office:value-type="string">
            <text:p text:style-name="P293"><text:change-start text:change-id="ct94004785516656"/>GZIP<text:change-end text:change-id="ct94004785516656"/></text:p>
          </table:table-cell>
          <table:table-cell table:style-name="Taula44.C3" office:value-type="string">
            <text:p text:style-name="P290"/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5498976"/>ZIP<text:change-end text:change-id="ct94004785498976"/></text:p>
          </table:table-cell>
          <table:table-cell table:style-name="Taula44.B9" office:value-type="string">
            <text:p text:style-name="P293"><text:change-start text:change-id="ct94004784467904"/>ZIP<text:change-end text:change-id="ct94004784467904"/></text:p>
          </table:table-cell>
          <table:table-cell table:style-name="Taula44.C3" office:value-type="string">
            <text:p text:style-name="P290"/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4470656"/>AVI<text:change-end text:change-id="ct94004784470656"/></text:p>
          </table:table-cell>
          <table:table-cell table:style-name="Taula44.B9" office:value-type="string">
            <text:p text:style-name="P293"><text:change-start text:change-id="ct94004784469552"/>AVI<text:change-end text:change-id="ct94004784469552"/></text:p>
          </table:table-cell>
          <table:table-cell table:style-name="Taula44.C3" office:value-type="string">
            <text:p text:style-name="P290"/>
          </table:table-cell>
        </table:table-row>
        <table:table-row table:style-name="Taula44.2">
          <table:table-cell table:style-name="Taula44.A9" office:value-type="string">
            <text:p text:style-name="P384"><text:change-start text:change-id="ct94004784480336"/>MP4A<text:change-end text:change-id="ct94004784480336"/></text:p>
          </table:table-cell>
          <table:table-cell table:style-name="Taula44.B9" office:value-type="string">
            <text:p text:style-name="P293"><text:change-start text:change-id="ct94004784479600"/>MP4A<text:change-end text:change-id="ct94004784479600"/></text:p>
          </table:table-cell>
          <table:table-cell table:style-name="Taula44.C3" office:value-type="string">
            <text:p text:style-name="P293"><text:change-start text:change-id="ct94004784465168"/>MPEG-4 MP4 media<text:change-end text:change-id="ct94004784465168"/></text:p>
          </table:table-cell>
        </table:table-row>
        <table:table-row>
          <table:table-cell table:style-name="Taula44.A16" office:value-type="string">
            <text:p text:style-name="P384"><text:change-start text:change-id="ct94004784467168"/>CSV<text:change-end text:change-id="ct94004784467168"/></text:p>
          </table:table-cell>
          <table:table-cell table:style-name="Taula44.B16" office:value-type="string">
            <text:p text:style-name="P390"><text:change-start text:change-id="ct94004784441792"/>CSV<text:change-end text:change-id="ct94004784441792"/></text:p>
          </table:table-cell>
          <table:table-cell table:style-name="Taula44.C16" office:value-type="string">
            <text:p text:style-name="P293"><text:change-start text:change-id="ct94004784461616"/>Comma Separated Values<text:change-end text:change-id="ct94004784461616"/></text:p>
          </table:table-cell>
        </table:table-row>
        <table:table-row>
          <table:table-cell table:style-name="Taula44.A16" office:value-type="string">
            <text:p text:style-name="P384"><text:change-start text:change-id="ct94004784351456"/>HTML<text:change-end text:change-id="ct94004784351456"/></text:p>
          </table:table-cell>
          <table:table-cell table:style-name="Taula44.B16" office:value-type="string">
            <text:p text:style-name="P293"><text:change-start text:change-id="ct94004784482864"/>HTML<text:change-end text:change-id="ct94004784482864"/></text:p>
          </table:table-cell>
          <table:table-cell table:style-name="Taula44.C16" office:value-type="string">
            <text:p text:style-name="P293"/>
          </table:table-cell>
        </table:table-row>
        <table:table-row>
          <table:table-cell table:style-name="Taula44.A16" office:value-type="string">
            <text:p text:style-name="P384"><text:change-start text:change-id="ct94004784465536"/>CSS<text:change-end text:change-id="ct94004784465536"/></text:p>
          </table:table-cell>
          <table:table-cell table:style-name="Taula44.B16" office:value-type="string">
            <text:p text:style-name="P293"><text:change-start text:change-id="ct94004784444544"/>CSS<text:change-end text:change-id="ct94004784444544"/></text:p>
          </table:table-cell>
          <table:table-cell table:style-name="Taula44.C16" office:value-type="string">
            <text:p text:style-name="P293"/>
          </table:table-cell>
        </table:table-row>
        <table:table-row>
          <table:table-cell table:style-name="Taula44.A16" office:value-type="string">
            <text:p text:style-name="P384"><text:change-start text:change-id="ct94004784435392"/>JPEG<text:change-end text:change-id="ct94004784435392"/></text:p>
          </table:table-cell>
          <table:table-cell table:style-name="Taula44.B16" office:value-type="string">
            <text:p text:style-name="P293"><text:change-start text:change-id="ct94004785500288"/>JPEG<text:change-end text:change-id="ct94004785500288"/></text:p>
          </table:table-cell>
          <table:table-cell table:style-name="Taula44.C16" office:value-type="string">
            <text:p text:style-name="P293"/>
          </table:table-cell>
        </table:table-row>
        <table:table-row>
          <table:table-cell table:style-name="Taula44.A16" office:value-type="string">
            <text:p text:style-name="P384"><text:change-start text:change-id="ct94004785539024"/>MHTML<text:change-end text:change-id="ct94004785539024"/></text:p>
          </table:table-cell>
          <table:table-cell table:style-name="Taula44.B16" office:value-type="string">
            <text:p text:style-name="P293"><text:change-start text:change-id="ct94004785539440"/>MHTML<text:change-end text:change-id="ct94004785539440"/></text:p>
          </table:table-cell>
          <table:table-cell table:style-name="Taula44.C16" office:value-type="string">
            <text:p text:style-name="P293"/>
          </table:table-cell>
        </table:table-row>
        <table:table-row>
          <table:table-cell table:style-name="Taula44.A16" office:value-type="string">
            <text:p text:style-name="P384"><text:change-start text:change-id="ct94004784433376"/>OASIS12<text:change-end text:change-id="ct94004784433376"/></text:p>
          </table:table-cell>
          <table:table-cell table:style-name="Taula44.B16" office:value-type="string">
            <text:p text:style-name="P293"><text:change-start text:change-id="ct94004784422080"/>OASIS12<text:change-end text:change-id="ct94004784422080"/></text:p>
          </table:table-cell>
          <table:table-cell table:style-name="Taula44.C16" office:value-type="string">
            <text:p text:style-name="P293"><text:change-start text:change-id="ct94004784434112"/>ISO/IEC 26300:2006 OASIS 1.2<text:change-end text:change-id="ct94004784434112"/></text:p>
          </table:table-cell>
        </table:table-row>
        <table:table-row>
          <table:table-cell table:style-name="Taula44.A16" office:value-type="string">
            <text:p text:style-name="P384"><text:change-start text:change-id="ct94004785539696"/>SOXML<text:change-end text:change-id="ct94004785539696"/></text:p>
          </table:table-cell>
          <table:table-cell table:style-name="Taula44.B16" office:value-type="string">
            <text:p text:style-name="P293"><text:change-start text:change-id="ct94004785540080"/>SOXML<text:change-end text:change-id="ct94004785540080"/></text:p>
          </table:table-cell>
          <table:table-cell table:style-name="Taula44.C16" office:value-type="string">
            <text:p text:style-name="P293"><text:change-start text:change-id="ct94004785540464"/>Strict Open XML<text:change-end text:change-id="ct94004785540464"/></text:p>
          </table:table-cell>
        </table:table-row>
        <table:table-row>
          <table:table-cell table:style-name="Taula44.A23" office:value-type="string">
            <text:p text:style-name="P384"><text:change-start text:change-id="ct94004785541088"/>PDF<text:change-end text:change-id="ct94004785541088"/></text:p>
          </table:table-cell>
          <table:table-cell table:style-name="Taula44.B23" office:value-type="string">
            <text:p text:style-name="P293"><text:change-start text:change-id="ct94004784419392"/>PDF<text:change-end text:change-id="ct94004784419392"/></text:p>
          </table:table-cell>
          <table:table-cell table:style-name="Taula44.C23" office:value-type="string">
            <text:p text:style-name="P293"/>
          </table:table-cell>
        </table:table-row>
        <table:table-row>
          <table:table-cell table:style-name="Taula44.A23" office:value-type="string">
            <text:p text:style-name="P384"><text:change-start text:change-id="ct94004784420800"/>PDFA<text:change-end text:change-id="ct94004784420800"/></text:p>
          </table:table-cell>
          <table:table-cell table:style-name="Taula44.B23" office:value-type="string">
            <text:p text:style-name="P293"><text:change-start text:change-id="ct94004784422816"/>PDFA<text:change-end text:change-id="ct94004784422816"/></text:p>
          </table:table-cell>
          <table:table-cell table:style-name="Taula44.C23" office:value-type="string">
            <text:p text:style-name="P293"><text:change-start text:change-id="ct94004785541312"/>PDF/A<text:change-end text:change-id="ct94004785541312"/></text:p>
          </table:table-cell>
        </table:table-row>
        <table:table-row>
          <table:table-cell table:style-name="Taula44.A23" office:value-type="string">
            <text:p text:style-name="P384"><text:change-start text:change-id="ct94004785542864"/>PNG<text:change-end text:change-id="ct94004785542864"/></text:p>
          </table:table-cell>
          <table:table-cell table:style-name="Taula44.B23" office:value-type="string">
            <text:p text:style-name="P293"><text:change-start text:change-id="ct94004785543440"/>PNG<text:change-end text:change-id="ct94004785543440"/></text:p>
          </table:table-cell>
          <table:table-cell table:style-name="Taula44.C23" office:value-type="string">
            <text:p text:style-name="P293"/>
          </table:table-cell>
        </table:table-row>
        <table:table-row>
          <table:table-cell table:style-name="Taula44.A23" office:value-type="string">
            <text:p text:style-name="P384"><text:change-start text:change-id="ct94004785544176"/>RTF<text:change-end text:change-id="ct94004785544176"/></text:p>
          </table:table-cell>
          <table:table-cell table:style-name="Taula44.B23" office:value-type="string">
            <text:p text:style-name="P293"><text:change-start text:change-id="ct94004785544592"/>RTF<text:change-end text:change-id="ct94004785544592"/></text:p>
          </table:table-cell>
          <table:table-cell table:style-name="Taula44.C23" office:value-type="string">
            <text:p text:style-name="P293"/>
          </table:table-cell>
        </table:table-row>
        <table:table-row>
          <table:table-cell table:style-name="Taula44.A23" office:value-type="string">
            <text:p text:style-name="P384"><text:change-start text:change-id="ct94004785545328"/>SVG<text:change-end text:change-id="ct94004785545328"/></text:p>
          </table:table-cell>
          <table:table-cell table:style-name="Taula44.B23" office:value-type="string">
            <text:p text:style-name="P293"><text:change-start text:change-id="ct94004785545792"/>SVG<text:change-end text:change-id="ct94004785545792"/></text:p>
          </table:table-cell>
          <table:table-cell table:style-name="Taula44.C23" office:value-type="string">
            <text:p text:style-name="P293"/>
          </table:table-cell>
        </table:table-row>
        <table:table-row>
          <table:table-cell table:style-name="Taula44.A23" office:value-type="string">
            <text:p text:style-name="P384"><text:change-start text:change-id="ct94004784417984"/>TIFF<text:change-end text:change-id="ct94004784417984"/></text:p>
          </table:table-cell>
          <table:table-cell table:style-name="Taula44.B23" office:value-type="string">
            <text:p text:style-name="P293"><text:change-start text:change-id="ct94004784411568"/>TIFF<text:change-end text:change-id="ct94004784411568"/></text:p>
          </table:table-cell>
          <table:table-cell table:style-name="Taula44.C23" office:value-type="string">
            <text:p text:style-name="P293"/>
          </table:table-cell>
        </table:table-row>
        <table:table-row>
          <table:table-cell table:style-name="Taula44.A23" office:value-type="string">
            <text:p text:style-name="P384"><text:change-start text:change-id="ct94004785546384"/>TXT<text:change-end text:change-id="ct94004785546384"/></text:p>
          </table:table-cell>
          <table:table-cell table:style-name="Taula44.B23" office:value-type="string">
            <text:p text:style-name="P293"><text:change-start text:change-id="ct94004785546928"/>TXT<text:change-end text:change-id="ct94004785546928"/></text:p>
          </table:table-cell>
          <table:table-cell table:style-name="Taula44.C23" office:value-type="string">
            <text:p text:style-name="P293"/>
          </table:table-cell>
        </table:table-row>
        <table:table-row>
          <table:table-cell table:style-name="Taula44.A27" office:value-type="string">
            <text:p text:style-name="P384"><text:change-start text:change-id="ct94004785547680"/>XHTML<text:change-end text:change-id="ct94004785547680"/></text:p>
          </table:table-cell>
          <table:table-cell table:style-name="Taula44.B27" office:value-type="string">
            <text:p text:style-name="P293"><text:change-start text:change-id="ct94004785548144"/>XHTML<text:change-end text:change-id="ct94004785548144"/></text:p>
          </table:table-cell>
          <table:table-cell table:style-name="Taula44.C27" office:value-type="string">
            <text:p text:style-name="P293"/>
          </table:table-cell>
        </table:table-row>
        <table:table-row>
          <table:table-cell table:style-name="Taula44.A27" office:value-type="string">
            <text:p text:style-name="P384"><text:change-start text:change-id="ct94004785549024"/>MP3<text:change-end text:change-id="ct94004785549024"/></text:p>
          </table:table-cell>
          <table:table-cell table:style-name="Taula44.B27" office:value-type="string">
            <text:p text:style-name="P293"><text:change-start text:change-id="ct94004785549488"/>MP3<text:change-end text:change-id="ct94004785549488"/></text:p>
          </table:table-cell>
          <table:table-cell table:style-name="Taula44.C27" office:value-type="string">
            <text:p text:style-name="P293"><text:change-start text:change-id="ct94004785550032"/>MP3. MPEG-1 Audio Layer 3<text:change-end text:change-id="ct94004785550032"/></text:p>
          </table:table-cell>
        </table:table-row>
        <table:table-row>
          <table:table-cell table:style-name="Taula44.A27" office:value-type="string">
            <text:p text:style-name="P384"><text:change-start text:change-id="ct94004785550752"/>OGG<text:change-end text:change-id="ct94004785550752"/></text:p>
          </table:table-cell>
          <table:table-cell table:style-name="Taula44.B27" office:value-type="string">
            <text:p text:style-name="P293"><text:change-start text:change-id="ct94004785551216"/>OGG<text:change-end text:change-id="ct94004785551216"/></text:p>
          </table:table-cell>
          <table:table-cell table:style-name="Taula44.C27" office:value-type="string">
            <text:p text:style-name="P293"><text:change-start text:change-id="ct94004784433088"/>OGG-Vorbis<text:change-end text:change-id="ct94004784433088"/></text:p>
          </table:table-cell>
        </table:table-row>
        <table:table-row>
          <table:table-cell table:style-name="Taula44.A27" office:value-type="string">
            <text:p text:style-name="P384"><text:change-start text:change-id="ct94004784410240"/>MP4V<text:change-end text:change-id="ct94004784410240"/></text:p>
          </table:table-cell>
          <table:table-cell table:style-name="Taula44.B27" office:value-type="string">
            <text:p text:style-name="P293"><text:change-start text:change-id="ct94004784409872"/>MP4V<text:change-end text:change-id="ct94004784409872"/></text:p>
          </table:table-cell>
          <table:table-cell table:style-name="Taula44.C27" office:value-type="string">
            <text:p text:style-name="P293"><text:change-start text:change-id="ct94004785551712"/>MPEG-4 MP4 vídeo<text:change-end text:change-id="ct94004785551712"/></text:p>
          </table:table-cell>
        </table:table-row>
        <table:table-row>
          <table:table-cell table:style-name="Taula44.A28" office:value-type="string">
            <text:p text:style-name="P384"><text:change-start text:change-id="ct94004785552464"/>WEBM<text:change-end text:change-id="ct94004785552464"/></text:p>
          </table:table-cell>
          <table:table-cell table:style-name="Taula44.B28" office:value-type="string">
            <text:p text:style-name="P293"><text:change-start text:change-id="ct94004785552928"/>WEBM<text:change-end text:change-id="ct94004785552928"/></text:p>
          </table:table-cell>
          <table:table-cell table:style-name="Taula44.C28" office:value-type="string">
            <text:p text:style-name="P293"><text:change-start text:change-id="ct94004785553392"/>WebM<text:change-end text:change-id="ct94004785553392"/></text:p>
          </table:table-cell>
        </table:table-row>
      </table:table>
      <text:p text:style-name="P167"/>
      <table:table table:name="Taula46" table:style-name="Taula46">
        <table:table-column table:style-name="Taula46.A"/>
        <table:table-row>
          <table:table-cell table:style-name="Taula46.A1" office:value-type="string">
            <text:p text:style-name="P401"><text:change-start text:change-id="ct94004785565488"/><text:span text:style-name="T93"><text:s/></text:span><text:span text:style-name="T95">E</text:span><text:span text:style-name="T93"> </text:span><text:s/><text:span text:style-name="T139">DocumentTipus</text:span><text:change-end text:change-id="ct94004785565488"/>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ext:soft-page-break/>
          <table:table-row>
            <table:table-cell table:style-name="Taula47.A1" table:number-columns-spanned="3" office:value-type="string">
              <text:p text:style-name="P289"><text:change-start text:change-id="ct94004785566352"/><text:span text:style-name="T142">Possibles tipus de document</text:span><text:change-end text:change-id="ct94004785566352"/><text:change-start text:change-id="ct94004785566576"/><text:span text:style-name="T142">.</text:span><text:change-end text:change-id="ct94004785566576"/>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380"><text:change-start text:change-id="ct94004785566800"/>Codi<text:change-end text:change-id="ct94004785566800"/></text:p>
          </table:table-cell>
          <table:table-cell table:style-name="Taula47.A2" office:value-type="string">
            <text:p text:style-name="P379"><text:change-start text:change-id="ct94004785567024"/>Valor<text:change-end text:change-id="ct94004785567024"/></text:p>
          </table:table-cell>
          <table:table-cell table:style-name="Taula47.C2" office:value-type="string">
            <text:p text:style-name="P321"><text:change-start text:change-id="ct94004785567248"/>Comentaris<text:change-end text:change-id="ct94004785567248"/></text:p>
          </table:table-cell>
        </table:table-row>
        <table:table-row table:style-name="Taula47.2">
          <table:table-cell table:style-name="Taula47.A3" office:value-type="string">
            <text:p text:style-name="P385"><text:change-start text:change-id="ct94004785567472"/>RESOLUCIO<text:change-end text:change-id="ct94004785567472"/></text:p>
          </table:table-cell>
          <table:table-cell table:style-name="Taula47.B3" office:value-type="string">
            <text:p text:style-name="P294"><text:change-start text:change-id="ct94004784433824"/>TD<text:change-end text:change-id="ct94004784433824"/><text:change-start text:change-id="ct94004785564944"/>01<text:change-end text:change-id="ct94004785564944"/></text:p>
          </table:table-cell>
          <table:table-cell table:style-name="Taula47.C3" office:value-type="string">
            <text:p text:style-name="P295"><text:change-start text:change-id="ct94004784406976"/>Resolución<text:change-end text:change-id="ct94004784406976"/></text:p>
          </table:table-cell>
        </table:table-row>
        <table:table-row>
          <table:table-cell table:style-name="Taula47.A13" office:value-type="string">
            <text:p text:style-name="P385"><text:change-start text:change-id="ct94004785561552"/>ACORD<text:change-end text:change-id="ct94004785561552"/></text:p>
          </table:table-cell>
          <table:table-cell table:style-name="Taula47.B13" office:value-type="string">
            <text:p text:style-name="P294"><text:change-start text:change-id="ct94004785564112"/>TD<text:change-end text:change-id="ct94004785564112"/><text:change-start text:change-id="ct94004785562736"/>02<text:change-end text:change-id="ct94004785562736"/></text:p>
          </table:table-cell>
          <table:table-cell table:style-name="Taula47.C13" office:value-type="string">
            <text:p text:style-name="P295"><text:change-start text:change-id="ct94004785564400"/>Acuerdo<text:change-end text:change-id="ct94004785564400"/></text:p>
          </table:table-cell>
        </table:table-row>
        <table:table-row>
          <table:table-cell table:style-name="Taula47.A13" office:value-type="string">
            <text:p text:style-name="P385"><text:change-start text:change-id="ct94004785563056"/>CONTRACTE<text:change-end text:change-id="ct94004785563056"/></text:p>
          </table:table-cell>
          <table:table-cell table:style-name="Taula47.B13" office:value-type="string">
            <text:p text:style-name="P294"><text:change-start text:change-id="ct94004784405504"/>TD<text:change-end text:change-id="ct94004784405504"/><text:change-start text:change-id="ct94004785563440"/>03<text:change-end text:change-id="ct94004785563440"/></text:p>
          </table:table-cell>
          <table:table-cell table:style-name="Taula47.C13" office:value-type="string">
            <text:p text:style-name="P295"><text:change-start text:change-id="ct94004784393552"/>Contrato<text:change-end text:change-id="ct94004784393552"/></text:p>
          </table:table-cell>
        </table:table-row>
        <table:table-row>
          <table:table-cell table:style-name="Taula47.A13" office:value-type="string">
            <text:p text:style-name="P385"><text:change-start text:change-id="ct94004784384960"/>CONVENI<text:change-end text:change-id="ct94004784384960"/></text:p>
          </table:table-cell>
          <table:table-cell table:style-name="Taula47.B13" office:value-type="string">
            <text:p text:style-name="P294"><text:change-start text:change-id="ct94004784393120"/>TD<text:change-end text:change-id="ct94004784393120"/><text:change-start text:change-id="ct94004784384224"/>04<text:change-end text:change-id="ct94004784384224"/></text:p>
          </table:table-cell>
          <table:table-cell table:style-name="Taula47.C13" office:value-type="string">
            <text:p text:style-name="P295"><text:change-start text:change-id="ct94004784383856"/>Convenio<text:change-end text:change-id="ct94004784383856"/></text:p>
          </table:table-cell>
        </table:table-row>
        <table:table-row>
          <table:table-cell table:style-name="Taula47.A13" office:value-type="string">
            <text:p text:style-name="P385"><text:change-start text:change-id="ct94004785565168"/>DECLARACIO<text:change-end text:change-id="ct94004785565168"/></text:p>
          </table:table-cell>
          <table:table-cell table:style-name="Taula47.B13" office:value-type="string">
            <text:p text:style-name="P294"><text:change-start text:change-id="ct94004785564624"/>TD<text:change-end text:change-id="ct94004785564624"/><text:change-start text:change-id="ct94004785563664"/>05<text:change-end text:change-id="ct94004785563664"/></text:p>
          </table:table-cell>
          <table:table-cell table:style-name="Taula47.C13" office:value-type="string">
            <text:p text:style-name="P295"><text:change-start text:change-id="ct94004785567696"/>Declaración<text:change-end text:change-id="ct94004785567696"/></text:p>
          </table:table-cell>
        </table:table-row>
        <table:table-row>
          <table:table-cell table:style-name="Taula47.A13" office:value-type="string">
            <text:p text:style-name="P385"><text:change-start text:change-id="ct94004785568320"/>COMUNICACIO<text:change-end text:change-id="ct94004785568320"/></text:p>
          </table:table-cell>
          <table:table-cell table:style-name="Taula47.B13" office:value-type="string">
            <text:p text:style-name="P294"><text:change-start text:change-id="ct94004785568704"/>TD<text:change-end text:change-id="ct94004785568704"/><text:change-start text:change-id="ct94004785569008"/>06<text:change-end text:change-id="ct94004785569008"/></text:p>
          </table:table-cell>
          <table:table-cell table:style-name="Taula47.C13" office:value-type="string">
            <text:p text:style-name="P295"><text:change-start text:change-id="ct94004785569392"/>Comunicación<text:change-end text:change-id="ct94004785569392"/></text:p>
          </table:table-cell>
        </table:table-row>
        <table:table-row>
          <table:table-cell table:style-name="Taula47.A13" office:value-type="string">
            <text:p text:style-name="P385"><text:change-start text:change-id="ct94004785569936"/>NOTIFICACIO<text:change-end text:change-id="ct94004785569936"/></text:p>
          </table:table-cell>
          <table:table-cell table:style-name="Taula47.B13" office:value-type="string">
            <text:p text:style-name="P294"><text:change-start text:change-id="ct94004785570320"/>TD<text:change-end text:change-id="ct94004785570320"/><text:change-start text:change-id="ct94004785571776"/>07<text:change-end text:change-id="ct94004785571776"/></text:p>
          </table:table-cell>
          <table:table-cell table:style-name="Taula47.C13" office:value-type="string">
            <text:p text:style-name="P295"><text:change-start text:change-id="ct94004785572160"/>Notificación<text:change-end text:change-id="ct94004785572160"/></text:p>
          </table:table-cell>
        </table:table-row>
        <table:table-row>
          <table:table-cell table:style-name="Taula47.A13" office:value-type="string">
            <text:p text:style-name="P385"><text:change-start text:change-id="ct94004785572784"/>PUBLICACIO<text:change-end text:change-id="ct94004785572784"/></text:p>
          </table:table-cell>
          <table:table-cell table:style-name="Taula47.B13" office:value-type="string">
            <text:p text:style-name="P294"><text:change-start text:change-id="ct94004784405952"/>TD08<text:change-end text:change-id="ct94004784405952"/></text:p>
          </table:table-cell>
          <table:table-cell table:style-name="Taula47.C13" office:value-type="string">
            <text:p text:style-name="P295"><text:change-start text:change-id="ct94004784378784"/>Publicación<text:change-end text:change-id="ct94004784378784"/></text:p>
          </table:table-cell>
        </table:table-row>
        <table:table-row>
          <table:table-cell table:style-name="Taula47.A13" office:value-type="string">
            <text:p text:style-name="P385"><text:change-start text:change-id="ct94004784378048"/>JUSTIFICANT_RECEPCIO<text:change-end text:change-id="ct94004784378048"/></text:p>
          </table:table-cell>
          <table:table-cell table:style-name="Taula47.B13" office:value-type="string">
            <text:p text:style-name="P294"><text:change-start text:change-id="ct94004784378416"/>TD<text:change-end text:change-id="ct94004784378416"/><text:change-start text:change-id="ct94004784361760"/>09<text:change-end text:change-id="ct94004784361760"/></text:p>
          </table:table-cell>
          <table:table-cell table:style-name="Taula47.C13" office:value-type="string">
            <text:p text:style-name="P295"><text:change-start text:change-id="ct94004784383488"/>Acuse de recibo<text:change-end text:change-id="ct94004784383488"/></text:p>
          </table:table-cell>
        </table:table-row>
        <table:table-row>
          <table:table-cell table:style-name="Taula47.A13" office:value-type="string">
            <text:p text:style-name="P385"><text:change-start text:change-id="ct94004784370960"/>ACTA<text:change-end text:change-id="ct94004784370960"/></text:p>
          </table:table-cell>
          <table:table-cell table:style-name="Taula47.B13" office:value-type="string">
            <text:p text:style-name="P294"><text:change-start text:change-id="ct94004784370224"/>TD<text:change-end text:change-id="ct94004784370224"/><text:change-start text:change-id="ct94004784369856"/>10<text:change-end text:change-id="ct94004784369856"/></text:p>
          </table:table-cell>
          <table:table-cell table:style-name="Taula47.C13" office:value-type="string">
            <text:p text:style-name="P295"><text:change-start text:change-id="ct94004784373328"/>Acta<text:change-end text:change-id="ct94004784373328"/></text:p>
          </table:table-cell>
        </table:table-row>
        <table:table-row>
          <table:table-cell table:style-name="Taula47.A13" office:value-type="string">
            <text:p text:style-name="P385"><text:change-start text:change-id="ct94004784372960"/>CERTIFICAT<text:change-end text:change-id="ct94004784372960"/></text:p>
          </table:table-cell>
          <table:table-cell table:style-name="Taula47.B13" office:value-type="string">
            <text:p text:style-name="P294"><text:change-start text:change-id="ct94004784372592"/>TD<text:change-end text:change-id="ct94004784372592"/><text:change-start text:change-id="ct94004784379520"/>11<text:change-end text:change-id="ct94004784379520"/></text:p>
          </table:table-cell>
          <table:table-cell table:style-name="Taula47.C13" office:value-type="string">
            <text:p text:style-name="P295"><text:change-start text:change-id="ct94004785581024"/>Certificat<text:change-end text:change-id="ct94004785581024"/></text:p>
          </table:table-cell>
        </table:table-row>
        <table:table-row>
          <table:table-cell table:style-name="Taula47.A21" office:value-type="string">
            <text:p text:style-name="P385"><text:change-start text:change-id="ct94004785581568"/>DILIGENCIA<text:change-end text:change-id="ct94004785581568"/></text:p>
          </table:table-cell>
          <table:table-cell table:style-name="Taula47.B21" office:value-type="string">
            <text:p text:style-name="P294"><text:change-start text:change-id="ct94004785581952"/>TD<text:change-end text:change-id="ct94004785581952"/><text:change-start text:change-id="ct94004785582256"/>12<text:change-end text:change-id="ct94004785582256"/></text:p>
          </table:table-cell>
          <table:table-cell table:style-name="Taula47.C21" office:value-type="string">
            <text:p text:style-name="P295"><text:change-start text:change-id="ct94004785582672"/>Diligència<text:change-end text:change-id="ct94004785582672"/></text:p>
          </table:table-cell>
        </table:table-row>
        <table:table-row>
          <table:table-cell table:style-name="Taula47.A21" office:value-type="string">
            <text:p text:style-name="P385"><text:change-start text:change-id="ct94004784360064"/>INFORME<text:change-end text:change-id="ct94004784360064"/></text:p>
          </table:table-cell>
          <table:table-cell table:style-name="Taula47.B21" office:value-type="string">
            <text:p text:style-name="P294"><text:change-start text:change-id="ct94004784358960"/>TD<text:change-end text:change-id="ct94004784358960"/><text:change-start text:change-id="ct94004784362064"/>13<text:change-end text:change-id="ct94004784362064"/></text:p>
          </table:table-cell>
          <table:table-cell table:style-name="Taula47.C21" office:value-type="string">
            <text:p text:style-name="P295"><text:change-start text:change-id="ct94004784358592"/>Informe<text:change-end text:change-id="ct94004784358592"/></text:p>
          </table:table-cell>
        </table:table-row>
        <table:table-row>
          <table:table-cell table:style-name="Taula47.A21" office:value-type="string">
            <text:p text:style-name="P385"><text:change-start text:change-id="ct94004784353696"/>SOLICITUD<text:change-end text:change-id="ct94004784353696"/></text:p>
          </table:table-cell>
          <table:table-cell table:style-name="Taula47.B21" office:value-type="string">
            <text:p text:style-name="P294"><text:change-start text:change-id="ct94004784352960"/>TD<text:change-end text:change-id="ct94004784352960"/><text:change-start text:change-id="ct94004784359328"/>14<text:change-end text:change-id="ct94004784359328"/></text:p>
          </table:table-cell>
          <table:table-cell table:style-name="Taula47.C21" office:value-type="string">
            <text:p text:style-name="P295"><text:change-start text:change-id="ct94004784357312"/>Solicitud<text:change-end text:change-id="ct94004784357312"/></text:p>
          </table:table-cell>
        </table:table-row>
        <table:table-row>
          <table:table-cell table:style-name="Taula47.A21" office:value-type="string">
            <text:p text:style-name="P385"><text:change-start text:change-id="ct94004784356944"/>DENUNCIA<text:change-end text:change-id="ct94004784356944"/></text:p>
          </table:table-cell>
          <table:table-cell table:style-name="Taula47.B21" office:value-type="string">
            <text:p text:style-name="P294"><text:change-start text:change-id="ct94004785582896"/>TD<text:change-end text:change-id="ct94004785582896"/><text:change-start text:change-id="ct94004785583200"/>15<text:change-end text:change-id="ct94004785583200"/></text:p>
          </table:table-cell>
          <table:table-cell table:style-name="Taula47.C21" office:value-type="string">
            <text:p text:style-name="P295"><text:change-start text:change-id="ct94004785583584"/>Denuncia<text:change-end text:change-id="ct94004785583584"/></text:p>
          </table:table-cell>
        </table:table-row>
        <table:table-row>
          <table:table-cell table:style-name="Taula47.A21" office:value-type="string">
            <text:p text:style-name="P385"><text:change-start text:change-id="ct94004785584208"/>ALEGACIO<text:change-end text:change-id="ct94004785584208"/></text:p>
          </table:table-cell>
          <table:table-cell table:style-name="Taula47.B21" office:value-type="string">
            <text:p text:style-name="P294"><text:change-start text:change-id="ct94004785584592"/>TD<text:change-end text:change-id="ct94004785584592"/><text:change-start text:change-id="ct94004785584896"/>16<text:change-end text:change-id="ct94004785584896"/></text:p>
          </table:table-cell>
          <table:table-cell table:style-name="Taula47.C21" office:value-type="string">
            <text:p text:style-name="P295"><text:change-start text:change-id="ct94004785585280"/>Alegación<text:change-end text:change-id="ct94004785585280"/></text:p>
          </table:table-cell>
        </table:table-row>
        <table:table-row>
          <table:table-cell table:style-name="Taula47.A21" office:value-type="string">
            <text:p text:style-name="P385"><text:change-start text:change-id="ct94004785585904"/>RECURS<text:change-end text:change-id="ct94004785585904"/></text:p>
          </table:table-cell>
          <table:table-cell table:style-name="Taula47.B21" office:value-type="string">
            <text:p text:style-name="P294"><text:change-start text:change-id="ct94004785586320"/>TD<text:change-end text:change-id="ct94004785586320"/><text:change-start text:change-id="ct94004785586624"/>17<text:change-end text:change-id="ct94004785586624"/></text:p>
          </table:table-cell>
          <table:table-cell table:style-name="Taula47.C21" office:value-type="string">
            <text:p text:style-name="P295"><text:change-start text:change-id="ct94004784356576"/>Recurso<text:change-end text:change-id="ct94004784356576"/></text:p>
          </table:table-cell>
        </table:table-row>
        <table:table-row>
          <table:table-cell table:style-name="Taula47.A21" office:value-type="string">
            <text:p text:style-name="P385"><text:change-start text:change-id="ct94004784353328"/>COMUNICACIO_CIUTADA<text:change-end text:change-id="ct94004784353328"/></text:p>
          </table:table-cell>
          <table:table-cell table:style-name="Taula47.B21" office:value-type="string">
            <text:p text:style-name="P294"><text:change-start text:change-id="ct94004784359696"/>TD<text:change-end text:change-id="ct94004784359696"/><text:change-start text:change-id="ct94004784335808"/>18<text:change-end text:change-id="ct94004784335808"/></text:p>
          </table:table-cell>
          <table:table-cell table:style-name="Taula47.C21" office:value-type="string">
            <text:p text:style-name="P295"><text:change-start text:change-id="ct94004784335072"/>Comunicación ciudadano<text:change-end text:change-id="ct94004784335072"/></text:p>
          </table:table-cell>
        </table:table-row>
        <table:table-row>
          <table:table-cell table:style-name="Taula47.A21" office:value-type="string">
            <text:p text:style-name="P385"><text:change-start text:change-id="ct94004784334704"/>FACTURA<text:change-end text:change-id="ct94004784334704"/></text:p>
          </table:table-cell>
          <table:table-cell table:style-name="Taula47.B21" office:value-type="string">
            <text:p text:style-name="P294"><text:change-start text:change-id="ct94004784343312"/>TD<text:change-end text:change-id="ct94004784343312"/><text:change-start text:change-id="ct94004784342944"/>19<text:change-end text:change-id="ct94004784342944"/></text:p>
          </table:table-cell>
          <table:table-cell table:style-name="Taula47.C21" office:value-type="string">
            <text:p text:style-name="P295"><text:change-start text:change-id="ct94004784346560"/>Factura<text:change-end text:change-id="ct94004784346560"/></text:p>
          </table:table-cell>
        </table:table-row>
        <table:table-row>
          <table:table-cell table:style-name="Taula47.A22" office:value-type="string">
            <text:p text:style-name="P385"><text:change-start text:change-id="ct94004784346192"/>ALTRES_INCAUTATS<text:change-end text:change-id="ct94004784346192"/></text:p>
          </table:table-cell>
          <table:table-cell table:style-name="Taula47.B22" office:value-type="string">
            <text:p text:style-name="P294"><text:change-start text:change-id="ct94004784360960"/>TD<text:change-end text:change-id="ct94004784360960"/><text:change-start text:change-id="ct94004785586880"/>20<text:change-end text:change-id="ct94004785586880"/></text:p>
          </table:table-cell>
          <table:table-cell table:style-name="Taula47.C22" office:value-type="string">
            <text:p text:style-name="P295"><text:change-start text:change-id="ct94004784411216"/>Otros incautados<text:change-end text:change-id="ct94004784411216"/></text:p>
          </table:table-cell>
        </table:table-row>
        <table:table-row>
          <table:table-cell table:style-name="Taula47.A23" office:value-type="string">
            <text:p text:style-name="P385"><text:change-start text:change-id="ct94004784331456"/>ALTRES<text:change-end text:change-id="ct94004784331456"/></text:p>
          </table:table-cell>
          <table:table-cell table:style-name="Taula47.B23" office:value-type="string">
            <text:p text:style-name="P294"><text:change-start text:change-id="ct94004784331824"/>TD99<text:change-end text:change-id="ct94004784331824"/></text:p>
          </table:table-cell>
          <table:table-cell table:style-name="Taula47.C23" office:value-type="string">
            <text:p text:style-name="P295"><text:change-start text:change-id="ct94004784329440"/>Otros<text:change-end text:change-id="ct94004784329440"/></text:p>
          </table:table-cell>
        </table:table-row>
      </table:table>
      <text:p text:style-name="P168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402"><text:change-start text:change-id="ct94004785593552"/><text:span text:style-name="T93"><text:s/></text:span><text:span text:style-name="T95">E</text:span><text:span text:style-name="T93"> </text:span><text:s/><text:span text:style-name="T139">ExpedientEstat</text:span><text:change-end text:change-id="ct94004785593552"/>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296"><text:change-start text:change-id="ct94004785594560"/>Possibles estats d'un expedient.<text:change-end text:change-id="ct94004785594560"/>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382"><text:change-start text:change-id="ct94004785594784"/>Codi<text:change-end text:change-id="ct94004785594784"/></text:p>
          </table:table-cell>
          <table:table-cell table:style-name="Taula49.A2" office:value-type="string">
            <text:p text:style-name="P381"><text:change-start text:change-id="ct94004785595008"/>Valor<text:change-end text:change-id="ct94004785595008"/></text:p>
          </table:table-cell>
          <table:table-cell table:style-name="Taula49.C2" office:value-type="string">
            <text:p text:style-name="P322"><text:change-start text:change-id="ct94004785595232"/>Comentaris<text:change-end text:change-id="ct94004785595232"/></text:p>
          </table:table-cell>
        </table:table-row>
        <table:table-row table:style-name="Taula49.2">
          <table:table-cell table:style-name="Taula49.A3" office:value-type="string">
            <text:p text:style-name="P386"><text:change-start text:change-id="ct94004785595456"/>OBERT<text:change-end text:change-id="ct94004785595456"/></text:p>
          </table:table-cell>
          <table:table-cell table:style-name="Taula49.B3" office:value-type="string">
            <text:p text:style-name="P296"><text:change-start text:change-id="ct94004785595680"/>E01<text:change-end text:change-id="ct94004785595680"/></text:p>
          </table:table-cell>
          <table:table-cell table:style-name="Taula49.C3" office:value-type="string">
            <text:p text:style-name="P296"><text:change-start text:change-id="ct94004785595904"/>Abierto<text:change-end text:change-id="ct94004785595904"/></text:p>
          </table:table-cell>
        </table:table-row>
        <table:table-row>
          <table:table-cell table:style-name="Taula49.A4" office:value-type="string">
            <text:p text:style-name="P386"><text:change-start text:change-id="ct94004785596128"/>TANCAT<text:change-end text:change-id="ct94004785596128"/></text:p>
          </table:table-cell>
          <table:table-cell table:style-name="Taula49.B4" office:value-type="string">
            <text:p text:style-name="P296"><text:change-start text:change-id="ct94004784384672"/>E02<text:change-end text:change-id="ct94004784384672"/></text:p>
          </table:table-cell>
          <table:table-cell table:style-name="Taula49.C4" office:value-type="string">
            <text:p text:style-name="P296"><text:change-start text:change-id="ct94004784361408"/>Cerrado<text:change-end text:change-id="ct94004784361408"/></text:p>
          </table:table-cell>
        </table:table-row>
        <table:table-row>
          <table:table-cell table:style-name="Taula49.A5" office:value-type="string">
            <text:p text:style-name="P386"><text:change-start text:change-id="ct94004784372304"/>INDEX_REMISSIO<text:change-end text:change-id="ct94004784372304"/></text:p>
          </table:table-cell>
          <table:table-cell table:style-name="Taula49.B5" office:value-type="string">
            <text:p text:style-name="P296"><text:change-start text:change-id="ct94004784409584"/>E03<text:change-end text:change-id="ct94004784409584"/></text:p>
          </table:table-cell>
          <table:table-cell table:style-name="Taula49.C5" office:value-type="string">
            <text:p text:style-name="P296"><text:change-start text:change-id="ct94004785591120"/>Índice para remisión cerrado<text:change-end text:change-id="ct94004785591120"/></text:p>
          </table:table-cell>
        </table:table-row>
      </table:table>
      <text:p text:style-name="P168"/>
      <table:table table:name="Taula50" table:style-name="Taula50">
        <table:table-column table:style-name="Taula50.A"/>
        <table:table-row>
          <table:table-cell table:style-name="Taula50.A1" office:value-type="string">
            <text:p text:style-name="P402"><text:change-start text:change-id="ct94004785591536"/><text:span text:style-name="T93"><text:s/></text:span><text:span text:style-name="T95">E</text:span><text:span text:style-name="T93"> </text:span><text:s/><text:span text:style-name="T139">FirmaPerfil</text:span><text:change-end text:change-id="ct94004785591536"/>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>
            <table:table-cell table:style-name="Taula51.A1" table:number-columns-spanned="3" office:value-type="string">
              <text:p text:style-name="P297"><text:change-start text:change-id="ct94004785592144"/>Possibles perfils de firma.<text:change-end text:change-id="ct94004785592144"/>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382"><text:change-start text:change-id="ct94004785589552"/>Codi<text:change-end text:change-id="ct94004785589552"/></text:p>
          </table:table-cell>
          <table:table-cell table:style-name="Taula51.A2" office:value-type="string">
            <text:p text:style-name="P381"><text:change-start text:change-id="ct94004785597392"/>Valor<text:change-end text:change-id="ct94004785597392"/></text:p>
          </table:table-cell>
          <table:table-cell table:style-name="Taula51.C2" office:value-type="string">
            <text:p text:style-name="P322"><text:change-start text:change-id="ct94004785597616"/>Comentaris<text:change-end text:change-id="ct94004785597616"/></text:p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5598240"/>BES<text:change-end text:change-id="ct94004785598240"/></text:p>
          </table:table-cell>
          <table:table-cell table:style-name="Taula51.B9" office:value-type="string">
            <text:p text:style-name="P297"><text:change-start text:change-id="ct94004785598624"/>BES<text:change-end text:change-id="ct94004785598624"/></text:p>
          </table:table-cell>
          <table:table-cell table:style-name="Taula51.C3" office:value-type="string">
            <text:p text:style-name="P291"/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5589776"/>EPES<text:change-end text:change-id="ct94004785589776"/></text:p>
          </table:table-cell>
          <table:table-cell table:style-name="Taula51.B9" office:value-type="string">
            <text:p text:style-name="P297"><text:change-start text:change-id="ct94004785598848"/>EPES<text:change-end text:change-id="ct94004785598848"/></text:p>
          </table:table-cell>
          <table:table-cell table:style-name="Taula51.C3" office:value-type="string">
            <text:p text:style-name="P291"/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5599632"/>LTV<text:change-end text:change-id="ct94004785599632"/></text:p>
          </table:table-cell>
          <table:table-cell table:style-name="Taula51.B9" office:value-type="string">
            <text:p text:style-name="P297"><text:change-start text:change-id="ct94004785600016"/>LTV<text:change-end text:change-id="ct94004785600016"/></text:p>
          </table:table-cell>
          <table:table-cell table:style-name="Taula51.C3" office:value-type="string">
            <text:p text:style-name="P291"/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5600720"/>T<text:change-end text:change-id="ct94004785600720"/></text:p>
          </table:table-cell>
          <table:table-cell table:style-name="Taula51.B9" office:value-type="string">
            <text:p text:style-name="P297"><text:change-start text:change-id="ct94004785601104"/>T<text:change-end text:change-id="ct94004785601104"/></text:p>
          </table:table-cell>
          <table:table-cell table:style-name="Taula51.C3" office:value-type="string">
            <text:p text:style-name="P291"/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5601808"/>C<text:change-end text:change-id="ct94004785601808"/></text:p>
          </table:table-cell>
          <table:table-cell table:style-name="Taula51.B9" office:value-type="string">
            <text:p text:style-name="P297"><text:change-start text:change-id="ct94004785602192"/>C<text:change-end text:change-id="ct94004785602192"/></text:p>
          </table:table-cell>
          <table:table-cell table:style-name="Taula51.C3" office:value-type="string">
            <text:p text:style-name="P291"/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5602896"/>X<text:change-end text:change-id="ct94004785602896"/></text:p>
          </table:table-cell>
          <table:table-cell table:style-name="Taula51.B9" office:value-type="string">
            <text:p text:style-name="P297"><text:change-start text:change-id="ct94004785603280"/>X<text:change-end text:change-id="ct94004785603280"/></text:p>
          </table:table-cell>
          <table:table-cell table:style-name="Taula51.C3" office:value-type="string">
            <text:p text:style-name="P291"/>
          </table:table-cell>
        </table:table-row>
        <table:table-row table:style-name="Taula51.2">
          <table:table-cell table:style-name="Taula51.A9" office:value-type="string">
            <text:p text:style-name="P387"><text:change-start text:change-id="ct94004784279680"/>XL<text:change-end text:change-id="ct94004784279680"/></text:p>
          </table:table-cell>
          <table:table-cell table:style-name="Taula51.B9" office:value-type="string">
            <text:p text:style-name="P297"><text:change-start text:change-id="ct94004784258464"/>XL<text:change-end text:change-id="ct94004784258464"/></text:p>
          </table:table-cell>
          <table:table-cell table:style-name="Taula51.C3" office:value-type="string">
            <text:p text:style-name="P291"/>
          </table:table-cell>
        </table:table-row>
        <table:table-row>
          <table:table-cell table:style-name="Taula51.A10" office:value-type="string">
            <text:p text:style-name="P387"><text:change-start text:change-id="ct94004784258096"/>A<text:change-end text:change-id="ct94004784258096"/></text:p>
          </table:table-cell>
          <table:table-cell table:style-name="Taula51.B10" office:value-type="string">
            <text:p text:style-name="P297"><text:change-start text:change-id="ct94004784257728"/>A<text:change-end text:change-id="ct94004784257728"/></text:p>
          </table:table-cell>
          <table:table-cell table:style-name="Taula51.C10" office:value-type="string">
            <text:p text:style-name="P291"/>
          </table:table-cell>
        </table:table-row>
      </table:table>
      <text:p text:style-name="P168"><text:soft-page-break/></text:p>
      <table:table table:name="Taula52" table:style-name="Taula52">
        <table:table-column table:style-name="Taula52.A"/>
        <table:table-row>
          <table:table-cell table:style-name="Taula52.A1" office:value-type="string">
            <text:p text:style-name="P402"><text:change-start text:change-id="ct94004785066496"/><text:span text:style-name="T93"><text:s/></text:span><text:span text:style-name="T95">E</text:span><text:span text:style-name="T93"> </text:span><text:s/><text:span text:style-name="T139">FirmaTipus</text:span><text:change-end text:change-id="ct94004785066496"/>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>
            <table:table-cell table:style-name="Taula53.A1" table:number-columns-spanned="3" office:value-type="string">
              <text:p text:style-name="P297"><text:change-start text:change-id="ct94004785068208"/>Possibles tipus de firma.<text:change-end text:change-id="ct94004785068208"/>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382"><text:change-start text:change-id="ct94004785068432"/>Codi<text:change-end text:change-id="ct94004785068432"/></text:p>
          </table:table-cell>
          <table:table-cell table:style-name="Taula53.A2" office:value-type="string">
            <text:p text:style-name="P381"><text:change-start text:change-id="ct94004785068656"/>Valor<text:change-end text:change-id="ct94004785068656"/></text:p>
          </table:table-cell>
          <table:table-cell table:style-name="Taula53.C2" office:value-type="string">
            <text:p text:style-name="P322"><text:change-start text:change-id="ct94004785068880"/>Comentaris<text:change-end text:change-id="ct94004785068880"/></text:p>
          </table:table-cell>
        </table:table-row>
        <table:table-row table:style-name="Taula53.2">
          <table:table-cell table:style-name="Taula53.A3" office:value-type="string">
            <text:p text:style-name="P387"><text:change-start text:change-id="ct94004785069424"/>CSV<text:change-end text:change-id="ct94004785069424"/></text:p>
          </table:table-cell>
          <table:table-cell table:style-name="Taula53.B3" office:value-type="string">
            <text:p text:style-name="P297"><text:change-start text:change-id="ct94004785065568"/>TF01<text:change-end text:change-id="ct94004785065568"/></text:p>
          </table:table-cell>
          <table:table-cell table:style-name="Taula53.C3" office:value-type="string">
            <text:p text:style-name="P297"><text:change-start text:change-id="ct94004784275312"/>Código seguro de verificación<text:change-end text:change-id="ct94004784275312"/></text:p>
          </table:table-cell>
        </table:table-row>
        <table:table-row>
          <table:table-cell table:style-name="Taula53.A8" office:value-type="string">
            <text:p text:style-name="P387"><text:change-start text:change-id="ct94004784276416"/>XADES_DET<text:change-end text:change-id="ct94004784276416"/></text:p>
          </table:table-cell>
          <table:table-cell table:style-name="Taula53.B8" office:value-type="string">
            <text:p text:style-name="P297"><text:change-start text:change-id="ct94004785066048"/>TF02<text:change-end text:change-id="ct94004785066048"/></text:p>
          </table:table-cell>
          <table:table-cell table:style-name="Taula53.C8" office:value-type="string">
            <text:p text:style-name="P297"><text:change-start text:change-id="ct94004785069648"/>XAdES internally detached signature<text:change-end text:change-id="ct94004785069648"/></text:p>
          </table:table-cell>
        </table:table-row>
        <table:table-row>
          <table:table-cell table:style-name="Taula53.A8" office:value-type="string">
            <text:p text:style-name="P387"><text:change-start text:change-id="ct94004785070272"/>XADES_ENV<text:change-end text:change-id="ct94004785070272"/></text:p>
          </table:table-cell>
          <table:table-cell table:style-name="Taula53.B8" office:value-type="string">
            <text:p text:style-name="P297"><text:change-start text:change-id="ct94004785070656"/>TF03<text:change-end text:change-id="ct94004785070656"/></text:p>
          </table:table-cell>
          <table:table-cell table:style-name="Taula53.C8" office:value-type="string">
            <text:p text:style-name="P297"><text:change-start text:change-id="ct94004785070880"/>XAdES enveloped signature<text:change-end text:change-id="ct94004785070880"/></text:p>
          </table:table-cell>
        </table:table-row>
        <table:table-row>
          <table:table-cell table:style-name="Taula53.A8" office:value-type="string">
            <text:p text:style-name="P387"><text:change-start text:change-id="ct94004785071664"/>CADES_DET<text:change-end text:change-id="ct94004785071664"/></text:p>
          </table:table-cell>
          <table:table-cell table:style-name="Taula53.B8" office:value-type="string">
            <text:p text:style-name="P297"><text:change-start text:change-id="ct94004785072048"/>TF04<text:change-end text:change-id="ct94004785072048"/></text:p>
          </table:table-cell>
          <table:table-cell table:style-name="Taula53.C8" office:value-type="string">
            <text:p text:style-name="P297"><text:change-start text:change-id="ct94004785072432"/>CAdES detached/explicit signature<text:change-end text:change-id="ct94004785072432"/></text:p>
          </table:table-cell>
        </table:table-row>
        <table:table-row>
          <table:table-cell table:style-name="Taula53.A8" office:value-type="string">
            <text:p text:style-name="P387"><text:change-start text:change-id="ct94004785073056"/>CADES_ATT<text:change-end text:change-id="ct94004785073056"/></text:p>
          </table:table-cell>
          <table:table-cell table:style-name="Taula53.B8" office:value-type="string">
            <text:p text:style-name="P297"><text:change-start text:change-id="ct94004785073440"/>TF05<text:change-end text:change-id="ct94004785073440"/></text:p>
          </table:table-cell>
          <table:table-cell table:style-name="Taula53.C8" office:value-type="string">
            <text:p text:style-name="P297"><text:change-start text:change-id="ct94004785073824"/>CAdES attached/implicit signature<text:change-end text:change-id="ct94004785073824"/></text:p>
          </table:table-cell>
        </table:table-row>
        <table:table-row>
          <table:table-cell table:style-name="Taula53.A8" office:value-type="string">
            <text:p text:style-name="P387"><text:change-start text:change-id="ct94004785074048"/>PADES<text:change-end text:change-id="ct94004785074048"/></text:p>
          </table:table-cell>
          <table:table-cell table:style-name="Taula53.B8" office:value-type="string">
            <text:p text:style-name="P297"><text:change-start text:change-id="ct94004785074832"/>TF06<text:change-end text:change-id="ct94004785074832"/></text:p>
          </table:table-cell>
          <table:table-cell table:style-name="Taula53.C8" office:value-type="string">
            <text:p text:style-name="P297"><text:change-start text:change-id="ct94004785075216"/>PAdES<text:change-end text:change-id="ct94004785075216"/></text:p>
          </table:table-cell>
        </table:table-row>
        <table:table-row>
          <table:table-cell table:style-name="Taula53.A10" office:value-type="string">
            <text:p text:style-name="P387"><text:change-start text:change-id="ct94004785075760"/>SMIME<text:change-end text:change-id="ct94004785075760"/></text:p>
          </table:table-cell>
          <table:table-cell table:style-name="Taula53.B10" office:value-type="string">
            <text:p text:style-name="P297"><text:change-start text:change-id="ct94004785076144"/>TF07<text:change-end text:change-id="ct94004785076144"/></text:p>
          </table:table-cell>
          <table:table-cell table:style-name="Taula53.C10" office:value-type="string">
            <text:p text:style-name="P291"/>
          </table:table-cell>
        </table:table-row>
        <table:table-row>
          <table:table-cell table:style-name="Taula53.A10" office:value-type="string">
            <text:p text:style-name="P387"><text:change-start text:change-id="ct94004784232560"/>ODT<text:change-end text:change-id="ct94004784232560"/></text:p>
          </table:table-cell>
          <table:table-cell table:style-name="Taula53.B10" office:value-type="string">
            <text:p text:style-name="P297"><text:change-start text:change-id="ct94004784239040"/>TF08<text:change-end text:change-id="ct94004784239040"/></text:p>
          </table:table-cell>
          <table:table-cell table:style-name="Taula53.C10" office:value-type="string">
            <text:p text:style-name="P291"/>
          </table:table-cell>
        </table:table-row>
        <table:table-row>
          <table:table-cell table:style-name="Taula53.A11" office:value-type="string">
            <text:p text:style-name="P387"><text:change-start text:change-id="ct94004784238672"/>OOXML<text:change-end text:change-id="ct94004784238672"/></text:p>
          </table:table-cell>
          <table:table-cell table:style-name="Taula53.B11" office:value-type="string">
            <text:p text:style-name="P297"><text:change-start text:change-id="ct94004784237936"/>TF09<text:change-end text:change-id="ct94004784237936"/></text:p>
          </table:table-cell>
          <table:table-cell table:style-name="Taula53.C11" office:value-type="string">
            <text:p text:style-name="P291"/>
          </table:table-cell>
        </table:table-row>
      </table:table>
      <text:p text:style-name="P166"><text:change-start text:change-id="ct94004785503664"/></text:p>
      <text:p text:style-name="P165"><text:change-end text:change-id="ct94004785503664"/></text:p>
      <text:h text:style-name="P494" text:outline-level="1"><text:bookmark-start text:name="__RefHeading___Toc4746_112191102"/>Mètodes de l’<text:span text:style-name="T97">API</text:span><text:bookmark-end text:name="__RefHeading___Toc4746_112191102"/></text:h>
      <text:p text:style-name="P161"/>
      <text:h text:style-name="P508" text:outline-level="2"><text:bookmark-start text:name="__RefHeading___Toc4748_112191102"/>Consideracions sobre els paràmetres dels mètodes<text:bookmark-end text:name="__RefHeading___Toc4748_112191102"/></text:h>
      <text:list xml:id="list152603519121049" text:continue-numbering="true" text:style-name="L3">
        <text:list-item>
          <text:p text:style-name="P56">Hi haurà tres tipus de dades bàsics: expedients, documents i carpetes.<text:change text:change-id="ct94004784238384"/></text:p>
        </text:list-item>
        <text:list-item>
          <text:p text:style-name="P446">Els paràmetres ENI que prenguin valors d’una llista es passaran com a tipus enumerats i no com a cadenes de text.</text:p>
        </text:list-item>
        <text:list-item>
          <text:p text:style-name="P447"><text:change-start text:change-id="ct94004784233312"/>Els mètodes de creació i modificació tendran com a paràmetre<text:span text:style-name="T138">s</text:span> l’element (expedient, document o carpeta) que es vol crear o modificar <text:span text:style-name="T138">i l’identificador del contenidor pare (només per a documents i carpetes)</text:span>.</text:p>
        </text:list-item>
        <text:list-item>
          <text:p text:style-name="P56"><text:change-end text:change-id="ct94004784233312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56">No tendrà sentit per l’arxiu gestionar documents o carpetes deslligades d’un expedient.<text:change-start text:change-id="ct94004785503888"/></text:p>
        </text:list-item>
      </text:list>
      <text:p text:style-name="P57"><text:change-end text:change-id="ct94004785503888"/><text:change text:change-id="ct94004785505344"/><text:change-start text:change-id="ct94004785088384"/></text:p>
      <text:h text:style-name="P509" text:outline-level="2"><text:bookmark-start text:name="__RefHeading___Toc4752_1121911021"/><text:span text:style-name="T29">expedientCrear</text:span><text:bookmark-end text:name="__RefHeading___Toc4752_1121911021"/><text:change-end text:change-id="ct94004785088384"/><text:change text:change-id="ct94004785088608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403"><text:span text:style-name="T93"><text:s/>M </text:span><text:span text:style-name="T92"><text:s/>expedientCrear</text:span>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337">Descripció</text:p>
          </table:table-cell>
          <table:table-cell table:style-name="Taula17.B2" table:number-columns-spanned="3" office:value-type="string">
            <text:p text:style-name="P62"><text:change text:change-id="ct94004785089872"/><text:change-start text:change-id="ct94004785087792"/><text:span text:style-name="T131">Crea un nou expedient</text:span><text:change-end text:change-id="ct94004785087792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338">Paràmetres</text:p>
          </table:table-cell>
          <table:table-cell table:style-name="Taula17.B3" office:value-type="string">
            <text:p text:style-name="P309">Camp</text:p>
          </table:table-cell>
          <table:table-cell table:style-name="Taula17.C3" office:value-type="string">
            <text:p text:style-name="P308">Tipus</text:p>
          </table:table-cell>
          <table:table-cell table:style-name="Taula17.B3" office:value-type="string">
            <text:p text:style-name="P308">Descripció</text:p>
          </table:table-cell>
        </table:table-row>
        <table:table-row>
          <table:covered-table-cell/>
          <table:table-cell table:style-name="Taula17.B4" office:value-type="string">
            <text:p text:style-name="P63"><text:change text:change-id="ct94004785506672"/><text:change-start text:change-id="ct94004785094560"/><text:span text:style-name="T132">e</text:span><text:change-end text:change-id="ct94004785094560"/><text:change-start text:change-id="ct94004785096080"/><text:span text:style-name="T132">xpedient</text:span><text:change-end text:change-id="ct94004785096080"/></text:p>
          </table:table-cell>
          <table:table-cell table:style-name="Taula17.C4" office:value-type="string">
            <text:p text:style-name="P64"><text:change text:change-id="ct94004785096464"/><text:change-start text:change-id="ct94004785096736"/><text:span text:style-name="T15">Expedient</text:span><text:change-end text:change-id="ct94004785096736"/> </text:p>
          </table:table-cell>
          <table:table-cell table:style-name="Taula17.D4" office:value-type="string">
            <text:p text:style-name="P65"><text:change text:change-id="ct94004785096960"/><text:change-start text:change-id="ct94004785097280"/>Informació per a la creació de l'expedient.<text:change-end text:change-id="ct94004785097280"/></text:p>
          </table:table-cell>
        </table:table-row>
        <table:table-row>
          <table:table-cell table:style-name="Taula17.A5" office:value-type="string">
            <text:p text:style-name="P337">Excepcions</text:p>
          </table:table-cell>
          <table:table-cell table:style-name="Taula17.B5" office:value-type="string">
            <text:p text:style-name="P269"><text:span text:style-name="T29">Arxiu</text:span>Exception</text:p>
          </table:table-cell>
          <table:table-cell table:style-name="Taula17.C5" table:number-columns-spanned="2" office:value-type="string">
            <text:p text:style-name="P270">Si es produeix algun problema <text:span text:style-name="T29">al realitzar l’operació amb l’arxiu</text:span><text:change-start text:change-id="ct94004785066272"/><text:span text:style-name="T29">.</text:span><text:change-end text:change-id="ct94004785066272"/></text:p>
          </table:table-cell>
          <table:covered-table-cell/>
        </table:table-row>
        <table:table-row>
          <table:table-cell table:style-name="Taula17.A6" office:value-type="string">
            <text:p text:style-name="P337">Valor de retorn</text:p>
          </table:table-cell>
          <table:table-cell table:style-name="Taula17.B6" table:number-columns-spanned="3" office:value-type="string">
            <text:p text:style-name="P65"><text:change text:change-id="ct94004785622256"/><text:change-start text:change-id="ct94004785622656"/>ContingutArxiu<text:change-end text:change-id="ct94004785622656"/></text:p>
          </table:table-cell>
          <table:covered-table-cell/>
          <table:covered-table-cell/>
        </table:table-row>
      </table:table>
      <text:p text:style-name="P66"><text:change text:change-id="ct94004785624800"/></text:p>
      <text:h text:style-name="P535" text:outline-level="2"><text:bookmark-start text:name="__RefHeading___Toc4752_112191102"/><text:span text:style-name="T29">expedientModificar</text:span><text:bookmark-end text:name="__RefHeading___Toc4752_112191102"/><text:change text:change-id="ct94004785625024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404"><text:span text:style-name="T93"><text:s/>M </text:span><text:span text:style-name="T92"><text:s/>expedi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114">Descripció</text:p>
          </table:table-cell>
          <table:table-cell table:style-name="Taula4.B2" table:number-columns-spanned="3" office:value-type="string">
            <text:p text:style-name="P68"><text:change text:change-id="ct94004785093664"/><text:change-start text:change-id="ct94004785626480"/><text:span text:style-name="T131">Modifica un expedient existent</text:span><text:change-end text:change-id="ct94004785626480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339">Paràmetres</text:p>
          </table:table-cell>
          <table:table-cell table:style-name="Taula4.B3" office:value-type="string">
            <text:p text:style-name="P311">Camp</text:p>
          </table:table-cell>
          <table:table-cell table:style-name="Taula4.C3" office:value-type="string">
            <text:p text:style-name="P310">Tipus</text:p>
          </table:table-cell>
          <table:table-cell table:style-name="Taula4.B3" office:value-type="string">
            <text:p text:style-name="P310">Descripció</text:p>
          </table:table-cell>
        </table:table-row>
        <table:table-row>
          <table:covered-table-cell/>
          <table:table-cell table:style-name="Taula4.B4" office:value-type="string">
            <text:p text:style-name="P69"><text:change text:change-id="ct94004785631232"/><text:change-start text:change-id="ct94004785631728"/>expedient<text:change-end text:change-id="ct94004785631728"/></text:p>
          </table:table-cell>
          <table:table-cell table:style-name="Taula4.C4" office:value-type="string">
            <text:p text:style-name="P70"><text:change text:change-id="ct94004785632192"/><text:change-start text:change-id="ct94004785632896"/><text:span text:style-name="T15">Expedient</text:span><text:change-end text:change-id="ct94004785632896"/> </text:p>
          </table:table-cell>
          <table:table-cell table:style-name="Taula4.D4" office:value-type="string">
            <text:p text:style-name="P65"><text:change text:change-id="ct94004785633120"/><text:change-start text:change-id="ct94004785633392"/>Informació per a la modificació de l'expedient.<text:change-end text:change-id="ct94004785633392"/></text:p>
          </table:table-cell>
        </table:table-row>
        <table:table-row>
          <table:table-cell table:style-name="Taula4.A5" office:value-type="string">
            <text:p text:style-name="P337">Excepcions</text:p>
          </table:table-cell>
          <table:table-cell table:style-name="Taula4.B5" office:value-type="string">
            <text:p text:style-name="P269"><text:span text:style-name="T29">Arxiu</text:span>Exception</text:p>
          </table:table-cell>
          <table:table-cell table:style-name="Taula4.C5" table:number-columns-spanned="2" office:value-type="string">
            <text:p text:style-name="P270">Si es produeix algun problema <text:span text:style-name="T29">al realitzar l’operació amb l’arxiu</text:span><text:change-start text:change-id="ct94004785635888"/><text:span text:style-name="T29">.</text:span><text:change-end text:change-id="ct94004785635888"/></text:p>
          </table:table-cell>
          <table:covered-table-cell/>
        </table:table-row>
        <table:table-row>
          <table:table-cell table:style-name="Taula4.A6" office:value-type="string">
            <text:p text:style-name="P114">Valor de retorn</text:p>
          </table:table-cell>
          <table:table-cell table:style-name="Taula4.B6" table:number-columns-spanned="3" office:value-type="string">
            <text:p text:style-name="P71"><text:change text:change-id="ct94004785636384"/><text:change-start text:change-id="ct94004785636704"/>ContingutArxiu<text:change-end text:change-id="ct94004785636704"/></text:p>
          </table:table-cell>
          <table:covered-table-cell/>
          <table:covered-table-cell/>
        </table:table-row>
      </table:table>
      <text:p text:style-name="P72"><text:change text:change-id="ct94004785632576"/></text:p>
      <text:h text:style-name="P531" text:outline-level="2"><text:bookmark-start text:name="__RefHeading___Toc4754_112191102"/><text:soft-page-break/><text:span text:style-name="T152">expedientEsborrar</text:span><text:bookmark-end text:name="__RefHeading___Toc4754_112191102"/><text:change text:change-id="ct94004784229184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404"><text:span text:style-name="T93"><text:s/>M </text:span><text:span text:style-name="T92"><text:s/>expedientEsborrar</text:span>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114">Descripció</text:p>
          </table:table-cell>
          <table:table-cell table:style-name="Taula33.B2" table:number-columns-spanned="3" office:value-type="string">
            <text:p text:style-name="P74"><text:change text:change-id="ct94004784475136"/><text:change-start text:change-id="ct94004785641072"/><text:span text:style-name="T132">Esborra un expedient</text:span><text:change-end text:change-id="ct94004785641072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340">Paràmetres</text:p>
          </table:table-cell>
          <table:table-cell table:style-name="Taula33.B3" office:value-type="string">
            <text:p text:style-name="P313">Camp</text:p>
          </table:table-cell>
          <table:table-cell table:style-name="Taula33.C3" office:value-type="string">
            <text:p text:style-name="P312">Tipus</text:p>
          </table:table-cell>
          <table:table-cell table:style-name="Taula33.B3" office:value-type="string">
            <text:p text:style-name="P312">Descripció</text:p>
          </table:table-cell>
        </table:table-row>
        <table:table-row>
          <table:covered-table-cell/>
          <table:table-cell table:style-name="Taula33.B4" office:value-type="string">
            <text:p text:style-name="P327">identificador</text:p>
          </table:table-cell>
          <table:table-cell table:style-name="Taula33.C4" office:value-type="string">
            <text:p text:style-name="P199"><text:span text:style-name="T15">String</text:span> </text:p>
          </table:table-cell>
          <table:table-cell table:style-name="Taula33.D4" office:value-type="string">
            <text:p text:style-name="P230">Identificador de l’expedient<text:change-start text:change-id="ct94004785642960"/>.<text:change-end text:change-id="ct94004785642960"/></text:p>
          </table:table-cell>
        </table:table-row>
        <table:table-row>
          <table:table-cell table:style-name="Taula33.A5" office:value-type="string">
            <text:p text:style-name="P346">Excepcions</text:p>
          </table:table-cell>
          <table:table-cell table:style-name="Taula33.B5" office:value-type="string">
            <text:p text:style-name="P271"><text:span text:style-name="T29">Arxiu</text:span>Exception</text:p>
          </table:table-cell>
          <table:table-cell table:style-name="Taula33.C5" table:number-columns-spanned="2" office:value-type="string">
            <text:p text:style-name="P271">Si es produeix algun problema <text:span text:style-name="T29">al realitzar l’operació amb l’arxiu</text:span><text:change-start text:change-id="ct94004785645408"/><text:span text:style-name="T29">.</text:span><text:change-end text:change-id="ct94004785645408"/></text:p>
          </table:table-cell>
          <table:covered-table-cell/>
        </table:table-row>
        <table:table-row>
          <table:table-cell table:style-name="Taula33.A6" office:value-type="string">
            <text:p text:style-name="P114">Valor de retorn</text:p>
          </table:table-cell>
          <table:table-cell table:style-name="Taula33.B6" table:number-columns-spanned="3" office:value-type="string">
            <text:p text:style-name="P236">(sense valor de retorn)</text:p>
          </table:table-cell>
          <table:covered-table-cell/>
          <table:covered-table-cell/>
        </table:table-row>
      </table:table>
      <text:p text:style-name="P72"><text:change text:change-id="ct94004785648656"/></text:p>
      <text:h text:style-name="P514" text:outline-level="2"><text:bookmark-start text:name="__RefHeading___Toc4756_112191102"/><text:span text:style-name="T20">expedientDetalls</text:span><text:bookmark-end text:name="__RefHeading___Toc4756_112191102"/><text:change text:change-id="ct94004785648880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405"><text:span text:style-name="T93"><text:s/>M </text:span><text:span text:style-name="T92"><text:s/>expedi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343">Descripció</text:p>
          </table:table-cell>
          <table:table-cell table:style-name="Taula20.B2" table:number-columns-spanned="3" office:value-type="string">
            <text:p text:style-name="P76"><text:change text:change-id="ct94004785652464"/><text:change text:change-id="ct94004785652160"/><text:change text:change-id="ct94004784476288"/><text:change-start text:change-id="ct94004785653088"/><text:span text:style-name="T132">Retorna la informació detallada d'un expedient</text:span><text:change-end text:change-id="ct94004785653088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340">Paràmetres</text:p>
          </table:table-cell>
          <table:table-cell table:style-name="Taula20.B3" office:value-type="string">
            <text:p text:style-name="P313">Camp</text:p>
          </table:table-cell>
          <table:table-cell table:style-name="Taula20.C3" office:value-type="string">
            <text:p text:style-name="P312">Tipus</text:p>
          </table:table-cell>
          <table:table-cell table:style-name="Taula20.B3" office:value-type="string">
            <text:p text:style-name="P312">Descripció</text:p>
          </table:table-cell>
        </table:table-row>
        <table:table-row>
          <table:covered-table-cell/>
          <table:table-cell table:style-name="Taula20.B4" office:value-type="string">
            <text:p text:style-name="P328">identificador</text:p>
          </table:table-cell>
          <table:table-cell table:style-name="Taula20.C4" office:value-type="string">
            <text:p text:style-name="P200"><text:span text:style-name="T15">String</text:span> </text:p>
          </table:table-cell>
          <table:table-cell table:style-name="Taula20.D4" office:value-type="string">
            <text:p text:style-name="P230">Identificador de l’expedient<text:change-start text:change-id="ct94004785655280"/>.<text:change-end text:change-id="ct94004785655280"/></text:p>
          </table:table-cell>
        </table:table-row>
        <table:table-row>
          <table:covered-table-cell/>
          <table:table-cell table:style-name="Taula20.B5" office:value-type="string">
            <text:p text:style-name="P328">versio</text:p>
          </table:table-cell>
          <table:table-cell table:style-name="Taula20.C5" office:value-type="string">
            <text:p text:style-name="P200"><text:span text:style-name="T15">String</text:span> </text:p>
          </table:table-cell>
          <table:table-cell table:style-name="Taula20.D5" office:value-type="string">
            <text:p text:style-name="P65"><text:change text:change-id="ct94004785656320"/><text:change-start text:change-id="ct94004785656864"/>Versió de l'expedient (opcional). Si te el valor null es consulta la darrera versió disponible.<text:change-end text:change-id="ct94004785656864"/></text:p>
          </table:table-cell>
        </table:table-row>
        <table:table-row>
          <table:table-cell table:style-name="Taula20.A6" office:value-type="string">
            <text:p text:style-name="P345">Excepcions</text:p>
          </table:table-cell>
          <table:table-cell table:style-name="Taula20.B6" office:value-type="string">
            <text:p text:style-name="P270"><text:span text:style-name="T29">Arxiu</text:span>Exception</text:p>
          </table:table-cell>
          <table:table-cell table:style-name="Taula20.C6" table:number-columns-spanned="2" office:value-type="string">
            <text:p text:style-name="P270">Si es produeix algun problema <text:span text:style-name="T29">al realitzar l’operació amb l’arxiu</text:span><text:change-start text:change-id="ct94004785659408"/><text:span text:style-name="T29">.</text:span><text:change-end text:change-id="ct94004785659408"/></text:p>
          </table:table-cell>
          <table:covered-table-cell/>
        </table:table-row>
        <table:table-row>
          <table:table-cell table:style-name="Taula20.A7" office:value-type="string">
            <text:p text:style-name="P343">Valor de retorn</text:p>
          </table:table-cell>
          <table:table-cell table:style-name="Taula20.B7" table:number-columns-spanned="3" office:value-type="string">
            <text:p text:style-name="P274">Expedient</text:p>
          </table:table-cell>
          <table:covered-table-cell/>
          <table:covered-table-cell/>
        </table:table-row>
      </table:table>
      <text:p text:style-name="P88"/>
      <text:h text:style-name="P514" text:outline-level="2"><text:bookmark-start text:name="__RefHeading___Toc4758_112191102"/><text:span text:style-name="T20">expedientConsulta</text:span><text:bookmark-end text:name="__RefHeading___Toc4758_112191102"/><text:change text:change-id="ct94004785663056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405"><text:span text:style-name="T93"><text:s/>M </text:span><text:span text:style-name="T92"><text:s/>expedientConsulta</text:span>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43">Descripció</text:p>
          </table:table-cell>
          <table:table-cell table:style-name="Taula21.B2" table:number-columns-spanned="3" office:value-type="string">
            <text:p text:style-name="P77"><text:change text:change-id="ct94004784230112"/><text:change-start text:change-id="ct94004784185472"/><text:span text:style-name="T132">Realitza una consulta d'expedients</text:span><text:change-end text:change-id="ct94004784185472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340">Paràmetres</text:p>
          </table:table-cell>
          <table:table-cell table:style-name="Taula21.B3" office:value-type="string">
            <text:p text:style-name="P313">Camp</text:p>
          </table:table-cell>
          <table:table-cell table:style-name="Taula21.C3" office:value-type="string">
            <text:p text:style-name="P312">Tipus</text:p>
          </table:table-cell>
          <table:table-cell table:style-name="Taula21.B3" office:value-type="string">
            <text:p text:style-name="P312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366">filtres</text:p>
          </table:table-cell>
          <table:table-cell table:style-name="Taula21.B4" office:value-type="string">
            <text:p text:style-name="P268">List&lt;ConsultaFiltre&gt;</text:p>
          </table:table-cell>
          <table:table-cell table:style-name="Taula21.D4" office:value-type="string">
            <text:p text:style-name="P65"><text:change text:change-id="ct94004785665072"/><text:change-start text:change-id="ct94004785665376"/>Llista de filtres per aplicar a la consulta.<text:change-end text:change-id="ct94004785665376"/></text:p>
          </table:table-cell>
        </table:table-row>
        <table:table-row>
          <table:covered-table-cell/>
          <table:table-cell table:style-name="Taula21.B5" office:value-type="string">
            <text:p text:style-name="P363"><text:span text:style-name="T22">p</text:span>agin<text:span text:style-name="T22">a</text:span></text:p>
          </table:table-cell>
          <table:table-cell table:style-name="Taula21.C5" office:value-type="string">
            <text:p text:style-name="P78"><text:change text:change-id="ct94004785666912"/><text:change-start text:change-id="ct94004785667136"/><text:span text:style-name="T1">Integer</text:span><text:change-end text:change-id="ct94004785667136"/> </text:p>
          </table:table-cell>
          <table:table-cell table:style-name="Taula21.D5" office:value-type="string">
            <text:p text:style-name="P65"><text:change text:change-id="ct94004785667360"/><text:change-start text:change-id="ct94004785667584"/>Número de la pàgina de resultats que s'ha de retornar. Si te el valor null es fa la consulta sense paginació.<text:change-end text:change-id="ct94004785667584"/></text:p>
          </table:table-cell>
        </table:table-row>
        <table:table-row>
          <table:covered-table-cell/>
          <table:table-cell table:style-name="Taula21.B6" office:value-type="string">
            <text:p text:style-name="P369">itemsPerPagina</text:p>
          </table:table-cell>
          <table:table-cell table:style-name="Taula21.C6" office:value-type="string">
            <text:p text:style-name="P79"><text:change text:change-id="ct94004785667968"/><text:change-start text:change-id="ct94004785668368"/>Integer<text:change-end text:change-id="ct94004785668368"/></text:p>
          </table:table-cell>
          <table:table-cell table:style-name="Taula21.D6" office:value-type="string">
            <text:p text:style-name="P65"><text:change text:change-id="ct94004785668752"/><text:change-start text:change-id="ct94004785668976"/>Nombre d’elements per pàgina. Si te el valor null es fa la consulta sense paginació.<text:change-end text:change-id="ct94004785668976"/></text:p>
          </table:table-cell>
        </table:table-row>
        <table:table-row>
          <table:table-cell table:style-name="Taula21.A7" office:value-type="string">
            <text:p text:style-name="P345">Excepcions</text:p>
          </table:table-cell>
          <table:table-cell table:style-name="Taula21.B7" office:value-type="string">
            <text:p text:style-name="P270"><text:span text:style-name="T29">Arxiu</text:span>Exception</text:p>
          </table:table-cell>
          <table:table-cell table:style-name="Taula21.C7" table:number-columns-spanned="2" office:value-type="string">
            <text:p text:style-name="P270">Si es produeix algun problema <text:span text:style-name="T29">al realitzar l’operació amb l’arxiu</text:span><text:change-start text:change-id="ct94004784252272"/><text:span text:style-name="T29">.</text:span><text:change-end text:change-id="ct94004784252272"/></text:p>
          </table:table-cell>
          <table:covered-table-cell/>
        </table:table-row>
        <table:table-row>
          <table:table-cell table:style-name="Taula21.A8" office:value-type="string">
            <text:p text:style-name="P343">Valor de retorn</text:p>
          </table:table-cell>
          <table:table-cell table:style-name="Taula21.B8" table:number-columns-spanned="3" office:value-type="string">
            <text:p text:style-name="P275">ConsultaResultat</text:p>
          </table:table-cell>
          <table:covered-table-cell/>
          <table:covered-table-cell/>
        </table:table-row>
      </table:table>
      <text:p text:style-name="P88"><text:change-start text:change-id="ct94004888944896"/></text:p>
      <text:h text:style-name="P80" text:outline-level="2"><text:bookmark-start text:name="__RefHeading___Toc9819_786024188"/><text:change-end text:change-id="ct94004888944896"/><text:change text:change-id="ct94004785674256"/><text:change-start text:change-id="ct94004906490400"/><text:span text:style-name="T23">expedientCrearSubExpedient</text:span><text:bookmark-end text:name="__RefHeading___Toc9819_786024188"/></text:h>
      <text:p text:style-name="P448"><text:change-end text:change-id="ct94004906490400"/><text:span text:style-name="T24"/></text:p>
      <table:table table:name="Taula54" table:style-name="Taula54">
        <table:table-column table:style-name="Taula54.A"/>
        <table:table-column table:style-name="Taula54.B"/>
        <table:table-column table:style-name="Taula54.C"/>
        <table:table-column table:style-name="Taula54.D"/>
        <table:table-row>
          <table:table-cell table:style-name="Taula54.A1" table:number-columns-spanned="4" office:value-type="string">
            <text:p text:style-name="P625"><text:change-start text:change-id="ct94004886900256"/><text:span text:style-name="T93"><text:s/>M </text:span><text:span text:style-name="T92"><text:s/>expedientCrearSubExpedient</text:span><text:change-end text:change-id="ct94004886900256"/></text:p>
          </table:table-cell>
          <table:covered-table-cell/>
          <table:covered-table-cell/>
          <table:covered-table-cell/>
        </table:table-row>
        <table:table-row>
          <table:table-cell table:style-name="Taula54.A2" office:value-type="string">
            <text:p text:style-name="P604"><text:change-start text:change-id="ct94004889216384"/>Descripció<text:change-end text:change-id="ct94004889216384"/></text:p>
          </table:table-cell>
          <table:table-cell table:style-name="Taula54.B2" table:number-columns-spanned="3" office:value-type="string">
            <text:p text:style-name="P475"><text:change-start text:change-id="ct94004906488816"/>Crea un nou expedient a dins un expedient pare<text:change-end text:change-id="ct94004906488816"/><text:change-start text:change-id="ct94004758457376"/>.<text:change-end text:change-id="ct94004758457376"/></text:p>
          </table:table-cell>
          <table:covered-table-cell/>
          <table:covered-table-cell/>
        </table:table-row>
        <text:soft-page-break/>
        <table:table-row table:style-name="Taula54.3">
          <table:table-cell table:style-name="Taula54.A3" table:number-rows-spanned="2" office:value-type="string">
            <text:p text:style-name="P600"><text:change-start text:change-id="ct94004907305744"/>Paràmetres<text:change-end text:change-id="ct94004907305744"/></text:p>
          </table:table-cell>
          <table:table-cell table:style-name="Taula54.B3" office:value-type="string">
            <text:p text:style-name="P613"><text:change-start text:change-id="ct94004907302864"/>Camp<text:change-end text:change-id="ct94004907302864"/></text:p>
          </table:table-cell>
          <table:table-cell table:style-name="Taula54.C3" office:value-type="string">
            <text:p text:style-name="P612"><text:change-start text:change-id="ct94004907322464"/>Tipus<text:change-end text:change-id="ct94004907322464"/></text:p>
          </table:table-cell>
          <table:table-cell table:style-name="Taula54.B3" office:value-type="string">
            <text:p text:style-name="P612"><text:change-start text:change-id="ct94004875161648"/>Descripció<text:change-end text:change-id="ct94004875161648"/></text:p>
          </table:table-cell>
        </table:table-row>
        <table:table-row>
          <table:covered-table-cell/>
          <table:table-cell table:style-name="Taula54.B5" office:value-type="string">
            <text:p text:style-name="P608"><text:change-start text:change-id="ct94004905834848"/><text:span text:style-name="T132">expedient</text:span><text:change-end text:change-id="ct94004905834848"/></text:p>
          </table:table-cell>
          <table:table-cell table:style-name="Taula54.C5" office:value-type="string">
            <text:p text:style-name="P566"><text:change-start text:change-id="ct94004905529536"/><text:span text:style-name="T15">Expedient</text:span> <text:change-end text:change-id="ct94004905529536"/></text:p>
          </table:table-cell>
          <table:table-cell table:style-name="Taula54.D5" office:value-type="string">
            <text:p text:style-name="P580"><text:change-start text:change-id="ct94004905693712"/>Informació per a la creació de l'expedient.<text:change-end text:change-id="ct94004905693712"/></text:p>
          </table:table-cell>
        </table:table-row>
        <table:table-row>
          <table:table-cell table:style-name="Taula54.A3" office:value-type="string">
            <text:p text:style-name="P638"/>
          </table:table-cell>
          <table:table-cell table:style-name="Taula54.B5" office:value-type="string">
            <text:p text:style-name="P367"><text:change-start text:change-id="ct94004907802816"/>identificador<text:span text:style-name="T99">Pare</text:span><text:change-end text:change-id="ct94004907802816"/></text:p>
          </table:table-cell>
          <table:table-cell table:style-name="Taula54.C5" office:value-type="string">
            <text:p text:style-name="P203"><text:change-start text:change-id="ct94004906600608"/><text:span text:style-name="T15">String</text:span> <text:change-end text:change-id="ct94004906600608"/></text:p>
          </table:table-cell>
          <table:table-cell table:style-name="Taula54.D5" office:value-type="string">
            <text:p text:style-name="P93"><text:change-start text:change-id="ct94004752868496"/>Identificador de <text:span text:style-name="T160">l’expedient pare</text:span>.<text:change-end text:change-id="ct94004752868496"/></text:p>
          </table:table-cell>
        </table:table-row>
        <table:table-row>
          <table:table-cell table:style-name="Taula54.A6" office:value-type="string">
            <text:p text:style-name="P604"><text:change-start text:change-id="ct94004906589024"/>Excepcions<text:change-end text:change-id="ct94004906589024"/></text:p>
          </table:table-cell>
          <table:table-cell table:style-name="Taula54.B6" office:value-type="string">
            <text:p text:style-name="P587"><text:change-start text:change-id="ct94004913616064"/><text:span text:style-name="T29">Arxiu</text:span>Exception<text:change-end text:change-id="ct94004913616064"/></text:p>
          </table:table-cell>
          <table:table-cell table:style-name="Taula54.C6" table:number-columns-spanned="2" office:value-type="string">
            <text:p text:style-name="P587"><text:change-start text:change-id="ct94004906647152"/>Si es produeix algun problema <text:span text:style-name="T29">al realitzar l’operació amb l’arxiu.</text:span><text:change-end text:change-id="ct94004906647152"/></text:p>
          </table:table-cell>
          <table:covered-table-cell/>
        </table:table-row>
        <table:table-row>
          <table:table-cell table:style-name="Taula54.A7" office:value-type="string">
            <text:p text:style-name="P604"><text:change-start text:change-id="ct94004888027600"/>Valor de retorn<text:change-end text:change-id="ct94004888027600"/></text:p>
          </table:table-cell>
          <table:table-cell table:style-name="Taula54.B7" table:number-columns-spanned="3" office:value-type="string">
            <text:p text:style-name="P580"><text:change-start text:change-id="ct94004887312784"/>ContingutArxiu<text:change-end text:change-id="ct94004887312784"/></text:p>
          </table:table-cell>
          <table:covered-table-cell/>
          <table:covered-table-cell/>
        </table:table-row>
      </table:table>
      <text:p text:style-name="P638"><text:change-start text:change-id="ct94004785675504"/><text:span text:style-name="T24"/></text:p>
      <text:h text:style-name="P509" text:outline-level="2"><text:bookmark-start text:name="__RefHeading___Toc4762_1121911021"/><text:span text:style-name="T20">expedient</text:span><text:span text:style-name="T24">Versions</text:span><text:bookmark-end text:name="__RefHeading___Toc4762_1121911021"/><text:change-end text:change-id="ct94004785675504"/><text:change text:change-id="ct94004785675728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406"><text:span text:style-name="T93"><text:s/>M </text:span><text:span text:style-name="T92"><text:s/></text:span><text:span text:style-name="T20">expedient</text:span><text:span text:style-name="T25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344">Descripció</text:p>
          </table:table-cell>
          <table:table-cell table:style-name="Taula22.B2" table:number-columns-spanned="3" office:value-type="string">
            <text:p text:style-name="P159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340">Paràmetres</text:p>
          </table:table-cell>
          <table:table-cell table:style-name="Taula22.B3" office:value-type="string">
            <text:p text:style-name="P313">Camp</text:p>
          </table:table-cell>
          <table:table-cell table:style-name="Taula22.C3" office:value-type="string">
            <text:p text:style-name="P312">Tipus</text:p>
          </table:table-cell>
          <table:table-cell table:style-name="Taula22.B3" office:value-type="string">
            <text:p text:style-name="P312">Descripció</text:p>
          </table:table-cell>
        </table:table-row>
        <table:table-row>
          <table:covered-table-cell/>
          <table:table-cell table:style-name="Taula22.B4" office:value-type="string">
            <text:p text:style-name="P328">identificador</text:p>
          </table:table-cell>
          <table:table-cell table:style-name="Taula22.C4" office:value-type="string">
            <text:p text:style-name="P200"><text:span text:style-name="T15">String</text:span> </text:p>
          </table:table-cell>
          <table:table-cell table:style-name="Taula22.D4" office:value-type="string">
            <text:p text:style-name="P229">Identificador de l’expedient<text:change-start text:change-id="ct94004785676528"/>.<text:change-end text:change-id="ct94004785676528"/></text:p>
          </table:table-cell>
        </table:table-row>
        <table:table-row>
          <table:table-cell table:style-name="Taula22.A5" office:value-type="string">
            <text:p text:style-name="P345">Excepcions</text:p>
          </table:table-cell>
          <table:table-cell table:style-name="Taula22.B5" office:value-type="string">
            <text:p text:style-name="P270"><text:span text:style-name="T29">Arxiu</text:span>Exception</text:p>
          </table:table-cell>
          <table:table-cell table:style-name="Taula22.C5" table:number-columns-spanned="2" office:value-type="string">
            <text:p text:style-name="P270">Si es produeix algun problema <text:span text:style-name="T29">al realitzar l’operació amb l’arxiu</text:span><text:change-start text:change-id="ct94004785682720"/><text:span text:style-name="T29">.</text:span><text:change-end text:change-id="ct94004785682720"/></text:p>
          </table:table-cell>
          <table:covered-table-cell/>
        </table:table-row>
        <table:table-row>
          <table:table-cell table:style-name="Taula22.A6" office:value-type="string">
            <text:p text:style-name="P344">Valor de retorn</text:p>
          </table:table-cell>
          <table:table-cell table:style-name="Taula22.B6" table:number-columns-spanned="3" office:value-type="string">
            <text:p text:style-name="P82">List&lt;<text:change text:change-id="ct94004785683216"/><text:change-start text:change-id="ct94004785683904"/><text:span text:style-name="T19">ContingutArxiu</text:span><text:change-end text:change-id="ct94004785683904"/>&gt;</text:p>
          </table:table-cell>
          <table:covered-table-cell/>
          <table:covered-table-cell/>
        </table:table-row>
      </table:table>
      <text:p text:style-name="P83"><text:change text:change-id="ct94004784252944"/></text:p>
      <text:h text:style-name="P514" text:outline-level="2"><text:bookmark-start text:name="__RefHeading___Toc4762_112191102"/><text:span text:style-name="T20">expedientTancar</text:span><text:bookmark-end text:name="__RefHeading___Toc4762_112191102"/><text:change text:change-id="ct94004785686048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405"><text:span text:style-name="T93"><text:s/>M </text:span><text:span text:style-name="T92"><text:s/>expedientTancar</text:span>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343">Descripció</text:p>
          </table:table-cell>
          <table:table-cell table:style-name="Taula32.B2" table:number-columns-spanned="3" office:value-type="string">
            <text:p text:style-name="P84"><text:change text:change-id="ct94004785686656"/><text:change-start text:change-id="ct94004785688512"/>Tanca un expedient obert.<text:change-end text:change-id="ct94004785688512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340">Paràmetres</text:p>
          </table:table-cell>
          <table:table-cell table:style-name="Taula32.B3" office:value-type="string">
            <text:p text:style-name="P313">Camp</text:p>
          </table:table-cell>
          <table:table-cell table:style-name="Taula32.C3" office:value-type="string">
            <text:p text:style-name="P312">Tipus</text:p>
          </table:table-cell>
          <table:table-cell table:style-name="Taula32.B3" office:value-type="string">
            <text:p text:style-name="P312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328">identificador</text:p>
          </table:table-cell>
          <table:table-cell table:style-name="Taula32.B4" office:value-type="string">
            <text:p text:style-name="P200"><text:span text:style-name="T15">String</text:span> </text:p>
          </table:table-cell>
          <table:table-cell table:style-name="Taula32.D4" office:value-type="string">
            <text:p text:style-name="P229">Identificador de l’expedient<text:change-start text:change-id="ct94004785690144"/>.<text:change-end text:change-id="ct94004785690144"/></text:p>
          </table:table-cell>
        </table:table-row>
        <table:table-row>
          <table:table-cell table:style-name="Taula32.A5" office:value-type="string">
            <text:p text:style-name="P345">Excepcions</text:p>
          </table:table-cell>
          <table:table-cell table:style-name="Taula32.B5" office:value-type="string">
            <text:p text:style-name="P270"><text:span text:style-name="T29">Arxiu</text:span>Exception</text:p>
          </table:table-cell>
          <table:table-cell table:style-name="Taula32.C5" table:number-columns-spanned="2" office:value-type="string">
            <text:p text:style-name="P270">Si es produeix algun problema <text:span text:style-name="T29">al realitzar l’operació amb l’arxiu</text:span><text:change-start text:change-id="ct94004785692432"/><text:span text:style-name="T29">.</text:span><text:change-end text:change-id="ct94004785692432"/></text:p>
          </table:table-cell>
          <table:covered-table-cell/>
        </table:table-row>
        <table:table-row>
          <table:table-cell table:style-name="Taula32.A6" office:value-type="string">
            <text:p text:style-name="P343">Valor de retorn</text:p>
          </table:table-cell>
          <table:table-cell table:style-name="Taula32.B6" table:number-columns-spanned="3" office:value-type="string">
            <text:p text:style-name="P237">(sense valor de retorn)</text:p>
          </table:table-cell>
          <table:covered-table-cell/>
          <table:covered-table-cell/>
        </table:table-row>
      </table:table>
      <text:p text:style-name="P440"/>
      <text:h text:style-name="P510" text:outline-level="2"><text:bookmark-start text:name="__RefHeading___Toc4766_1121911022"/><text:span text:style-name="T28">expedient</text:span><text:span text:style-name="T27">Reobrir</text:span><text:bookmark-end text:name="__RefHeading___Toc4766_1121911022"/><text:change text:change-id="ct94004785696432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405"><text:span text:style-name="T93"><text:s/>M </text:span><text:span text:style-name="T92"><text:s/>expedientReobrir</text:span>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343">Descripció</text:p>
          </table:table-cell>
          <table:table-cell table:style-name="Taula24.B2" table:number-columns-spanned="3" office:value-type="string">
            <text:p text:style-name="P84"><text:change text:change-id="ct94004785696848"/><text:change-start text:change-id="ct94004785698992"/>Reobre un expedient tancat.<text:change-end text:change-id="ct94004785698992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340">Paràmetres</text:p>
          </table:table-cell>
          <table:table-cell table:style-name="Taula24.B3" office:value-type="string">
            <text:p text:style-name="P313">Camp</text:p>
          </table:table-cell>
          <table:table-cell table:style-name="Taula24.C3" office:value-type="string">
            <text:p text:style-name="P312">Tipus</text:p>
          </table:table-cell>
          <table:table-cell table:style-name="Taula24.B3" office:value-type="string">
            <text:p text:style-name="P312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329">identificador</text:p>
          </table:table-cell>
          <table:table-cell table:style-name="Taula24.B4" office:value-type="string">
            <text:p text:style-name="P201"><text:span text:style-name="T15">String</text:span> </text:p>
          </table:table-cell>
          <table:table-cell table:style-name="Taula24.D4" office:value-type="string">
            <text:p text:style-name="P229">Identificador de l’expedient<text:change-start text:change-id="ct94004785695408"/>.<text:change-end text:change-id="ct94004785695408"/></text:p>
          </table:table-cell>
        </table:table-row>
        <table:table-row>
          <table:table-cell table:style-name="Taula24.A5" office:value-type="string">
            <text:p text:style-name="P345">Excepcions</text:p>
          </table:table-cell>
          <table:table-cell table:style-name="Taula24.B5" office:value-type="string">
            <text:p text:style-name="P270"><text:span text:style-name="T29">Arxiu</text:span>Exception</text:p>
          </table:table-cell>
          <table:table-cell table:style-name="Taula24.C5" table:number-columns-spanned="2" office:value-type="string">
            <text:p text:style-name="P270">Si es produeix algun problema <text:span text:style-name="T29">al realitzar l’operació amb l’arxiu</text:span><text:change-start text:change-id="ct94004785702928"/><text:span text:style-name="T29">.</text:span><text:change-end text:change-id="ct94004785702928"/></text:p>
          </table:table-cell>
          <table:covered-table-cell/>
        </table:table-row>
        <table:table-row>
          <table:table-cell table:style-name="Taula24.A6" office:value-type="string">
            <text:p text:style-name="P343">Valor de retorn</text:p>
          </table:table-cell>
          <table:table-cell table:style-name="Taula24.B6" table:number-columns-spanned="3" office:value-type="string">
            <text:p text:style-name="P237">(sense valor de retorn)</text:p>
          </table:table-cell>
          <table:covered-table-cell/>
          <table:covered-table-cell/>
        </table:table-row>
      </table:table>
      <text:p text:style-name="P88"><text:change text:change-id="ct94004785705904"/></text:p>
      <text:h text:style-name="P511" text:outline-level="2"><text:bookmark-start text:name="__RefHeading___Toc4766_112191102"/><text:span text:style-name="T28">expedientExporta</text:span><text:span text:style-name="T39">r</text:span><text:span text:style-name="T28">Eni</text:span><text:bookmark-end text:name="__RefHeading___Toc4766_112191102"/><text:change text:change-id="ct94004785706128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407"><text:span text:style-name="T93"><text:s/>M </text:span><text:span text:style-name="T92"><text:s/>expedientExportarEni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ula94.A2" office:value-type="string">
            <text:p text:style-name="P343">Descripció</text:p>
          </table:table-cell>
          <table:table-cell table:style-name="Taula94.B2" table:number-columns-spanned="3" office:value-type="string">
            <text:p text:style-name="P90"><text:change text:change-id="ct94004785708448"/><text:change-start text:change-id="ct94004785708832"/>Exporta l'expedient en format ENI.<text:change-end text:change-id="ct94004785708832"/>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340">Paràmetres</text:p>
          </table:table-cell>
          <table:table-cell table:style-name="Taula94.B3" office:value-type="string">
            <text:p text:style-name="P313">Camp</text:p>
          </table:table-cell>
          <table:table-cell table:style-name="Taula94.C3" office:value-type="string">
            <text:p text:style-name="P312">Tipus</text:p>
          </table:table-cell>
          <table:table-cell table:style-name="Taula94.B3" office:value-type="string">
            <text:p text:style-name="P312">Descripció</text:p>
          </table:table-cell>
        </table:table-row>
        <table:table-row>
          <table:covered-table-cell/>
          <table:table-cell table:style-name="Taula94.B4" office:value-type="string">
            <text:p text:style-name="P330">identificador</text:p>
          </table:table-cell>
          <table:table-cell table:style-name="Taula94.C4" office:value-type="string">
            <text:p text:style-name="P202"><text:span text:style-name="T15">String</text:span> </text:p>
          </table:table-cell>
          <table:table-cell table:style-name="Taula94.D4" office:value-type="string">
            <text:p text:style-name="P231">Identificador de l’expedient</text:p>
          </table:table-cell>
        </table:table-row>
        <table:table-row>
          <table:table-cell table:style-name="Taula94.A5" office:value-type="string">
            <text:p text:style-name="P345">Excepcions</text:p>
          </table:table-cell>
          <table:table-cell table:style-name="Taula94.B5" office:value-type="string">
            <text:p text:style-name="P270"><text:span text:style-name="T29">Arxiu</text:span>Exception</text:p>
          </table:table-cell>
          <table:table-cell table:style-name="Taula94.C5" table:number-columns-spanned="2" office:value-type="string">
            <text:p text:style-name="P270">Si es produeix algun problema <text:span text:style-name="T29">al realitzar l’operació amb l’arxiu</text:span><text:change-start text:change-id="ct94004785713920"/><text:span text:style-name="T29">.</text:span><text:change-end text:change-id="ct94004785713920"/></text:p>
          </table:table-cell>
          <table:covered-table-cell/>
        </table:table-row>
        <table:table-row>
          <table:table-cell table:style-name="Taula94.A6" office:value-type="string">
            <text:p text:style-name="P343">Valor de retorn</text:p>
          </table:table-cell>
          <table:table-cell table:style-name="Taula94.B6" table:number-columns-spanned="3" office:value-type="string">
            <text:p text:style-name="P249">String</text:p>
          </table:table-cell>
          <table:covered-table-cell/>
          <table:covered-table-cell/>
        </table:table-row>
      </table:table>
      <text:p text:style-name="P88"><text:change text:change-id="ct94004785715920"/></text:p>
      <text:h text:style-name="P512" text:outline-level="2"><text:bookmark-start text:name="__RefHeading___Toc4768_112191102"/><text:span text:style-name="T65">documen</text:span><text:span text:style-name="T30">tCrear</text:span><text:bookmark-end text:name="__RefHeading___Toc4768_112191102"/><text:change text:change-id="ct94004785717168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408"><text:span text:style-name="T93"><text:s/>M </text:span><text:span text:style-name="T92"><text:s/></text:span><text:span text:style-name="T65">documen</text:span><text:span text:style-name="T30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347">Descripció</text:p>
          </table:table-cell>
          <table:table-cell table:style-name="Taula45.B2" table:number-columns-spanned="3" office:value-type="string">
            <text:p text:style-name="P92"><text:change text:change-id="ct94004785722144"/><text:change text:change-id="ct94004785721840"/><text:change text:change-id="ct94004785721536"/><text:change text:change-id="ct94004785721264"/><text:change text:change-id="ct94004785717776"/><text:change-start text:change-id="ct94004785722448"/>Crea un nou document.<text:change-end text:change-id="ct94004785722448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340">Paràmetres</text:p>
          </table:table-cell>
          <table:table-cell table:style-name="Taula45.B3" office:value-type="string">
            <text:p text:style-name="P313">Camp</text:p>
          </table:table-cell>
          <table:table-cell table:style-name="Taula45.C3" office:value-type="string">
            <text:p text:style-name="P312">Tipus</text:p>
          </table:table-cell>
          <table:table-cell table:style-name="Taula45.B3" office:value-type="string">
            <text:p text:style-name="P312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371">document</text:p>
          </table:table-cell>
          <table:table-cell table:style-name="Taula45.B4" office:value-type="string">
            <text:p text:style-name="P203"><text:span text:style-name="T32">Document</text:span> </text:p>
          </table:table-cell>
          <table:table-cell table:style-name="Taula45.D4" office:value-type="string">
            <text:p text:style-name="P93"><text:change text:change-id="ct94004785725296"/><text:change-start text:change-id="ct94004785725520"/>Informació per a la creació del document.<text:change-end text:change-id="ct94004785725520"/></text:p>
          </table:table-cell>
        </table:table-row>
        <table:table-row>
          <table:covered-table-cell/>
          <table:table-cell table:style-name="Taula45.B5" office:value-type="string">
            <text:p text:style-name="P367">identificador<text:span text:style-name="T99">Pare</text:span></text:p>
          </table:table-cell>
          <table:table-cell table:style-name="Taula45.C5" office:value-type="string">
            <text:p text:style-name="P203"><text:span text:style-name="T15">String</text:span> </text:p>
          </table:table-cell>
          <table:table-cell table:style-name="Taula45.D5" office:value-type="string">
            <text:p text:style-name="P93"><text:change text:change-id="ct94004785715280"/><text:change-start text:change-id="ct94004785716400"/>Identificador del pare (expedient o carpeta) del document.<text:change-end text:change-id="ct94004785716400"/></text:p>
          </table:table-cell>
        </table:table-row>
        <table:table-row>
          <table:table-cell table:style-name="Taula45.A6" office:value-type="string">
            <text:p text:style-name="P345">Excepcions</text:p>
          </table:table-cell>
          <table:table-cell table:style-name="Taula45.B6" office:value-type="string">
            <text:p text:style-name="P270"><text:span text:style-name="T29">Arxiu</text:span>Exception</text:p>
          </table:table-cell>
          <table:table-cell table:style-name="Taula45.C6" table:number-columns-spanned="2" office:value-type="string">
            <text:p text:style-name="P270">Si es produeix algun problema <text:span text:style-name="T29">al realitzar l’operació amb l’arxiu</text:span><text:change-start text:change-id="ct94004785727568"/><text:span text:style-name="T29">.</text:span><text:change-end text:change-id="ct94004785727568"/></text:p>
          </table:table-cell>
          <table:covered-table-cell/>
        </table:table-row>
        <table:table-row>
          <table:table-cell table:style-name="Taula45.A7" office:value-type="string">
            <text:p text:style-name="P347">Valor de retorn</text:p>
          </table:table-cell>
          <table:table-cell table:style-name="Taula45.B7" table:number-columns-spanned="3" office:value-type="string">
            <text:p text:style-name="P93"><text:change text:change-id="ct94004785727936"/><text:change-start text:change-id="ct94004785728256"/>ContingutArxiu<text:change-end text:change-id="ct94004785728256"/></text:p>
          </table:table-cell>
          <table:covered-table-cell/>
          <table:covered-table-cell/>
        </table:table-row>
      </table:table>
      <text:p text:style-name="P61"><text:change text:change-id="ct94004785733312"/><text:change text:change-id="ct94004785733088"/><text:change text:change-id="ct94004785732864"/><text:change text:change-id="ct94004785732640"/><text:change text:change-id="ct94004785732416"/><text:change text:change-id="ct94004785732192"/><text:change text:change-id="ct94004785731968"/><text:change text:change-id="ct94004785731744"/><text:change text:change-id="ct94004785731520"/><text:change text:change-id="ct94004785731296"/><text:span text:style-name="T35"/></text:p>
      <text:h text:style-name="P101" text:outline-level="2"><text:bookmark-start text:name="__RefHeading___Toc4774_112191102"/><text:change text:change-id="ct94004785733536"/><text:change-start text:change-id="ct94004785734144"/><text:span text:style-name="T129">d</text:span><text:change-end text:change-id="ct94004785734144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410"><text:span text:style-name="T93"><text:s/>M </text:span><text:span text:style-name="T92"><text:s/>docum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343">Descripció</text:p>
          </table:table-cell>
          <table:table-cell table:style-name="Taula40.B2" table:number-columns-spanned="3" office:value-type="string">
            <text:p text:style-name="P102"><text:change text:change-id="ct94004785708192"/><text:change-start text:change-id="ct94004785735632"/><text:span text:style-name="T133">Modifica un document existent</text:span><text:change-end text:change-id="ct94004785735632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341">Paràmetres</text:p>
          </table:table-cell>
          <table:table-cell table:style-name="Taula40.B3" office:value-type="string">
            <text:p text:style-name="P315">Camp</text:p>
          </table:table-cell>
          <table:table-cell table:style-name="Taula40.C3" office:value-type="string">
            <text:p text:style-name="P314">Tipus</text:p>
          </table:table-cell>
          <table:table-cell table:style-name="Taula40.B3" office:value-type="string">
            <text:p text:style-name="P314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372">document</text:p>
          </table:table-cell>
          <table:table-cell table:style-name="Taula40.B4" office:value-type="string">
            <text:p text:style-name="P227">Document</text:p>
          </table:table-cell>
          <table:table-cell table:style-name="Taula40.D4" office:value-type="string">
            <text:p text:style-name="P93"><text:change text:change-id="ct94004784042064"/><text:change-start text:change-id="ct94004785733760"/>Informació per a la modificació del document.<text:change-end text:change-id="ct94004785733760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376"><text:change-start text:change-id="ct94004785736624"/>marcarDefinitiu<text:change-end text:change-id="ct94004785736624"/></text:p>
          </table:table-cell>
          <table:table-cell table:style-name="Taula40.B4" office:value-type="string">
            <text:p text:style-name="P71"><text:change-start text:change-id="ct94004785737072"/>boolean<text:change-end text:change-id="ct94004785737072"/></text:p>
          </table:table-cell>
          <table:table-cell table:style-name="Taula40.D4" office:value-type="string">
            <text:p text:style-name="P71"><text:change-start text:change-id="ct94004785737552"/>Indica si el document s’ha de marcar com a definitiu durant la modificació<text:change-end text:change-id="ct94004785737552"/><text:change-start text:change-id="ct94004785737856"/>. Per a marcar un document com a definitiu aquest ha d’estar firmat.<text:change-end text:change-id="ct94004785737856"/></text:p>
          </table:table-cell>
        </table:table-row>
        <table:table-row>
          <table:table-cell table:style-name="Taula40.A6" office:value-type="string">
            <text:p text:style-name="P354">Excepcions</text:p>
          </table:table-cell>
          <table:table-cell table:style-name="Taula40.B6" office:value-type="string">
            <text:p text:style-name="P272"><text:span text:style-name="T29">Arxiu</text:span>Exception</text:p>
          </table:table-cell>
          <table:table-cell table:style-name="Taula40.C6" table:number-columns-spanned="2" office:value-type="string">
            <text:p text:style-name="P272">Si es produeix algun problema <text:span text:style-name="T29">al realitzar l’operació amb l’arxiu</text:span><text:change-start text:change-id="ct94004785740976"/><text:span text:style-name="T29">.</text:span><text:change-end text:change-id="ct94004785740976"/></text:p>
          </table:table-cell>
          <table:covered-table-cell/>
        </table:table-row>
        <table:table-row>
          <table:table-cell table:style-name="Taula40.A7" office:value-type="string">
            <text:p text:style-name="P343">Valor de retorn</text:p>
          </table:table-cell>
          <table:table-cell table:style-name="Taula40.B7" table:number-columns-spanned="3" office:value-type="string">
            <text:p text:style-name="P71"><text:change text:change-id="ct94004785739824"/><text:change-start text:change-id="ct94004785741664"/>ContingutArxiu<text:change-end text:change-id="ct94004785741664"/></text:p>
          </table:table-cell>
          <table:covered-table-cell/>
          <table:covered-table-cell/>
        </table:table-row>
      </table:table>
      <text:p text:style-name="Text_20_body"><text:change-start text:change-id="ct94004785744560"/></text:p>
      <text:h text:style-name="P513" text:outline-level="2"><text:bookmark-start text:name="__RefHeading___Toc4776_112191102"/><text:change-end text:change-id="ct94004785744560"/><text:span text:style-name="T65">document</text:span><text:span text:style-name="T37">Esborrar</text:span><text:bookmark-end text:name="__RefHeading___Toc4776_112191102"/><text:change text:change-id="ct94004785745552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405"><text:span text:style-name="T93"><text:s/>M </text:span><text:span text:style-name="T92"><text:s/>documentEsborrar</text:span></text:p>
          </table:table-cell>
          <table:covered-table-cell/>
        </table:table-row>
        <table:table-row>
          <table:table-cell table:style-name="Taula41.A2" office:value-type="string">
            <text:p text:style-name="P343">Descripció</text:p>
          </table:table-cell>
          <table:table-cell table:style-name="Taula41.B2" office:value-type="string">
            <text:p text:style-name="P92"><text:change text:change-id="ct94004785734368"/><text:change-start text:change-id="ct94004785744784"/>Esborra un document existent.<text:change-end text:change-id="ct94004785744784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341">Paràmetres</text:p>
          </table:table-cell>
          <table:table-cell table:style-name="Taula30.B1" office:value-type="string">
            <text:p text:style-name="P315">Camp</text:p>
          </table:table-cell>
          <table:table-cell table:style-name="Taula30.C1" office:value-type="string">
            <text:p text:style-name="P314">Tipus</text:p>
          </table:table-cell>
          <table:table-cell table:style-name="Taula30.B1" office:value-type="string">
            <text:p text:style-name="P314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331">identificador</text:p>
          </table:table-cell>
          <table:table-cell table:style-name="Taula30.B2" office:value-type="string">
            <text:p text:style-name="P204"><text:span text:style-name="T15">String</text:span> </text:p>
          </table:table-cell>
          <table:table-cell table:style-name="Taula30.D2" office:value-type="string">
            <text:p text:style-name="P232">Identificador de<text:span text:style-name="T33">l document</text:span><text:change-start text:change-id="ct94004785757728"/><text:span text:style-name="T33">.</text:span><text:change-end text:change-id="ct94004785757728"/></text:p>
          </table:table-cell>
        </table:table-row>
        <table:table-row>
          <table:table-cell table:style-name="Taula30.A3" office:value-type="string">
            <text:p text:style-name="P354">Excepcions</text:p>
          </table:table-cell>
          <table:table-cell table:style-name="Taula30.B3" office:value-type="string">
            <text:p text:style-name="P272"><text:span text:style-name="T29">Arxiu</text:span>Exception</text:p>
          </table:table-cell>
          <table:table-cell table:style-name="Taula30.C3" table:number-columns-spanned="2" office:value-type="string">
            <text:p text:style-name="P272">Si es produeix algun problema <text:span text:style-name="T29">al realitzar l’operació amb l’arxiu</text:span><text:change-start text:change-id="ct94004785759296"/><text:span text:style-name="T29">.</text:span><text:change-end text:change-id="ct94004785759296"/></text:p>
          </table:table-cell>
          <table:covered-table-cell/>
        </table:table-row>
        <table:table-row>
          <table:table-cell table:style-name="Taula30.A4" office:value-type="string">
            <text:p text:style-name="P343">Valor de retorn</text:p>
          </table:table-cell>
          <table:table-cell table:style-name="Taula30.B4" table:number-columns-spanned="3" office:value-type="string">
            <text:p text:style-name="P237">(sense valor de retorn)</text:p>
          </table:table-cell>
          <table:covered-table-cell/>
          <table:covered-table-cell/>
        </table:table-row>
      </table:table>
      <text:p text:style-name="P434"/>
      <text:h text:style-name="P514" text:outline-level="2"><text:bookmark-start text:name="__RefHeading___Toc4778_112191102"/><text:soft-page-break/><text:span text:style-name="T66">document</text:span><text:span text:style-name="T20">Detalls</text:span><text:bookmark-end text:name="__RefHeading___Toc4778_112191102"/><text:change text:change-id="ct94004785762720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411"><text:span text:style-name="T93"><text:s/>M </text:span><text:span text:style-name="T92"><text:s/>docum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349">Descripció</text:p>
          </table:table-cell>
          <table:table-cell table:style-name="Taula25.B2" table:number-columns-spanned="3" office:value-type="string">
            <text:p text:style-name="P92"><text:change text:change-id="ct94004785763136"/><text:change-start text:change-id="ct94004785761568"/>Retorna la informació detallada d'un document.<text:change-end text:change-id="ct94004785761568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341">Paràmetres</text:p>
          </table:table-cell>
          <table:table-cell table:style-name="Taula25.B3" office:value-type="string">
            <text:p text:style-name="P315">Camp</text:p>
          </table:table-cell>
          <table:table-cell table:style-name="Taula25.C3" office:value-type="string">
            <text:p text:style-name="P314">Tipus</text:p>
          </table:table-cell>
          <table:table-cell table:style-name="Taula25.B3" office:value-type="string">
            <text:p text:style-name="P314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332">identificador</text:p>
          </table:table-cell>
          <table:table-cell table:style-name="Taula25.B4" office:value-type="string">
            <text:p text:style-name="P205"><text:span text:style-name="T15">String</text:span> </text:p>
          </table:table-cell>
          <table:table-cell table:style-name="Taula25.D4" office:value-type="string">
            <text:p text:style-name="P232">Identificador de<text:span text:style-name="T33">l document</text:span><text:change-start text:change-id="ct94004785769744"/><text:span text:style-name="T33">.</text:span><text:change-end text:change-id="ct94004785769744"/></text:p>
          </table:table-cell>
        </table:table-row>
        <table:table-row>
          <table:covered-table-cell/>
          <table:table-cell table:style-name="Taula25.B5" office:value-type="string">
            <text:p text:style-name="P332">versio</text:p>
          </table:table-cell>
          <table:table-cell table:style-name="Taula25.C5" office:value-type="string">
            <text:p text:style-name="P205"><text:span text:style-name="T15">String</text:span> </text:p>
          </table:table-cell>
          <table:table-cell table:style-name="Taula25.D5" office:value-type="string">
            <text:p text:style-name="P104"><text:change text:change-id="ct94004785770336"/><text:change-start text:change-id="ct94004785770880"/>Versió de l'expedient (opcional). Si te el valor null es consulta la darrera versió disponible.<text:change-end text:change-id="ct94004785770880"/></text:p>
          </table:table-cell>
        </table:table-row>
        <table:table-row>
          <table:covered-table-cell/>
          <table:table-cell table:style-name="Taula25.B6" office:value-type="string">
            <text:p text:style-name="P325">ambContingut</text:p>
          </table:table-cell>
          <table:table-cell table:style-name="Taula25.C6" office:value-type="string">
            <text:p text:style-name="P226">boolean</text:p>
          </table:table-cell>
          <table:table-cell table:style-name="Taula25.D6" office:value-type="string">
            <text:p text:style-name="P93"><text:change text:change-id="ct94004785761824"/><text:change-start text:change-id="ct94004785771440"/>Indica si s'ha de retornar també el contingut del document.<text:change-end text:change-id="ct94004785771440"/></text:p>
          </table:table-cell>
        </table:table-row>
        <table:table-row>
          <table:table-cell table:style-name="Taula25.A7" office:value-type="string">
            <text:p text:style-name="P354">Excepcions</text:p>
          </table:table-cell>
          <table:table-cell table:style-name="Taula25.B7" office:value-type="string">
            <text:p text:style-name="P272"><text:span text:style-name="T29">Arxiu</text:span>Exception</text:p>
          </table:table-cell>
          <table:table-cell table:style-name="Taula25.C7" table:number-columns-spanned="2" office:value-type="string">
            <text:p text:style-name="P272">Si es produeix algun problema <text:span text:style-name="T29">al realitzar l’operació amb l’arxiu</text:span><text:change-start text:change-id="ct94004785773536"/><text:span text:style-name="T29">.</text:span><text:change-end text:change-id="ct94004785773536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349">Valor de retorn</text:p>
          </table:table-cell>
          <table:table-cell table:style-name="Taula31.B1" office:value-type="string">
            <text:p text:style-name="P278">Document</text:p>
          </table:table-cell>
        </table:table-row>
      </table:table>
      <text:p text:style-name="P438"/>
      <text:h text:style-name="P515" text:outline-level="2"><text:bookmark-start text:name="__RefHeading___Toc4780_112191102"/><text:span text:style-name="T67">document</text:span><text:span text:style-name="T20">Consulta</text:span><text:bookmark-end text:name="__RefHeading___Toc4780_112191102"/><text:change text:change-id="ct94004785779536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411"><text:span text:style-name="T93"><text:s/>M </text:span><text:span text:style-name="T92"><text:s/>documentConsulta</text:span>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349">Descripció</text:p>
          </table:table-cell>
          <table:table-cell table:style-name="Taula57.B2" table:number-columns-spanned="3" office:value-type="string">
            <text:p text:style-name="P106"><text:change text:change-id="ct94004785780144"/><text:change-start text:change-id="ct94004785780640"/>Realitza una consulta de documents.<text:change-end text:change-id="ct94004785780640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341">Paràmetres</text:p>
          </table:table-cell>
          <table:table-cell table:style-name="Taula57.B3" office:value-type="string">
            <text:p text:style-name="P315">Camp</text:p>
          </table:table-cell>
          <table:table-cell table:style-name="Taula57.C3" office:value-type="string">
            <text:p text:style-name="P314">Tipus</text:p>
          </table:table-cell>
          <table:table-cell table:style-name="Taula57.B3" office:value-type="string">
            <text:p text:style-name="P314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366">filtres</text:p>
          </table:table-cell>
          <table:table-cell table:style-name="Taula57.B4" office:value-type="string">
            <text:p text:style-name="P268">List&lt;ConsultaFiltre&gt;</text:p>
          </table:table-cell>
          <table:table-cell table:style-name="Taula57.D4" office:value-type="string">
            <text:p text:style-name="P229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363"><text:span text:style-name="T22">p</text:span>agin<text:span text:style-name="T22">a</text:span></text:p>
          </table:table-cell>
          <table:table-cell table:style-name="Taula57.C5" office:value-type="string">
            <text:p text:style-name="P78"><text:span text:style-name="T1">int</text:span> </text:p>
          </table:table-cell>
          <table:table-cell table:style-name="Taula57.D5" office:value-type="string">
            <text:p text:style-name="P234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369">itemsPerPagina</text:p>
          </table:table-cell>
          <table:table-cell table:style-name="Taula57.C6" office:value-type="string">
            <text:p text:style-name="P174">int</text:p>
          </table:table-cell>
          <table:table-cell table:style-name="Taula57.D6" office:value-type="string">
            <text:p text:style-name="P234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354">Excepcions</text:p>
          </table:table-cell>
          <table:table-cell table:style-name="Taula57.B7" office:value-type="string">
            <text:p text:style-name="P272"><text:span text:style-name="T29">Arxiu</text:span>Exception</text:p>
          </table:table-cell>
          <table:table-cell table:style-name="Taula57.C7" table:number-columns-spanned="2" office:value-type="string">
            <text:p text:style-name="P272">Si es produeix algun problema <text:span text:style-name="T29">al realitzar l’operació amb l’arxiu</text:span><text:change-start text:change-id="ct94004785783360"/><text:span text:style-name="T29">.</text:span><text:change-end text:change-id="ct94004785783360"/></text:p>
          </table:table-cell>
          <table:covered-table-cell/>
        </table:table-row>
        <table:table-row>
          <table:table-cell table:style-name="Taula57.A8" office:value-type="string">
            <text:p text:style-name="P349">Valor de retorn</text:p>
          </table:table-cell>
          <table:table-cell table:style-name="Taula57.B8" table:number-columns-spanned="3" office:value-type="string">
            <text:p text:style-name="P276">ConsultaResultat</text:p>
          </table:table-cell>
          <table:covered-table-cell/>
          <table:covered-table-cell/>
        </table:table-row>
      </table:table>
      <text:p text:style-name="P107"><text:change text:change-id="ct94004785789392"/><text:change text:change-id="ct94004785789168"/><text:change-start text:change-id="ct94004785789872"/></text:p>
      <text:h text:style-name="P108" text:outline-level="2"><text:bookmark-start text:name="__RefHeading___Toc7464_3993651760"/><text:change-end text:change-id="ct94004785789872"/><text:change text:change-id="ct94004785790096"/><text:change-start text:change-id="ct94004785791088"/><text:span text:style-name="T39">document</text:span><text:span text:style-name="T69">Versions</text:span><text:bookmark-end text:name="__RefHeading___Toc7464_3993651760"/><text:change-end text:change-id="ct94004785791088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411"><text:span text:style-name="T93"><text:s/>M </text:span><text:span text:style-name="T92"><text:s/></text:span><text:span text:style-name="T39">document</text:span><text:span text:style-name="T25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349">Descripció</text:p>
          </table:table-cell>
          <table:table-cell table:style-name="Taula59.B2" table:number-columns-spanned="3" office:value-type="string">
            <text:p text:style-name="P160">Retorna les versions disponibles d’un <text:span text:style-name="T98">document</text:span>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341">Paràmetres</text:p>
          </table:table-cell>
          <table:table-cell table:style-name="Taula59.B3" office:value-type="string">
            <text:p text:style-name="P315">Camp</text:p>
          </table:table-cell>
          <table:table-cell table:style-name="Taula59.C3" office:value-type="string">
            <text:p text:style-name="P314">Tipus</text:p>
          </table:table-cell>
          <table:table-cell table:style-name="Taula59.B3" office:value-type="string">
            <text:p text:style-name="P314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333">identificador</text:p>
          </table:table-cell>
          <table:table-cell table:style-name="Taula59.B4" office:value-type="string">
            <text:p text:style-name="P206"><text:span text:style-name="T15">String</text:span> </text:p>
          </table:table-cell>
          <table:table-cell table:style-name="Taula59.D4" office:value-type="string">
            <text:p text:style-name="P232">Identificador de<text:span text:style-name="T33">l document</text:span></text:p>
          </table:table-cell>
        </table:table-row>
        <table:table-row>
          <table:table-cell table:style-name="Taula59.A5" office:value-type="string">
            <text:p text:style-name="P354">Excepcions</text:p>
          </table:table-cell>
          <table:table-cell table:style-name="Taula59.B5" office:value-type="string">
            <text:p text:style-name="P272"><text:span text:style-name="T29">Arxiu</text:span>Exception</text:p>
          </table:table-cell>
          <table:table-cell table:style-name="Taula59.C5" table:number-columns-spanned="2" office:value-type="string">
            <text:p text:style-name="P272">Si es produeix algun problema <text:span text:style-name="T29">al realitzar l’operació amb l’arxiu</text:span><text:change-start text:change-id="ct94004785791504"/><text:span text:style-name="T29">.</text:span><text:change-end text:change-id="ct94004785791504"/></text:p>
          </table:table-cell>
          <table:covered-table-cell/>
        </table:table-row>
        <table:table-row>
          <table:table-cell table:style-name="Taula59.A6" office:value-type="string">
            <text:p text:style-name="P349">Valor de retorn</text:p>
          </table:table-cell>
          <table:table-cell table:style-name="Taula59.B6" table:number-columns-spanned="3" office:value-type="string">
            <text:p text:style-name="P82">List&lt;<text:change text:change-id="ct94004785798416"/><text:change-start text:change-id="ct94004785799104"/><text:span text:style-name="T19">ContingutArxiu</text:span><text:change-end text:change-id="ct94004785799104"/>&gt;</text:p>
          </table:table-cell>
          <table:covered-table-cell/>
          <table:covered-table-cell/>
        </table:table-row>
      </table:table>
      <text:h text:style-name="P515" text:outline-level="2"><text:change text:change-id="ct94004785802480"/><text:change text:change-id="ct94004785802256"/><text:change text:change-id="ct94004785802032"/><text:change text:change-id="ct94004785801808"/><text:change text:change-id="ct94004785801584"/><text:span text:style-name="T39"/></text:h>
      <text:h text:style-name="P517" text:outline-level="2"><text:bookmark-start text:name="__RefHeading___Toc4786_112191102"/><text:span text:style-name="T39">document</text:span><text:span text:style-name="T40">Copiar</text:span><text:bookmark-end text:name="__RefHeading___Toc4786_112191102"/><text:change text:change-id="ct94004785803600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409"><text:span text:style-name="T93"><text:s/>M </text:span><text:span text:style-name="T92"><text:s/></text:span><text:span text:style-name="T39">document</text:span><text:span text:style-name="T40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348">Descripció</text:p>
          </table:table-cell>
          <table:table-cell table:style-name="Taula61.B2" table:number-columns-spanned="3" office:value-type="string">
            <text:p text:style-name="P112"><text:change text:change-id="ct94004785805056"/><text:change-start text:change-id="ct94004785048720"/><text:span text:style-name="T134">Copia un document a una altra carpeta o expedient</text:span><text:change-end text:change-id="ct94004785048720"/>.</text:p>
          </table:table-cell>
          <table:covered-table-cell/>
          <table:covered-table-cell/>
        </table:table-row>
        <text:soft-page-break/>
        <table:table-row table:style-name="Taula61.3">
          <table:table-cell table:style-name="Taula61.A3" table:number-rows-spanned="3" office:value-type="string">
            <text:p text:style-name="P341">Paràmetres</text:p>
          </table:table-cell>
          <table:table-cell table:style-name="Taula61.B3" office:value-type="string">
            <text:p text:style-name="P315">Camp</text:p>
          </table:table-cell>
          <table:table-cell table:style-name="Taula61.C3" office:value-type="string">
            <text:p text:style-name="P314">Tipus</text:p>
          </table:table-cell>
          <table:table-cell table:style-name="Taula61.B3" office:value-type="string">
            <text:p text:style-name="P314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368">identificador</text:p>
          </table:table-cell>
          <table:table-cell table:style-name="Taula61.B4" office:value-type="string">
            <text:p text:style-name="P124"><text:span text:style-name="T15">String</text:span> </text:p>
          </table:table-cell>
          <table:table-cell table:style-name="Taula61.D4" office:value-type="string">
            <text:p text:style-name="P232">Identificador de<text:span text:style-name="T33">l document</text:span><text:change-start text:change-id="ct94004785808608"/><text:span text:style-name="T33"> que es vol copiar.</text:span><text:change-end text:change-id="ct94004785808608"/></text:p>
          </table:table-cell>
        </table:table-row>
        <table:table-row>
          <table:covered-table-cell/>
          <table:table-cell table:style-name="Taula61.B5" office:value-type="string">
            <text:p text:style-name="P368">identificadorDesti</text:p>
          </table:table-cell>
          <table:table-cell table:style-name="Taula61.C5" office:value-type="string">
            <text:p text:style-name="P124"><text:span text:style-name="T15">String</text:span> </text:p>
          </table:table-cell>
          <table:table-cell table:style-name="Taula61.D5" office:value-type="string">
            <text:p text:style-name="P113"><text:change text:change-id="ct94004785809200"/><text:change-start text:change-id="ct94004785809424"/>Identificador de la carpeta o expedient destí.<text:change-end text:change-id="ct94004785809424"/></text:p>
          </table:table-cell>
        </table:table-row>
        <table:table-row>
          <table:table-cell table:style-name="Taula61.A6" office:value-type="string">
            <text:p text:style-name="P354">Excepcions</text:p>
          </table:table-cell>
          <table:table-cell table:style-name="Taula61.B6" office:value-type="string">
            <text:p text:style-name="P272"><text:span text:style-name="T29">Arxiu</text:span>Exception</text:p>
          </table:table-cell>
          <table:table-cell table:style-name="Taula61.C6" table:number-columns-spanned="2" office:value-type="string">
            <text:p text:style-name="P272">Si es produeix algun problema <text:span text:style-name="T29">al realitzar l’operació amb l’arxiu</text:span><text:change-start text:change-id="ct94004785808080"/><text:span text:style-name="T29">.</text:span><text:change-end text:change-id="ct94004785808080"/></text:p>
          </table:table-cell>
          <table:covered-table-cell/>
        </table:table-row>
        <table:table-row>
          <table:table-cell table:style-name="Taula61.A7" office:value-type="string">
            <text:p text:style-name="P114"><text:change-start text:change-id="ct94004785810896"/>Valor de retorn<text:change-end text:change-id="ct94004785810896"/><text:change text:change-id="ct94004785811200"/></text:p>
          </table:table-cell>
          <table:table-cell table:style-name="Taula61.B7" table:number-columns-spanned="3" office:value-type="string">
            <text:p text:style-name="P71"><text:change-start text:change-id="ct94004785811632"/>ContingutArxiu<text:change-end text:change-id="ct94004785811632"/><text:change text:change-id="ct94004785812240"/><text:change text:change-id="ct94004785811936"/></text:p>
          </table:table-cell>
          <table:covered-table-cell/>
          <table:covered-table-cell/>
        </table:table-row>
      </table:table>
      <text:p text:style-name="P433"><text:change-start text:change-id="ct94004785815648"/></text:p>
      <text:h text:style-name="P115" text:outline-level="2"><text:bookmark-start text:name="__RefHeading___Toc4786_1121911021"/><text:change-end text:change-id="ct94004785815648"/><text:change text:change-id="ct94004785815872"/><text:change-start text:change-id="ct94004785816864"/><text:span text:style-name="T39">document</text:span><text:span text:style-name="T41">Moure</text:span><text:bookmark-end text:name="__RefHeading___Toc4786_1121911021"/><text:change-end text:change-id="ct94004785816864"/><text:change text:change-id="ct94004785817312"/><text:change text:change-id="ct94004785817088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409"><text:span text:style-name="T93"><text:s/>M </text:span><text:span text:style-name="T92"><text:s/></text:span><text:span text:style-name="T39">document</text:span><text:span text:style-name="T40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348">Descripció</text:p>
          </table:table-cell>
          <table:table-cell table:style-name="Taula62.B2" table:number-columns-spanned="3" office:value-type="string">
            <text:p text:style-name="P112"><text:change text:change-id="ct94004785817536"/><text:change-start text:change-id="ct94004785820512"/><text:span text:style-name="T134">Mou un document a una altra carpeta o expedient</text:span><text:change-end text:change-id="ct94004785820512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341">Paràmetres</text:p>
          </table:table-cell>
          <table:table-cell table:style-name="Taula62.B3" office:value-type="string">
            <text:p text:style-name="P315">Camp</text:p>
          </table:table-cell>
          <table:table-cell table:style-name="Taula62.C3" office:value-type="string">
            <text:p text:style-name="P314">Tipus</text:p>
          </table:table-cell>
          <table:table-cell table:style-name="Taula62.B3" office:value-type="string">
            <text:p text:style-name="P314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368">identificador</text:p>
          </table:table-cell>
          <table:table-cell table:style-name="Taula62.B4" office:value-type="string">
            <text:p text:style-name="P124"><text:span text:style-name="T15">String</text:span> </text:p>
          </table:table-cell>
          <table:table-cell table:style-name="Taula62.D4" office:value-type="string">
            <text:p text:style-name="P228">Identificador de<text:span text:style-name="T33">l document</text:span><text:change-start text:change-id="ct94004785817760"/><text:span text:style-name="T33"> que es vol moure.</text:span><text:change-end text:change-id="ct94004785817760"/></text:p>
          </table:table-cell>
        </table:table-row>
        <table:table-row>
          <table:covered-table-cell/>
          <table:table-cell table:style-name="Taula62.B5" office:value-type="string">
            <text:p text:style-name="P368">identificadorDesti</text:p>
          </table:table-cell>
          <table:table-cell table:style-name="Taula62.C5" office:value-type="string">
            <text:p text:style-name="P124"><text:span text:style-name="T15">String</text:span> </text:p>
          </table:table-cell>
          <table:table-cell table:style-name="Taula62.D5" office:value-type="string">
            <text:p text:style-name="P113"><text:change text:change-id="ct94004785822640"/><text:change-start text:change-id="ct94004785822864"/>Identificador de la carpeta o expedient destí.<text:change-end text:change-id="ct94004785822864"/></text:p>
          </table:table-cell>
        </table:table-row>
        <table:table-row>
          <table:table-cell table:style-name="Taula62.A6" office:value-type="string">
            <text:p text:style-name="P354">Excepcions</text:p>
          </table:table-cell>
          <table:table-cell table:style-name="Taula62.B6" office:value-type="string">
            <text:p text:style-name="P272"><text:span text:style-name="T29">Arxiu</text:span>Exception</text:p>
          </table:table-cell>
          <table:table-cell table:style-name="Taula62.C6" table:number-columns-spanned="2" office:value-type="string">
            <text:p text:style-name="P272">Si es produeix algun problema <text:span text:style-name="T29">al realitzar l’operació amb l’arxiu</text:span><text:change-start text:change-id="ct94004785824896"/><text:span text:style-name="T29">.</text:span><text:change-end text:change-id="ct94004785824896"/></text:p>
          </table:table-cell>
          <table:covered-table-cell/>
        </table:table-row>
        <table:table-row>
          <table:table-cell table:style-name="Taula62.A7" office:value-type="string">
            <text:p text:style-name="P348">Valor de retorn</text:p>
          </table:table-cell>
          <table:table-cell table:style-name="Taula62.B7" table:number-columns-spanned="3" office:value-type="string">
            <text:p text:style-name="P238">(sense valor de retorn)</text:p>
          </table:table-cell>
          <table:covered-table-cell/>
          <table:covered-table-cell/>
        </table:table-row>
      </table:table>
      <text:p text:style-name="P117"><text:change text:change-id="ct94004785826320"/></text:p>
      <text:h text:style-name="P519" text:outline-level="2"><text:bookmark-start text:name="__RefHeading___Toc4790_112191102"/><text:span text:style-name="T39">document</text:span><text:span text:style-name="T28">Exporta</text:span><text:span text:style-name="T39">r</text:span><text:span text:style-name="T28">Eni</text:span><text:bookmark-end text:name="__RefHeading___Toc4790_112191102"/><text:change text:change-id="ct94004785828592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412"><text:span text:style-name="T93"><text:s/>M </text:span><text:span text:style-name="T92"><text:s/>docum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350">Descripció</text:p>
          </table:table-cell>
          <table:table-cell table:style-name="Taula63.B2" table:number-columns-spanned="3" office:value-type="string">
            <text:p text:style-name="P119"><text:change text:change-id="ct94004785829168"/><text:change-start text:change-id="ct94004785829392"/><text:span text:style-name="T135">Exporta el document en format ENI</text:span><text:change-end text:change-id="ct94004785829392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341">Paràmetres</text:p>
          </table:table-cell>
          <table:table-cell table:style-name="Taula63.B3" office:value-type="string">
            <text:p text:style-name="P315">Camp</text:p>
          </table:table-cell>
          <table:table-cell table:style-name="Taula63.C3" office:value-type="string">
            <text:p text:style-name="P314">Tipus</text:p>
          </table:table-cell>
          <table:table-cell table:style-name="Taula63.B3" office:value-type="string">
            <text:p text:style-name="P314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334">identificador</text:p>
          </table:table-cell>
          <table:table-cell table:style-name="Taula63.B4" office:value-type="string">
            <text:p text:style-name="P124"><text:span text:style-name="T15">String</text:span> </text:p>
          </table:table-cell>
          <table:table-cell table:style-name="Taula63.D4" office:value-type="string">
            <text:p text:style-name="P232">Identificador de<text:span text:style-name="T33">l document</text:span></text:p>
          </table:table-cell>
        </table:table-row>
        <table:table-row>
          <table:table-cell table:style-name="Taula63.A5" office:value-type="string">
            <text:p text:style-name="P354">Excepcions</text:p>
          </table:table-cell>
          <table:table-cell table:style-name="Taula63.B5" office:value-type="string">
            <text:p text:style-name="P272"><text:span text:style-name="T29">Arxiu</text:span>Exception</text:p>
          </table:table-cell>
          <table:table-cell table:style-name="Taula63.C5" table:number-columns-spanned="2" office:value-type="string">
            <text:p text:style-name="P272">Si es produeix algun problema <text:span text:style-name="T29">al realitzar l’operació amb l’arxiu</text:span><text:change-start text:change-id="ct94004785833600"/><text:span text:style-name="T29">.</text:span><text:change-end text:change-id="ct94004785833600"/></text:p>
          </table:table-cell>
          <table:covered-table-cell/>
        </table:table-row>
        <table:table-row>
          <table:table-cell table:style-name="Taula63.A6" office:value-type="string">
            <text:p text:style-name="P350">Valor de retorn</text:p>
          </table:table-cell>
          <table:table-cell table:style-name="Taula63.B6" table:number-columns-spanned="3" office:value-type="string">
            <text:p text:style-name="P250">String</text:p>
          </table:table-cell>
          <table:covered-table-cell/>
          <table:covered-table-cell/>
        </table:table-row>
      </table:table>
      <text:p text:style-name="P437"><text:change-start text:change-id="ct94004785837728"/></text:p>
      <text:h text:style-name="P520" text:outline-level="2"><text:bookmark-start text:name="__RefHeading___Toc4790_1121911021"/><text:span text:style-name="T39">document</text:span><text:span text:style-name="T68">Imprimible</text:span><text:bookmark-end text:name="__RefHeading___Toc4790_1121911021"/><text:change-end text:change-id="ct94004785837728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416"><text:change-start text:change-id="ct94004785838336"/><text:span text:style-name="T93"><text:s/>M </text:span><text:span text:style-name="T92"><text:s/>documentImprimible</text:span><text:change-end text:change-id="ct94004785838336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355"><text:change-start text:change-id="ct94004785838752"/>Descripció<text:change-end text:change-id="ct94004785838752"/></text:p>
          </table:table-cell>
          <table:table-cell table:style-name="Taula7.B2" table:number-columns-spanned="3" office:value-type="string">
            <text:p text:style-name="P119"><text:change-start text:change-id="ct94004785840480"/><text:span text:style-name="T135">Genera la versió imprimible del document</text:span><text:change-end text:change-id="ct94004785840480"/><text:change-start text:change-id="ct94004785840784"/>.<text:change-end text:change-id="ct94004785840784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342"><text:change-start text:change-id="ct94004785841408"/>Paràmetres<text:change-end text:change-id="ct94004785841408"/></text:p>
          </table:table-cell>
          <table:table-cell table:style-name="Taula7.B3" office:value-type="string">
            <text:p text:style-name="P319"><text:change-start text:change-id="ct94004785841792"/>Camp<text:change-end text:change-id="ct94004785841792"/></text:p>
          </table:table-cell>
          <table:table-cell table:style-name="Taula7.C3" office:value-type="string">
            <text:p text:style-name="P318"><text:change-start text:change-id="ct94004785842224"/>Tipus<text:change-end text:change-id="ct94004785842224"/></text:p>
          </table:table-cell>
          <table:table-cell table:style-name="Taula7.B3" office:value-type="string">
            <text:p text:style-name="P318"><text:change-start text:change-id="ct94004785842752"/>Descripció<text:change-end text:change-id="ct94004785842752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335"><text:change-start text:change-id="ct94004785836448"/>identificador<text:change-end text:change-id="ct94004785836448"/></text:p>
          </table:table-cell>
          <table:table-cell table:style-name="Taula7.B4" office:value-type="string">
            <text:p text:style-name="P207"><text:change-start text:change-id="ct94004785837216"/><text:span text:style-name="T15">String</text:span> <text:change-end text:change-id="ct94004785837216"/></text:p>
          </table:table-cell>
          <table:table-cell table:style-name="Taula7.D4" office:value-type="string">
            <text:p text:style-name="P233"><text:change-start text:change-id="ct94004785843216"/>Identificador de<text:span text:style-name="T33">l document</text:span><text:change-end text:change-id="ct94004785843216"/></text:p>
          </table:table-cell>
        </table:table-row>
        <table:table-row>
          <table:table-cell table:style-name="Taula7.A5" office:value-type="string">
            <text:p text:style-name="P355"><text:change-start text:change-id="ct94004785844464"/>Excepcions<text:change-end text:change-id="ct94004785844464"/></text:p>
          </table:table-cell>
          <table:table-cell table:style-name="Taula7.B5" office:value-type="string">
            <text:p text:style-name="P273"><text:change-start text:change-id="ct94004785845408"/><text:span text:style-name="T29">Arxiu</text:span>Exception<text:change-end text:change-id="ct94004785845408"/></text:p>
          </table:table-cell>
          <table:table-cell table:style-name="Taula7.C5" table:number-columns-spanned="2" office:value-type="string">
            <text:p text:style-name="P273"><text:change-start text:change-id="ct94004785845856"/>Si es produeix algun problema <text:span text:style-name="T29">al realitzar l’operació amb l’arxiu</text:span><text:change-end text:change-id="ct94004785845856"/><text:change-start text:change-id="ct94004785846736"/><text:span text:style-name="T29">.</text:span><text:change-end text:change-id="ct94004785846736"/></text:p>
          </table:table-cell>
          <table:covered-table-cell/>
        </table:table-row>
        <table:table-row>
          <table:table-cell table:style-name="Taula7.A6" office:value-type="string">
            <text:p text:style-name="P355"><text:change-start text:change-id="ct94004785847184"/>Valor de retorn<text:change-end text:change-id="ct94004785847184"/></text:p>
          </table:table-cell>
          <table:table-cell table:style-name="Taula7.B6" table:number-columns-spanned="3" office:value-type="string">
            <text:p text:style-name="P285"><text:change-start text:change-id="ct94004785847456"/>DocumentContingut<text:change-end text:change-id="ct94004785847456"/></text:p>
          </table:table-cell>
          <table:covered-table-cell/>
          <table:covered-table-cell/>
        </table:table-row>
      </table:table>
      <text:p text:style-name="P120"><text:change text:change-id="ct94004785850032"/></text:p>
      <text:h text:style-name="P532" text:outline-level="2"><text:bookmark-start text:name="__RefHeading___Toc4792_112191102"/><text:span text:style-name="T42">carpetaCrear</text:span><text:bookmark-end text:name="__RefHeading___Toc4792_112191102"/><text:change text:change-id="ct94004785850256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413"><text:span text:style-name="T93"><text:s/>M </text:span><text:span text:style-name="T92"><text:s/>carpetaCrear</text:span>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351">Descripció</text:p>
          </table:table-cell>
          <table:table-cell table:style-name="Taula18.B2" table:number-columns-spanned="3" office:value-type="string">
            <text:p text:style-name="P122"><text:change text:change-id="ct94004755990656"/><text:change-start text:change-id="ct94004785099520"/><text:span text:style-name="T136">Crea una nova carpeta</text:span><text:change-end text:change-id="ct94004785099520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341">Paràmetres</text:p>
          </table:table-cell>
          <table:table-cell table:style-name="Taula18.B3" office:value-type="string">
            <text:p text:style-name="P315">Camp</text:p>
          </table:table-cell>
          <table:table-cell table:style-name="Taula18.C3" office:value-type="string">
            <text:p text:style-name="P314">Tipus</text:p>
          </table:table-cell>
          <table:table-cell table:style-name="Taula18.B3" office:value-type="string">
            <text:p text:style-name="P314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123"><text:change text:change-id="ct94004785850672"/><text:change-start text:change-id="ct94004785851440"/>carpeta<text:change-end text:change-id="ct94004785851440"/></text:p>
          </table:table-cell>
          <table:table-cell table:style-name="Taula18.B4" office:value-type="string">
            <text:p text:style-name="P124"><text:change text:change-id="ct94004785852896"/><text:change-start text:change-id="ct94004785853664"/><text:span text:style-name="T15">Carpeta</text:span><text:change-end text:change-id="ct94004785853664"/> </text:p>
          </table:table-cell>
          <table:table-cell table:style-name="Taula18.D4" office:value-type="string">
            <text:p text:style-name="P125"><text:change text:change-id="ct94004785853984"/><text:change-start text:change-id="ct94004785854208"/>Informació per a la creació de la carpeta.<text:change-end text:change-id="ct94004785854208"/></text:p>
          </table:table-cell>
        </table:table-row>
        <table:table-row>
          <table:covered-table-cell/>
          <table:table-cell table:style-name="Taula18.B5" office:value-type="string">
            <text:p text:style-name="P356">identificadorPare</text:p>
          </table:table-cell>
          <table:table-cell table:style-name="Taula18.C5" office:value-type="string">
            <text:p text:style-name="P124"><text:span text:style-name="T15">String</text:span> </text:p>
          </table:table-cell>
          <table:table-cell table:style-name="Taula18.D5" office:value-type="string">
            <text:p text:style-name="P232">Identificador de<text:span text:style-name="T33">l contenidor on crear la carpeta</text:span></text:p>
          </table:table-cell>
        </table:table-row>
        <table:table-row>
          <table:table-cell table:style-name="Taula18.A6" office:value-type="string">
            <text:p text:style-name="P354">Excepcions</text:p>
          </table:table-cell>
          <table:table-cell table:style-name="Taula18.B6" office:value-type="string">
            <text:p text:style-name="P272"><text:span text:style-name="T29">Arxiu</text:span>Exception</text:p>
          </table:table-cell>
          <table:table-cell table:style-name="Taula18.C6" table:number-columns-spanned="2" office:value-type="string">
            <text:p text:style-name="P272">Si es produeix algun problema <text:span text:style-name="T29">al realitzar l’operació amb l’arxiu</text:span><text:change-start text:change-id="ct94004785857712"/><text:span text:style-name="T29">.</text:span><text:change-end text:change-id="ct94004785857712"/></text:p>
          </table:table-cell>
          <table:covered-table-cell/>
        </table:table-row>
        <table:table-row>
          <table:table-cell table:style-name="Taula18.A7" office:value-type="string">
            <text:p text:style-name="P351">Valor de retorn</text:p>
          </table:table-cell>
          <table:table-cell table:style-name="Taula18.B7" table:number-columns-spanned="3" office:value-type="string">
            <text:p text:style-name="P126"><text:change text:change-id="ct94004785858208"/><text:change-start text:change-id="ct94004785858528"/>ContingutArxiu<text:change-end text:change-id="ct94004785858528"/></text:p>
          </table:table-cell>
          <table:covered-table-cell/>
          <table:covered-table-cell/>
        </table:table-row>
      </table:table>
      <text:p text:style-name="P127"><text:change text:change-id="ct94004785099232"/></text:p>
      <text:h text:style-name="P533" text:outline-level="2"><text:bookmark-start text:name="__RefHeading___Toc4794_112191102"/><text:span text:style-name="T42">carpeta</text:span><text:span text:style-name="T44">Modificar</text:span><text:bookmark-end text:name="__RefHeading___Toc4794_112191102"/><text:change text:change-id="ct94004785098416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414"><text:span text:style-name="T93"><text:s/>M </text:span><text:span text:style-name="T92"><text:s/>carpetaModificar</text:span>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352">Descripció</text:p>
          </table:table-cell>
          <table:table-cell table:style-name="Taula64.B2" table:number-columns-spanned="3" office:value-type="string">
            <text:p text:style-name="P153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341">Paràmetres</text:p>
          </table:table-cell>
          <table:table-cell table:style-name="Taula64.B3" office:value-type="string">
            <text:p text:style-name="P315">Camp</text:p>
          </table:table-cell>
          <table:table-cell table:style-name="Taula64.C3" office:value-type="string">
            <text:p text:style-name="P314">Tipus</text:p>
          </table:table-cell>
          <table:table-cell table:style-name="Taula64.B3" office:value-type="string">
            <text:p text:style-name="P314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23"><text:change-start text:change-id="ct94004785861312"/>carpeta<text:change-end text:change-id="ct94004785861312"/><text:change text:change-id="ct94004785863664"/></text:p>
          </table:table-cell>
          <table:table-cell table:style-name="Taula64.B4" office:value-type="string">
            <text:p text:style-name="P124"><text:change-start text:change-id="ct94004785865056"/><text:span text:style-name="T15">Carpeta</text:span> <text:change-end text:change-id="ct94004785865056"/><text:change text:change-id="ct94004785865360"/></text:p>
          </table:table-cell>
          <table:table-cell table:style-name="Taula64.D4" office:value-type="string">
            <text:p text:style-name="P125"><text:change-start text:change-id="ct94004785865616"/>Informació per a la creació de la carpeta.<text:change-end text:change-id="ct94004785865616"/><text:change text:change-id="ct94004785865840"/></text:p>
          </table:table-cell>
        </table:table-row>
        <table:table-row>
          <table:table-cell table:style-name="Taula64.A5" office:value-type="string">
            <text:p text:style-name="P354">Excepcions</text:p>
          </table:table-cell>
          <table:table-cell table:style-name="Taula64.B5" office:value-type="string">
            <text:p text:style-name="P272"><text:span text:style-name="T29">Arxiu</text:span>Exception</text:p>
          </table:table-cell>
          <table:table-cell table:style-name="Taula64.C5" table:number-columns-spanned="2" office:value-type="string">
            <text:p text:style-name="P272">Si es produeix algun problema <text:span text:style-name="T29">al realitzar l’operació amb l’arxiu</text:span><text:change-start text:change-id="ct94004785868592"/><text:span text:style-name="T29">.</text:span><text:change-end text:change-id="ct94004785868592"/></text:p>
          </table:table-cell>
          <table:covered-table-cell/>
        </table:table-row>
        <table:table-row>
          <table:table-cell table:style-name="Taula64.A6" office:value-type="string">
            <text:p text:style-name="P352">Valor de retorn</text:p>
          </table:table-cell>
          <table:table-cell table:style-name="Taula64.B6" table:number-columns-spanned="3" office:value-type="string">
            <text:p text:style-name="P71"><text:change text:change-id="ct94004785869088"/><text:change-start text:change-id="ct94004785869408"/>ContingutArxiu<text:change-end text:change-id="ct94004785869408"/></text:p>
          </table:table-cell>
          <table:covered-table-cell/>
          <table:covered-table-cell/>
        </table:table-row>
      </table:table>
      <text:p text:style-name="P129"><text:change text:change-id="ct94004785872192"/></text:p>
      <text:h text:style-name="P521" text:outline-level="2"><text:bookmark-start text:name="__RefHeading___Toc4796_112191102"/><text:span text:style-name="T42">carpeta</text:span><text:span text:style-name="T44">Esborrar</text:span><text:bookmark-end text:name="__RefHeading___Toc4796_112191102"/><text:change text:change-id="ct94004785873440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414"><text:span text:style-name="T93"><text:s/>M </text:span><text:span text:style-name="T92"><text:s/>carpetaEsborrar</text:span>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352">Descripció</text:p>
          </table:table-cell>
          <table:table-cell table:style-name="Taula73.B2" table:number-columns-spanned="3" office:value-type="string">
            <text:p text:style-name="P153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341">Paràmetres</text:p>
          </table:table-cell>
          <table:table-cell table:style-name="Taula73.B3" office:value-type="string">
            <text:p text:style-name="P315">Camp</text:p>
          </table:table-cell>
          <table:table-cell table:style-name="Taula73.C3" office:value-type="string">
            <text:p text:style-name="P314">Tipus</text:p>
          </table:table-cell>
          <table:table-cell table:style-name="Taula73.B3" office:value-type="string">
            <text:p text:style-name="P314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334"><text:span text:style-name="T15">i</text:span>dentificador</text:p>
          </table:table-cell>
          <table:table-cell table:style-name="Taula73.B4" office:value-type="string">
            <text:p text:style-name="P124"><text:span text:style-name="T15">String</text:span> </text:p>
          </table:table-cell>
          <table:table-cell table:style-name="Taula73.D4" office:value-type="string">
            <text:p text:style-name="P235">Identificador de la carpeta</text:p>
          </table:table-cell>
        </table:table-row>
        <table:table-row>
          <table:table-cell table:style-name="Taula73.A5" office:value-type="string">
            <text:p text:style-name="P354">Excepcions</text:p>
          </table:table-cell>
          <table:table-cell table:style-name="Taula73.B5" office:value-type="string">
            <text:p text:style-name="P272"><text:span text:style-name="T29">Arxiu</text:span>Exception</text:p>
          </table:table-cell>
          <table:table-cell table:style-name="Taula73.C5" table:number-columns-spanned="2" office:value-type="string">
            <text:p text:style-name="P272">Si es produeix algun problema <text:span text:style-name="T29">al realitzar l’operació amb l’arxiu</text:span><text:change-start text:change-id="ct94004785110800"/><text:span text:style-name="T29">.</text:span><text:change-end text:change-id="ct94004785110800"/></text:p>
          </table:table-cell>
          <table:covered-table-cell/>
        </table:table-row>
        <table:table-row>
          <table:table-cell table:style-name="Taula73.A6" office:value-type="string">
            <text:p text:style-name="P352">Valor de retorn</text:p>
          </table:table-cell>
          <table:table-cell table:style-name="Taula73.B6" table:number-columns-spanned="3" office:value-type="string">
            <text:p text:style-name="P239">(sense valor de retorn)</text:p>
          </table:table-cell>
          <table:covered-table-cell/>
          <table:covered-table-cell/>
        </table:table-row>
      </table:table>
      <text:p text:style-name="P130"><text:change text:change-id="ct94004785111072"/></text:p>
      <text:h text:style-name="P522" text:outline-level="2"><text:bookmark-start text:name="__RefHeading___Toc4798_112191102"/><text:span text:style-name="T45">carpeta</text:span><text:span text:style-name="T20">Detalls</text:span><text:bookmark-end text:name="__RefHeading___Toc4798_112191102"/><text:change text:change-id="ct94004785878800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415"><text:span text:style-name="T93"><text:s/>M </text:span><text:span text:style-name="T92"><text:s/>carpetaDetalls</text:span>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353">Descripció</text:p>
          </table:table-cell>
          <table:table-cell table:style-name="Taula66.B2" table:number-columns-spanned="3" office:value-type="string">
            <text:p text:style-name="P132"><text:change text:change-id="ct94004785879408"/><text:change-start text:change-id="ct94004785882448"/><text:span text:style-name="T137">Esborra una carpeta existent</text:span><text:change-end text:change-id="ct94004785882448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341">Paràmetres</text:p>
          </table:table-cell>
          <table:table-cell table:style-name="Taula66.B3" office:value-type="string">
            <text:p text:style-name="P315">Camp</text:p>
          </table:table-cell>
          <table:table-cell table:style-name="Taula66.C3" office:value-type="string">
            <text:p text:style-name="P314">Tipus</text:p>
          </table:table-cell>
          <table:table-cell table:style-name="Taula66.B3" office:value-type="string">
            <text:p text:style-name="P314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334"><text:span text:style-name="T15">i</text:span>dentificador</text:p>
          </table:table-cell>
          <table:table-cell table:style-name="Taula66.B4" office:value-type="string">
            <text:p text:style-name="P124"><text:span text:style-name="T15">String</text:span> </text:p>
          </table:table-cell>
          <table:table-cell table:style-name="Taula66.D4" office:value-type="string">
            <text:p text:style-name="P235">Identificador de la carpeta</text:p>
          </table:table-cell>
        </table:table-row>
        <table:table-row>
          <table:table-cell table:style-name="Taula66.A5" office:value-type="string">
            <text:p text:style-name="P354">Excepcions</text:p>
          </table:table-cell>
          <table:table-cell table:style-name="Taula66.B5" office:value-type="string">
            <text:p text:style-name="P272"><text:span text:style-name="T29">Arxiu</text:span>Exception</text:p>
          </table:table-cell>
          <table:table-cell table:style-name="Taula66.C5" table:number-columns-spanned="2" office:value-type="string">
            <text:p text:style-name="P272">Si es produeix algun problema <text:span text:style-name="T29">al realitzar l’operació amb l’arxiu</text:span><text:change-start text:change-id="ct94004785887024"/><text:span text:style-name="T29">.</text:span><text:change-end text:change-id="ct94004785887024"/></text:p>
          </table:table-cell>
          <table:covered-table-cell/>
        </table:table-row>
        <table:table-row>
          <table:table-cell table:style-name="Taula66.A6" office:value-type="string">
            <text:p text:style-name="P353">Valor de retorn</text:p>
          </table:table-cell>
          <table:table-cell table:style-name="Taula66.B6" table:number-columns-spanned="3" office:value-type="string">
            <text:p text:style-name="P277">Carpeta</text:p>
          </table:table-cell>
          <table:covered-table-cell/>
          <table:covered-table-cell/>
        </table:table-row>
      </table:table>
      <text:p text:style-name="P435"><text:change-start text:change-id="ct94004785889632"/></text:p>
      <text:h text:style-name="P133" text:outline-level="2"><text:bookmark-start text:name="__RefHeading___Toc7466_3993651760"/><text:span text:style-name="T45">carpeta</text:span><text:change-end text:change-id="ct94004785889632"/><text:change text:change-id="ct94004785890304"/><text:change text:change-id="ct94004785890080"/><text:change text:change-id="ct94004785889856"/><text:change-start text:change-id="ct94004785890784"/><text:span text:style-name="T70">Copiar</text:span><text:bookmark-end text:name="__RefHeading___Toc7466_3993651760"/><text:change-end text:change-id="ct94004785890784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414"><text:span text:style-name="T93"><text:s/>M </text:span><text:span text:style-name="T92"><text:s/></text:span><text:span text:style-name="T44">carpeta</text:span><text:span text:style-name="T40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352">Descripció</text:p>
          </table:table-cell>
          <table:table-cell table:style-name="Taula67.B2" table:number-columns-spanned="3" office:value-type="string">
            <text:p text:style-name="P136"><text:change text:change-id="ct94004785121312"/><text:change-start text:change-id="ct94004785893536"/>Copia una carpeta a una altra carpeta o expedient.<text:change-end text:change-id="ct94004785893536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341">Paràmetres</text:p>
          </table:table-cell>
          <table:table-cell table:style-name="Taula67.B3" office:value-type="string">
            <text:p text:style-name="P315">Camp</text:p>
          </table:table-cell>
          <table:table-cell table:style-name="Taula67.C3" office:value-type="string">
            <text:p text:style-name="P314">Tipus</text:p>
          </table:table-cell>
          <table:table-cell table:style-name="Taula67.B3" office:value-type="string">
            <text:p text:style-name="P314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334"><text:span text:style-name="T15">i</text:span>dentificador</text:p>
          </table:table-cell>
          <table:table-cell table:style-name="Taula67.C4" office:value-type="string">
            <text:p text:style-name="P124"><text:span text:style-name="T15">String</text:span> </text:p>
          </table:table-cell>
          <table:table-cell table:style-name="Taula67.D4" office:value-type="string">
            <text:p text:style-name="P137"><text:change text:change-id="ct94004785896288"/><text:change-start text:change-id="ct94004785896512"/>Identificador de la carpeta que es vol copiar.<text:change-end text:change-id="ct94004785896512"/></text:p>
          </table:table-cell>
        </table:table-row>
        <table:table-row>
          <table:covered-table-cell/>
          <table:table-cell table:style-name="Taula67.B5" office:value-type="string">
            <text:p text:style-name="P368">identificadorDesti</text:p>
          </table:table-cell>
          <table:table-cell table:style-name="Taula67.C5" office:value-type="string">
            <text:p text:style-name="P124"><text:span text:style-name="T15">String</text:span> </text:p>
          </table:table-cell>
          <table:table-cell table:style-name="Taula67.D5" office:value-type="string">
            <text:p text:style-name="P137"><text:change text:change-id="ct94004785879024"/><text:change-start text:change-id="ct94004785888608"/>Identificador de la carpeta o expedient destí.<text:change-end text:change-id="ct94004785888608"/></text:p>
          </table:table-cell>
        </table:table-row>
        <table:table-row>
          <table:table-cell table:style-name="Taula67.A6" office:value-type="string">
            <text:p text:style-name="P354">Excepcions</text:p>
          </table:table-cell>
          <table:table-cell table:style-name="Taula67.B6" office:value-type="string">
            <text:p text:style-name="P272"><text:span text:style-name="T29">Arxiu</text:span>Exception</text:p>
          </table:table-cell>
          <table:table-cell table:style-name="Taula67.C6" table:number-columns-spanned="2" office:value-type="string">
            <text:p text:style-name="P272">Si es produeix algun problema <text:span text:style-name="T29">al realitzar l’operació amb l’arxiu</text:span><text:change-start text:change-id="ct94004773494688"/><text:span text:style-name="T29">.</text:span><text:change-end text:change-id="ct94004773494688"/></text:p>
          </table:table-cell>
          <table:covered-table-cell/>
        </table:table-row>
        <table:table-row>
          <table:table-cell table:style-name="Taula67.A7" office:value-type="string">
            <text:p text:style-name="P352">Valor de retorn</text:p>
          </table:table-cell>
          <table:table-cell table:style-name="Taula67.B7" table:number-columns-spanned="3" office:value-type="string">
            <text:p text:style-name="P138"><text:change text:change-id="ct94004773495648"/><text:change text:change-id="ct94004773495344"/><text:change-start text:change-id="ct94004773495952"/>ContingutArxiu<text:change-end text:change-id="ct94004773495952"/></text:p>
          </table:table-cell>
          <table:covered-table-cell/>
          <table:covered-table-cell/>
        </table:table-row>
      </table:table>
      <text:p text:style-name="P436"/>
      <text:h text:style-name="P521" text:outline-level="2"><text:bookmark-start text:name="__RefHeading___Toc4910_112191102"/><text:soft-page-break/><text:span text:style-name="T44">carpetaMoure</text:span><text:bookmark-end text:name="__RefHeading___Toc4910_112191102"/><text:change text:change-id="ct94004773496832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414"><text:span text:style-name="T93"><text:s/>M </text:span><text:span text:style-name="T92"><text:s/></text:span><text:span text:style-name="T44">carpeta</text:span><text:span text:style-name="T40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352">Descripció</text:p>
          </table:table-cell>
          <table:table-cell table:style-name="Taula68.B2" table:number-columns-spanned="3" office:value-type="string">
            <text:p text:style-name="P136"><text:change text:change-id="ct94004785891520"/><text:change-start text:change-id="ct94004773501856"/>Mou una carpeta a una altra carpeta o expedient.<text:change-end text:change-id="ct94004773501856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341">Paràmetres</text:p>
          </table:table-cell>
          <table:table-cell table:style-name="Taula68.B3" office:value-type="string">
            <text:p text:style-name="P315">Camp</text:p>
          </table:table-cell>
          <table:table-cell table:style-name="Taula68.C3" office:value-type="string">
            <text:p text:style-name="P314">Tipus</text:p>
          </table:table-cell>
          <table:table-cell table:style-name="Taula68.B3" office:value-type="string">
            <text:p text:style-name="P314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334"><text:span text:style-name="T15">i</text:span>dentificador</text:p>
          </table:table-cell>
          <table:table-cell table:style-name="Taula68.B4" office:value-type="string">
            <text:p text:style-name="P124"><text:span text:style-name="T15">String</text:span> </text:p>
          </table:table-cell>
          <table:table-cell table:style-name="Taula68.D4" office:value-type="string">
            <text:p text:style-name="P137"><text:change text:change-id="ct94004785898096"/><text:change-start text:change-id="ct94004785898320"/>Identificador de la carpeta que es vol moure.<text:change-end text:change-id="ct94004785898320"/></text:p>
          </table:table-cell>
        </table:table-row>
        <table:table-row>
          <table:covered-table-cell/>
          <table:table-cell table:style-name="Taula68.B5" office:value-type="string">
            <text:p text:style-name="P368">identificadorDesti</text:p>
          </table:table-cell>
          <table:table-cell table:style-name="Taula68.C5" office:value-type="string">
            <text:p text:style-name="P124"><text:span text:style-name="T15">String</text:span> </text:p>
          </table:table-cell>
          <table:table-cell table:style-name="Taula68.D5" office:value-type="string">
            <text:p text:style-name="P137"><text:change text:change-id="ct94004773499584"/><text:change-start text:change-id="ct94004773497968"/>Identificador de la carpeta o expedient destí.<text:change-end text:change-id="ct94004773497968"/></text:p>
          </table:table-cell>
        </table:table-row>
        <table:table-row>
          <table:table-cell table:style-name="Taula68.A6" office:value-type="string">
            <text:p text:style-name="P354">Excepcions</text:p>
          </table:table-cell>
          <table:table-cell table:style-name="Taula68.B6" office:value-type="string">
            <text:p text:style-name="P272"><text:span text:style-name="T29">Arxiu</text:span>Exception</text:p>
          </table:table-cell>
          <table:table-cell table:style-name="Taula68.C6" table:number-columns-spanned="2" office:value-type="string">
            <text:p text:style-name="P272">Si es produeix algun problema <text:span text:style-name="T29">al realitzar l’operació amb l’arxiu</text:span><text:change-start text:change-id="ct94004785900864"/><text:span text:style-name="T29">.</text:span><text:change-end text:change-id="ct94004785900864"/></text:p>
          </table:table-cell>
          <table:covered-table-cell/>
        </table:table-row>
        <table:table-row>
          <table:table-cell table:style-name="Taula68.A7" office:value-type="string">
            <text:p text:style-name="P352">Valor de retorn</text:p>
          </table:table-cell>
          <table:table-cell table:style-name="Taula68.B7" table:number-columns-spanned="3" office:value-type="string">
            <text:p text:style-name="P239">(sense valor de retorn)</text:p>
          </table:table-cell>
          <table:covered-table-cell/>
          <table:covered-table-cell/>
        </table:table-row>
      </table:table>
      <text:p text:style-name="P141"><text:change text:change-id="ct940047859038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39:20.258785457</meta:creation-date>
    <dc:date>2017-11-02T15:26:01.455869267</dc:date>
    <meta:editing-duration>P5DT23H11M7S</meta:editing-duration>
    <meta:editing-cycles>238</meta:editing-cycles>
    <meta:generator>LibreOffice/5.4.1.2$Linux_X86_64 LibreOffice_project/40m0$Build-2</meta:generator>
    <meta:printed-by>sion </meta:printed-by>
    <meta:print-date>2017-07-11T16:22:34.486007980</meta:print-date>
    <meta:document-statistic meta:table-count="67" meta:image-count="0" meta:object-count="0" meta:page-count="21" meta:paragraph-count="1212" meta:word-count="2772" meta:character-count="19038" meta:non-whitespace-character-count="17358"/>
  </office:meta>
</office:document-meta>
</file>